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7.97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6.88mm"/>
    </style:style>
    <style:style style:name="co14" style:family="table-column">
      <style:table-column-properties fo:break-before="auto" style:column-width="12.8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21_ASG29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4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Version</text:p>
          </table:table-cell>
          <table:table-cell table:number-columns-repeated="2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4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table:number-columns-repeated="22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00</text:p>
          </table:table-cell>
          <table:table-cell office:value-type="float" office:value="0.06" calcext:value-type="float">
            <text:p>0.0600</text:p>
          </table:table-cell>
          <table:table-cell office:value-type="float" office:value="-11" calcext:value-type="float">
            <text:p>-11.0000</text:p>
          </table:table-cell>
          <table:table-cell office:value-type="float" office:value="12" calcext:value-type="float">
            <text:p>12.0000</text:p>
          </table:table-cell>
          <table:table-cell table:number-columns-repeated="2" office:value-type="float" office:value="2.4" calcext:value-type="float">
            <text:p>2.4000</text:p>
          </table:table-cell>
          <table:table-cell office:value-type="float" office:value="1.111" calcext:value-type="float">
            <text:p>1.111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2.03" calcext:value-type="float">
            <text:p>2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: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L/D</text:p>
          </table:table-cell>
          <table:table-cell table:number-columns-repeated="19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formula="of:=[.C23]+[.B23]^2/46" office:value-type="float" office:value="0.0470236739130435" calcext:value-type="float">
            <text:p>0.0470</text:p>
          </table:table-cell>
          <table:table-cell table:number-columns-repeated="20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0.02642" calcext:value-type="float">
            <text:p>0.0264</text:p>
          </table:table-cell>
          <table:table-cell table:number-columns-repeated="21"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.176" calcext:value-type="float">
            <text:p>0.176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0.04477" calcext:value-type="float">
            <text:p>0.0448</text:p>
          </table:table-cell>
          <table:table-cell table:number-columns-repeated="21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0.26292" calcext:value-type="float">
            <text:p>0.2629</text:p>
          </table:table-cell>
          <table:table-cell office:value-type="float" office:value="0.11393" calcext:value-type="float">
            <text:p>0.1139</text:p>
          </table:table-cell>
          <table:table-cell office:value-type="float" office:value="0.06713" calcext:value-type="float">
            <text:p>0.0671</text:p>
          </table:table-cell>
          <table:table-cell table:number-columns-repeated="21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0.34865" calcext:value-type="float">
            <text:p>0.3487</text:p>
          </table:table-cell>
          <table:table-cell office:value-type="float" office:value="0.13617" calcext:value-type="float">
            <text:p>0.1362</text:p>
          </table:table-cell>
          <table:table-cell office:value-type="float" office:value="0.08932" calcext:value-type="float">
            <text:p>0.0893</text:p>
          </table:table-cell>
          <table:table-cell table:number-columns-repeated="21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15838" calcext:value-type="float">
            <text:p>0.1584</text:p>
          </table:table-cell>
          <table:table-cell office:value-type="float" office:value="0.1082" calcext:value-type="float">
            <text:p>0.1082</text:p>
          </table:table-cell>
          <table:table-cell table:number-columns-repeated="21"/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.47949" calcext:value-type="float">
            <text:p>0.479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0.12393" calcext:value-type="float">
            <text:p>0.1239</text:p>
          </table:table-cell>
          <table:table-cell table:number-columns-repeated="21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0.52612" calcext:value-type="float">
            <text:p>0.5261</text:p>
          </table:table-cell>
          <table:table-cell office:value-type="float" office:value="0.20264" calcext:value-type="float">
            <text:p>0.2026</text:p>
          </table:table-cell>
          <table:table-cell office:value-type="float" office:value="0.13672" calcext:value-type="float">
            <text:p>0.1367</text:p>
          </table:table-cell>
          <table:table-cell table:number-columns-repeated="21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.56133" calcext:value-type="float">
            <text:p>0.5613</text:p>
          </table:table-cell>
          <table:table-cell office:value-type="float" office:value="0.22468" calcext:value-type="float">
            <text:p>0.2247</text:p>
          </table:table-cell>
          <table:table-cell office:value-type="float" office:value="0.14679" calcext:value-type="float">
            <text:p>0.1468</text:p>
          </table:table-cell>
          <table:table-cell table:number-columns-repeated="21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0.58612" calcext:value-type="float">
            <text:p>0.5861</text:p>
          </table:table-cell>
          <table:table-cell office:value-type="float" office:value="0.24666" calcext:value-type="float">
            <text:p>0.2467</text:p>
          </table:table-cell>
          <table:table-cell office:value-type="float" office:value="0.15437" calcext:value-type="float">
            <text:p>0.1544</text:p>
          </table:table-cell>
          <table:table-cell table:number-columns-repeated="21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60163" calcext:value-type="float">
            <text:p>0.6016</text:p>
          </table:table-cell>
          <table:table-cell office:value-type="float" office:value="0.26856" calcext:value-type="float">
            <text:p>0.2686</text:p>
          </table:table-cell>
          <table:table-cell office:value-type="float" office:value="0.15978" calcext:value-type="float">
            <text:p>0.1598</text:p>
          </table:table-cell>
          <table:table-cell table:number-columns-repeated="21"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0.60927" calcext:value-type="float">
            <text:p>0.6093</text:p>
          </table:table-cell>
          <table:table-cell office:value-type="float" office:value="0.29037" calcext:value-type="float">
            <text:p>0.2904</text:p>
          </table:table-cell>
          <table:table-cell office:value-type="float" office:value="0.16337" calcext:value-type="float">
            <text:p>0.1634</text:p>
          </table:table-cell>
          <table:table-cell table:number-columns-repeated="21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.61105" calcext:value-type="float">
            <text:p>0.6111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16565" calcext:value-type="float">
            <text:p>0.1657</text:p>
          </table:table-cell>
          <table:table-cell table:number-columns-repeated="21"/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33373" calcext:value-type="float">
            <text:p>0.3337</text:p>
          </table:table-cell>
          <table:table-cell office:value-type="float" office:value="0.15102" calcext:value-type="float">
            <text:p>0.1510</text:p>
          </table:table-cell>
          <table:table-cell table:number-columns-repeated="21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0.53646" calcext:value-type="float">
            <text:p>0.5365</text:p>
          </table:table-cell>
          <table:table-cell office:value-type="float" office:value="0.35526" calcext:value-type="float">
            <text:p>0.3553</text:p>
          </table:table-cell>
          <table:table-cell office:value-type="float" office:value="0.15162" calcext:value-type="float">
            <text:p>0.1516</text:p>
          </table:table-cell>
          <table:table-cell table:number-columns-repeated="21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.52571" calcext:value-type="float">
            <text:p>0.5257</text:p>
          </table:table-cell>
          <table:table-cell office:value-type="float" office:value="0.37669" calcext:value-type="float">
            <text:p>0.3767</text:p>
          </table:table-cell>
          <table:table-cell office:value-type="float" office:value="0.15132" calcext:value-type="float">
            <text:p>0.1513</text:p>
          </table:table-cell>
          <table:table-cell table:number-columns-repeated="21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0.51067" calcext:value-type="float">
            <text:p>0.5107</text:p>
          </table:table-cell>
          <table:table-cell office:value-type="float" office:value="0.39799" calcext:value-type="float">
            <text:p>0.3980</text:p>
          </table:table-cell>
          <table:table-cell office:value-type="float" office:value="0.15015" calcext:value-type="float">
            <text:p>0.1502</text:p>
          </table:table-cell>
          <table:table-cell table:number-columns-repeated="21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0.49134" calcext:value-type="float">
            <text:p>0.4913</text:p>
          </table:table-cell>
          <table:table-cell office:value-type="float" office:value="0.41918" calcext:value-type="float">
            <text:p>0.4192</text:p>
          </table:table-cell>
          <table:table-cell office:value-type="float" office:value="0.14811" calcext:value-type="float">
            <text:p>0.1481</text:p>
          </table:table-cell>
          <table:table-cell table:number-columns-repeated="21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0.46771" calcext:value-type="float">
            <text:p>0.4677</text:p>
          </table:table-cell>
          <table:table-cell office:value-type="float" office:value="0.44024" calcext:value-type="float">
            <text:p>0.4402</text:p>
          </table:table-cell>
          <table:table-cell office:value-type="float" office:value="0.14521" calcext:value-type="float">
            <text:p>0.1452</text:p>
          </table:table-cell>
          <table:table-cell table:number-columns-repeated="21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0.43978" calcext:value-type="float">
            <text:p>0.4398</text:p>
          </table:table-cell>
          <table:table-cell office:value-type="float" office:value="0.46117" calcext:value-type="float">
            <text:p>0.4612</text:p>
          </table:table-cell>
          <table:table-cell office:value-type="float" office:value="0.14149" calcext:value-type="float">
            <text:p>0.1415</text:p>
          </table:table-cell>
          <table:table-cell table:number-columns-repeated="21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40755" calcext:value-type="float">
            <text:p>0.407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0.13695" calcext:value-type="float">
            <text:p>0.1370</text:p>
          </table:table-cell>
          <table:table-cell table:number-columns-repeated="21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0.45542" calcext:value-type="float">
            <text:p>0.4554</text:p>
          </table:table-cell>
          <table:table-cell office:value-type="float" office:value="0.50259" calcext:value-type="float">
            <text:p>0.5026</text:p>
          </table:table-cell>
          <table:table-cell office:value-type="float" office:value="0.15132" calcext:value-type="float">
            <text:p>0.1513</text:p>
          </table:table-cell>
          <table:table-cell table:number-columns-repeated="21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50311" calcext:value-type="float">
            <text:p>0.5031</text:p>
          </table:table-cell>
          <table:table-cell office:value-type="float" office:value="0.52307" calcext:value-type="float">
            <text:p>0.5231</text:p>
          </table:table-cell>
          <table:table-cell office:value-type="float" office:value="0.16561" calcext:value-type="float">
            <text:p>0.1656</text:p>
          </table:table-cell>
          <table:table-cell table:number-columns-repeated="21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0.55042" calcext:value-type="float">
            <text:p>0.550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17975" calcext:value-type="float">
            <text:p>0.1798</text:p>
          </table:table-cell>
          <table:table-cell table:number-columns-repeated="21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0.59716" calcext:value-type="float">
            <text:p>0.5972</text:p>
          </table:table-cell>
          <table:table-cell office:value-type="float" office:value="0.56356" calcext:value-type="float">
            <text:p>0.5636</text:p>
          </table:table-cell>
          <table:table-cell office:value-type="float" office:value="0.19369" calcext:value-type="float">
            <text:p>0.1937</text:p>
          </table:table-cell>
          <table:table-cell table:number-columns-repeated="21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64316" calcext:value-type="float">
            <text:p>0.6432</text:p>
          </table:table-cell>
          <table:table-cell office:value-type="float" office:value="0.58355" calcext:value-type="float">
            <text:p>0.5836</text:p>
          </table:table-cell>
          <table:table-cell office:value-type="float" office:value="0.20738" calcext:value-type="float">
            <text:p>0.2074</text:p>
          </table:table-cell>
          <table:table-cell table:number-columns-repeated="21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0.68823" calcext:value-type="float">
            <text:p>0.6882</text:p>
          </table:table-cell>
          <table:table-cell office:value-type="float" office:value="0.60336" calcext:value-type="float">
            <text:p>0.6034</text:p>
          </table:table-cell>
          <table:table-cell office:value-type="float" office:value="0.22077" calcext:value-type="float">
            <text:p>0.2208</text:p>
          </table:table-cell>
          <table:table-cell table:number-columns-repeated="21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0.73219" calcext:value-type="float">
            <text:p>0.7322</text:p>
          </table:table-cell>
          <table:table-cell office:value-type="float" office:value="0.62298" calcext:value-type="float">
            <text:p>0.6230</text:p>
          </table:table-cell>
          <table:table-cell office:value-type="float" office:value="0.2338" calcext:value-type="float">
            <text:p>0.2338</text:p>
          </table:table-cell>
          <table:table-cell table:number-columns-repeated="21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.77486" calcext:value-type="float">
            <text:p>0.7749</text:p>
          </table:table-cell>
          <table:table-cell office:value-type="float" office:value="0.64242" calcext:value-type="float">
            <text:p>0.6424</text:p>
          </table:table-cell>
          <table:table-cell office:value-type="float" office:value="0.24644" calcext:value-type="float">
            <text:p>0.2464</text:p>
          </table:table-cell>
          <table:table-cell table:number-columns-repeated="21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0.81609" calcext:value-type="float">
            <text:p>0.8161</text:p>
          </table:table-cell>
          <table:table-cell office:value-type="float" office:value="0.66166" calcext:value-type="float">
            <text:p>0.6617</text:p>
          </table:table-cell>
          <table:table-cell office:value-type="float" office:value="0.25864" calcext:value-type="float">
            <text:p>0.2586</text:p>
          </table:table-cell>
          <table:table-cell table:number-columns-repeated="21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85571" calcext:value-type="float">
            <text:p>0.8557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27035" calcext:value-type="float">
            <text:p>0.2704</text:p>
          </table:table-cell>
          <table:table-cell table:number-columns-repeated="21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0.89355" calcext:value-type="float">
            <text:p>0.893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0.28155" calcext:value-type="float">
            <text:p>0.2816</text:p>
          </table:table-cell>
          <table:table-cell table:number-columns-repeated="21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0.92948" calcext:value-type="float">
            <text:p>0.9295</text:p>
          </table:table-cell>
          <table:table-cell office:value-type="float" office:value="0.71815" calcext:value-type="float">
            <text:p>0.7182</text:p>
          </table:table-cell>
          <table:table-cell office:value-type="float" office:value="0.2922" calcext:value-type="float">
            <text:p>0.2922</text:p>
          </table:table-cell>
          <table:table-cell table:number-columns-repeated="21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0.96335" calcext:value-type="float">
            <text:p>0.9634</text:p>
          </table:table-cell>
          <table:table-cell office:value-type="float" office:value="0.73656" calcext:value-type="float">
            <text:p>0.7366</text:p>
          </table:table-cell>
          <table:table-cell office:value-type="float" office:value="0.30227" calcext:value-type="float">
            <text:p>0.3023</text:p>
          </table:table-cell>
          <table:table-cell table:number-columns-repeated="21"/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0.99503" calcext:value-type="float">
            <text:p>0.9950</text:p>
          </table:table-cell>
          <table:table-cell office:value-type="float" office:value="0.75473" calcext:value-type="float">
            <text:p>0.7547</text:p>
          </table:table-cell>
          <table:table-cell office:value-type="float" office:value="0.31174" calcext:value-type="float">
            <text:p>0.3117</text:p>
          </table:table-cell>
          <table:table-cell table:number-columns-repeated="21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1.02438" calcext:value-type="float">
            <text:p>1.0244</text:p>
          </table:table-cell>
          <table:table-cell office:value-type="float" office:value="0.77268" calcext:value-type="float">
            <text:p>0.7727</text:p>
          </table:table-cell>
          <table:table-cell office:value-type="float" office:value="0.32058" calcext:value-type="float">
            <text:p>0.3206</text:p>
          </table:table-cell>
          <table:table-cell table:number-columns-repeated="21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.05131" calcext:value-type="float">
            <text:p>1.0513</text:p>
          </table:table-cell>
          <table:table-cell office:value-type="float" office:value="0.79039" calcext:value-type="float">
            <text:p>0.7904</text:p>
          </table:table-cell>
          <table:table-cell office:value-type="float" office:value="0.32878" calcext:value-type="float">
            <text:p>0.3288</text:p>
          </table:table-cell>
          <table:table-cell table:number-columns-repeated="21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1.07569" calcext:value-type="float">
            <text:p>1.0757</text:p>
          </table:table-cell>
          <table:table-cell office:value-type="float" office:value="0.80786" calcext:value-type="float">
            <text:p>0.8079</text:p>
          </table:table-cell>
          <table:table-cell office:value-type="float" office:value="0.33632" calcext:value-type="float">
            <text:p>0.3363</text:p>
          </table:table-cell>
          <table:table-cell table:number-columns-repeated="21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.09744" calcext:value-type="float">
            <text:p>1.0974</text:p>
          </table:table-cell>
          <table:table-cell office:value-type="float" office:value="0.82508" calcext:value-type="float">
            <text:p>0.8251</text:p>
          </table:table-cell>
          <table:table-cell office:value-type="float" office:value="0.34319" calcext:value-type="float">
            <text:p>0.3432</text:p>
          </table:table-cell>
          <table:table-cell table:number-columns-repeated="21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.11646" calcext:value-type="float">
            <text:p>1.1165</text:p>
          </table:table-cell>
          <table:table-cell office:value-type="float" office:value="0.84206" calcext:value-type="float">
            <text:p>0.8421</text:p>
          </table:table-cell>
          <table:table-cell office:value-type="float" office:value="0.34939" calcext:value-type="float">
            <text:p>0.3494</text:p>
          </table:table-cell>
          <table:table-cell table:number-columns-repeated="21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.13268" calcext:value-type="float">
            <text:p>1.1327</text:p>
          </table:table-cell>
          <table:table-cell office:value-type="float" office:value="0.85877" calcext:value-type="float">
            <text:p>0.8588</text:p>
          </table:table-cell>
          <table:table-cell office:value-type="float" office:value="0.35492" calcext:value-type="float">
            <text:p>0.3549</text:p>
          </table:table-cell>
          <table:table-cell table:number-columns-repeated="21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.14605" calcext:value-type="float">
            <text:p>1.1461</text:p>
          </table:table-cell>
          <table:table-cell office:value-type="float" office:value="0.87523" calcext:value-type="float">
            <text:p>0.8752</text:p>
          </table:table-cell>
          <table:table-cell office:value-type="float" office:value="0.35978" calcext:value-type="float">
            <text:p>0.3598</text:p>
          </table:table-cell>
          <table:table-cell table:number-columns-repeated="21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.15649" calcext:value-type="float">
            <text:p>1.1565</text:p>
          </table:table-cell>
          <table:table-cell office:value-type="float" office:value="0.89141" calcext:value-type="float">
            <text:p>0.8914</text:p>
          </table:table-cell>
          <table:table-cell office:value-type="float" office:value="0.36398" calcext:value-type="float">
            <text:p>0.3640</text:p>
          </table:table-cell>
          <table:table-cell table:number-columns-repeated="21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.16399" calcext:value-type="float">
            <text:p>1.1640</text:p>
          </table:table-cell>
          <table:table-cell office:value-type="float" office:value="0.90733" calcext:value-type="float">
            <text:p>0.9073</text:p>
          </table:table-cell>
          <table:table-cell office:value-type="float" office:value="0.36752" calcext:value-type="float">
            <text:p>0.3675</text:p>
          </table:table-cell>
          <table:table-cell table:number-columns-repeated="21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1.1685" calcext:value-type="float">
            <text:p>1.1685</text:p>
          </table:table-cell>
          <table:table-cell office:value-type="float" office:value="0.92297" calcext:value-type="float">
            <text:p>0.9230</text:p>
          </table:table-cell>
          <table:table-cell office:value-type="float" office:value="0.37042" calcext:value-type="float">
            <text:p>0.3704</text:p>
          </table:table-cell>
          <table:table-cell table:number-columns-repeated="21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21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21"/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21"/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21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21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21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21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21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21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21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21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21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21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21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21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21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21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21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21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21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21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21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21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21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21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21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21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21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21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21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21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21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21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21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21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21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21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21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21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21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21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21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21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.08162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21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21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0.32" calcext:value-type="float">
            <text:p>0.3200</text:p>
          </table:table-cell>
          <table:table-cell table:number-columns-repeated="21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21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0.08161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21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21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21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21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21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21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21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21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21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21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21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21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21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21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21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21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21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21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21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21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21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21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21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21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21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21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21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21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21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21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21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21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21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21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21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21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21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21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21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21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21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21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21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21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.16892" calcext:value-type="float">
            <text:p>-1.1689</text:p>
          </table:table-cell>
          <table:table-cell office:value-type="float" office:value="0.91577" calcext:value-type="float">
            <text:p>0.9158</text:p>
          </table:table-cell>
          <table:table-cell office:value-type="float" office:value="0.35792" calcext:value-type="float">
            <text:p>0.3579</text:p>
          </table:table-cell>
          <table:table-cell table:number-columns-repeated="21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.16567" calcext:value-type="float">
            <text:p>-1.1657</text:p>
          </table:table-cell>
          <table:table-cell office:value-type="float" office:value="0.89228" calcext:value-type="float">
            <text:p>0.8923</text:p>
          </table:table-cell>
          <table:table-cell office:value-type="float" office:value="0.3426" calcext:value-type="float">
            <text:p>0.3426</text:p>
          </table:table-cell>
          <table:table-cell table:number-columns-repeated="21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.16028" calcext:value-type="float">
            <text:p>-1.1603</text:p>
          </table:table-cell>
          <table:table-cell office:value-type="float" office:value="0.86795" calcext:value-type="float">
            <text:p>0.8680</text:p>
          </table:table-cell>
          <table:table-cell office:value-type="float" office:value="0.32683" calcext:value-type="float">
            <text:p>0.3268</text:p>
          </table:table-cell>
          <table:table-cell table:number-columns-repeated="21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1.15275" calcext:value-type="float">
            <text:p>-1.1528</text:p>
          </table:table-cell>
          <table:table-cell office:value-type="float" office:value="0.84285" calcext:value-type="float">
            <text:p>0.8429</text:p>
          </table:table-cell>
          <table:table-cell office:value-type="float" office:value="0.31066" calcext:value-type="float">
            <text:p>0.3107</text:p>
          </table:table-cell>
          <table:table-cell table:number-columns-repeated="21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14313" calcext:value-type="float">
            <text:p>-1.1431</text:p>
          </table:table-cell>
          <table:table-cell office:value-type="float" office:value="0.81706" calcext:value-type="float">
            <text:p>0.8171</text:p>
          </table:table-cell>
          <table:table-cell office:value-type="float" office:value="0.29418" calcext:value-type="float">
            <text:p>0.2942</text:p>
          </table:table-cell>
          <table:table-cell table:number-columns-repeated="21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.13145" calcext:value-type="float">
            <text:p>-1.1315</text:p>
          </table:table-cell>
          <table:table-cell office:value-type="float" office:value="0.79065" calcext:value-type="float">
            <text:p>0.7907</text:p>
          </table:table-cell>
          <table:table-cell office:value-type="float" office:value="0.27745" calcext:value-type="float">
            <text:p>0.2775</text:p>
          </table:table-cell>
          <table:table-cell table:number-columns-repeated="21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.11775" calcext:value-type="float">
            <text:p>-1.1178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26054" calcext:value-type="float">
            <text:p>0.2605</text:p>
          </table:table-cell>
          <table:table-cell table:number-columns-repeated="21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.10209" calcext:value-type="float">
            <text:p>-1.1021</text:p>
          </table:table-cell>
          <table:table-cell office:value-type="float" office:value="0.73628" calcext:value-type="float">
            <text:p>0.7363</text:p>
          </table:table-cell>
          <table:table-cell office:value-type="float" office:value="0.24352" calcext:value-type="float">
            <text:p>0.2435</text:p>
          </table:table-cell>
          <table:table-cell table:number-columns-repeated="21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.08454" calcext:value-type="float">
            <text:p>-1.0845</text:p>
          </table:table-cell>
          <table:table-cell office:value-type="float" office:value="0.70847" calcext:value-type="float">
            <text:p>0.7085</text:p>
          </table:table-cell>
          <table:table-cell office:value-type="float" office:value="0.22645" calcext:value-type="float">
            <text:p>0.2265</text:p>
          </table:table-cell>
          <table:table-cell table:number-columns-repeated="21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06515" calcext:value-type="float">
            <text:p>-1.0652</text:p>
          </table:table-cell>
          <table:table-cell office:value-type="float" office:value="0.68034" calcext:value-type="float">
            <text:p>0.6803</text:p>
          </table:table-cell>
          <table:table-cell office:value-type="float" office:value="0.20941" calcext:value-type="float">
            <text:p>0.2094</text:p>
          </table:table-cell>
          <table:table-cell table:number-columns-repeated="21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.04401" calcext:value-type="float">
            <text:p>-1.0440</text:p>
          </table:table-cell>
          <table:table-cell office:value-type="float" office:value="0.65196" calcext:value-type="float">
            <text:p>0.6520</text:p>
          </table:table-cell>
          <table:table-cell office:value-type="float" office:value="0.19245" calcext:value-type="float">
            <text:p>0.1925</text:p>
          </table:table-cell>
          <table:table-cell table:number-columns-repeated="21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.0212" calcext:value-type="float">
            <text:p>-1.0212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17564" calcext:value-type="float">
            <text:p>0.1756</text:p>
          </table:table-cell>
          <table:table-cell table:number-columns-repeated="21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0.99682" calcext:value-type="float">
            <text:p>-0.9968</text:p>
          </table:table-cell>
          <table:table-cell office:value-type="float" office:value="0.59473" calcext:value-type="float">
            <text:p>0.5947</text:p>
          </table:table-cell>
          <table:table-cell office:value-type="float" office:value="0.15902" calcext:value-type="float">
            <text:p>0.1590</text:p>
          </table:table-cell>
          <table:table-cell table:number-columns-repeated="21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0.97095" calcext:value-type="float">
            <text:p>-0.9710</text:p>
          </table:table-cell>
          <table:table-cell office:value-type="float" office:value="0.56604" calcext:value-type="float">
            <text:p>0.5660</text:p>
          </table:table-cell>
          <table:table-cell office:value-type="float" office:value="0.14266" calcext:value-type="float">
            <text:p>0.1427</text:p>
          </table:table-cell>
          <table:table-cell table:number-columns-repeated="21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94369" calcext:value-type="float">
            <text:p>-0.9437</text:p>
          </table:table-cell>
          <table:table-cell office:value-type="float" office:value="0.53737" calcext:value-type="float">
            <text:p>0.5374</text:p>
          </table:table-cell>
          <table:table-cell office:value-type="float" office:value="0.12659" calcext:value-type="float">
            <text:p>0.1266</text:p>
          </table:table-cell>
          <table:table-cell table:number-columns-repeated="21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0.91517" calcext:value-type="float">
            <text:p>-0.9152</text:p>
          </table:table-cell>
          <table:table-cell office:value-type="float" office:value="0.50882" calcext:value-type="float">
            <text:p>0.5088</text:p>
          </table:table-cell>
          <table:table-cell office:value-type="float" office:value="0.11088" calcext:value-type="float">
            <text:p>0.1109</text:p>
          </table:table-cell>
          <table:table-cell table:number-columns-repeated="21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0.88548" calcext:value-type="float">
            <text:p>-0.8855</text:p>
          </table:table-cell>
          <table:table-cell office:value-type="float" office:value="0.48043" calcext:value-type="float">
            <text:p>0.4804</text:p>
          </table:table-cell>
          <table:table-cell office:value-type="float" office:value="0.09555" calcext:value-type="float">
            <text:p>0.0956</text:p>
          </table:table-cell>
          <table:table-cell table:number-columns-repeated="21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0.85475" calcext:value-type="float">
            <text:p>-0.8548</text:p>
          </table:table-cell>
          <table:table-cell office:value-type="float" office:value="0.45229" calcext:value-type="float">
            <text:p>0.4523</text:p>
          </table:table-cell>
          <table:table-cell office:value-type="float" office:value="0.08064" calcext:value-type="float">
            <text:p>0.0806</text:p>
          </table:table-cell>
          <table:table-cell table:number-columns-repeated="21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0.8231" calcext:value-type="float">
            <text:p>-0.8231</text:p>
          </table:table-cell>
          <table:table-cell office:value-type="float" office:value="0.42445" calcext:value-type="float">
            <text:p>0.4245</text:p>
          </table:table-cell>
          <table:table-cell office:value-type="float" office:value="0.06619" calcext:value-type="float">
            <text:p>0.0662</text:p>
          </table:table-cell>
          <table:table-cell table:number-columns-repeated="21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79065" calcext:value-type="float">
            <text:p>-0.7907</text:p>
          </table:table-cell>
          <table:table-cell office:value-type="float" office:value="0.39699" calcext:value-type="float">
            <text:p>0.3970</text:p>
          </table:table-cell>
          <table:table-cell office:value-type="float" office:value="0.05222" calcext:value-type="float">
            <text:p>0.0522</text:p>
          </table:table-cell>
          <table:table-cell table:number-columns-repeated="21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0.75753" calcext:value-type="float">
            <text:p>-0.7575</text:p>
          </table:table-cell>
          <table:table-cell office:value-type="float" office:value="0.36996" calcext:value-type="float">
            <text:p>0.3700</text:p>
          </table:table-cell>
          <table:table-cell office:value-type="float" office:value="0.03874" calcext:value-type="float">
            <text:p>0.0387</text:p>
          </table:table-cell>
          <table:table-cell table:number-columns-repeated="21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0.72387" calcext:value-type="float">
            <text:p>-0.7239</text:p>
          </table:table-cell>
          <table:table-cell office:value-type="float" office:value="0.34345" calcext:value-type="float">
            <text:p>0.3435</text:p>
          </table:table-cell>
          <table:table-cell office:value-type="float" office:value="0.02578" calcext:value-type="float">
            <text:p>0.0258</text:p>
          </table:table-cell>
          <table:table-cell table:number-columns-repeated="21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0.68981" calcext:value-type="float">
            <text:p>-0.689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1333" calcext:value-type="float">
            <text:p>0.0133</text:p>
          </table:table-cell>
          <table:table-cell table:number-columns-repeated="21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0.65547" calcext:value-type="float">
            <text:p>-0.6555</text:p>
          </table:table-cell>
          <table:table-cell office:value-type="float" office:value="0.29218" calcext:value-type="float">
            <text:p>0.2922</text:p>
          </table:table-cell>
          <table:table-cell office:value-type="float" office:value="0.00141" calcext:value-type="float">
            <text:p>0.0014</text:p>
          </table:table-cell>
          <table:table-cell table:number-columns-repeated="21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621" calcext:value-type="float">
            <text:p>-0.6210</text:p>
          </table:table-cell>
          <table:table-cell office:value-type="float" office:value="0.26756" calcext:value-type="float">
            <text:p>0.2676</text:p>
          </table:table-cell>
          <table:table-cell office:value-type="float" office:value="-0.01" calcext:value-type="float">
            <text:p>-0.0100</text:p>
          </table:table-cell>
          <table:table-cell table:formula="of:=[.C183]+[.B183]^2/46" office:value-type="float" office:value="0.2759435" calcext:value-type="float">
            <text:p>0.2759</text:p>
          </table:table-cell>
          <table:table-cell table:formula="of:=IF([.B183]&gt;0;[.B183]/[.E183];0)" office:value-type="float" office:value="0" calcext:value-type="float">
            <text:p>0.0000</text:p>
          </table:table-cell>
          <table:table-cell table:number-columns-repeated="19"/>
        </table:table-row>
        <table:table-row table:style-name="ro1">
          <table:table-cell office:value-type="float" office:value="-19.9" calcext:value-type="float">
            <text:p>-19.9</text:p>
          </table:table-cell>
          <table:table-cell office:value-type="float" office:value="-0.62652" calcext:value-type="float">
            <text:p>-0.6265</text:p>
          </table:table-cell>
          <table:table-cell office:value-type="float" office:value="0.26513" calcext:value-type="float">
            <text:p>0.2651</text:p>
          </table:table-cell>
          <table:table-cell office:value-type="float" office:value="-0.0104" calcext:value-type="float">
            <text:p>-0.0104</text:p>
          </table:table-cell>
          <table:table-cell table:formula="of:=[.C184]+[.B184]^2/46" office:value-type="float" office:value="0.2736632024" calcext:value-type="float">
            <text:p>0.2737</text:p>
          </table:table-cell>
          <table:table-cell table:style-name="ce2" table:formula="of:=IF([.B184]&gt;0;[.B184]/[.E18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-0.63199" calcext:value-type="float">
            <text:p>-0.6320</text:p>
          </table:table-cell>
          <table:table-cell office:value-type="float" office:value="0.26272" calcext:value-type="float">
            <text:p>0.2627</text:p>
          </table:table-cell>
          <table:table-cell office:value-type="float" office:value="-0.0108" calcext:value-type="float">
            <text:p>-0.0108</text:p>
          </table:table-cell>
          <table:table-cell table:formula="of:=[.C185]+[.B185]^2/46" office:value-type="float" office:value="0.271402855654348" calcext:value-type="float">
            <text:p>0.2714</text:p>
          </table:table-cell>
          <table:table-cell table:style-name="ce2" table:formula="of:=IF([.B185]&gt;0;[.B185]/[.E18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-0.63739" calcext:value-type="float">
            <text:p>-0.6374</text:p>
          </table:table-cell>
          <table:table-cell office:value-type="float" office:value="0.26031" calcext:value-type="float">
            <text:p>0.2603</text:p>
          </table:table-cell>
          <table:table-cell office:value-type="float" office:value="-0.0112" calcext:value-type="float">
            <text:p>-0.0112</text:p>
          </table:table-cell>
          <table:table-cell table:formula="of:=[.C186]+[.B186]^2/46" office:value-type="float" office:value="0.269141869828261" calcext:value-type="float">
            <text:p>0.2691</text:p>
          </table:table-cell>
          <table:table-cell table:style-name="ce2" table:formula="of:=IF([.B186]&gt;0;[.B186]/[.E18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-0.64273" calcext:value-type="float">
            <text:p>-0.6427</text:p>
          </table:table-cell>
          <table:table-cell office:value-type="float" office:value="0.25791" calcext:value-type="float">
            <text:p>0.2579</text:p>
          </table:table-cell>
          <table:table-cell office:value-type="float" office:value="-0.0116" calcext:value-type="float">
            <text:p>-0.0116</text:p>
          </table:table-cell>
          <table:table-cell table:formula="of:=[.C187]+[.B187]^2/46" office:value-type="float" office:value="0.266890475063043" calcext:value-type="float">
            <text:p>0.2669</text:p>
          </table:table-cell>
          <table:table-cell table:style-name="ce2" table:formula="of:=IF([.B187]&gt;0;[.B187]/[.E18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-0.64801" calcext:value-type="float">
            <text:p>-0.6480</text:p>
          </table:table-cell>
          <table:table-cell office:value-type="float" office:value="0.25552" calcext:value-type="float">
            <text:p>0.2555</text:p>
          </table:table-cell>
          <table:table-cell office:value-type="float" office:value="-0.012" calcext:value-type="float">
            <text:p>-0.0120</text:p>
          </table:table-cell>
          <table:table-cell table:formula="of:=[.C188]+[.B188]^2/46" office:value-type="float" office:value="0.264648629567391" calcext:value-type="float">
            <text:p>0.2646</text:p>
          </table:table-cell>
          <table:table-cell table:style-name="ce2" table:formula="of:=IF([.B188]&gt;0;[.B188]/[.E18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-0.65322" calcext:value-type="float">
            <text:p>-0.6532</text:p>
          </table:table-cell>
          <table:table-cell office:value-type="float" office:value="0.25314" calcext:value-type="float">
            <text:p>0.2531</text:p>
          </table:table-cell>
          <table:table-cell office:value-type="float" office:value="-0.0124" calcext:value-type="float">
            <text:p>-0.0124</text:p>
          </table:table-cell>
          <table:table-cell table:formula="of:=[.C189]+[.B189]^2/46" office:value-type="float" office:value="0.262416008008696" calcext:value-type="float">
            <text:p>0.2624</text:p>
          </table:table-cell>
          <table:table-cell table:style-name="ce2" table:formula="of:=IF([.B189]&gt;0;[.B189]/[.E18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-0.65838" calcext:value-type="float">
            <text:p>-0.6584</text:p>
          </table:table-cell>
          <table:table-cell office:value-type="float" office:value="0.25077" calcext:value-type="float">
            <text:p>0.2508</text:p>
          </table:table-cell>
          <table:table-cell office:value-type="float" office:value="-0.0128" calcext:value-type="float">
            <text:p>-0.0128</text:p>
          </table:table-cell>
          <table:table-cell table:formula="of:=[.C190]+[.B190]^2/46" office:value-type="float" office:value="0.260193135313043" calcext:value-type="float">
            <text:p>0.2602</text:p>
          </table:table-cell>
          <table:table-cell table:style-name="ce2" table:formula="of:=IF([.B190]&gt;0;[.B190]/[.E19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-0.66347" calcext:value-type="float">
            <text:p>-0.6635</text:p>
          </table:table-cell>
          <table:table-cell office:value-type="float" office:value="0.2484" calcext:value-type="float">
            <text:p>0.2484</text:p>
          </table:table-cell>
          <table:table-cell office:value-type="float" office:value="-0.0132" calcext:value-type="float">
            <text:p>-0.0132</text:p>
          </table:table-cell>
          <table:table-cell table:formula="of:=[.C191]+[.B191]^2/46" office:value-type="float" office:value="0.25796940088913" calcext:value-type="float">
            <text:p>0.2580</text:p>
          </table:table-cell>
          <table:table-cell table:style-name="ce2" table:formula="of:=IF([.B191]&gt;0;[.B191]/[.E19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-0.6685" calcext:value-type="float">
            <text:p>-0.6685</text:p>
          </table:table-cell>
          <table:table-cell office:value-type="float" office:value="0.24604" calcext:value-type="float">
            <text:p>0.2460</text:p>
          </table:table-cell>
          <table:table-cell office:value-type="float" office:value="-0.0136" calcext:value-type="float">
            <text:p>-0.0136</text:p>
          </table:table-cell>
          <table:table-cell table:formula="of:=[.C192]+[.B192]^2/46" office:value-type="float" office:value="0.255755048913043" calcext:value-type="float">
            <text:p>0.2558</text:p>
          </table:table-cell>
          <table:table-cell table:style-name="ce2" table:formula="of:=IF([.B192]&gt;0;[.B192]/[.E19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0.67347" calcext:value-type="float">
            <text:p>-0.6735</text:p>
          </table:table-cell>
          <table:table-cell office:value-type="float" office:value="0.24369" calcext:value-type="float">
            <text:p>0.2437</text:p>
          </table:table-cell>
          <table:table-cell office:value-type="float" office:value="-0.014" calcext:value-type="float">
            <text:p>-0.0140</text:p>
          </table:table-cell>
          <table:table-cell table:formula="of:=[.C193]+[.B193]^2/46" office:value-type="float" office:value="0.253550040019565" calcext:value-type="float">
            <text:p>0.2536</text:p>
          </table:table-cell>
          <table:table-cell table:style-name="ce2" table:formula="of:=IF([.B193]&gt;0;[.B193]/[.E19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.9" calcext:value-type="float">
            <text:p>-18.9</text:p>
          </table:table-cell>
          <table:table-cell office:value-type="float" office:value="-0.67838" calcext:value-type="float">
            <text:p>-0.6784</text:p>
          </table:table-cell>
          <table:table-cell office:value-type="float" office:value="0.24135" calcext:value-type="float">
            <text:p>0.2414</text:p>
          </table:table-cell>
          <table:table-cell office:value-type="float" office:value="-0.0144" calcext:value-type="float">
            <text:p>-0.0144</text:p>
          </table:table-cell>
          <table:table-cell table:formula="of:=[.C194]+[.B194]^2/46" office:value-type="float" office:value="0.251354335313043" calcext:value-type="float">
            <text:p>0.2514</text:p>
          </table:table-cell>
          <table:table-cell table:style-name="ce2" table:formula="of:=IF([.B194]&gt;0;[.B194]/[.E19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-0.68322" calcext:value-type="float">
            <text:p>-0.6832</text:p>
          </table:table-cell>
          <table:table-cell office:value-type="float" office:value="0.23901" calcext:value-type="float">
            <text:p>0.2390</text:p>
          </table:table-cell>
          <table:table-cell office:value-type="float" office:value="-0.0148" calcext:value-type="float">
            <text:p>-0.0148</text:p>
          </table:table-cell>
          <table:table-cell table:formula="of:=[.C195]+[.B195]^2/46" office:value-type="float" office:value="0.249157599313043" calcext:value-type="float">
            <text:p>0.2492</text:p>
          </table:table-cell>
          <table:table-cell table:style-name="ce2" table:formula="of:=IF([.B195]&gt;0;[.B195]/[.E19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.7" calcext:value-type="float">
            <text:p>-18.7</text:p>
          </table:table-cell>
          <table:table-cell office:value-type="float" office:value="-0.68801" calcext:value-type="float">
            <text:p>-0.6880</text:p>
          </table:table-cell>
          <table:table-cell office:value-type="float" office:value="0.23668" calcext:value-type="float">
            <text:p>0.2367</text:p>
          </table:table-cell>
          <table:table-cell office:value-type="float" office:value="-0.0152" calcext:value-type="float">
            <text:p>-0.0152</text:p>
          </table:table-cell>
          <table:table-cell table:formula="of:=[.C196]+[.B196]^2/46" office:value-type="float" office:value="0.24697038608913" calcext:value-type="float">
            <text:p>0.2470</text:p>
          </table:table-cell>
          <table:table-cell table:style-name="ce2" table:formula="of:=IF([.B196]&gt;0;[.B196]/[.E19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-0.69273" calcext:value-type="float">
            <text:p>-0.6927</text:p>
          </table:table-cell>
          <table:table-cell office:value-type="float" office:value="0.23437" calcext:value-type="float">
            <text:p>0.2344</text:p>
          </table:table-cell>
          <table:table-cell office:value-type="float" office:value="-0.0156" calcext:value-type="float">
            <text:p>-0.0156</text:p>
          </table:table-cell>
          <table:table-cell table:formula="of:=[.C197]+[.B197]^2/46" office:value-type="float" office:value="0.244802062019565" calcext:value-type="float">
            <text:p>0.2448</text:p>
          </table:table-cell>
          <table:table-cell table:style-name="ce2" table:formula="of:=IF([.B197]&gt;0;[.B197]/[.E19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-0.69739" calcext:value-type="float">
            <text:p>-0.6974</text:p>
          </table:table-cell>
          <table:table-cell office:value-type="float" office:value="0.23206" calcext:value-type="float">
            <text:p>0.2321</text:p>
          </table:table-cell>
          <table:table-cell office:value-type="float" office:value="-0.016" calcext:value-type="float">
            <text:p>-0.0160</text:p>
          </table:table-cell>
          <table:table-cell table:formula="of:=[.C198]+[.B198]^2/46" office:value-type="float" office:value="0.242632887219565" calcext:value-type="float">
            <text:p>0.2426</text:p>
          </table:table-cell>
          <table:table-cell table:style-name="ce2" table:formula="of:=IF([.B198]&gt;0;[.B198]/[.E19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-0.70199" calcext:value-type="float">
            <text:p>-0.7020</text:p>
          </table:table-cell>
          <table:table-cell office:value-type="float" office:value="0.22976" calcext:value-type="float">
            <text:p>0.2298</text:p>
          </table:table-cell>
          <table:table-cell office:value-type="float" office:value="-0.0164" calcext:value-type="float">
            <text:p>-0.0164</text:p>
          </table:table-cell>
          <table:table-cell table:formula="of:=[.C199]+[.B199]^2/46" office:value-type="float" office:value="0.240472825219565" calcext:value-type="float">
            <text:p>0.2405</text:p>
          </table:table-cell>
          <table:table-cell table:style-name="ce2" table:formula="of:=IF([.B199]&gt;0;[.B199]/[.E19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-0.70652" calcext:value-type="float">
            <text:p>-0.7065</text:p>
          </table:table-cell>
          <table:table-cell office:value-type="float" office:value="0.22746" calcext:value-type="float">
            <text:p>0.2275</text:p>
          </table:table-cell>
          <table:table-cell office:value-type="float" office:value="-0.0168" calcext:value-type="float">
            <text:p>-0.0168</text:p>
          </table:table-cell>
          <table:table-cell table:formula="of:=[.C200]+[.B200]^2/46" office:value-type="float" office:value="0.238311532834783" calcext:value-type="float">
            <text:p>0.2383</text:p>
          </table:table-cell>
          <table:table-cell table:style-name="ce2" table:formula="of:=IF([.B200]&gt;0;[.B200]/[.E20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-0.711" calcext:value-type="float">
            <text:p>-0.7110</text:p>
          </table:table-cell>
          <table:table-cell office:value-type="float" office:value="0.22518" calcext:value-type="float">
            <text:p>0.2252</text:p>
          </table:table-cell>
          <table:table-cell office:value-type="float" office:value="-0.0172" calcext:value-type="float">
            <text:p>-0.0172</text:p>
          </table:table-cell>
          <table:table-cell table:formula="of:=[.C201]+[.B201]^2/46" office:value-type="float" office:value="0.236169586956522" calcext:value-type="float">
            <text:p>0.2362</text:p>
          </table:table-cell>
          <table:table-cell table:style-name="ce2" table:formula="of:=IF([.B201]&gt;0;[.B201]/[.E20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-0.71541" calcext:value-type="float">
            <text:p>-0.7154</text:p>
          </table:table-cell>
          <table:table-cell office:value-type="float" office:value="0.2229" calcext:value-type="float">
            <text:p>0.2229</text:p>
          </table:table-cell>
          <table:table-cell office:value-type="float" office:value="-0.0176" calcext:value-type="float">
            <text:p>-0.0176</text:p>
          </table:table-cell>
          <table:table-cell table:formula="of:=[.C202]+[.B202]^2/46" office:value-type="float" office:value="0.234026336263043" calcext:value-type="float">
            <text:p>0.2340</text:p>
          </table:table-cell>
          <table:table-cell table:style-name="ce2" table:formula="of:=IF([.B202]&gt;0;[.B202]/[.E20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0.71977" calcext:value-type="float">
            <text:p>-0.7198</text:p>
          </table:table-cell>
          <table:table-cell office:value-type="float" office:value="0.22064" calcext:value-type="float">
            <text:p>0.2206</text:p>
          </table:table-cell>
          <table:table-cell office:value-type="float" office:value="-0.018" calcext:value-type="float">
            <text:p>-0.0180</text:p>
          </table:table-cell>
          <table:table-cell table:formula="of:=[.C203]+[.B203]^2/46" office:value-type="float" office:value="0.231902366367391" calcext:value-type="float">
            <text:p>0.2319</text:p>
          </table:table-cell>
          <table:table-cell table:style-name="ce2" table:formula="of:=IF([.B203]&gt;0;[.B203]/[.E20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-0.72406" calcext:value-type="float">
            <text:p>-0.7241</text:p>
          </table:table-cell>
          <table:table-cell office:value-type="float" office:value="0.21838" calcext:value-type="float">
            <text:p>0.2184</text:p>
          </table:table-cell>
          <table:table-cell office:value-type="float" office:value="-0.0184" calcext:value-type="float">
            <text:p>-0.0184</text:p>
          </table:table-cell>
          <table:table-cell table:formula="of:=[.C204]+[.B204]^2/46" office:value-type="float" office:value="0.229777019208696" calcext:value-type="float">
            <text:p>0.2298</text:p>
          </table:table-cell>
          <table:table-cell table:style-name="ce2" table:formula="of:=IF([.B204]&gt;0;[.B204]/[.E20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-0.72828" calcext:value-type="float">
            <text:p>-0.7283</text:p>
          </table:table-cell>
          <table:table-cell office:value-type="float" office:value="0.21613" calcext:value-type="float">
            <text:p>0.2161</text:p>
          </table:table-cell>
          <table:table-cell office:value-type="float" office:value="-0.0188" calcext:value-type="float">
            <text:p>-0.0188</text:p>
          </table:table-cell>
          <table:table-cell table:formula="of:=[.C205]+[.B205]^2/46" office:value-type="float" office:value="0.227660255617391" calcext:value-type="float">
            <text:p>0.2277</text:p>
          </table:table-cell>
          <table:table-cell table:style-name="ce2" table:formula="of:=IF([.B205]&gt;0;[.B205]/[.E20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-0.73245" calcext:value-type="float">
            <text:p>-0.7325</text:p>
          </table:table-cell>
          <table:table-cell office:value-type="float" office:value="0.21389" calcext:value-type="float">
            <text:p>0.2139</text:p>
          </table:table-cell>
          <table:table-cell office:value-type="float" office:value="-0.0192" calcext:value-type="float">
            <text:p>-0.0192</text:p>
          </table:table-cell>
          <table:table-cell table:formula="of:=[.C206]+[.B206]^2/46" office:value-type="float" office:value="0.225552673967391" calcext:value-type="float">
            <text:p>0.2256</text:p>
          </table:table-cell>
          <table:table-cell table:style-name="ce2" table:formula="of:=IF([.B206]&gt;0;[.B206]/[.E20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-0.73656" calcext:value-type="float">
            <text:p>-0.7366</text:p>
          </table:table-cell>
          <table:table-cell office:value-type="float" office:value="0.21166" calcext:value-type="float">
            <text:p>0.2117</text:p>
          </table:table-cell>
          <table:table-cell office:value-type="float" office:value="-0.0196" calcext:value-type="float">
            <text:p>-0.0196</text:p>
          </table:table-cell>
          <table:table-cell table:formula="of:=[.C207]+[.B207]^2/46" office:value-type="float" office:value="0.223453926817391" calcext:value-type="float">
            <text:p>0.2235</text:p>
          </table:table-cell>
          <table:table-cell table:style-name="ce2" table:formula="of:=IF([.B207]&gt;0;[.B207]/[.E20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-0.7406" calcext:value-type="float">
            <text:p>-0.7406</text:p>
          </table:table-cell>
          <table:table-cell office:value-type="float" office:value="0.20944" calcext:value-type="float">
            <text:p>0.2094</text:p>
          </table:table-cell>
          <table:table-cell office:value-type="float" office:value="-0.02" calcext:value-type="float">
            <text:p>-0.0200</text:p>
          </table:table-cell>
          <table:table-cell table:formula="of:=[.C208]+[.B208]^2/46" office:value-type="float" office:value="0.22136366" calcext:value-type="float">
            <text:p>0.2214</text:p>
          </table:table-cell>
          <table:table-cell table:style-name="ce2" table:formula="of:=IF([.B208]&gt;0;[.B208]/[.E20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-0.74458" calcext:value-type="float">
            <text:p>-0.7446</text:p>
          </table:table-cell>
          <table:table-cell office:value-type="float" office:value="0.20722" calcext:value-type="float">
            <text:p>0.2072</text:p>
          </table:table-cell>
          <table:table-cell office:value-type="float" office:value="-0.0204" calcext:value-type="float">
            <text:p>-0.0204</text:p>
          </table:table-cell>
          <table:table-cell table:formula="of:=[.C209]+[.B209]^2/46" office:value-type="float" office:value="0.219272160356522" calcext:value-type="float">
            <text:p>0.2193</text:p>
          </table:table-cell>
          <table:table-cell table:style-name="ce2" table:formula="of:=IF([.B209]&gt;0;[.B209]/[.E20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.3" calcext:value-type="float">
            <text:p>-17.3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0.20502" calcext:value-type="float">
            <text:p>0.2050</text:p>
          </table:table-cell>
          <table:table-cell office:value-type="float" office:value="-0.0208" calcext:value-type="float">
            <text:p>-0.0208</text:p>
          </table:table-cell>
          <table:table-cell table:formula="of:=[.C210]+[.B210]^2/46" office:value-type="float" office:value="0.21719939673913" calcext:value-type="float">
            <text:p>0.2172</text:p>
          </table:table-cell>
          <table:table-cell table:style-name="ce2" table:formula="of:=IF([.B210]&gt;0;[.B210]/[.E21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-0.75236" calcext:value-type="float">
            <text:p>-0.7524</text:p>
          </table:table-cell>
          <table:table-cell office:value-type="float" office:value="0.20283" calcext:value-type="float">
            <text:p>0.2028</text:p>
          </table:table-cell>
          <table:table-cell office:value-type="float" office:value="-0.0212" calcext:value-type="float">
            <text:p>-0.0212</text:p>
          </table:table-cell>
          <table:table-cell table:formula="of:=[.C211]+[.B211]^2/46" office:value-type="float" office:value="0.215135338469565" calcext:value-type="float">
            <text:p>0.2151</text:p>
          </table:table-cell>
          <table:table-cell table:style-name="ce2" table:formula="of:=IF([.B211]&gt;0;[.B211]/[.E21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-0.75615" calcext:value-type="float">
            <text:p>-0.7562</text:p>
          </table:table-cell>
          <table:table-cell office:value-type="float" office:value="0.20064" calcext:value-type="float">
            <text:p>0.2006</text:p>
          </table:table-cell>
          <table:table-cell office:value-type="float" office:value="-0.0216" calcext:value-type="float">
            <text:p>-0.0216</text:p>
          </table:table-cell>
          <table:table-cell table:formula="of:=[.C212]+[.B212]^2/46" office:value-type="float" office:value="0.213069626576087" calcext:value-type="float">
            <text:p>0.2131</text:p>
          </table:table-cell>
          <table:table-cell table:style-name="ce2" table:formula="of:=IF([.B212]&gt;0;[.B212]/[.E21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0.75989" calcext:value-type="float">
            <text:p>-0.7599</text:p>
          </table:table-cell>
          <table:table-cell office:value-type="float" office:value="0.19846" calcext:value-type="float">
            <text:p>0.1985</text:p>
          </table:table-cell>
          <table:table-cell office:value-type="float" office:value="-0.022" calcext:value-type="float">
            <text:p>-0.0220</text:p>
          </table:table-cell>
          <table:table-cell table:formula="of:=[.C213]+[.B213]^2/46" office:value-type="float" office:value="0.211012887219565" calcext:value-type="float">
            <text:p>0.2110</text:p>
          </table:table-cell>
          <table:table-cell table:style-name="ce2" table:formula="of:=IF([.B213]&gt;0;[.B213]/[.E21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.9" calcext:value-type="float">
            <text:p>-16.9</text:p>
          </table:table-cell>
          <table:table-cell office:value-type="float" office:value="-0.76356" calcext:value-type="float">
            <text:p>-0.7636</text:p>
          </table:table-cell>
          <table:table-cell office:value-type="float" office:value="0.1963" calcext:value-type="float">
            <text:p>0.1963</text:p>
          </table:table-cell>
          <table:table-cell office:value-type="float" office:value="-0.0224" calcext:value-type="float">
            <text:p>-0.0224</text:p>
          </table:table-cell>
          <table:table-cell table:formula="of:=[.C214]+[.B214]^2/46" office:value-type="float" office:value="0.208974432034783" calcext:value-type="float">
            <text:p>0.2090</text:p>
          </table:table-cell>
          <table:table-cell table:style-name="ce2" table:formula="of:=IF([.B214]&gt;0;[.B214]/[.E21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0.76717" calcext:value-type="float">
            <text:p>-0.7672</text:p>
          </table:table-cell>
          <table:table-cell office:value-type="float" office:value="0.19414" calcext:value-type="float">
            <text:p>0.1941</text:p>
          </table:table-cell>
          <table:table-cell office:value-type="float" office:value="-0.0228" calcext:value-type="float">
            <text:p>-0.0228</text:p>
          </table:table-cell>
          <table:table-cell table:formula="of:=[.C215]+[.B215]^2/46" office:value-type="float" office:value="0.206934561063043" calcext:value-type="float">
            <text:p>0.2069</text:p>
          </table:table-cell>
          <table:table-cell table:style-name="ce2" table:formula="of:=IF([.B215]&gt;0;[.B215]/[.E21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.7" calcext:value-type="float">
            <text:p>-16.7</text:p>
          </table:table-cell>
          <table:table-cell office:value-type="float" office:value="-0.77072" calcext:value-type="float">
            <text:p>-0.7707</text:p>
          </table:table-cell>
          <table:table-cell office:value-type="float" office:value="0.19199" calcext:value-type="float">
            <text:p>0.1920</text:p>
          </table:table-cell>
          <table:table-cell office:value-type="float" office:value="-0.0232" calcext:value-type="float">
            <text:p>-0.0232</text:p>
          </table:table-cell>
          <table:table-cell table:formula="of:=[.C216]+[.B216]^2/46" office:value-type="float" office:value="0.204903246052174" calcext:value-type="float">
            <text:p>0.2049</text:p>
          </table:table-cell>
          <table:table-cell table:style-name="ce2" table:formula="of:=IF([.B216]&gt;0;[.B216]/[.E21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-0.77421" calcext:value-type="float">
            <text:p>-0.7742</text:p>
          </table:table-cell>
          <table:table-cell office:value-type="float" office:value="0.18985" calcext:value-type="float">
            <text:p>0.1899</text:p>
          </table:table-cell>
          <table:table-cell office:value-type="float" office:value="-0.0236" calcext:value-type="float">
            <text:p>-0.0236</text:p>
          </table:table-cell>
          <table:table-cell table:formula="of:=[.C217]+[.B217]^2/46" office:value-type="float" office:value="0.202880459219565" calcext:value-type="float">
            <text:p>0.2029</text:p>
          </table:table-cell>
          <table:table-cell table:style-name="ce2" table:formula="of:=IF([.B217]&gt;0;[.B217]/[.E21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-0.77764" calcext:value-type="float">
            <text:p>-0.7776</text:p>
          </table:table-cell>
          <table:table-cell office:value-type="float" office:value="0.18773" calcext:value-type="float">
            <text:p>0.1877</text:p>
          </table:table-cell>
          <table:table-cell office:value-type="float" office:value="-0.024" calcext:value-type="float">
            <text:p>-0.0240</text:p>
          </table:table-cell>
          <table:table-cell table:formula="of:=[.C218]+[.B218]^2/46" office:value-type="float" office:value="0.200876173252174" calcext:value-type="float">
            <text:p>0.2009</text:p>
          </table:table-cell>
          <table:table-cell table:style-name="ce2" table:formula="of:=IF([.B218]&gt;0;[.B218]/[.E21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-0.781" calcext:value-type="float">
            <text:p>-0.7810</text:p>
          </table:table-cell>
          <table:table-cell office:value-type="float" office:value="0.18561" calcext:value-type="float">
            <text:p>0.1856</text:p>
          </table:table-cell>
          <table:table-cell office:value-type="float" office:value="-0.0244" calcext:value-type="float">
            <text:p>-0.0244</text:p>
          </table:table-cell>
          <table:table-cell table:formula="of:=[.C219]+[.B219]^2/46" office:value-type="float" office:value="0.19887002173913" calcext:value-type="float">
            <text:p>0.1989</text:p>
          </table:table-cell>
          <table:table-cell table:style-name="ce2" table:formula="of:=IF([.B219]&gt;0;[.B219]/[.E21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.3" calcext:value-type="float">
            <text:p>-16.3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1835" calcext:value-type="float">
            <text:p>0.1835</text:p>
          </table:table-cell>
          <table:table-cell office:value-type="float" office:value="-0.0248" calcext:value-type="float">
            <text:p>-0.0248</text:p>
          </table:table-cell>
          <table:table-cell table:formula="of:=[.C220]+[.B220]^2/46" office:value-type="float" office:value="0.196872315" calcext:value-type="float">
            <text:p>0.1969</text:p>
          </table:table-cell>
          <table:table-cell table:style-name="ce2" table:formula="of:=IF([.B220]&gt;0;[.B220]/[.E22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-0.78754" calcext:value-type="float">
            <text:p>-0.7875</text:p>
          </table:table-cell>
          <table:table-cell office:value-type="float" office:value="0.1814" calcext:value-type="float">
            <text:p>0.1814</text:p>
          </table:table-cell>
          <table:table-cell office:value-type="float" office:value="-0.0252" calcext:value-type="float">
            <text:p>-0.0252</text:p>
          </table:table-cell>
          <table:table-cell table:formula="of:=[.C221]+[.B221]^2/46" office:value-type="float" office:value="0.194883027208696" calcext:value-type="float">
            <text:p>0.1949</text:p>
          </table:table-cell>
          <table:table-cell table:style-name="ce2" table:formula="of:=IF([.B221]&gt;0;[.B221]/[.E22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-0.79072" calcext:value-type="float">
            <text:p>-0.7907</text:p>
          </table:table-cell>
          <table:table-cell office:value-type="float" office:value="0.17931" calcext:value-type="float">
            <text:p>0.1793</text:p>
          </table:table-cell>
          <table:table-cell office:value-type="float" office:value="-0.0256" calcext:value-type="float">
            <text:p>-0.0256</text:p>
          </table:table-cell>
          <table:table-cell table:formula="of:=[.C222]+[.B222]^2/46" office:value-type="float" office:value="0.192902133008696" calcext:value-type="float">
            <text:p>0.1929</text:p>
          </table:table-cell>
          <table:table-cell table:style-name="ce2" table:formula="of:=IF([.B222]&gt;0;[.B222]/[.E22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0.79384" calcext:value-type="float">
            <text:p>-0.7938</text:p>
          </table:table-cell>
          <table:table-cell office:value-type="float" office:value="0.17723" calcext:value-type="float">
            <text:p>0.1772</text:p>
          </table:table-cell>
          <table:table-cell office:value-type="float" office:value="-0.026" calcext:value-type="float">
            <text:p>-0.0260</text:p>
          </table:table-cell>
          <table:table-cell table:formula="of:=[.C223]+[.B223]^2/46" office:value-type="float" office:value="0.190929607513043" calcext:value-type="float">
            <text:p>0.1909</text:p>
          </table:table-cell>
          <table:table-cell table:style-name="ce2" table:formula="of:=IF([.B223]&gt;0;[.B223]/[.E22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-0.7969" calcext:value-type="float">
            <text:p>-0.7969</text:p>
          </table:table-cell>
          <table:table-cell office:value-type="float" office:value="0.17516" calcext:value-type="float">
            <text:p>0.1752</text:p>
          </table:table-cell>
          <table:table-cell office:value-type="float" office:value="-0.0264" calcext:value-type="float">
            <text:p>-0.0264</text:p>
          </table:table-cell>
          <table:table-cell table:formula="of:=[.C224]+[.B224]^2/46" office:value-type="float" office:value="0.188965426304348" calcext:value-type="float">
            <text:p>0.1890</text:p>
          </table:table-cell>
          <table:table-cell table:style-name="ce2" table:formula="of:=IF([.B224]&gt;0;[.B224]/[.E22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-0.79989" calcext:value-type="float">
            <text:p>-0.7999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0268" calcext:value-type="float">
            <text:p>-0.0268</text:p>
          </table:table-cell>
          <table:table-cell table:formula="of:=[.C225]+[.B225]^2/46" office:value-type="float" office:value="0.187009217654348" calcext:value-type="float">
            <text:p>0.1870</text:p>
          </table:table-cell>
          <table:table-cell table:style-name="ce2" table:formula="of:=IF([.B225]&gt;0;[.B225]/[.E22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-0.80282" calcext:value-type="float">
            <text:p>-0.8028</text:p>
          </table:table-cell>
          <table:table-cell office:value-type="float" office:value="0.17105" calcext:value-type="float">
            <text:p>0.1711</text:p>
          </table:table-cell>
          <table:table-cell office:value-type="float" office:value="-0.0272" calcext:value-type="float">
            <text:p>-0.0272</text:p>
          </table:table-cell>
          <table:table-cell table:formula="of:=[.C226]+[.B226]^2/46" office:value-type="float" office:value="0.185061303313043" calcext:value-type="float">
            <text:p>0.1851</text:p>
          </table:table-cell>
          <table:table-cell table:style-name="ce2" table:formula="of:=IF([.B226]&gt;0;[.B226]/[.E22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-0.80569" calcext:value-type="float">
            <text:p>-0.8057</text:p>
          </table:table-cell>
          <table:table-cell office:value-type="float" office:value="0.16901" calcext:value-type="float">
            <text:p>0.1690</text:p>
          </table:table-cell>
          <table:table-cell office:value-type="float" office:value="-0.0276" calcext:value-type="float">
            <text:p>-0.0276</text:p>
          </table:table-cell>
          <table:table-cell table:formula="of:=[.C227]+[.B227]^2/46" office:value-type="float" office:value="0.18312166035" calcext:value-type="float">
            <text:p>0.1831</text:p>
          </table:table-cell>
          <table:table-cell table:style-name="ce2" table:formula="of:=IF([.B227]&gt;0;[.B227]/[.E22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-0.8085" calcext:value-type="float">
            <text:p>-0.8085</text:p>
          </table:table-cell>
          <table:table-cell office:value-type="float" office:value="0.16698" calcext:value-type="float">
            <text:p>0.1670</text:p>
          </table:table-cell>
          <table:table-cell office:value-type="float" office:value="-0.028" calcext:value-type="float">
            <text:p>-0.0280</text:p>
          </table:table-cell>
          <table:table-cell table:formula="of:=[.C228]+[.B228]^2/46" office:value-type="float" office:value="0.181190266304348" calcext:value-type="float">
            <text:p>0.1812</text:p>
          </table:table-cell>
          <table:table-cell table:style-name="ce2" table:formula="of:=IF([.B228]&gt;0;[.B228]/[.E22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-0.81125" calcext:value-type="float">
            <text:p>-0.8113</text:p>
          </table:table-cell>
          <table:table-cell office:value-type="float" office:value="0.16496" calcext:value-type="float">
            <text:p>0.1650</text:p>
          </table:table-cell>
          <table:table-cell office:value-type="float" office:value="-0.0284" calcext:value-type="float">
            <text:p>-0.0284</text:p>
          </table:table-cell>
          <table:table-cell table:formula="of:=[.C229]+[.B229]^2/46" office:value-type="float" office:value="0.179267099184783" calcext:value-type="float">
            <text:p>0.1793</text:p>
          </table:table-cell>
          <table:table-cell table:style-name="ce2" table:formula="of:=IF([.B229]&gt;0;[.B229]/[.E22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.3" calcext:value-type="float">
            <text:p>-15.3</text:p>
          </table:table-cell>
          <table:table-cell office:value-type="float" office:value="-0.81393" calcext:value-type="float">
            <text:p>-0.8139</text:p>
          </table:table-cell>
          <table:table-cell office:value-type="float" office:value="0.16295" calcext:value-type="float">
            <text:p>0.1630</text:p>
          </table:table-cell>
          <table:table-cell office:value-type="float" office:value="-0.0288" calcext:value-type="float">
            <text:p>-0.0288</text:p>
          </table:table-cell>
          <table:table-cell table:formula="of:=[.C230]+[.B230]^2/46" office:value-type="float" office:value="0.177351783584783" calcext:value-type="float">
            <text:p>0.1774</text:p>
          </table:table-cell>
          <table:table-cell table:style-name="ce2" table:formula="of:=IF([.B230]&gt;0;[.B230]/[.E23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-0.81656" calcext:value-type="float">
            <text:p>-0.8166</text:p>
          </table:table-cell>
          <table:table-cell office:value-type="float" office:value="0.16095" calcext:value-type="float">
            <text:p>0.1610</text:p>
          </table:table-cell>
          <table:table-cell office:value-type="float" office:value="-0.0292" calcext:value-type="float">
            <text:p>-0.0292</text:p>
          </table:table-cell>
          <table:table-cell table:formula="of:=[.C231]+[.B231]^2/46" office:value-type="float" office:value="0.175445005078261" calcext:value-type="float">
            <text:p>0.1754</text:p>
          </table:table-cell>
          <table:table-cell table:style-name="ce2" table:formula="of:=IF([.B231]&gt;0;[.B231]/[.E23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-0.81912" calcext:value-type="float">
            <text:p>-0.8191</text:p>
          </table:table-cell>
          <table:table-cell office:value-type="float" office:value="0.15896" calcext:value-type="float">
            <text:p>0.1590</text:p>
          </table:table-cell>
          <table:table-cell office:value-type="float" office:value="-0.0296" calcext:value-type="float">
            <text:p>-0.0296</text:p>
          </table:table-cell>
          <table:table-cell table:formula="of:=[.C232]+[.B232]^2/46" office:value-type="float" office:value="0.173546034226087" calcext:value-type="float">
            <text:p>0.1735</text:p>
          </table:table-cell>
          <table:table-cell table:style-name="ce2" table:formula="of:=IF([.B232]&gt;0;[.B232]/[.E23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82162" calcext:value-type="float">
            <text:p>-0.8216</text:p>
          </table:table-cell>
          <table:table-cell office:value-type="float" office:value="0.15698" calcext:value-type="float">
            <text:p>0.1570</text:p>
          </table:table-cell>
          <table:table-cell office:value-type="float" office:value="-0.03" calcext:value-type="float">
            <text:p>-0.0300</text:p>
          </table:table-cell>
          <table:table-cell table:formula="of:=[.C233]+[.B233]^2/46" office:value-type="float" office:value="0.171655204878261" calcext:value-type="float">
            <text:p>0.1717</text:p>
          </table:table-cell>
          <table:table-cell table:style-name="ce2" table:formula="of:=IF([.B233]&gt;0;[.B233]/[.E23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-0.82406" calcext:value-type="float">
            <text:p>-0.8241</text:p>
          </table:table-cell>
          <table:table-cell office:value-type="float" office:value="0.15502" calcext:value-type="float">
            <text:p>0.1550</text:p>
          </table:table-cell>
          <table:table-cell office:value-type="float" office:value="-0.0304" calcext:value-type="float">
            <text:p>-0.0304</text:p>
          </table:table-cell>
          <table:table-cell table:formula="of:=[.C234]+[.B234]^2/46" office:value-type="float" office:value="0.169782497469565" calcext:value-type="float">
            <text:p>0.1698</text:p>
          </table:table-cell>
          <table:table-cell table:style-name="ce2" table:formula="of:=IF([.B234]&gt;0;[.B234]/[.E23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-0.82643" calcext:value-type="float">
            <text:p>-0.8264</text:p>
          </table:table-cell>
          <table:table-cell office:value-type="float" office:value="0.15306" calcext:value-type="float">
            <text:p>0.1531</text:p>
          </table:table-cell>
          <table:table-cell office:value-type="float" office:value="-0.0308" calcext:value-type="float">
            <text:p>-0.0308</text:p>
          </table:table-cell>
          <table:table-cell table:formula="of:=[.C235]+[.B235]^2/46" office:value-type="float" office:value="0.167907533584783" calcext:value-type="float">
            <text:p>0.1679</text:p>
          </table:table-cell>
          <table:table-cell table:style-name="ce2" table:formula="of:=IF([.B235]&gt;0;[.B235]/[.E23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-0.82875" calcext:value-type="float">
            <text:p>-0.8288</text:p>
          </table:table-cell>
          <table:table-cell office:value-type="float" office:value="0.15111" calcext:value-type="float">
            <text:p>0.1511</text:p>
          </table:table-cell>
          <table:table-cell office:value-type="float" office:value="-0.0312" calcext:value-type="float">
            <text:p>-0.0312</text:p>
          </table:table-cell>
          <table:table-cell table:formula="of:=[.C236]+[.B236]^2/46" office:value-type="float" office:value="0.166041012228261" calcext:value-type="float">
            <text:p>0.1660</text:p>
          </table:table-cell>
          <table:table-cell table:style-name="ce2" table:formula="of:=IF([.B236]&gt;0;[.B236]/[.E23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-0.831" calcext:value-type="float">
            <text:p>-0.8310</text:p>
          </table:table-cell>
          <table:table-cell office:value-type="float" office:value="0.14918" calcext:value-type="float">
            <text:p>0.1492</text:p>
          </table:table-cell>
          <table:table-cell office:value-type="float" office:value="-0.0316" calcext:value-type="float">
            <text:p>-0.0316</text:p>
          </table:table-cell>
          <table:table-cell table:formula="of:=[.C237]+[.B237]^2/46" office:value-type="float" office:value="0.164192195652174" calcext:value-type="float">
            <text:p>0.1642</text:p>
          </table:table-cell>
          <table:table-cell table:style-name="ce2" table:formula="of:=IF([.B237]&gt;0;[.B237]/[.E23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-0.83319" calcext:value-type="float">
            <text:p>-0.8332</text:p>
          </table:table-cell>
          <table:table-cell office:value-type="float" office:value="0.14725" calcext:value-type="float">
            <text:p>0.1473</text:p>
          </table:table-cell>
          <table:table-cell office:value-type="float" office:value="-0.032" calcext:value-type="float">
            <text:p>-0.0320</text:p>
          </table:table-cell>
          <table:table-cell table:formula="of:=[.C238]+[.B238]^2/46" office:value-type="float" office:value="0.162341425567391" calcext:value-type="float">
            <text:p>0.1623</text:p>
          </table:table-cell>
          <table:table-cell table:style-name="ce2" table:formula="of:=IF([.B238]&gt;0;[.B238]/[.E23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-0.83532" calcext:value-type="float">
            <text:p>-0.8353</text:p>
          </table:table-cell>
          <table:table-cell office:value-type="float" office:value="0.14534" calcext:value-type="float">
            <text:p>0.1453</text:p>
          </table:table-cell>
          <table:table-cell office:value-type="float" office:value="-0.0324" calcext:value-type="float">
            <text:p>-0.0324</text:p>
          </table:table-cell>
          <table:table-cell table:formula="of:=[.C239]+[.B239]^2/46" office:value-type="float" office:value="0.160508684834783" calcext:value-type="float">
            <text:p>0.1605</text:p>
          </table:table-cell>
          <table:table-cell table:style-name="ce2" table:formula="of:=IF([.B239]&gt;0;[.B239]/[.E23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-0.83739" calcext:value-type="float">
            <text:p>-0.8374</text:p>
          </table:table-cell>
          <table:table-cell office:value-type="float" office:value="0.14344" calcext:value-type="float">
            <text:p>0.1434</text:p>
          </table:table-cell>
          <table:table-cell office:value-type="float" office:value="-0.0328" calcext:value-type="float">
            <text:p>-0.0328</text:p>
          </table:table-cell>
          <table:table-cell table:formula="of:=[.C240]+[.B240]^2/46" office:value-type="float" office:value="0.158683956784783" calcext:value-type="float">
            <text:p>0.1587</text:p>
          </table:table-cell>
          <table:table-cell table:style-name="ce2" table:formula="of:=IF([.B240]&gt;0;[.B240]/[.E24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-0.83939" calcext:value-type="float">
            <text:p>-0.8394</text:p>
          </table:table-cell>
          <table:table-cell office:value-type="float" office:value="0.14154" calcext:value-type="float">
            <text:p>0.1415</text:p>
          </table:table-cell>
          <table:table-cell office:value-type="float" office:value="-0.0332" calcext:value-type="float">
            <text:p>-0.0332</text:p>
          </table:table-cell>
          <table:table-cell table:formula="of:=[.C241]+[.B241]^2/46" office:value-type="float" office:value="0.156856860263043" calcext:value-type="float">
            <text:p>0.1569</text:p>
          </table:table-cell>
          <table:table-cell table:style-name="ce2" table:formula="of:=IF([.B241]&gt;0;[.B241]/[.E24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-0.84134" calcext:value-type="float">
            <text:p>-0.8413</text:p>
          </table:table-cell>
          <table:table-cell office:value-type="float" office:value="0.13966" calcext:value-type="float">
            <text:p>0.1397</text:p>
          </table:table-cell>
          <table:table-cell office:value-type="float" office:value="-0.0336" calcext:value-type="float">
            <text:p>-0.0336</text:p>
          </table:table-cell>
          <table:table-cell table:formula="of:=[.C242]+[.B242]^2/46" office:value-type="float" office:value="0.1550481086" calcext:value-type="float">
            <text:p>0.1550</text:p>
          </table:table-cell>
          <table:table-cell table:style-name="ce2" table:formula="of:=IF([.B242]&gt;0;[.B242]/[.E24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0.84322" calcext:value-type="float">
            <text:p>-0.8432</text:p>
          </table:table-cell>
          <table:table-cell office:value-type="float" office:value="0.13779" calcext:value-type="float">
            <text:p>0.1378</text:p>
          </table:table-cell>
          <table:table-cell office:value-type="float" office:value="-0.034" calcext:value-type="float">
            <text:p>-0.0340</text:p>
          </table:table-cell>
          <table:table-cell table:formula="of:=[.C243]+[.B243]^2/46" office:value-type="float" office:value="0.153246955834783" calcext:value-type="float">
            <text:p>0.1532</text:p>
          </table:table-cell>
          <table:table-cell table:style-name="ce2" table:formula="of:=IF([.B243]&gt;0;[.B243]/[.E24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-0.84504" calcext:value-type="float">
            <text:p>-0.8450</text:p>
          </table:table-cell>
          <table:table-cell office:value-type="float" office:value="0.13593" calcext:value-type="float">
            <text:p>0.1359</text:p>
          </table:table-cell>
          <table:table-cell office:value-type="float" office:value="-0.0344" calcext:value-type="float">
            <text:p>-0.0344</text:p>
          </table:table-cell>
          <table:table-cell table:formula="of:=[.C244]+[.B244]^2/46" office:value-type="float" office:value="0.151453752208696" calcext:value-type="float">
            <text:p>0.1515</text:p>
          </table:table-cell>
          <table:table-cell table:style-name="ce2" table:formula="of:=IF([.B244]&gt;0;[.B244]/[.E24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-0.8468" calcext:value-type="float">
            <text:p>-0.8468</text:p>
          </table:table-cell>
          <table:table-cell office:value-type="float" office:value="0.13409" calcext:value-type="float">
            <text:p>0.1341</text:p>
          </table:table-cell>
          <table:table-cell office:value-type="float" office:value="-0.0348" calcext:value-type="float">
            <text:p>-0.0348</text:p>
          </table:table-cell>
          <table:table-cell table:formula="of:=[.C245]+[.B245]^2/46" office:value-type="float" office:value="0.149678483478261" calcext:value-type="float">
            <text:p>0.1497</text:p>
          </table:table-cell>
          <table:table-cell table:style-name="ce2" table:formula="of:=IF([.B245]&gt;0;[.B245]/[.E24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-0.8485" calcext:value-type="float">
            <text:p>-0.8485</text:p>
          </table:table-cell>
          <table:table-cell office:value-type="float" office:value="0.13225" calcext:value-type="float">
            <text:p>0.1323</text:p>
          </table:table-cell>
          <table:table-cell office:value-type="float" office:value="-0.0352" calcext:value-type="float">
            <text:p>-0.0352</text:p>
          </table:table-cell>
          <table:table-cell table:formula="of:=[.C246]+[.B246]^2/46" office:value-type="float" office:value="0.147901135869565" calcext:value-type="float">
            <text:p>0.1479</text:p>
          </table:table-cell>
          <table:table-cell table:style-name="ce2" table:formula="of:=IF([.B246]&gt;0;[.B246]/[.E24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-0.85014" calcext:value-type="float">
            <text:p>-0.8501</text:p>
          </table:table-cell>
          <table:table-cell office:value-type="float" office:value="0.13042" calcext:value-type="float">
            <text:p>0.1304</text:p>
          </table:table-cell>
          <table:table-cell office:value-type="float" office:value="-0.0356" calcext:value-type="float">
            <text:p>-0.0356</text:p>
          </table:table-cell>
          <table:table-cell table:formula="of:=[.C247]+[.B247]^2/46" office:value-type="float" office:value="0.146131696078261" calcext:value-type="float">
            <text:p>0.1461</text:p>
          </table:table-cell>
          <table:table-cell table:style-name="ce2" table:formula="of:=IF([.B247]&gt;0;[.B247]/[.E24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-0.85171" calcext:value-type="float">
            <text:p>-0.8517</text:p>
          </table:table-cell>
          <table:table-cell office:value-type="float" office:value="0.12861" calcext:value-type="float">
            <text:p>0.1286</text:p>
          </table:table-cell>
          <table:table-cell office:value-type="float" office:value="-0.036" calcext:value-type="float">
            <text:p>-0.0360</text:p>
          </table:table-cell>
          <table:table-cell table:formula="of:=[.C248]+[.B248]^2/46" office:value-type="float" office:value="0.144379780958696" calcext:value-type="float">
            <text:p>0.1444</text:p>
          </table:table-cell>
          <table:table-cell table:style-name="ce2" table:formula="of:=IF([.B248]&gt;0;[.B248]/[.E24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-0.85322" calcext:value-type="float">
            <text:p>-0.8532</text:p>
          </table:table-cell>
          <table:table-cell office:value-type="float" office:value="0.12681" calcext:value-type="float">
            <text:p>0.1268</text:p>
          </table:table-cell>
          <table:table-cell office:value-type="float" office:value="-0.0364" calcext:value-type="float">
            <text:p>-0.0364</text:p>
          </table:table-cell>
          <table:table-cell table:formula="of:=[.C249]+[.B249]^2/46" office:value-type="float" office:value="0.14263574713913" calcext:value-type="float">
            <text:p>0.1426</text:p>
          </table:table-cell>
          <table:table-cell table:style-name="ce2" table:formula="of:=IF([.B249]&gt;0;[.B249]/[.E24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-0.85467" calcext:value-type="float">
            <text:p>-0.8547</text:p>
          </table:table-cell>
          <table:table-cell office:value-type="float" office:value="0.12502" calcext:value-type="float">
            <text:p>0.1250</text:p>
          </table:table-cell>
          <table:table-cell office:value-type="float" office:value="-0.0368" calcext:value-type="float">
            <text:p>-0.0368</text:p>
          </table:table-cell>
          <table:table-cell table:formula="of:=[.C250]+[.B250]^2/46" office:value-type="float" office:value="0.140899582802174" calcext:value-type="float">
            <text:p>0.1409</text:p>
          </table:table-cell>
          <table:table-cell table:style-name="ce2" table:formula="of:=IF([.B250]&gt;0;[.B250]/[.E25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-0.85606" calcext:value-type="float">
            <text:p>-0.8561</text:p>
          </table:table-cell>
          <table:table-cell office:value-type="float" office:value="0.12324" calcext:value-type="float">
            <text:p>0.1232</text:p>
          </table:table-cell>
          <table:table-cell office:value-type="float" office:value="-0.0372" calcext:value-type="float">
            <text:p>-0.0372</text:p>
          </table:table-cell>
          <table:table-cell table:formula="of:=[.C251]+[.B251]^2/46" office:value-type="float" office:value="0.1391712766" calcext:value-type="float">
            <text:p>0.1392</text:p>
          </table:table-cell>
          <table:table-cell table:style-name="ce2" table:formula="of:=IF([.B251]&gt;0;[.B251]/[.E25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-0.85739" calcext:value-type="float">
            <text:p>-0.8574</text:p>
          </table:table-cell>
          <table:table-cell office:value-type="float" office:value="0.12147" calcext:value-type="float">
            <text:p>0.1215</text:p>
          </table:table-cell>
          <table:table-cell office:value-type="float" office:value="-0.0376" calcext:value-type="float">
            <text:p>-0.0376</text:p>
          </table:table-cell>
          <table:table-cell table:formula="of:=[.C252]+[.B252]^2/46" office:value-type="float" office:value="0.137450817654348" calcext:value-type="float">
            <text:p>0.1375</text:p>
          </table:table-cell>
          <table:table-cell table:style-name="ce2" table:formula="of:=IF([.B252]&gt;0;[.B252]/[.E25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0.85865" calcext:value-type="float">
            <text:p>-0.8587</text:p>
          </table:table-cell>
          <table:table-cell office:value-type="float" office:value="0.11971" calcext:value-type="float">
            <text:p>0.1197</text:p>
          </table:table-cell>
          <table:table-cell office:value-type="float" office:value="-0.038" calcext:value-type="float">
            <text:p>-0.0380</text:p>
          </table:table-cell>
          <table:table-cell table:formula="of:=[.C253]+[.B253]^2/46" office:value-type="float" office:value="0.135737822228261" calcext:value-type="float">
            <text:p>0.1357</text:p>
          </table:table-cell>
          <table:table-cell table:style-name="ce2" table:formula="of:=IF([.B253]&gt;0;[.B253]/[.E25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-0.85986" calcext:value-type="float">
            <text:p>-0.8599</text:p>
          </table:table-cell>
          <table:table-cell office:value-type="float" office:value="0.11797" calcext:value-type="float">
            <text:p>0.1180</text:p>
          </table:table-cell>
          <table:table-cell office:value-type="float" office:value="-0.0384" calcext:value-type="float">
            <text:p>-0.0384</text:p>
          </table:table-cell>
          <table:table-cell table:formula="of:=[.C254]+[.B254]^2/46" office:value-type="float" office:value="0.134043026513043" calcext:value-type="float">
            <text:p>0.1340</text:p>
          </table:table-cell>
          <table:table-cell table:style-name="ce2" table:formula="of:=IF([.B254]&gt;0;[.B254]/[.E25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-0.861" calcext:value-type="float">
            <text:p>-0.8610</text:p>
          </table:table-cell>
          <table:table-cell office:value-type="float" office:value="0.11623" calcext:value-type="float">
            <text:p>0.1162</text:p>
          </table:table-cell>
          <table:table-cell office:value-type="float" office:value="-0.0388" calcext:value-type="float">
            <text:p>-0.0388</text:p>
          </table:table-cell>
          <table:table-cell table:formula="of:=[.C255]+[.B255]^2/46" office:value-type="float" office:value="0.132345673913043" calcext:value-type="float">
            <text:p>0.1323</text:p>
          </table:table-cell>
          <table:table-cell table:style-name="ce2" table:formula="of:=IF([.B255]&gt;0;[.B255]/[.E25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-0.86208" calcext:value-type="float">
            <text:p>-0.8621</text:p>
          </table:table-cell>
          <table:table-cell office:value-type="float" office:value="0.11451" calcext:value-type="float">
            <text:p>0.1145</text:p>
          </table:table-cell>
          <table:table-cell office:value-type="float" office:value="-0.0392" calcext:value-type="float">
            <text:p>-0.0392</text:p>
          </table:table-cell>
          <table:table-cell table:formula="of:=[.C256]+[.B256]^2/46" office:value-type="float" office:value="0.130666128834783" calcext:value-type="float">
            <text:p>0.1307</text:p>
          </table:table-cell>
          <table:table-cell table:style-name="ce2" table:formula="of:=IF([.B256]&gt;0;[.B256]/[.E25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-0.8631" calcext:value-type="float">
            <text:p>-0.8631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0396" calcext:value-type="float">
            <text:p>-0.0396</text:p>
          </table:table-cell>
          <table:table-cell table:formula="of:=[.C257]+[.B257]^2/46" office:value-type="float" office:value="0.128994382826087" calcext:value-type="float">
            <text:p>0.1290</text:p>
          </table:table-cell>
          <table:table-cell table:style-name="ce2" table:formula="of:=IF([.B257]&gt;0;[.B257]/[.E25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86406" calcext:value-type="float">
            <text:p>-0.8641</text:p>
          </table:table-cell>
          <table:table-cell office:value-type="float" office:value="0.1111" calcext:value-type="float">
            <text:p>0.1111</text:p>
          </table:table-cell>
          <table:table-cell office:value-type="float" office:value="-0.04" calcext:value-type="float">
            <text:p>-0.0400</text:p>
          </table:table-cell>
          <table:table-cell table:formula="of:=[.C258]+[.B258]^2/46" office:value-type="float" office:value="0.127330427904348" calcext:value-type="float">
            <text:p>0.1273</text:p>
          </table:table-cell>
          <table:table-cell table:style-name="ce2" table:formula="of:=IF([.B258]&gt;0;[.B258]/[.E25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-0.86495" calcext:value-type="float">
            <text:p>-0.8650</text:p>
          </table:table-cell>
          <table:table-cell office:value-type="float" office:value="0.10942" calcext:value-type="float">
            <text:p>0.1094</text:p>
          </table:table-cell>
          <table:table-cell office:value-type="float" office:value="-0.0404" calcext:value-type="float">
            <text:p>-0.0404</text:p>
          </table:table-cell>
          <table:table-cell table:formula="of:=[.C259]+[.B259]^2/46" office:value-type="float" office:value="0.12568388048913" calcext:value-type="float">
            <text:p>0.1257</text:p>
          </table:table-cell>
          <table:table-cell table:style-name="ce2" table:formula="of:=IF([.B259]&gt;0;[.B259]/[.E25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-0.86578" calcext:value-type="float">
            <text:p>-0.8658</text:p>
          </table:table-cell>
          <table:table-cell office:value-type="float" office:value="0.10774" calcext:value-type="float">
            <text:p>0.1077</text:p>
          </table:table-cell>
          <table:table-cell office:value-type="float" office:value="-0.0408" calcext:value-type="float">
            <text:p>-0.0408</text:p>
          </table:table-cell>
          <table:table-cell table:formula="of:=[.C260]+[.B260]^2/46" office:value-type="float" office:value="0.124035108878261" calcext:value-type="float">
            <text:p>0.1240</text:p>
          </table:table-cell>
          <table:table-cell table:style-name="ce2" table:formula="of:=IF([.B260]&gt;0;[.B260]/[.E26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0.86656" calcext:value-type="float">
            <text:p>-0.8666</text:p>
          </table:table-cell>
          <table:table-cell office:value-type="float" office:value="0.10608" calcext:value-type="float">
            <text:p>0.1061</text:p>
          </table:table-cell>
          <table:table-cell office:value-type="float" office:value="-0.0412" calcext:value-type="float">
            <text:p>-0.0412</text:p>
          </table:table-cell>
          <table:table-cell table:formula="of:=[.C261]+[.B261]^2/46" office:value-type="float" office:value="0.12240448333913" calcext:value-type="float">
            <text:p>0.1224</text:p>
          </table:table-cell>
          <table:table-cell table:style-name="ce2" table:formula="of:=IF([.B261]&gt;0;[.B261]/[.E26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-0.86727" calcext:value-type="float">
            <text:p>-0.8673</text:p>
          </table:table-cell>
          <table:table-cell office:value-type="float" office:value="0.10443" calcext:value-type="float">
            <text:p>0.1044</text:p>
          </table:table-cell>
          <table:table-cell office:value-type="float" office:value="-0.0416" calcext:value-type="float">
            <text:p>-0.0416</text:p>
          </table:table-cell>
          <table:table-cell table:formula="of:=[.C262]+[.B262]^2/46" office:value-type="float" office:value="0.120781244628261" calcext:value-type="float">
            <text:p>0.1208</text:p>
          </table:table-cell>
          <table:table-cell table:style-name="ce2" table:formula="of:=IF([.B262]&gt;0;[.B262]/[.E26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86791" calcext:value-type="float">
            <text:p>-0.8679</text:p>
          </table:table-cell>
          <table:table-cell office:value-type="float" office:value="0.10279" calcext:value-type="float">
            <text:p>0.1028</text:p>
          </table:table-cell>
          <table:table-cell office:value-type="float" office:value="-0.042" calcext:value-type="float">
            <text:p>-0.0420</text:p>
          </table:table-cell>
          <table:table-cell table:formula="of:=[.C263]+[.B263]^2/46" office:value-type="float" office:value="0.119165386263043" calcext:value-type="float">
            <text:p>0.1192</text:p>
          </table:table-cell>
          <table:table-cell table:style-name="ce2" table:formula="of:=IF([.B263]&gt;0;[.B263]/[.E26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-0.8685" calcext:value-type="float">
            <text:p>-0.8685</text:p>
          </table:table-cell>
          <table:table-cell office:value-type="float" office:value="0.10117" calcext:value-type="float">
            <text:p>0.1012</text:p>
          </table:table-cell>
          <table:table-cell office:value-type="float" office:value="-0.0424" calcext:value-type="float">
            <text:p>-0.0424</text:p>
          </table:table-cell>
          <table:table-cell table:formula="of:=[.C264]+[.B264]^2/46" office:value-type="float" office:value="0.117567657608696" calcext:value-type="float">
            <text:p>0.1176</text:p>
          </table:table-cell>
          <table:table-cell table:style-name="ce2" table:formula="of:=IF([.B264]&gt;0;[.B264]/[.E26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-0.86902" calcext:value-type="float">
            <text:p>-0.8690</text:p>
          </table:table-cell>
          <table:table-cell office:value-type="float" office:value="0.09955" calcext:value-type="float">
            <text:p>0.0996</text:p>
          </table:table-cell>
          <table:table-cell office:value-type="float" office:value="-0.0428" calcext:value-type="float">
            <text:p>-0.0428</text:p>
          </table:table-cell>
          <table:table-cell table:formula="of:=[.C265]+[.B265]^2/46" office:value-type="float" office:value="0.11596729913913" calcext:value-type="float">
            <text:p>0.1160</text:p>
          </table:table-cell>
          <table:table-cell table:style-name="ce2" table:formula="of:=IF([.B265]&gt;0;[.B265]/[.E26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-0.86949" calcext:value-type="float">
            <text:p>-0.8695</text:p>
          </table:table-cell>
          <table:table-cell office:value-type="float" office:value="0.09795" calcext:value-type="float">
            <text:p>0.0980</text:p>
          </table:table-cell>
          <table:table-cell office:value-type="float" office:value="-0.0432" calcext:value-type="float">
            <text:p>-0.0432</text:p>
          </table:table-cell>
          <table:table-cell table:formula="of:=[.C266]+[.B266]^2/46" office:value-type="float" office:value="0.114385062176087" calcext:value-type="float">
            <text:p>0.1144</text:p>
          </table:table-cell>
          <table:table-cell table:style-name="ce2" table:formula="of:=IF([.B266]&gt;0;[.B266]/[.E26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-0.86989" calcext:value-type="float">
            <text:p>-0.8699</text:p>
          </table:table-cell>
          <table:table-cell office:value-type="float" office:value="0.09636" calcext:value-type="float">
            <text:p>0.0964</text:p>
          </table:table-cell>
          <table:table-cell office:value-type="float" office:value="-0.0436" calcext:value-type="float">
            <text:p>-0.0436</text:p>
          </table:table-cell>
          <table:table-cell table:formula="of:=[.C267]+[.B267]^2/46" office:value-type="float" office:value="0.112810187219565" calcext:value-type="float">
            <text:p>0.1128</text:p>
          </table:table-cell>
          <table:table-cell table:style-name="ce2" table:formula="of:=IF([.B267]&gt;0;[.B267]/[.E26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87023" calcext:value-type="float">
            <text:p>-0.8702</text:p>
          </table:table-cell>
          <table:table-cell office:value-type="float" office:value="0.09479" calcext:value-type="float">
            <text:p>0.0948</text:p>
          </table:table-cell>
          <table:table-cell office:value-type="float" office:value="-0.044" calcext:value-type="float">
            <text:p>-0.0440</text:p>
          </table:table-cell>
          <table:table-cell table:formula="of:=[.C268]+[.B268]^2/46" office:value-type="float" office:value="0.111253048976087" calcext:value-type="float">
            <text:p>0.1113</text:p>
          </table:table-cell>
          <table:table-cell table:style-name="ce2" table:formula="of:=IF([.B268]&gt;0;[.B268]/[.E26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0.87051" calcext:value-type="float">
            <text:p>-0.8705</text:p>
          </table:table-cell>
          <table:table-cell office:value-type="float" office:value="0.09322" calcext:value-type="float">
            <text:p>0.0932</text:p>
          </table:table-cell>
          <table:table-cell office:value-type="float" office:value="-0.0444" calcext:value-type="float">
            <text:p>-0.0444</text:p>
          </table:table-cell>
          <table:table-cell table:formula="of:=[.C269]+[.B269]^2/46" office:value-type="float" office:value="0.109693644784783" calcext:value-type="float">
            <text:p>0.1097</text:p>
          </table:table-cell>
          <table:table-cell table:style-name="ce2" table:formula="of:=IF([.B269]&gt;0;[.B269]/[.E26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-0.87072" calcext:value-type="float">
            <text:p>-0.8707</text:p>
          </table:table-cell>
          <table:table-cell office:value-type="float" office:value="0.09167" calcext:value-type="float">
            <text:p>0.0917</text:p>
          </table:table-cell>
          <table:table-cell office:value-type="float" office:value="-0.0448" calcext:value-type="float">
            <text:p>-0.0448</text:p>
          </table:table-cell>
          <table:table-cell table:formula="of:=[.C270]+[.B270]^2/46" office:value-type="float" office:value="0.108151593878261" calcext:value-type="float">
            <text:p>0.1082</text:p>
          </table:table-cell>
          <table:table-cell table:style-name="ce2" table:formula="of:=IF([.B270]&gt;0;[.B270]/[.E27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-0.87088" calcext:value-type="float">
            <text:p>-0.8709</text:p>
          </table:table-cell>
          <table:table-cell office:value-type="float" office:value="0.09013" calcext:value-type="float">
            <text:p>0.0901</text:p>
          </table:table-cell>
          <table:table-cell office:value-type="float" office:value="-0.0452" calcext:value-type="float">
            <text:p>-0.0452</text:p>
          </table:table-cell>
          <table:table-cell table:formula="of:=[.C271]+[.B271]^2/46" office:value-type="float" office:value="0.106617651617391" calcext:value-type="float">
            <text:p>0.1066</text:p>
          </table:table-cell>
          <table:table-cell table:style-name="ce2" table:formula="of:=IF([.B271]&gt;0;[.B271]/[.E27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-0.87097" calcext:value-type="float">
            <text:p>-0.8710</text:p>
          </table:table-cell>
          <table:table-cell office:value-type="float" office:value="0.08861" calcext:value-type="float">
            <text:p>0.0886</text:p>
          </table:table-cell>
          <table:table-cell office:value-type="float" office:value="-0.0456" calcext:value-type="float">
            <text:p>-0.0456</text:p>
          </table:table-cell>
          <table:table-cell table:formula="of:=[.C272]+[.B272]^2/46" office:value-type="float" office:value="0.105101059584783" calcext:value-type="float">
            <text:p>0.1051</text:p>
          </table:table-cell>
          <table:table-cell table:style-name="ce2" table:formula="of:=IF([.B272]&gt;0;[.B272]/[.E27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871" calcext:value-type="float">
            <text:p>-0.8710</text:p>
          </table:table-cell>
          <table:table-cell office:value-type="float" office:value="0.08709" calcext:value-type="float">
            <text:p>0.0871</text:p>
          </table:table-cell>
          <table:table-cell office:value-type="float" office:value="-0.046" calcext:value-type="float">
            <text:p>-0.0460</text:p>
          </table:table-cell>
          <table:table-cell table:formula="of:=[.C273]+[.B273]^2/46" office:value-type="float" office:value="0.103582195652174" calcext:value-type="float">
            <text:p>0.1036</text:p>
          </table:table-cell>
          <table:table-cell table:style-name="ce2" table:formula="of:=IF([.B273]&gt;0;[.B273]/[.E27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-0.99098" calcext:value-type="float">
            <text:p>-0.9910</text:p>
          </table:table-cell>
          <table:table-cell office:value-type="float" office:value="0.08619" calcext:value-type="float">
            <text:p>0.0862</text:p>
          </table:table-cell>
          <table:table-cell office:value-type="float" office:value="-0.0464" calcext:value-type="float">
            <text:p>-0.0464</text:p>
          </table:table-cell>
          <table:table-cell table:formula="of:=[.C274]+[.B274]^2/46" office:value-type="float" office:value="0.107538725226087" calcext:value-type="float">
            <text:p>0.1075</text:p>
          </table:table-cell>
          <table:table-cell table:style-name="ce2" table:formula="of:=IF([.B274]&gt;0;[.B274]/[.E27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0.99091" calcext:value-type="float">
            <text:p>-0.9909</text:p>
          </table:table-cell>
          <table:table-cell office:value-type="float" office:value="0.08529" calcext:value-type="float">
            <text:p>0.0853</text:p>
          </table:table-cell>
          <table:table-cell office:value-type="float" office:value="-0.0468" calcext:value-type="float">
            <text:p>-0.0468</text:p>
          </table:table-cell>
          <table:table-cell table:formula="of:=[.C275]+[.B275]^2/46" office:value-type="float" office:value="0.106635709306522" calcext:value-type="float">
            <text:p>0.1066</text:p>
          </table:table-cell>
          <table:table-cell table:style-name="ce2" table:formula="of:=IF([.B275]&gt;0;[.B275]/[.E27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0.99077" calcext:value-type="float">
            <text:p>-0.9908</text:p>
          </table:table-cell>
          <table:table-cell office:value-type="float" office:value="0.08439" calcext:value-type="float">
            <text:p>0.0844</text:p>
          </table:table-cell>
          <table:table-cell office:value-type="float" office:value="-0.0472" calcext:value-type="float">
            <text:p>-0.0472</text:p>
          </table:table-cell>
          <table:table-cell table:formula="of:=[.C276]+[.B276]^2/46" office:value-type="float" office:value="0.105729678106522" calcext:value-type="float">
            <text:p>0.1057</text:p>
          </table:table-cell>
          <table:table-cell table:style-name="ce2" table:formula="of:=IF([.B276]&gt;0;[.B276]/[.E27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-0.99053" calcext:value-type="float">
            <text:p>-0.9905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476" calcext:value-type="float">
            <text:p>-0.0476</text:p>
          </table:table-cell>
          <table:table-cell table:formula="of:=[.C277]+[.B277]^2/46" office:value-type="float" office:value="0.10482934088913" calcext:value-type="float">
            <text:p>0.1048</text:p>
          </table:table-cell>
          <table:table-cell table:style-name="ce2" table:formula="of:=IF([.B277]&gt;0;[.B277]/[.E27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9902" calcext:value-type="float">
            <text:p>-0.9902</text:p>
          </table:table-cell>
          <table:table-cell office:value-type="float" office:value="0.08261" calcext:value-type="float">
            <text:p>0.0826</text:p>
          </table:table-cell>
          <table:table-cell office:value-type="float" office:value="-0.048" calcext:value-type="float">
            <text:p>-0.0480</text:p>
          </table:table-cell>
          <table:table-cell table:formula="of:=[.C278]+[.B278]^2/46" office:value-type="float" office:value="0.103925131304348" calcext:value-type="float">
            <text:p>0.1039</text:p>
          </table:table-cell>
          <table:table-cell table:style-name="ce2" table:formula="of:=IF([.B278]&gt;0;[.B278]/[.E27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-0.98976" calcext:value-type="float">
            <text:p>-0.9898</text:p>
          </table:table-cell>
          <table:table-cell office:value-type="float" office:value="0.08173" calcext:value-type="float">
            <text:p>0.0817</text:p>
          </table:table-cell>
          <table:table-cell office:value-type="float" office:value="-0.0484" calcext:value-type="float">
            <text:p>-0.0484</text:p>
          </table:table-cell>
          <table:table-cell table:formula="of:=[.C279]+[.B279]^2/46" office:value-type="float" office:value="0.103026192556522" calcext:value-type="float">
            <text:p>0.1030</text:p>
          </table:table-cell>
          <table:table-cell table:style-name="ce2" table:formula="of:=IF([.B279]&gt;0;[.B279]/[.E27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-0.9892" calcext:value-type="float">
            <text:p>-0.9892</text:p>
          </table:table-cell>
          <table:table-cell office:value-type="float" office:value="0.08086" calcext:value-type="float">
            <text:p>0.0809</text:p>
          </table:table-cell>
          <table:table-cell office:value-type="float" office:value="-0.0488" calcext:value-type="float">
            <text:p>-0.0488</text:p>
          </table:table-cell>
          <table:table-cell table:formula="of:=[.C280]+[.B280]^2/46" office:value-type="float" office:value="0.102132100869565" calcext:value-type="float">
            <text:p>0.1021</text:p>
          </table:table-cell>
          <table:table-cell table:style-name="ce2" table:formula="of:=IF([.B280]&gt;0;[.B280]/[.E28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-0.98853" calcext:value-type="float">
            <text:p>-0.9885</text:p>
          </table:table-cell>
          <table:table-cell office:value-type="float" office:value="0.07999" calcext:value-type="float">
            <text:p>0.0800</text:p>
          </table:table-cell>
          <table:table-cell office:value-type="float" office:value="-0.0492" calcext:value-type="float">
            <text:p>-0.0492</text:p>
          </table:table-cell>
          <table:table-cell table:formula="of:=[.C281]+[.B281]^2/46" office:value-type="float" office:value="0.101233294802174" calcext:value-type="float">
            <text:p>0.1012</text:p>
          </table:table-cell>
          <table:table-cell table:style-name="ce2" table:formula="of:=IF([.B281]&gt;0;[.B281]/[.E28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-0.98772" calcext:value-type="float">
            <text:p>-0.9877</text:p>
          </table:table-cell>
          <table:table-cell office:value-type="float" office:value="0.07912" calcext:value-type="float">
            <text:p>0.0791</text:p>
          </table:table-cell>
          <table:table-cell office:value-type="float" office:value="-0.0496" calcext:value-type="float">
            <text:p>-0.0496</text:p>
          </table:table-cell>
          <table:table-cell table:formula="of:=[.C282]+[.B282]^2/46" office:value-type="float" office:value="0.100328495617391" calcext:value-type="float">
            <text:p>0.1003</text:p>
          </table:table-cell>
          <table:table-cell table:style-name="ce2" table:formula="of:=IF([.B282]&gt;0;[.B282]/[.E28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98677" calcext:value-type="float">
            <text:p>-0.9868</text:p>
          </table:table-cell>
          <table:table-cell office:value-type="float" office:value="0.07826" calcext:value-type="float">
            <text:p>0.0783</text:p>
          </table:table-cell>
          <table:table-cell office:value-type="float" office:value="-0.05" calcext:value-type="float">
            <text:p>-0.0500</text:p>
          </table:table-cell>
          <table:table-cell table:formula="of:=[.C283]+[.B283]^2/46" office:value-type="float" office:value="0.0994277181065218" calcext:value-type="float">
            <text:p>0.0994</text:p>
          </table:table-cell>
          <table:table-cell table:style-name="ce2" table:formula="of:=IF([.B283]&gt;0;[.B283]/[.E28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0.98569" calcext:value-type="float">
            <text:p>-0.9857</text:p>
          </table:table-cell>
          <table:table-cell office:value-type="float" office:value="0.07741" calcext:value-type="float">
            <text:p>0.0774</text:p>
          </table:table-cell>
          <table:table-cell office:value-type="float" office:value="-0.05023" calcext:value-type="float">
            <text:p>-0.0502</text:p>
          </table:table-cell>
          <table:table-cell table:formula="of:=[.C284]+[.B284]^2/46" office:value-type="float" office:value="0.098531408176087" calcext:value-type="float">
            <text:p>0.0985</text:p>
          </table:table-cell>
          <table:table-cell table:style-name="ce2" table:formula="of:=IF([.B284]&gt;0;[.B284]/[.E28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-0.98446" calcext:value-type="float">
            <text:p>-0.9845</text:p>
          </table:table-cell>
          <table:table-cell office:value-type="float" office:value="0.07656" calcext:value-type="float">
            <text:p>0.0766</text:p>
          </table:table-cell>
          <table:table-cell office:value-type="float" office:value="-0.05045" calcext:value-type="float">
            <text:p>-0.0505</text:p>
          </table:table-cell>
          <table:table-cell table:formula="of:=[.C285]+[.B285]^2/46" office:value-type="float" office:value="0.0976287280782609" calcext:value-type="float">
            <text:p>0.0976</text:p>
          </table:table-cell>
          <table:table-cell table:style-name="ce2" table:formula="of:=IF([.B285]&gt;0;[.B285]/[.E28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-0.98307" calcext:value-type="float">
            <text:p>-0.9831</text:p>
          </table:table-cell>
          <table:table-cell office:value-type="float" office:value="0.07572" calcext:value-type="float">
            <text:p>0.0757</text:p>
          </table:table-cell>
          <table:table-cell office:value-type="float" office:value="-0.05068" calcext:value-type="float">
            <text:p>-0.0507</text:p>
          </table:table-cell>
          <table:table-cell table:formula="of:=[.C286]+[.B286]^2/46" office:value-type="float" office:value="0.0967292744543478" calcext:value-type="float">
            <text:p>0.0967</text:p>
          </table:table-cell>
          <table:table-cell table:style-name="ce2" table:formula="of:=IF([.B286]&gt;0;[.B286]/[.E28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0.98153" calcext:value-type="float">
            <text:p>-0.9815</text:p>
          </table:table-cell>
          <table:table-cell office:value-type="float" office:value="0.07488" calcext:value-type="float">
            <text:p>0.0749</text:p>
          </table:table-cell>
          <table:table-cell office:value-type="float" office:value="-0.0509" calcext:value-type="float">
            <text:p>-0.0509</text:p>
          </table:table-cell>
          <table:table-cell table:formula="of:=[.C287]+[.B287]^2/46" office:value-type="float" office:value="0.0958235030630435" calcext:value-type="float">
            <text:p>0.0958</text:p>
          </table:table-cell>
          <table:table-cell table:style-name="ce2" table:formula="of:=IF([.B287]&gt;0;[.B287]/[.E28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0.97982" calcext:value-type="float">
            <text:p>-0.9798</text:p>
          </table:table-cell>
          <table:table-cell office:value-type="float" office:value="0.07405" calcext:value-type="float">
            <text:p>0.0741</text:p>
          </table:table-cell>
          <table:table-cell office:value-type="float" office:value="-0.05113" calcext:value-type="float">
            <text:p>-0.0511</text:p>
          </table:table-cell>
          <table:table-cell table:formula="of:=[.C288]+[.B288]^2/46" office:value-type="float" office:value="0.0949205920086957" calcext:value-type="float">
            <text:p>0.0949</text:p>
          </table:table-cell>
          <table:table-cell table:style-name="ce2" table:formula="of:=IF([.B288]&gt;0;[.B288]/[.E28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0.97795" calcext:value-type="float">
            <text:p>-0.9780</text:p>
          </table:table-cell>
          <table:table-cell office:value-type="float" office:value="0.07322" calcext:value-type="float">
            <text:p>0.0732</text:p>
          </table:table-cell>
          <table:table-cell office:value-type="float" office:value="-0.05135" calcext:value-type="float">
            <text:p>-0.0514</text:p>
          </table:table-cell>
          <table:table-cell table:formula="of:=[.C289]+[.B289]^2/46" office:value-type="float" office:value="0.0940110044021739" calcext:value-type="float">
            <text:p>0.0940</text:p>
          </table:table-cell>
          <table:table-cell table:style-name="ce2" table:formula="of:=IF([.B289]&gt;0;[.B289]/[.E28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-0.9759" calcext:value-type="float">
            <text:p>-0.9759</text:p>
          </table:table-cell>
          <table:table-cell office:value-type="float" office:value="0.0724" calcext:value-type="float">
            <text:p>0.0724</text:p>
          </table:table-cell>
          <table:table-cell office:value-type="float" office:value="-0.05158" calcext:value-type="float">
            <text:p>-0.0516</text:p>
          </table:table-cell>
          <table:table-cell table:formula="of:=[.C290]+[.B290]^2/46" office:value-type="float" office:value="0.0931039306521739" calcext:value-type="float">
            <text:p>0.0931</text:p>
          </table:table-cell>
          <table:table-cell table:style-name="ce2" table:formula="of:=IF([.B290]&gt;0;[.B290]/[.E29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-0.97368" calcext:value-type="float">
            <text:p>-0.9737</text:p>
          </table:table-cell>
          <table:table-cell office:value-type="float" office:value="0.07158" calcext:value-type="float">
            <text:p>0.0716</text:p>
          </table:table-cell>
          <table:table-cell office:value-type="float" office:value="-0.0518" calcext:value-type="float">
            <text:p>-0.0518</text:p>
          </table:table-cell>
          <table:table-cell table:formula="of:=[.C291]+[.B291]^2/46" office:value-type="float" office:value="0.092189842226087" calcext:value-type="float">
            <text:p>0.0922</text:p>
          </table:table-cell>
          <table:table-cell table:style-name="ce2" table:formula="of:=IF([.B291]&gt;0;[.B291]/[.E29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97128" calcext:value-type="float">
            <text:p>-0.9713</text:p>
          </table:table-cell>
          <table:table-cell office:value-type="float" office:value="0.07077" calcext:value-type="float">
            <text:p>0.0708</text:p>
          </table:table-cell>
          <table:table-cell office:value-type="float" office:value="-0.05203" calcext:value-type="float">
            <text:p>-0.0520</text:p>
          </table:table-cell>
          <table:table-cell table:formula="of:=[.C292]+[.B292]^2/46" office:value-type="float" office:value="0.0912783660521739" calcext:value-type="float">
            <text:p>0.0913</text:p>
          </table:table-cell>
          <table:table-cell table:style-name="ce2" table:formula="of:=IF([.B292]&gt;0;[.B292]/[.E29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9687" calcext:value-type="float">
            <text:p>-0.9687</text:p>
          </table:table-cell>
          <table:table-cell office:value-type="float" office:value="0.06996" calcext:value-type="float">
            <text:p>0.0700</text:p>
          </table:table-cell>
          <table:table-cell office:value-type="float" office:value="-0.05225" calcext:value-type="float">
            <text:p>-0.0523</text:p>
          </table:table-cell>
          <table:table-cell table:formula="of:=[.C293]+[.B293]^2/46" office:value-type="float" office:value="0.0903595584782609" calcext:value-type="float">
            <text:p>0.0904</text:p>
          </table:table-cell>
          <table:table-cell table:style-name="ce2" table:formula="of:=IF([.B293]&gt;0;[.B293]/[.E29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-0.96593" calcext:value-type="float">
            <text:p>-0.9659</text:p>
          </table:table-cell>
          <table:table-cell office:value-type="float" office:value="0.06916" calcext:value-type="float">
            <text:p>0.0692</text:p>
          </table:table-cell>
          <table:table-cell office:value-type="float" office:value="-0.05248" calcext:value-type="float">
            <text:p>-0.0525</text:p>
          </table:table-cell>
          <table:table-cell table:formula="of:=[.C294]+[.B294]^2/46" office:value-type="float" office:value="0.0894430601065217" calcext:value-type="float">
            <text:p>0.0894</text:p>
          </table:table-cell>
          <table:table-cell table:style-name="ce2" table:formula="of:=IF([.B294]&gt;0;[.B294]/[.E29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0.96297" calcext:value-type="float">
            <text:p>-0.9630</text:p>
          </table:table-cell>
          <table:table-cell office:value-type="float" office:value="0.06836" calcext:value-type="float">
            <text:p>0.0684</text:p>
          </table:table-cell>
          <table:table-cell office:value-type="float" office:value="-0.0527" calcext:value-type="float">
            <text:p>-0.0527</text:p>
          </table:table-cell>
          <table:table-cell table:formula="of:=[.C295]+[.B295]^2/46" office:value-type="float" office:value="0.0885189395847826" calcext:value-type="float">
            <text:p>0.0885</text:p>
          </table:table-cell>
          <table:table-cell table:style-name="ce2" table:formula="of:=IF([.B295]&gt;0;[.B295]/[.E29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-0.95981" calcext:value-type="float">
            <text:p>-0.9598</text:p>
          </table:table-cell>
          <table:table-cell office:value-type="float" office:value="0.06757" calcext:value-type="float">
            <text:p>0.0676</text:p>
          </table:table-cell>
          <table:table-cell office:value-type="float" office:value="-0.05293" calcext:value-type="float">
            <text:p>-0.0529</text:p>
          </table:table-cell>
          <table:table-cell table:formula="of:=[.C296]+[.B296]^2/46" office:value-type="float" office:value="0.0875968529586956" calcext:value-type="float">
            <text:p>0.0876</text:p>
          </table:table-cell>
          <table:table-cell table:style-name="ce2" table:formula="of:=IF([.B296]&gt;0;[.B296]/[.E29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0.95646" calcext:value-type="float">
            <text:p>-0.9565</text:p>
          </table:table-cell>
          <table:table-cell office:value-type="float" office:value="0.06679" calcext:value-type="float">
            <text:p>0.0668</text:p>
          </table:table-cell>
          <table:table-cell office:value-type="float" office:value="-0.05315" calcext:value-type="float">
            <text:p>-0.0532</text:p>
          </table:table-cell>
          <table:table-cell table:formula="of:=[.C297]+[.B297]^2/46" office:value-type="float" office:value="0.0866772985130435" calcext:value-type="float">
            <text:p>0.0867</text:p>
          </table:table-cell>
          <table:table-cell table:style-name="ce2" table:formula="of:=IF([.B297]&gt;0;[.B297]/[.E29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0.9529" calcext:value-type="float">
            <text:p>-0.9529</text:p>
          </table:table-cell>
          <table:table-cell office:value-type="float" office:value="0.06601" calcext:value-type="float">
            <text:p>0.0660</text:p>
          </table:table-cell>
          <table:table-cell office:value-type="float" office:value="-0.05338" calcext:value-type="float">
            <text:p>-0.0534</text:p>
          </table:table-cell>
          <table:table-cell table:formula="of:=[.C298]+[.B298]^2/46" office:value-type="float" office:value="0.0857495306521739" calcext:value-type="float">
            <text:p>0.0857</text:p>
          </table:table-cell>
          <table:table-cell table:style-name="ce2" table:formula="of:=IF([.B298]&gt;0;[.B298]/[.E29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-0.94914" calcext:value-type="float">
            <text:p>-0.9491</text:p>
          </table:table-cell>
          <table:table-cell office:value-type="float" office:value="0.06523" calcext:value-type="float">
            <text:p>0.0652</text:p>
          </table:table-cell>
          <table:table-cell office:value-type="float" office:value="-0.0536" calcext:value-type="float">
            <text:p>-0.0536</text:p>
          </table:table-cell>
          <table:table-cell table:formula="of:=[.C299]+[.B299]^2/46" office:value-type="float" office:value="0.0848140595565218" calcext:value-type="float">
            <text:p>0.0848</text:p>
          </table:table-cell>
          <table:table-cell table:style-name="ce2" table:formula="of:=IF([.B299]&gt;0;[.B299]/[.E29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94517" calcext:value-type="float">
            <text:p>-0.9452</text:p>
          </table:table-cell>
          <table:table-cell office:value-type="float" office:value="0.06446" calcext:value-type="float">
            <text:p>0.0645</text:p>
          </table:table-cell>
          <table:table-cell office:value-type="float" office:value="-0.05382" calcext:value-type="float">
            <text:p>-0.0538</text:p>
          </table:table-cell>
          <table:table-cell table:formula="of:=[.C300]+[.B300]^2/46" office:value-type="float" office:value="0.0838805723673913" calcext:value-type="float">
            <text:p>0.0839</text:p>
          </table:table-cell>
          <table:table-cell table:style-name="ce2" table:formula="of:=IF([.B300]&gt;0;[.B300]/[.E30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0.94099" calcext:value-type="float">
            <text:p>-0.9410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05405" calcext:value-type="float">
            <text:p>-0.0541</text:p>
          </table:table-cell>
          <table:table-cell table:formula="of:=[.C301]+[.B301]^2/46" office:value-type="float" office:value="0.0829491778282609" calcext:value-type="float">
            <text:p>0.0829</text:p>
          </table:table-cell>
          <table:table-cell table:style-name="ce2" table:formula="of:=IF([.B301]&gt;0;[.B301]/[.E30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-0.9366" calcext:value-type="float">
            <text:p>-0.9366</text:p>
          </table:table-cell>
          <table:table-cell office:value-type="float" office:value="0.06294" calcext:value-type="float">
            <text:p>0.0629</text:p>
          </table:table-cell>
          <table:table-cell office:value-type="float" office:value="-0.05427" calcext:value-type="float">
            <text:p>-0.0543</text:p>
          </table:table-cell>
          <table:table-cell table:formula="of:=[.C302]+[.B302]^2/46" office:value-type="float" office:value="0.0820099904347826" calcext:value-type="float">
            <text:p>0.0820</text:p>
          </table:table-cell>
          <table:table-cell table:style-name="ce2" table:formula="of:=IF([.B302]&gt;0;[.B302]/[.E30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93199" calcext:value-type="float">
            <text:p>-0.9320</text:p>
          </table:table-cell>
          <table:table-cell office:value-type="float" office:value="0.06218" calcext:value-type="float">
            <text:p>0.0622</text:p>
          </table:table-cell>
          <table:table-cell office:value-type="float" office:value="-0.0545" calcext:value-type="float">
            <text:p>-0.0545</text:p>
          </table:table-cell>
          <table:table-cell table:formula="of:=[.C303]+[.B303]^2/46" office:value-type="float" office:value="0.0810627252195652" calcext:value-type="float">
            <text:p>0.0811</text:p>
          </table:table-cell>
          <table:table-cell table:style-name="ce2" table:formula="of:=IF([.B303]&gt;0;[.B303]/[.E30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-0.92716" calcext:value-type="float">
            <text:p>-0.9272</text:p>
          </table:table-cell>
          <table:table-cell office:value-type="float" office:value="0.06143" calcext:value-type="float">
            <text:p>0.0614</text:p>
          </table:table-cell>
          <table:table-cell office:value-type="float" office:value="-0.05472" calcext:value-type="float">
            <text:p>-0.0547</text:p>
          </table:table-cell>
          <table:table-cell table:formula="of:=[.C304]+[.B304]^2/46" office:value-type="float" office:value="0.0801175144695652" calcext:value-type="float">
            <text:p>0.0801</text:p>
          </table:table-cell>
          <table:table-cell table:style-name="ce2" table:formula="of:=IF([.B304]&gt;0;[.B304]/[.E30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0.9221" calcext:value-type="float">
            <text:p>-0.9221</text:p>
          </table:table-cell>
          <table:table-cell office:value-type="float" office:value="0.06069" calcext:value-type="float">
            <text:p>0.0607</text:p>
          </table:table-cell>
          <table:table-cell office:value-type="float" office:value="-0.05495" calcext:value-type="float">
            <text:p>-0.0550</text:p>
          </table:table-cell>
          <table:table-cell table:formula="of:=[.C305]+[.B305]^2/46" office:value-type="float" office:value="0.0791740958695652" calcext:value-type="float">
            <text:p>0.0792</text:p>
          </table:table-cell>
          <table:table-cell table:style-name="ce2" table:formula="of:=IF([.B305]&gt;0;[.B305]/[.E30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-0.91682" calcext:value-type="float">
            <text:p>-0.9168</text:p>
          </table:table-cell>
          <table:table-cell office:value-type="float" office:value="0.05995" calcext:value-type="float">
            <text:p>0.0600</text:p>
          </table:table-cell>
          <table:table-cell office:value-type="float" office:value="-0.05517" calcext:value-type="float">
            <text:p>-0.0552</text:p>
          </table:table-cell>
          <table:table-cell table:formula="of:=[.C306]+[.B306]^2/46" office:value-type="float" office:value="0.0782230198347826" calcext:value-type="float">
            <text:p>0.0782</text:p>
          </table:table-cell>
          <table:table-cell table:style-name="ce2" table:formula="of:=IF([.B306]&gt;0;[.B306]/[.E30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0.91131" calcext:value-type="float">
            <text:p>-0.9113</text:p>
          </table:table-cell>
          <table:table-cell office:value-type="float" office:value="0.05922" calcext:value-type="float">
            <text:p>0.0592</text:p>
          </table:table-cell>
          <table:table-cell office:value-type="float" office:value="-0.0554" calcext:value-type="float">
            <text:p>-0.0554</text:p>
          </table:table-cell>
          <table:table-cell table:formula="of:=[.C307]+[.B307]^2/46" office:value-type="float" office:value="0.0772740416543478" calcext:value-type="float">
            <text:p>0.0773</text:p>
          </table:table-cell>
          <table:table-cell table:style-name="ce2" table:formula="of:=IF([.B307]&gt;0;[.B307]/[.E30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90557" calcext:value-type="float">
            <text:p>-0.9056</text:p>
          </table:table-cell>
          <table:table-cell office:value-type="float" office:value="0.05849" calcext:value-type="float">
            <text:p>0.0585</text:p>
          </table:table-cell>
          <table:table-cell office:value-type="float" office:value="-0.05562" calcext:value-type="float">
            <text:p>-0.0556</text:p>
          </table:table-cell>
          <table:table-cell table:formula="of:=[.C308]+[.B308]^2/46" office:value-type="float" office:value="0.0763173266282609" calcext:value-type="float">
            <text:p>0.0763</text:p>
          </table:table-cell>
          <table:table-cell table:style-name="ce2" table:formula="of:=IF([.B308]&gt;0;[.B308]/[.E30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0.89959" calcext:value-type="float">
            <text:p>-0.8996</text:p>
          </table:table-cell>
          <table:table-cell office:value-type="float" office:value="0.05777" calcext:value-type="float">
            <text:p>0.0578</text:p>
          </table:table-cell>
          <table:table-cell office:value-type="float" office:value="-0.05585" calcext:value-type="float">
            <text:p>-0.0559</text:p>
          </table:table-cell>
          <table:table-cell table:formula="of:=[.C309]+[.B309]^2/46" office:value-type="float" office:value="0.0753626558282609" calcext:value-type="float">
            <text:p>0.0754</text:p>
          </table:table-cell>
          <table:table-cell table:style-name="ce2" table:formula="of:=IF([.B309]&gt;0;[.B309]/[.E30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0.89338" calcext:value-type="float">
            <text:p>-0.8934</text:p>
          </table:table-cell>
          <table:table-cell office:value-type="float" office:value="0.05705" calcext:value-type="float">
            <text:p>0.0571</text:p>
          </table:table-cell>
          <table:table-cell office:value-type="float" office:value="-0.05607" calcext:value-type="float">
            <text:p>-0.0561</text:p>
          </table:table-cell>
          <table:table-cell table:formula="of:=[.C310]+[.B310]^2/46" office:value-type="float" office:value="0.0744006048782609" calcext:value-type="float">
            <text:p>0.0744</text:p>
          </table:table-cell>
          <table:table-cell table:style-name="ce2" table:formula="of:=IF([.B310]&gt;0;[.B310]/[.E31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-0.88693" calcext:value-type="float">
            <text:p>-0.8869</text:p>
          </table:table-cell>
          <table:table-cell office:value-type="float" office:value="0.05634" calcext:value-type="float">
            <text:p>0.0563</text:p>
          </table:table-cell>
          <table:table-cell office:value-type="float" office:value="-0.0563" calcext:value-type="float">
            <text:p>-0.0563</text:p>
          </table:table-cell>
          <table:table-cell table:formula="of:=[.C311]+[.B311]^2/46" office:value-type="float" office:value="0.0734409744543478" calcext:value-type="float">
            <text:p>0.0734</text:p>
          </table:table-cell>
          <table:table-cell table:style-name="ce2" table:formula="of:=IF([.B311]&gt;0;[.B311]/[.E31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-0.88023" calcext:value-type="float">
            <text:p>-0.8802</text:p>
          </table:table-cell>
          <table:table-cell office:value-type="float" office:value="0.05563" calcext:value-type="float">
            <text:p>0.0556</text:p>
          </table:table-cell>
          <table:table-cell office:value-type="float" office:value="-0.05652" calcext:value-type="float">
            <text:p>-0.0565</text:p>
          </table:table-cell>
          <table:table-cell table:formula="of:=[.C312]+[.B312]^2/46" office:value-type="float" office:value="0.0724735837586957" calcext:value-type="float">
            <text:p>0.0725</text:p>
          </table:table-cell>
          <table:table-cell table:style-name="ce2" table:formula="of:=IF([.B312]&gt;0;[.B312]/[.E31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8733" calcext:value-type="float">
            <text:p>-0.8733</text:p>
          </table:table-cell>
          <table:table-cell office:value-type="float" office:value="0.05493" calcext:value-type="float">
            <text:p>0.0549</text:p>
          </table:table-cell>
          <table:table-cell office:value-type="float" office:value="-0.05675" calcext:value-type="float">
            <text:p>-0.0568</text:p>
          </table:table-cell>
          <table:table-cell table:formula="of:=[.C313]+[.B313]^2/46" office:value-type="float" office:value="0.0715094106521739" calcext:value-type="float">
            <text:p>0.0715</text:p>
          </table:table-cell>
          <table:table-cell table:style-name="ce2" table:formula="of:=IF([.B313]&gt;0;[.B313]/[.E31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-0.86611" calcext:value-type="float">
            <text:p>-0.8661</text:p>
          </table:table-cell>
          <table:table-cell office:value-type="float" office:value="0.05423" calcext:value-type="float">
            <text:p>0.0542</text:p>
          </table:table-cell>
          <table:table-cell office:value-type="float" office:value="-0.05697" calcext:value-type="float">
            <text:p>-0.0570</text:p>
          </table:table-cell>
          <table:table-cell table:formula="of:=[.C314]+[.B314]^2/46" office:value-type="float" office:value="0.0705375333065218" calcext:value-type="float">
            <text:p>0.0705</text:p>
          </table:table-cell>
          <table:table-cell table:style-name="ce2" table:formula="of:=IF([.B314]&gt;0;[.B314]/[.E31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0.85867" calcext:value-type="float">
            <text:p>-0.8587</text:p>
          </table:table-cell>
          <table:table-cell office:value-type="float" office:value="0.05354" calcext:value-type="float">
            <text:p>0.0535</text:p>
          </table:table-cell>
          <table:table-cell office:value-type="float" office:value="-0.0572" calcext:value-type="float">
            <text:p>-0.0572</text:p>
          </table:table-cell>
          <table:table-cell table:formula="of:=[.C315]+[.B315]^2/46" office:value-type="float" office:value="0.0695685688891304" calcext:value-type="float">
            <text:p>0.0696</text:p>
          </table:table-cell>
          <table:table-cell table:style-name="ce2" table:formula="of:=IF([.B315]&gt;0;[.B315]/[.E31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85099" calcext:value-type="float">
            <text:p>-0.8510</text:p>
          </table:table-cell>
          <table:table-cell office:value-type="float" office:value="0.05285" calcext:value-type="float">
            <text:p>0.0529</text:p>
          </table:table-cell>
          <table:table-cell office:value-type="float" office:value="-0.05742" calcext:value-type="float">
            <text:p>-0.0574</text:p>
          </table:table-cell>
          <table:table-cell table:formula="of:=[.C316]+[.B316]^2/46" office:value-type="float" office:value="0.0685931300021739" calcext:value-type="float">
            <text:p>0.0686</text:p>
          </table:table-cell>
          <table:table-cell table:style-name="ce2" table:formula="of:=IF([.B316]&gt;0;[.B316]/[.E31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-0.84304" calcext:value-type="float">
            <text:p>-0.8430</text:p>
          </table:table-cell>
          <table:table-cell office:value-type="float" office:value="0.05217" calcext:value-type="float">
            <text:p>0.0522</text:p>
          </table:table-cell>
          <table:table-cell office:value-type="float" office:value="-0.05765" calcext:value-type="float">
            <text:p>-0.0577</text:p>
          </table:table-cell>
          <table:table-cell table:formula="of:=[.C317]+[.B317]^2/46" office:value-type="float" office:value="0.067620357426087" calcext:value-type="float">
            <text:p>0.0676</text:p>
          </table:table-cell>
          <table:table-cell table:style-name="ce2" table:formula="of:=IF([.B317]&gt;0;[.B317]/[.E31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0.83484" calcext:value-type="float">
            <text:p>-0.8348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05787" calcext:value-type="float">
            <text:p>-0.0579</text:p>
          </table:table-cell>
          <table:table-cell table:formula="of:=[.C318]+[.B318]^2/46" office:value-type="float" office:value="0.0666512570782609" calcext:value-type="float">
            <text:p>0.0667</text:p>
          </table:table-cell>
          <table:table-cell table:style-name="ce2" table:formula="of:=IF([.B318]&gt;0;[.B318]/[.E31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0.82639" calcext:value-type="float">
            <text:p>-0.8264</text:p>
          </table:table-cell>
          <table:table-cell office:value-type="float" office:value="0.05083" calcext:value-type="float">
            <text:p>0.0508</text:p>
          </table:table-cell>
          <table:table-cell office:value-type="float" office:value="-0.0581" calcext:value-type="float">
            <text:p>-0.0581</text:p>
          </table:table-cell>
          <table:table-cell table:formula="of:=[.C319]+[.B319]^2/46" office:value-type="float" office:value="0.06567609635" calcext:value-type="float">
            <text:p>0.0657</text:p>
          </table:table-cell>
          <table:table-cell table:style-name="ce2" table:formula="of:=IF([.B319]&gt;0;[.B319]/[.E31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0.81767" calcext:value-type="float">
            <text:p>-0.8177</text:p>
          </table:table-cell>
          <table:table-cell office:value-type="float" office:value="0.05016" calcext:value-type="float">
            <text:p>0.0502</text:p>
          </table:table-cell>
          <table:table-cell office:value-type="float" office:value="-0.05833" calcext:value-type="float">
            <text:p>-0.0583</text:p>
          </table:table-cell>
          <table:table-cell table:formula="of:=[.C320]+[.B320]^2/46" office:value-type="float" office:value="0.0646944397586957" calcext:value-type="float">
            <text:p>0.0647</text:p>
          </table:table-cell>
          <table:table-cell table:style-name="ce2" table:formula="of:=IF([.B320]&gt;0;[.B320]/[.E32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0.80868" calcext:value-type="float">
            <text:p>-0.808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05855" calcext:value-type="float">
            <text:p>-0.0586</text:p>
          </table:table-cell>
          <table:table-cell table:formula="of:=[.C321]+[.B321]^2/46" office:value-type="float" office:value="0.0637165944" calcext:value-type="float">
            <text:p>0.0637</text:p>
          </table:table-cell>
          <table:table-cell table:style-name="ce2" table:formula="of:=IF([.B321]&gt;0;[.B321]/[.E32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-0.79943" calcext:value-type="float">
            <text:p>-0.7994</text:p>
          </table:table-cell>
          <table:table-cell office:value-type="float" office:value="0.04885" calcext:value-type="float">
            <text:p>0.0489</text:p>
          </table:table-cell>
          <table:table-cell office:value-type="float" office:value="-0.05878" calcext:value-type="float">
            <text:p>-0.0588</text:p>
          </table:table-cell>
          <table:table-cell table:formula="of:=[.C322]+[.B322]^2/46" office:value-type="float" office:value="0.0627432244543478" calcext:value-type="float">
            <text:p>0.0627</text:p>
          </table:table-cell>
          <table:table-cell table:style-name="ce2" table:formula="of:=IF([.B322]&gt;0;[.B322]/[.E32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78992" calcext:value-type="float">
            <text:p>-0.7899</text:p>
          </table:table-cell>
          <table:table-cell office:value-type="float" office:value="0.0482" calcext:value-type="float">
            <text:p>0.0482</text:p>
          </table:table-cell>
          <table:table-cell office:value-type="float" office:value="-0.059" calcext:value-type="float">
            <text:p>-0.0590</text:p>
          </table:table-cell>
          <table:table-cell table:formula="of:=[.C323]+[.B323]^2/46" office:value-type="float" office:value="0.0617646436173913" calcext:value-type="float">
            <text:p>0.0618</text:p>
          </table:table-cell>
          <table:table-cell table:style-name="ce2" table:formula="of:=IF([.B323]&gt;0;[.B323]/[.E32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78013" calcext:value-type="float">
            <text:p>-0.7801</text:p>
          </table:table-cell>
          <table:table-cell office:value-type="float" office:value="0.04755" calcext:value-type="float">
            <text:p>0.0476</text:p>
          </table:table-cell>
          <table:table-cell office:value-type="float" office:value="-0.05923" calcext:value-type="float">
            <text:p>-0.0592</text:p>
          </table:table-cell>
          <table:table-cell table:formula="of:=[.C324]+[.B324]^2/46" office:value-type="float" office:value="0.0607804960195652" calcext:value-type="float">
            <text:p>0.0608</text:p>
          </table:table-cell>
          <table:table-cell table:style-name="ce2" table:formula="of:=IF([.B324]&gt;0;[.B324]/[.E32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-0.77007" calcext:value-type="float">
            <text:p>-0.7701</text:p>
          </table:table-cell>
          <table:table-cell office:value-type="float" office:value="0.04691" calcext:value-type="float">
            <text:p>0.0469</text:p>
          </table:table-cell>
          <table:table-cell office:value-type="float" office:value="-0.05945" calcext:value-type="float">
            <text:p>-0.0595</text:p>
          </table:table-cell>
          <table:table-cell table:formula="of:=[.C325]+[.B325]^2/46" office:value-type="float" office:value="0.0598014740195652" calcext:value-type="float">
            <text:p>0.0598</text:p>
          </table:table-cell>
          <table:table-cell table:style-name="ce2" table:formula="of:=IF([.B325]&gt;0;[.B325]/[.E32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-0.75973" calcext:value-type="float">
            <text:p>-0.7597</text:p>
          </table:table-cell>
          <table:table-cell office:value-type="float" office:value="0.04628" calcext:value-type="float">
            <text:p>0.0463</text:p>
          </table:table-cell>
          <table:table-cell office:value-type="float" office:value="-0.05968" calcext:value-type="float">
            <text:p>-0.0597</text:p>
          </table:table-cell>
          <table:table-cell table:formula="of:=[.C326]+[.B326]^2/46" office:value-type="float" office:value="0.0588276015847826" calcext:value-type="float">
            <text:p>0.0588</text:p>
          </table:table-cell>
          <table:table-cell table:style-name="ce2" table:formula="of:=IF([.B326]&gt;0;[.B326]/[.E32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0.74912" calcext:value-type="float">
            <text:p>-0.7491</text:p>
          </table:table-cell>
          <table:table-cell office:value-type="float" office:value="0.04565" calcext:value-type="float">
            <text:p>0.0457</text:p>
          </table:table-cell>
          <table:table-cell office:value-type="float" office:value="-0.0599" calcext:value-type="float">
            <text:p>-0.0599</text:p>
          </table:table-cell>
          <table:table-cell table:formula="of:=[.C327]+[.B327]^2/46" office:value-type="float" office:value="0.0578495820521739" calcext:value-type="float">
            <text:p>0.0578</text:p>
          </table:table-cell>
          <table:table-cell table:style-name="ce2" table:formula="of:=IF([.B327]&gt;0;[.B327]/[.E32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73823" calcext:value-type="float">
            <text:p>-0.7382</text:p>
          </table:table-cell>
          <table:table-cell office:value-type="float" office:value="0.04503" calcext:value-type="float">
            <text:p>0.0450</text:p>
          </table:table-cell>
          <table:table-cell office:value-type="float" office:value="-0.06013" calcext:value-type="float">
            <text:p>-0.0601</text:p>
          </table:table-cell>
          <table:table-cell table:formula="of:=[.C328]+[.B328]^2/46" office:value-type="float" office:value="0.0568774681065217" calcext:value-type="float">
            <text:p>0.0569</text:p>
          </table:table-cell>
          <table:table-cell table:style-name="ce2" table:formula="of:=IF([.B328]&gt;0;[.B328]/[.E32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0.72706" calcext:value-type="float">
            <text:p>-0.7271</text:p>
          </table:table-cell>
          <table:table-cell office:value-type="float" office:value="0.04441" calcext:value-type="float">
            <text:p>0.0444</text:p>
          </table:table-cell>
          <table:table-cell office:value-type="float" office:value="-0.06035" calcext:value-type="float">
            <text:p>-0.0604</text:p>
          </table:table-cell>
          <table:table-cell table:formula="of:=[.C329]+[.B329]^2/46" office:value-type="float" office:value="0.0559016574695652" calcext:value-type="float">
            <text:p>0.0559</text:p>
          </table:table-cell>
          <table:table-cell table:style-name="ce2" table:formula="of:=IF([.B329]&gt;0;[.B329]/[.E32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-0.71561" calcext:value-type="float">
            <text:p>-0.7156</text:p>
          </table:table-cell>
          <table:table-cell office:value-type="float" office:value="0.04379" calcext:value-type="float">
            <text:p>0.0438</text:p>
          </table:table-cell>
          <table:table-cell office:value-type="float" office:value="-0.06058" calcext:value-type="float">
            <text:p>-0.0606</text:p>
          </table:table-cell>
          <table:table-cell table:formula="of:=[.C330]+[.B330]^2/46" office:value-type="float" office:value="0.0549225580891304" calcext:value-type="float">
            <text:p>0.0549</text:p>
          </table:table-cell>
          <table:table-cell table:style-name="ce2" table:formula="of:=IF([.B330]&gt;0;[.B330]/[.E33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-0.70387" calcext:value-type="float">
            <text:p>-0.7039</text:p>
          </table:table-cell>
          <table:table-cell office:value-type="float" office:value="0.04319" calcext:value-type="float">
            <text:p>0.0432</text:p>
          </table:table-cell>
          <table:table-cell office:value-type="float" office:value="-0.0608" calcext:value-type="float">
            <text:p>-0.0608</text:p>
          </table:table-cell>
          <table:table-cell table:formula="of:=[.C331]+[.B331]^2/46" office:value-type="float" office:value="0.0539602821065218" calcext:value-type="float">
            <text:p>0.0540</text:p>
          </table:table-cell>
          <table:table-cell table:style-name="ce2" table:formula="of:=IF([.B331]&gt;0;[.B331]/[.E33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69185" calcext:value-type="float">
            <text:p>-0.6919</text:p>
          </table:table-cell>
          <table:table-cell office:value-type="float" office:value="0.04258" calcext:value-type="float">
            <text:p>0.0426</text:p>
          </table:table-cell>
          <table:table-cell office:value-type="float" office:value="-0.06103" calcext:value-type="float">
            <text:p>-0.0610</text:p>
          </table:table-cell>
          <table:table-cell table:formula="of:=[.C332]+[.B332]^2/46" office:value-type="float" office:value="0.0529855744021739" calcext:value-type="float">
            <text:p>0.0530</text:p>
          </table:table-cell>
          <table:table-cell table:style-name="ce2" table:formula="of:=IF([.B332]&gt;0;[.B332]/[.E33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67953" calcext:value-type="float">
            <text:p>-0.6795</text:p>
          </table:table-cell>
          <table:table-cell office:value-type="float" office:value="0.04198" calcext:value-type="float">
            <text:p>0.0420</text:p>
          </table:table-cell>
          <table:table-cell office:value-type="float" office:value="-0.06125" calcext:value-type="float">
            <text:p>-0.0613</text:p>
          </table:table-cell>
          <table:table-cell table:formula="of:=[.C333]+[.B333]^2/46" office:value-type="float" office:value="0.0520182830630435" calcext:value-type="float">
            <text:p>0.0520</text:p>
          </table:table-cell>
          <table:table-cell table:style-name="ce2" table:formula="of:=IF([.B333]&gt;0;[.B333]/[.E33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66693" calcext:value-type="float">
            <text:p>-0.6669</text:p>
          </table:table-cell>
          <table:table-cell office:value-type="float" office:value="0.04139" calcext:value-type="float">
            <text:p>0.0414</text:p>
          </table:table-cell>
          <table:table-cell office:value-type="float" office:value="-0.06148" calcext:value-type="float">
            <text:p>-0.0615</text:p>
          </table:table-cell>
          <table:table-cell table:formula="of:=[.C334]+[.B334]^2/46" office:value-type="float" office:value="0.0510594701065218" calcext:value-type="float">
            <text:p>0.0511</text:p>
          </table:table-cell>
          <table:table-cell table:style-name="ce2" table:formula="of:=IF([.B334]&gt;0;[.B334]/[.E33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65403" calcext:value-type="float">
            <text:p>-0.6540</text:p>
          </table:table-cell>
          <table:table-cell office:value-type="float" office:value="0.0408" calcext:value-type="float">
            <text:p>0.0408</text:p>
          </table:table-cell>
          <table:table-cell office:value-type="float" office:value="-0.0617" calcext:value-type="float">
            <text:p>-0.0617</text:p>
          </table:table-cell>
          <table:table-cell table:formula="of:=[.C335]+[.B335]^2/46" office:value-type="float" office:value="0.050099026976087" calcext:value-type="float">
            <text:p>0.0501</text:p>
          </table:table-cell>
          <table:table-cell table:style-name="ce2" table:formula="of:=IF([.B335]&gt;0;[.B335]/[.E33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64084" calcext:value-type="float">
            <text:p>-0.6408</text:p>
          </table:table-cell>
          <table:table-cell office:value-type="float" office:value="0.04022" calcext:value-type="float">
            <text:p>0.0402</text:p>
          </table:table-cell>
          <table:table-cell office:value-type="float" office:value="-0.06193" calcext:value-type="float">
            <text:p>-0.0619</text:p>
          </table:table-cell>
          <table:table-cell table:formula="of:=[.C336]+[.B336]^2/46" office:value-type="float" office:value="0.0491477370782609" calcext:value-type="float">
            <text:p>0.0491</text:p>
          </table:table-cell>
          <table:table-cell table:style-name="ce2" table:formula="of:=IF([.B336]&gt;0;[.B336]/[.E33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62735" calcext:value-type="float">
            <text:p>-0.6274</text:p>
          </table:table-cell>
          <table:table-cell office:value-type="float" office:value="0.03964" calcext:value-type="float">
            <text:p>0.0396</text:p>
          </table:table-cell>
          <table:table-cell office:value-type="float" office:value="-0.06215" calcext:value-type="float">
            <text:p>-0.0622</text:p>
          </table:table-cell>
          <table:table-cell table:formula="of:=[.C337]+[.B337]^2/46" office:value-type="float" office:value="0.048195826576087" calcext:value-type="float">
            <text:p>0.0482</text:p>
          </table:table-cell>
          <table:table-cell table:style-name="ce2" table:formula="of:=IF([.B337]&gt;0;[.B337]/[.E33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61357" calcext:value-type="float">
            <text:p>-0.6136</text:p>
          </table:table-cell>
          <table:table-cell office:value-type="float" office:value="0.03906" calcext:value-type="float">
            <text:p>0.0391</text:p>
          </table:table-cell>
          <table:table-cell office:value-type="float" office:value="-0.06238" calcext:value-type="float">
            <text:p>-0.0624</text:p>
          </table:table-cell>
          <table:table-cell table:formula="of:=[.C338]+[.B338]^2/46" office:value-type="float" office:value="0.0472440901065218" calcext:value-type="float">
            <text:p>0.0472</text:p>
          </table:table-cell>
          <table:table-cell table:style-name="ce2" table:formula="of:=IF([.B338]&gt;0;[.B338]/[.E33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59948" calcext:value-type="float">
            <text:p>-0.5995</text:p>
          </table:table-cell>
          <table:table-cell office:value-type="float" office:value="0.03849" calcext:value-type="float">
            <text:p>0.0385</text:p>
          </table:table-cell>
          <table:table-cell office:value-type="float" office:value="-0.0626" calcext:value-type="float">
            <text:p>-0.0626</text:p>
          </table:table-cell>
          <table:table-cell table:formula="of:=[.C339]+[.B339]^2/46" office:value-type="float" office:value="0.0463025276173913" calcext:value-type="float">
            <text:p>0.0463</text:p>
          </table:table-cell>
          <table:table-cell table:style-name="ce2" table:formula="of:=IF([.B339]&gt;0;[.B339]/[.E33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58509" calcext:value-type="float">
            <text:p>-0.5851</text:p>
          </table:table-cell>
          <table:table-cell office:value-type="float" office:value="0.03792" calcext:value-type="float">
            <text:p>0.0379</text:p>
          </table:table-cell>
          <table:table-cell office:value-type="float" office:value="-0.06283" calcext:value-type="float">
            <text:p>-0.0628</text:p>
          </table:table-cell>
          <table:table-cell table:formula="of:=[.C340]+[.B340]^2/46" office:value-type="float" office:value="0.0453619632195652" calcext:value-type="float">
            <text:p>0.0454</text:p>
          </table:table-cell>
          <table:table-cell table:style-name="ce2" table:formula="of:=IF([.B340]&gt;0;[.B340]/[.E34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704" calcext:value-type="float">
            <text:p>-0.5704</text:p>
          </table:table-cell>
          <table:table-cell office:value-type="float" office:value="0.03736" calcext:value-type="float">
            <text:p>0.0374</text:p>
          </table:table-cell>
          <table:table-cell office:value-type="float" office:value="-0.06305" calcext:value-type="float">
            <text:p>-0.0631</text:p>
          </table:table-cell>
          <table:table-cell table:formula="of:=[.C341]+[.B341]^2/46" office:value-type="float" office:value="0.04443296" calcext:value-type="float">
            <text:p>0.0444</text:p>
          </table:table-cell>
          <table:table-cell table:style-name="ce2" table:formula="of:=IF([.B341]&gt;0;[.B341]/[.E34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5554" calcext:value-type="float">
            <text:p>-0.5554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06328" calcext:value-type="float">
            <text:p>-0.0633</text:p>
          </table:table-cell>
          <table:table-cell table:formula="of:=[.C342]+[.B342]^2/46" office:value-type="float" office:value="0.0435058513043478" calcext:value-type="float">
            <text:p>0.0435</text:p>
          </table:table-cell>
          <table:table-cell table:style-name="ce2" table:formula="of:=IF([.B342]&gt;0;[.B342]/[.E34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5401" calcext:value-type="float">
            <text:p>-0.5401</text:p>
          </table:table-cell>
          <table:table-cell office:value-type="float" office:value="0.03625" calcext:value-type="float">
            <text:p>0.0363</text:p>
          </table:table-cell>
          <table:table-cell office:value-type="float" office:value="-0.0635" calcext:value-type="float">
            <text:p>-0.0635</text:p>
          </table:table-cell>
          <table:table-cell table:formula="of:=[.C343]+[.B343]^2/46" office:value-type="float" office:value="0.0425914784782609" calcext:value-type="float">
            <text:p>0.0426</text:p>
          </table:table-cell>
          <table:table-cell table:style-name="ce2" table:formula="of:=IF([.B343]&gt;0;[.B343]/[.E34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-0.52448" calcext:value-type="float">
            <text:p>-0.5245</text:p>
          </table:table-cell>
          <table:table-cell office:value-type="float" office:value="0.0357" calcext:value-type="float">
            <text:p>0.0357</text:p>
          </table:table-cell>
          <table:table-cell office:value-type="float" office:value="-0.06373" calcext:value-type="float">
            <text:p>-0.0637</text:p>
          </table:table-cell>
          <table:table-cell table:formula="of:=[.C344]+[.B344]^2/46" office:value-type="float" office:value="0.0416799841391304" calcext:value-type="float">
            <text:p>0.0417</text:p>
          </table:table-cell>
          <table:table-cell table:style-name="ce2" table:formula="of:=IF([.B344]&gt;0;[.B344]/[.E34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0.50856" calcext:value-type="float">
            <text:p>-0.5086</text:p>
          </table:table-cell>
          <table:table-cell office:value-type="float" office:value="0.03516" calcext:value-type="float">
            <text:p>0.0352</text:p>
          </table:table-cell>
          <table:table-cell office:value-type="float" office:value="-0.06395" calcext:value-type="float">
            <text:p>-0.0640</text:p>
          </table:table-cell>
          <table:table-cell table:formula="of:=[.C345]+[.B345]^2/46" office:value-type="float" office:value="0.0407824624695652" calcext:value-type="float">
            <text:p>0.0408</text:p>
          </table:table-cell>
          <table:table-cell table:style-name="ce2" table:formula="of:=IF([.B345]&gt;0;[.B345]/[.E34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-0.49232" calcext:value-type="float">
            <text:p>-0.4923</text:p>
          </table:table-cell>
          <table:table-cell office:value-type="float" office:value="0.03462" calcext:value-type="float">
            <text:p>0.0346</text:p>
          </table:table-cell>
          <table:table-cell office:value-type="float" office:value="-0.06418" calcext:value-type="float">
            <text:p>-0.0642</text:p>
          </table:table-cell>
          <table:table-cell table:formula="of:=[.C346]+[.B346]^2/46" office:value-type="float" office:value="0.0398891083130435" calcext:value-type="float">
            <text:p>0.0399</text:p>
          </table:table-cell>
          <table:table-cell table:style-name="ce2" table:formula="of:=IF([.B346]&gt;0;[.B346]/[.E34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0.47577" calcext:value-type="float">
            <text:p>-0.4758</text:p>
          </table:table-cell>
          <table:table-cell office:value-type="float" office:value="0.03408" calcext:value-type="float">
            <text:p>0.0341</text:p>
          </table:table-cell>
          <table:table-cell office:value-type="float" office:value="-0.0644" calcext:value-type="float">
            <text:p>-0.0644</text:p>
          </table:table-cell>
          <table:table-cell table:formula="of:=[.C347]+[.B347]^2/46" office:value-type="float" office:value="0.0390008063673913" calcext:value-type="float">
            <text:p>0.0390</text:p>
          </table:table-cell>
          <table:table-cell table:style-name="ce2" table:formula="of:=IF([.B347]&gt;0;[.B347]/[.E34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4589" calcext:value-type="float">
            <text:p>-0.4589</text:p>
          </table:table-cell>
          <table:table-cell office:value-type="float" office:value="0.03355" calcext:value-type="float">
            <text:p>0.0336</text:p>
          </table:table-cell>
          <table:table-cell office:value-type="float" office:value="-0.06463" calcext:value-type="float">
            <text:p>-0.0646</text:p>
          </table:table-cell>
          <table:table-cell table:formula="of:=[.C348]+[.B348]^2/46" office:value-type="float" office:value="0.0381280263043478" calcext:value-type="float">
            <text:p>0.0381</text:p>
          </table:table-cell>
          <table:table-cell table:style-name="ce2" table:formula="of:=IF([.B348]&gt;0;[.B348]/[.E34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-0.44171" calcext:value-type="float">
            <text:p>-0.4417</text:p>
          </table:table-cell>
          <table:table-cell office:value-type="float" office:value="0.03303" calcext:value-type="float">
            <text:p>0.0330</text:p>
          </table:table-cell>
          <table:table-cell office:value-type="float" office:value="-0.06485" calcext:value-type="float">
            <text:p>-0.0649</text:p>
          </table:table-cell>
          <table:table-cell table:formula="of:=[.C349]+[.B349]^2/46" office:value-type="float" office:value="0.0372714722630435" calcext:value-type="float">
            <text:p>0.0373</text:p>
          </table:table-cell>
          <table:table-cell table:style-name="ce2" table:formula="of:=IF([.B349]&gt;0;[.B349]/[.E34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-0.42421" calcext:value-type="float">
            <text:p>-0.4242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6508" calcext:value-type="float">
            <text:p>-0.0651</text:p>
          </table:table-cell>
          <table:table-cell table:formula="of:=[.C350]+[.B350]^2/46" office:value-type="float" office:value="0.036412046176087" calcext:value-type="float">
            <text:p>0.0364</text:p>
          </table:table-cell>
          <table:table-cell table:style-name="ce2" table:formula="of:=IF([.B350]&gt;0;[.B350]/[.E35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0.40638" calcext:value-type="float">
            <text:p>-0.4064</text:p>
          </table:table-cell>
          <table:table-cell office:value-type="float" office:value="0.03198" calcext:value-type="float">
            <text:p>0.0320</text:p>
          </table:table-cell>
          <table:table-cell office:value-type="float" office:value="-0.0653" calcext:value-type="float">
            <text:p>-0.0653</text:p>
          </table:table-cell>
          <table:table-cell table:formula="of:=[.C351]+[.B351]^2/46" office:value-type="float" office:value="0.0355701022695652" calcext:value-type="float">
            <text:p>0.0356</text:p>
          </table:table-cell>
          <table:table-cell table:style-name="ce2" table:formula="of:=IF([.B351]&gt;0;[.B351]/[.E35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-0.38823" calcext:value-type="float">
            <text:p>-0.3882</text:p>
          </table:table-cell>
          <table:table-cell office:value-type="float" office:value="0.03147" calcext:value-type="float">
            <text:p>0.0315</text:p>
          </table:table-cell>
          <table:table-cell office:value-type="float" office:value="-0.06553" calcext:value-type="float">
            <text:p>-0.0655</text:p>
          </table:table-cell>
          <table:table-cell table:formula="of:=[.C352]+[.B352]^2/46" office:value-type="float" office:value="0.0347465768021739" calcext:value-type="float">
            <text:p>0.0347</text:p>
          </table:table-cell>
          <table:table-cell table:style-name="ce2" table:formula="of:=IF([.B352]&gt;0;[.B352]/[.E35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36975" calcext:value-type="float">
            <text:p>-0.3698</text:p>
          </table:table-cell>
          <table:table-cell office:value-type="float" office:value="0.03096" calcext:value-type="float">
            <text:p>0.0310</text:p>
          </table:table-cell>
          <table:table-cell office:value-type="float" office:value="-0.06575" calcext:value-type="float">
            <text:p>-0.0658</text:p>
          </table:table-cell>
          <table:table-cell table:formula="of:=[.C353]+[.B353]^2/46" office:value-type="float" office:value="0.033932066576087" calcext:value-type="float">
            <text:p>0.0339</text:p>
          </table:table-cell>
          <table:table-cell table:style-name="ce2" table:formula="of:=IF([.B353]&gt;0;[.B353]/[.E35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-0.35095" calcext:value-type="float">
            <text:p>-0.3510</text:p>
          </table:table-cell>
          <table:table-cell office:value-type="float" office:value="0.03045" calcext:value-type="float">
            <text:p>0.0305</text:p>
          </table:table-cell>
          <table:table-cell office:value-type="float" office:value="-0.06597" calcext:value-type="float">
            <text:p>-0.0660</text:p>
          </table:table-cell>
          <table:table-cell table:formula="of:=[.C354]+[.B354]^2/46" office:value-type="float" office:value="0.0331275196195652" calcext:value-type="float">
            <text:p>0.0331</text:p>
          </table:table-cell>
          <table:table-cell table:style-name="ce2" table:formula="of:=IF([.B354]&gt;0;[.B354]/[.E35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-0.33182" calcext:value-type="float">
            <text:p>-0.3318</text:p>
          </table:table-cell>
          <table:table-cell office:value-type="float" office:value="0.02995" calcext:value-type="float">
            <text:p>0.0300</text:p>
          </table:table-cell>
          <table:table-cell office:value-type="float" office:value="-0.0662" calcext:value-type="float">
            <text:p>-0.0662</text:p>
          </table:table-cell>
          <table:table-cell table:formula="of:=[.C355]+[.B355]^2/46" office:value-type="float" office:value="0.0323435763565217" calcext:value-type="float">
            <text:p>0.0323</text:p>
          </table:table-cell>
          <table:table-cell table:style-name="ce2" table:formula="of:=IF([.B355]&gt;0;[.B355]/[.E35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0.31237" calcext:value-type="float">
            <text:p>-0.3124</text:p>
          </table:table-cell>
          <table:table-cell office:value-type="float" office:value="0.02945" calcext:value-type="float">
            <text:p>0.0295</text:p>
          </table:table-cell>
          <table:table-cell office:value-type="float" office:value="-0.06643" calcext:value-type="float">
            <text:p>-0.0664</text:p>
          </table:table-cell>
          <table:table-cell table:formula="of:=[.C356]+[.B356]^2/46" office:value-type="float" office:value="0.0315711960195652" calcext:value-type="float">
            <text:p>0.0316</text:p>
          </table:table-cell>
          <table:table-cell table:style-name="ce2" table:formula="of:=IF([.B356]&gt;0;[.B356]/[.E35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-0.29258" calcext:value-type="float">
            <text:p>-0.2926</text:p>
          </table:table-cell>
          <table:table-cell office:value-type="float" office:value="0.02895" calcext:value-type="float">
            <text:p>0.0290</text:p>
          </table:table-cell>
          <table:table-cell office:value-type="float" office:value="-0.06665" calcext:value-type="float">
            <text:p>-0.0667</text:p>
          </table:table-cell>
          <table:table-cell table:formula="of:=[.C357]+[.B357]^2/46" office:value-type="float" office:value="0.0308109360086957" calcext:value-type="float">
            <text:p>0.0308</text:p>
          </table:table-cell>
          <table:table-cell table:style-name="ce2" table:formula="of:=IF([.B357]&gt;0;[.B357]/[.E35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27246" calcext:value-type="float">
            <text:p>-0.2725</text:p>
          </table:table-cell>
          <table:table-cell office:value-type="float" office:value="0.02846" calcext:value-type="float">
            <text:p>0.0285</text:p>
          </table:table-cell>
          <table:table-cell office:value-type="float" office:value="-0.06687" calcext:value-type="float">
            <text:p>-0.0669</text:p>
          </table:table-cell>
          <table:table-cell table:formula="of:=[.C358]+[.B358]^2/46" office:value-type="float" office:value="0.030073792426087" calcext:value-type="float">
            <text:p>0.0301</text:p>
          </table:table-cell>
          <table:table-cell table:style-name="ce2" table:formula="of:=IF([.B358]&gt;0;[.B358]/[.E35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0.252" calcext:value-type="float">
            <text:p>-0.2520</text:p>
          </table:table-cell>
          <table:table-cell office:value-type="float" office:value="0.02797" calcext:value-type="float">
            <text:p>0.0280</text:p>
          </table:table-cell>
          <table:table-cell office:value-type="float" office:value="-0.0671" calcext:value-type="float">
            <text:p>-0.0671</text:p>
          </table:table-cell>
          <table:table-cell table:formula="of:=[.C359]+[.B359]^2/46" office:value-type="float" office:value="0.0293505217391304" calcext:value-type="float">
            <text:p>0.0294</text:p>
          </table:table-cell>
          <table:table-cell table:style-name="ce2" table:formula="of:=IF([.B359]&gt;0;[.B359]/[.E35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239" calcext:value-type="float">
            <text:p>-0.2390</text:p>
          </table:table-cell>
          <table:table-cell office:value-type="float" office:value="0.02748" calcext:value-type="float">
            <text:p>0.0275</text:p>
          </table:table-cell>
          <table:table-cell office:value-type="float" office:value="-0.06732" calcext:value-type="float">
            <text:p>-0.0673</text:p>
          </table:table-cell>
          <table:table-cell table:formula="of:=[.C360]+[.B360]^2/46" office:value-type="float" office:value="0.0287217608695652" calcext:value-type="float">
            <text:p>0.0287</text:p>
          </table:table-cell>
          <table:table-cell table:style-name="ce2" table:formula="of:=IF([.B360]&gt;0;[.B360]/[.E36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226" calcext:value-type="float">
            <text:p>-0.2260</text:p>
          </table:table-cell>
          <table:table-cell office:value-type="float" office:value="0.027" calcext:value-type="float">
            <text:p>0.0270</text:p>
          </table:table-cell>
          <table:table-cell office:value-type="float" office:value="-0.06755" calcext:value-type="float">
            <text:p>-0.0676</text:p>
          </table:table-cell>
          <table:table-cell table:formula="of:=[.C361]+[.B361]^2/46" office:value-type="float" office:value="0.028110347826087" calcext:value-type="float">
            <text:p>0.0281</text:p>
          </table:table-cell>
          <table:table-cell table:style-name="ce2" table:formula="of:=IF([.B361]&gt;0;[.B361]/[.E36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213" calcext:value-type="float">
            <text:p>-0.2130</text:p>
          </table:table-cell>
          <table:table-cell office:value-type="float" office:value="0.02652" calcext:value-type="float">
            <text:p>0.0265</text:p>
          </table:table-cell>
          <table:table-cell office:value-type="float" office:value="-0.06777" calcext:value-type="float">
            <text:p>-0.0678</text:p>
          </table:table-cell>
          <table:table-cell table:formula="of:=[.C362]+[.B362]^2/46" office:value-type="float" office:value="0.0275062826086957" calcext:value-type="float">
            <text:p>0.0275</text:p>
          </table:table-cell>
          <table:table-cell table:style-name="ce2" table:formula="of:=IF([.B362]&gt;0;[.B362]/[.E36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000</text:p>
          </table:table-cell>
          <table:table-cell office:value-type="float" office:value="0.02605" calcext:value-type="float">
            <text:p>0.0261</text:p>
          </table:table-cell>
          <table:table-cell office:value-type="float" office:value="-0.068" calcext:value-type="float">
            <text:p>-0.0680</text:p>
          </table:table-cell>
          <table:table-cell table:formula="of:=[.C363]+[.B363]^2/46" office:value-type="float" office:value="0.0269195652173913" calcext:value-type="float">
            <text:p>0.0269</text:p>
          </table:table-cell>
          <table:table-cell table:style-name="ce2" table:formula="of:=IF([.B363]&gt;0;[.B363]/[.E36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187" calcext:value-type="float">
            <text:p>-0.1870</text:p>
          </table:table-cell>
          <table:table-cell office:value-type="float" office:value="0.02558" calcext:value-type="float">
            <text:p>0.0256</text:p>
          </table:table-cell>
          <table:table-cell office:value-type="float" office:value="-0.06822" calcext:value-type="float">
            <text:p>-0.0682</text:p>
          </table:table-cell>
          <table:table-cell table:formula="of:=[.C364]+[.B364]^2/46" office:value-type="float" office:value="0.0263401956521739" calcext:value-type="float">
            <text:p>0.0263</text:p>
          </table:table-cell>
          <table:table-cell table:style-name="ce2" table:formula="of:=IF([.B364]&gt;0;[.B364]/[.E36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174" calcext:value-type="float">
            <text:p>-0.1740</text:p>
          </table:table-cell>
          <table:table-cell office:value-type="float" office:value="0.02511" calcext:value-type="float">
            <text:p>0.0251</text:p>
          </table:table-cell>
          <table:table-cell office:value-type="float" office:value="-0.06845" calcext:value-type="float">
            <text:p>-0.0685</text:p>
          </table:table-cell>
          <table:table-cell table:formula="of:=[.C365]+[.B365]^2/46" office:value-type="float" office:value="0.0257681739130435" calcext:value-type="float">
            <text:p>0.0258</text:p>
          </table:table-cell>
          <table:table-cell table:style-name="ce2" table:formula="of:=IF([.B365]&gt;0;[.B365]/[.E36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161" calcext:value-type="float">
            <text:p>-0.1610</text:p>
          </table:table-cell>
          <table:table-cell office:value-type="float" office:value="0.02465" calcext:value-type="float">
            <text:p>0.0247</text:p>
          </table:table-cell>
          <table:table-cell office:value-type="float" office:value="-0.06867" calcext:value-type="float">
            <text:p>-0.0687</text:p>
          </table:table-cell>
          <table:table-cell table:formula="of:=[.C366]+[.B366]^2/46" office:value-type="float" office:value="0.0252135" calcext:value-type="float">
            <text:p>0.0252</text:p>
          </table:table-cell>
          <table:table-cell table:style-name="ce2" table:formula="of:=IF([.B366]&gt;0;[.B366]/[.E36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148" calcext:value-type="float">
            <text:p>-0.1480</text:p>
          </table:table-cell>
          <table:table-cell office:value-type="float" office:value="0.02419" calcext:value-type="float">
            <text:p>0.0242</text:p>
          </table:table-cell>
          <table:table-cell office:value-type="float" office:value="-0.0689" calcext:value-type="float">
            <text:p>-0.0689</text:p>
          </table:table-cell>
          <table:table-cell table:formula="of:=[.C367]+[.B367]^2/46" office:value-type="float" office:value="0.0246661739130435" calcext:value-type="float">
            <text:p>0.0247</text:p>
          </table:table-cell>
          <table:table-cell table:style-name="ce2" table:formula="of:=IF([.B367]&gt;0;[.B367]/[.E36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135" calcext:value-type="float">
            <text:p>-0.1350</text:p>
          </table:table-cell>
          <table:table-cell office:value-type="float" office:value="0.02373" calcext:value-type="float">
            <text:p>0.0237</text:p>
          </table:table-cell>
          <table:table-cell office:value-type="float" office:value="-0.06912" calcext:value-type="float">
            <text:p>-0.0691</text:p>
          </table:table-cell>
          <table:table-cell table:formula="of:=[.C368]+[.B368]^2/46" office:value-type="float" office:value="0.0241261956521739" calcext:value-type="float">
            <text:p>0.0241</text:p>
          </table:table-cell>
          <table:table-cell table:style-name="ce2" table:formula="of:=IF([.B368]&gt;0;[.B368]/[.E36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122" calcext:value-type="float">
            <text:p>-0.1220</text:p>
          </table:table-cell>
          <table:table-cell office:value-type="float" office:value="0.02327" calcext:value-type="float">
            <text:p>0.0233</text:p>
          </table:table-cell>
          <table:table-cell office:value-type="float" office:value="-0.06935" calcext:value-type="float">
            <text:p>-0.0694</text:p>
          </table:table-cell>
          <table:table-cell table:formula="of:=[.C369]+[.B369]^2/46" office:value-type="float" office:value="0.0235935652173913" calcext:value-type="float">
            <text:p>0.0236</text:p>
          </table:table-cell>
          <table:table-cell table:style-name="ce2" table:formula="of:=IF([.B369]&gt;0;[.B369]/[.E369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109" calcext:value-type="float">
            <text:p>-0.1090</text:p>
          </table:table-cell>
          <table:table-cell office:value-type="float" office:value="0.02282" calcext:value-type="float">
            <text:p>0.0228</text:p>
          </table:table-cell>
          <table:table-cell office:value-type="float" office:value="-0.06957" calcext:value-type="float">
            <text:p>-0.0696</text:p>
          </table:table-cell>
          <table:table-cell table:formula="of:=[.C370]+[.B370]^2/46" office:value-type="float" office:value="0.0230782826086957" calcext:value-type="float">
            <text:p>0.0231</text:p>
          </table:table-cell>
          <table:table-cell table:style-name="ce2" table:formula="of:=IF([.B370]&gt;0;[.B370]/[.E370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096" calcext:value-type="float">
            <text:p>-0.0960</text:p>
          </table:table-cell>
          <table:table-cell office:value-type="float" office:value="0.02237" calcext:value-type="float">
            <text:p>0.0224</text:p>
          </table:table-cell>
          <table:table-cell office:value-type="float" office:value="-0.0698" calcext:value-type="float">
            <text:p>-0.0698</text:p>
          </table:table-cell>
          <table:table-cell table:formula="of:=[.C371]+[.B371]^2/46" office:value-type="float" office:value="0.022570347826087" calcext:value-type="float">
            <text:p>0.0226</text:p>
          </table:table-cell>
          <table:table-cell table:style-name="ce2" table:formula="of:=IF([.B371]&gt;0;[.B371]/[.E371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083" calcext:value-type="float">
            <text:p>-0.0830</text:p>
          </table:table-cell>
          <table:table-cell office:value-type="float" office:value="0.02193" calcext:value-type="float">
            <text:p>0.0219</text:p>
          </table:table-cell>
          <table:table-cell office:value-type="float" office:value="-0.07002" calcext:value-type="float">
            <text:p>-0.0700</text:p>
          </table:table-cell>
          <table:table-cell table:formula="of:=[.C372]+[.B372]^2/46" office:value-type="float" office:value="0.0220797608695652" calcext:value-type="float">
            <text:p>0.0221</text:p>
          </table:table-cell>
          <table:table-cell table:style-name="ce2" table:formula="of:=IF([.B372]&gt;0;[.B372]/[.E372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2149" calcext:value-type="float">
            <text:p>0.0215</text:p>
          </table:table-cell>
          <table:table-cell office:value-type="float" office:value="-0.07025" calcext:value-type="float">
            <text:p>-0.0703</text:p>
          </table:table-cell>
          <table:table-cell table:formula="of:=[.C373]+[.B373]^2/46" office:value-type="float" office:value="0.0215965217391304" calcext:value-type="float">
            <text:p>0.0216</text:p>
          </table:table-cell>
          <table:table-cell table:style-name="ce2" table:formula="of:=IF([.B373]&gt;0;[.B373]/[.E373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057" calcext:value-type="float">
            <text:p>-0.0570</text:p>
          </table:table-cell>
          <table:table-cell office:value-type="float" office:value="0.02105" calcext:value-type="float">
            <text:p>0.0211</text:p>
          </table:table-cell>
          <table:table-cell office:value-type="float" office:value="-0.07047" calcext:value-type="float">
            <text:p>-0.0705</text:p>
          </table:table-cell>
          <table:table-cell table:formula="of:=[.C374]+[.B374]^2/46" office:value-type="float" office:value="0.0211206304347826" calcext:value-type="float">
            <text:p>0.0211</text:p>
          </table:table-cell>
          <table:table-cell table:style-name="ce2" table:formula="of:=IF([.B374]&gt;0;[.B374]/[.E374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44" calcext:value-type="float">
            <text:p>-0.0440</text:p>
          </table:table-cell>
          <table:table-cell office:value-type="float" office:value="0.02061" calcext:value-type="float">
            <text:p>0.0206</text:p>
          </table:table-cell>
          <table:table-cell office:value-type="float" office:value="-0.0707" calcext:value-type="float">
            <text:p>-0.0707</text:p>
          </table:table-cell>
          <table:table-cell table:formula="of:=[.C375]+[.B375]^2/46" office:value-type="float" office:value="0.0206520869565217" calcext:value-type="float">
            <text:p>0.0207</text:p>
          </table:table-cell>
          <table:table-cell table:style-name="ce2" table:formula="of:=IF([.B375]&gt;0;[.B375]/[.E375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031" calcext:value-type="float">
            <text:p>-0.0310</text:p>
          </table:table-cell>
          <table:table-cell office:value-type="float" office:value="0.02018" calcext:value-type="float">
            <text:p>0.0202</text:p>
          </table:table-cell>
          <table:table-cell office:value-type="float" office:value="-0.07092" calcext:value-type="float">
            <text:p>-0.0709</text:p>
          </table:table-cell>
          <table:table-cell table:formula="of:=[.C376]+[.B376]^2/46" office:value-type="float" office:value="0.0202008913043478" calcext:value-type="float">
            <text:p>0.0202</text:p>
          </table:table-cell>
          <table:table-cell table:style-name="ce2" table:formula="of:=IF([.B376]&gt;0;[.B376]/[.E376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018" calcext:value-type="float">
            <text:p>-0.0180</text:p>
          </table:table-cell>
          <table:table-cell office:value-type="float" office:value="0.01974" calcext:value-type="float">
            <text:p>0.0197</text:p>
          </table:table-cell>
          <table:table-cell office:value-type="float" office:value="-0.07115" calcext:value-type="float">
            <text:p>-0.0712</text:p>
          </table:table-cell>
          <table:table-cell table:formula="of:=[.C377]+[.B377]^2/46" office:value-type="float" office:value="0.0197470434782609" calcext:value-type="float">
            <text:p>0.0197</text:p>
          </table:table-cell>
          <table:table-cell table:style-name="ce2" table:formula="of:=IF([.B377]&gt;0;[.B377]/[.E377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1932" calcext:value-type="float">
            <text:p>0.0193</text:p>
          </table:table-cell>
          <table:table-cell office:value-type="float" office:value="-0.07137" calcext:value-type="float">
            <text:p>-0.0714</text:p>
          </table:table-cell>
          <table:table-cell table:formula="of:=[.C378]+[.B378]^2/46" office:value-type="float" office:value="0.0193205434782609" calcext:value-type="float">
            <text:p>0.0193</text:p>
          </table:table-cell>
          <table:table-cell table:style-name="ce2" table:formula="of:=IF([.B378]&gt;0;[.B378]/[.E378];0)" office:value-type="float" office:value="0" calcext:value-type="float">
            <text:p>0.0</text:p>
          </table:table-cell>
          <table:table-cell table:number-columns-repeated="19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889" calcext:value-type="float">
            <text:p>0.0189</text:p>
          </table:table-cell>
          <table:table-cell office:value-type="float" office:value="-0.0716" calcext:value-type="float">
            <text:p>-0.0716</text:p>
          </table:table-cell>
          <table:table-cell table:formula="of:=[.C379]+[.B379]^2/46" office:value-type="float" office:value="0.0188913913043478" calcext:value-type="float">
            <text:p>0.0189</text:p>
          </table:table-cell>
          <table:table-cell table:style-name="ce2" table:formula="of:=IF([.B379]&gt;0;[.B379]/[.E379];0)" office:value-type="float" office:value="0.423473309674064" calcext:value-type="float">
            <text:p>0.4</text:p>
          </table:table-cell>
          <table:table-cell table:number-columns-repeated="19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21" calcext:value-type="float">
            <text:p>0.0210</text:p>
          </table:table-cell>
          <table:table-cell office:value-type="float" office:value="0.01847" calcext:value-type="float">
            <text:p>0.0185</text:p>
          </table:table-cell>
          <table:table-cell office:value-type="float" office:value="-0.07182" calcext:value-type="float">
            <text:p>-0.0718</text:p>
          </table:table-cell>
          <table:table-cell table:formula="of:=[.C380]+[.B380]^2/46" office:value-type="float" office:value="0.0184795869565217" calcext:value-type="float">
            <text:p>0.0185</text:p>
          </table:table-cell>
          <table:table-cell table:style-name="ce2" table:formula="of:=IF([.B380]&gt;0;[.B380]/[.E380];0)" office:value-type="float" office:value="1.13638903561039" calcext:value-type="float">
            <text:p>1.1</text:p>
          </table:table-cell>
          <table:table-cell table:formula="of:=SQRT(2*9.81*355/(1.1*[.B380]*10.5))*3.6" office:value-type="float" office:value="610.050151531859" calcext:value-type="float">
            <text:p>610.0502</text:p>
          </table:table-cell>
          <table:table-cell table:number-columns-repeated="18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34" calcext:value-type="float">
            <text:p>0.0340</text:p>
          </table:table-cell>
          <table:table-cell office:value-type="float" office:value="0.01805" calcext:value-type="float">
            <text:p>0.0181</text:p>
          </table:table-cell>
          <table:table-cell office:value-type="float" office:value="-0.07205" calcext:value-type="float">
            <text:p>-0.0721</text:p>
          </table:table-cell>
          <table:table-cell table:formula="of:=[.C381]+[.B381]^2/46" office:value-type="float" office:value="0.0180751304347826" calcext:value-type="float">
            <text:p>0.0181</text:p>
          </table:table-cell>
          <table:table-cell table:style-name="ce2" table:formula="of:=IF([.B381]&gt;0;[.B381]/[.E381];0)" office:value-type="float" office:value="1.88103760150868" calcext:value-type="float">
            <text:p>1.9</text:p>
          </table:table-cell>
          <table:table-cell table:formula="of:=SQRT(2*9.81*355/(1.1*[.B381]*10.5))*3.6" office:value-type="float" office:value="479.441615628042" calcext:value-type="float">
            <text:p>479.4416</text:p>
          </table:table-cell>
          <table:table-cell table:number-columns-repeated="18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1763" calcext:value-type="float">
            <text:p>0.0176</text:p>
          </table:table-cell>
          <table:table-cell office:value-type="float" office:value="-0.07227" calcext:value-type="float">
            <text:p>-0.0723</text:p>
          </table:table-cell>
          <table:table-cell table:formula="of:=[.C382]+[.B382]^2/46" office:value-type="float" office:value="0.0176780217391304" calcext:value-type="float">
            <text:p>0.0177</text:p>
          </table:table-cell>
          <table:table-cell table:style-name="ce2" table:formula="of:=IF([.B382]&gt;0;[.B382]/[.E382];0)" office:value-type="float" office:value="2.65866852601302" calcext:value-type="float">
            <text:p>2.7</text:p>
          </table:table-cell>
          <table:table-cell table:formula="of:=SQRT(2*9.81*355/(1.1*[.B382]*10.5))*3.6" office:value-type="float" office:value="407.780315675543" calcext:value-type="float">
            <text:p>407.7803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00</text:p>
          </table:table-cell>
          <table:table-cell office:value-type="float" office:value="0.01722" calcext:value-type="float">
            <text:p>0.0172</text:p>
          </table:table-cell>
          <table:table-cell office:value-type="float" office:value="-0.0725" calcext:value-type="float">
            <text:p>-0.0725</text:p>
          </table:table-cell>
          <table:table-cell table:formula="of:=[.C383]+[.B383]^2/46" office:value-type="float" office:value="0.0172982608695652" calcext:value-type="float">
            <text:p>0.0173</text:p>
          </table:table-cell>
          <table:table-cell table:style-name="ce2" table:formula="of:=IF([.B383]&gt;0;[.B383]/[.E383];0)" office:value-type="float" office:value="3.4685567787664" calcext:value-type="float">
            <text:p>3.5</text:p>
          </table:table-cell>
          <table:table-cell table:formula="of:=SQRT(2*9.81*355/(1.1*[.B383]*10.5))*3.6" office:value-type="float" office:value="360.910536815449" calcext:value-type="float">
            <text:p>360.9105</text:p>
          </table:table-cell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0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07272" calcext:value-type="float">
            <text:p>-0.0727</text:p>
          </table:table-cell>
          <table:table-cell table:formula="of:=[.C384]+[.B384]^2/46" office:value-type="float" office:value="0.016915847826087" calcext:value-type="float">
            <text:p>0.0169</text:p>
          </table:table-cell>
          <table:table-cell table:style-name="ce2" table:formula="of:=IF([.B384]&gt;0;[.B384]/[.E384];0)" office:value-type="float" office:value="4.31547982403946" calcext:value-type="float">
            <text:p>4.3</text:p>
          </table:table-cell>
          <table:table-cell table:formula="of:=SQRT(2*9.81*355/(1.1*[.B384]*10.5))*3.6" office:value-type="float" office:value="327.200347804872" calcext:value-type="float">
            <text:p>327.2003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6" calcext:value-type="float">
            <text:p>0.0860</text:p>
          </table:table-cell>
          <table:table-cell office:value-type="float" office:value="0.01639" calcext:value-type="float">
            <text:p>0.0164</text:p>
          </table:table-cell>
          <table:table-cell office:value-type="float" office:value="-0.07295" calcext:value-type="float">
            <text:p>-0.0730</text:p>
          </table:table-cell>
          <table:table-cell table:formula="of:=[.C385]+[.B385]^2/46" office:value-type="float" office:value="0.0165507826086957" calcext:value-type="float">
            <text:p>0.0166</text:p>
          </table:table-cell>
          <table:table-cell table:style-name="ce2" table:formula="of:=IF([.B385]&gt;0;[.B385]/[.E385];0)" office:value-type="float" office:value="5.19612891023149" calcext:value-type="float">
            <text:p>5.2</text:p>
          </table:table-cell>
          <table:table-cell table:formula="of:=SQRT(2*9.81*355/(1.1*[.B385]*10.5))*3.6" office:value-type="float" office:value="301.457408289103" calcext:value-type="float">
            <text:p>301.4574</text:p>
          </table:table-cell>
          <table:table-cell table:number-columns-repeated="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9" calcext:value-type="float">
            <text:p>0.0990</text:p>
          </table:table-cell>
          <table:table-cell office:value-type="float" office:value="0.01599" calcext:value-type="float">
            <text:p>0.0160</text:p>
          </table:table-cell>
          <table:table-cell office:value-type="float" office:value="-0.07317" calcext:value-type="float">
            <text:p>-0.0732</text:p>
          </table:table-cell>
          <table:table-cell table:formula="of:=[.C386]+[.B386]^2/46" office:value-type="float" office:value="0.0162030652173913" calcext:value-type="float">
            <text:p>0.0162</text:p>
          </table:table-cell>
          <table:table-cell table:style-name="ce2" table:formula="of:=IF([.B386]&gt;0;[.B386]/[.E386];0)" office:value-type="float" office:value="6.10995504071291" calcext:value-type="float">
            <text:p>6.1</text:p>
          </table:table-cell>
          <table:table-cell table:formula="of:=SQRT(2*9.81*355/(1.1*[.B386]*10.5))*3.6" office:value-type="float" office:value="280.968471847596" calcext:value-type="float">
            <text:p>280.9685</text:p>
          </table:table-cell>
          <table:table-cell table:formula="of:=[.F386]" office:value-type="float" office:value="6.10995504071291" calcext:value-type="float">
            <text:p>6.1100</text:p>
          </table:table-cell>
          <table:table-cell table:number-columns-repeated="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2" calcext:value-type="float">
            <text:p>0.1120</text:p>
          </table:table-cell>
          <table:table-cell office:value-type="float" office:value="0.01558" calcext:value-type="float">
            <text:p>0.0156</text:p>
          </table:table-cell>
          <table:table-cell office:value-type="float" office:value="-0.0734" calcext:value-type="float">
            <text:p>-0.0734</text:p>
          </table:table-cell>
          <table:table-cell table:formula="of:=[.C387]+[.B387]^2/46" office:value-type="float" office:value="0.0158526956521739" calcext:value-type="float">
            <text:p>0.0159</text:p>
          </table:table-cell>
          <table:table-cell table:style-name="ce2" table:formula="of:=IF([.B387]&gt;0;[.B387]/[.E387];0)" office:value-type="float" office:value="7.06504448564501" calcext:value-type="float">
            <text:p>7.1</text:p>
          </table:table-cell>
          <table:table-cell table:formula="of:=SQRT(2*9.81*355/(1.1*[.B387]*10.5))*3.6" office:value-type="float" office:value="264.159464404568" calcext:value-type="float">
            <text:p>264.1595</text:p>
          </table:table-cell>
          <table:table-cell table:formula="of:=[.F387]" office:value-type="float" office:value="7.06504448564501" calcext:value-type="float">
            <text:p>7.0650</text:p>
          </table:table-cell>
          <table:table-cell table:number-columns-repeated="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0</text:p>
          </table:table-cell>
          <table:table-cell office:value-type="float" office:value="0.01518" calcext:value-type="float">
            <text:p>0.0152</text:p>
          </table:table-cell>
          <table:table-cell office:value-type="float" office:value="-0.07362" calcext:value-type="float">
            <text:p>-0.0736</text:p>
          </table:table-cell>
          <table:table-cell table:formula="of:=[.C388]+[.B388]^2/46" office:value-type="float" office:value="0.0155196739130435" calcext:value-type="float">
            <text:p>0.0155</text:p>
          </table:table-cell>
          <table:table-cell table:style-name="ce2" table:formula="of:=IF([.B388]&gt;0;[.B388]/[.E388];0)" office:value-type="float" office:value="8.05429293813603" calcext:value-type="float">
            <text:p>8.1</text:p>
          </table:table-cell>
          <table:table-cell table:formula="of:=SQRT(2*9.81*355/(1.1*[.B388]*10.5))*3.6" office:value-type="float" office:value="250.046154700526" calcext:value-type="float">
            <text:p>250.0462</text:p>
          </table:table-cell>
          <table:table-cell table:formula="of:=[.F388]" office:value-type="float" office:value="8.05429293813603" calcext:value-type="float">
            <text:p>8.0543</text:p>
          </table:table-cell>
          <table:table-cell table:number-columns-repeated="1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38" calcext:value-type="float">
            <text:p>0.1380</text:p>
          </table:table-cell>
          <table:table-cell office:value-type="float" office:value="0.01478" calcext:value-type="float">
            <text:p>0.0148</text:p>
          </table:table-cell>
          <table:table-cell office:value-type="float" office:value="-0.07385" calcext:value-type="float">
            <text:p>-0.0739</text:p>
          </table:table-cell>
          <table:table-cell table:formula="of:=[.C389]+[.B389]^2/46" office:value-type="float" office:value="0.015194" calcext:value-type="float">
            <text:p>0.0152</text:p>
          </table:table-cell>
          <table:table-cell table:style-name="ce2" table:formula="of:=IF([.B389]&gt;0;[.B389]/[.E389];0)" office:value-type="float" office:value="9.08253257864947" calcext:value-type="float">
            <text:p>9.1</text:p>
          </table:table-cell>
          <table:table-cell table:formula="of:=SQRT(2*9.81*355/(1.1*[.B389]*10.5))*3.6" office:value-type="float" office:value="237.977360618898" calcext:value-type="float">
            <text:p>237.9774</text:p>
          </table:table-cell>
          <table:table-cell table:formula="of:=[.F389]" office:value-type="float" office:value="9.08253257864947" calcext:value-type="float">
            <text:p>9.0825</text:p>
          </table:table-cell>
          <table:table-cell table:number-columns-repeated="1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1" calcext:value-type="float">
            <text:p>0.1510</text:p>
          </table:table-cell>
          <table:table-cell office:value-type="float" office:value="0.01438" calcext:value-type="float">
            <text:p>0.0144</text:p>
          </table:table-cell>
          <table:table-cell office:value-type="float" office:value="-0.07407" calcext:value-type="float">
            <text:p>-0.0741</text:p>
          </table:table-cell>
          <table:table-cell table:formula="of:=[.C390]+[.B390]^2/46" office:value-type="float" office:value="0.0148756739130435" calcext:value-type="float">
            <text:p>0.0149</text:p>
          </table:table-cell>
          <table:table-cell table:style-name="ce2" table:formula="of:=IF([.B390]&gt;0;[.B390]/[.E390];0)" office:value-type="float" office:value="10.1508006213822" calcext:value-type="float">
            <text:p>10.2</text:p>
          </table:table-cell>
          <table:table-cell table:formula="of:=SQRT(2*9.81*355/(1.1*[.B390]*10.5))*3.6" office:value-type="float" office:value="227.502782678054" calcext:value-type="float">
            <text:p>227.5028</text:p>
          </table:table-cell>
          <table:table-cell table:formula="of:=[.F390]" office:value-type="float" office:value="10.1508006213822" calcext:value-type="float">
            <text:p>10.1508</text:p>
          </table:table-cell>
          <table:table-cell table:number-columns-repeated="1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64" calcext:value-type="float">
            <text:p>0.1640</text:p>
          </table:table-cell>
          <table:table-cell office:value-type="float" office:value="0.01398" calcext:value-type="float">
            <text:p>0.0140</text:p>
          </table:table-cell>
          <table:table-cell office:value-type="float" office:value="-0.0743" calcext:value-type="float">
            <text:p>-0.0743</text:p>
          </table:table-cell>
          <table:table-cell table:formula="of:=[.C391]+[.B391]^2/46" office:value-type="float" office:value="0.0145646956521739" calcext:value-type="float">
            <text:p>0.0146</text:p>
          </table:table-cell>
          <table:table-cell table:style-name="ce2" table:formula="of:=IF([.B391]&gt;0;[.B391]/[.E391];0)" office:value-type="float" office:value="11.2601048395763" calcext:value-type="float">
            <text:p>11.3</text:p>
          </table:table-cell>
          <table:table-cell table:formula="of:=SQRT(2*9.81*355/(1.1*[.B391]*10.5))*3.6" office:value-type="float" office:value="218.299762229418" calcext:value-type="float">
            <text:p>218.2998</text:p>
          </table:table-cell>
          <table:table-cell table:formula="of:=[.F391]" office:value-type="float" office:value="11.2601048395763" calcext:value-type="float">
            <text:p>11.2601</text:p>
          </table:table-cell>
          <table:table-cell table:number-columns-repeated="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7" calcext:value-type="float">
            <text:p>0.1770</text:p>
          </table:table-cell>
          <table:table-cell office:value-type="float" office:value="0.01359" calcext:value-type="float">
            <text:p>0.0136</text:p>
          </table:table-cell>
          <table:table-cell office:value-type="float" office:value="-0.07452" calcext:value-type="float">
            <text:p>-0.0745</text:p>
          </table:table-cell>
          <table:table-cell table:formula="of:=[.C392]+[.B392]^2/46" office:value-type="float" office:value="0.0142710652173913" calcext:value-type="float">
            <text:p>0.0143</text:p>
          </table:table-cell>
          <table:table-cell table:style-name="ce2" table:formula="of:=IF([.B392]&gt;0;[.B392]/[.E392];0)" office:value-type="float" office:value="12.4027181786193" calcext:value-type="float">
            <text:p>12.4</text:p>
          </table:table-cell>
          <table:table-cell table:formula="of:=SQRT(2*9.81*355/(1.1*[.B392]*10.5))*3.6" office:value-type="float" office:value="210.13023853615" calcext:value-type="float">
            <text:p>210.1302</text:p>
          </table:table-cell>
          <table:table-cell table:formula="of:=[.F392]" office:value-type="float" office:value="12.4027181786193" calcext:value-type="float">
            <text:p>12.402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00</text:p>
          </table:table-cell>
          <table:table-cell office:value-type="float" office:value="0.01319" calcext:value-type="float">
            <text:p>0.0132</text:p>
          </table:table-cell>
          <table:table-cell office:value-type="float" office:value="-0.07475" calcext:value-type="float">
            <text:p>-0.0748</text:p>
          </table:table-cell>
          <table:table-cell table:formula="of:=[.C393]+[.B393]^2/46" office:value-type="float" office:value="0.0139747826086957" calcext:value-type="float">
            <text:p>0.0140</text:p>
          </table:table-cell>
          <table:table-cell table:style-name="ce2" table:formula="of:=IF([.B393]&gt;0;[.B393]/[.E393];0)" office:value-type="float" office:value="13.5959181133719" calcext:value-type="float">
            <text:p>13.6</text:p>
          </table:table-cell>
          <table:table-cell table:formula="of:=SQRT(2*9.81*355/(1.1*[.B393]*10.5))*3.6" office:value-type="float" office:value="202.814212819009" calcext:value-type="float">
            <text:p>202.8142</text:p>
          </table:table-cell>
          <table:table-cell table:formula="of:=[.F393]" office:value-type="float" office:value="13.5959181133719" calcext:value-type="float">
            <text:p>13.5959</text:p>
          </table:table-cell>
          <table:table-cell table:number-columns-repeated="1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3" calcext:value-type="float">
            <text:p>0.2030</text:p>
          </table:table-cell>
          <table:table-cell office:value-type="float" office:value="0.0128" calcext:value-type="float">
            <text:p>0.0128</text:p>
          </table:table-cell>
          <table:table-cell office:value-type="float" office:value="-0.07497" calcext:value-type="float">
            <text:p>-0.0750</text:p>
          </table:table-cell>
          <table:table-cell table:formula="of:=[.C394]+[.B394]^2/46" office:value-type="float" office:value="0.013695847826087" calcext:value-type="float">
            <text:p>0.0137</text:p>
          </table:table-cell>
          <table:table-cell table:style-name="ce2" table:formula="of:=IF([.B394]&gt;0;[.B394]/[.E394];0)" office:value-type="float" office:value="14.8220104792154" calcext:value-type="float">
            <text:p>14.8</text:p>
          </table:table-cell>
          <table:table-cell table:formula="of:=SQRT(2*9.81*355/(1.1*[.B394]*10.5))*3.6" office:value-type="float" office:value="196.212724301101" calcext:value-type="float">
            <text:p>196.2127</text:p>
          </table:table-cell>
          <table:table-cell table:formula="of:=[.F394]" office:value-type="float" office:value="14.8220104792154" calcext:value-type="float">
            <text:p>14.8220</text:p>
          </table:table-cell>
          <table:table-cell table:number-columns-repeated="1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16" calcext:value-type="float">
            <text:p>0.2160</text:p>
          </table:table-cell>
          <table:table-cell office:value-type="float" office:value="0.01242" calcext:value-type="float">
            <text:p>0.0124</text:p>
          </table:table-cell>
          <table:table-cell office:value-type="float" office:value="-0.0752" calcext:value-type="float">
            <text:p>-0.0752</text:p>
          </table:table-cell>
          <table:table-cell table:formula="of:=[.C395]+[.B395]^2/46" office:value-type="float" office:value="0.0134342608695652" calcext:value-type="float">
            <text:p>0.0134</text:p>
          </table:table-cell>
          <table:table-cell table:style-name="ce2" table:formula="of:=IF([.B395]&gt;0;[.B395]/[.E395];0)" office:value-type="float" office:value="16.0782943026914" calcext:value-type="float">
            <text:p>16.1</text:p>
          </table:table-cell>
          <table:table-cell table:formula="of:=SQRT(2*9.81*355/(1.1*[.B395]*10.5))*3.6" office:value-type="float" office:value="190.216554648479" calcext:value-type="float">
            <text:p>190.2166</text:p>
          </table:table-cell>
          <table:table-cell table:formula="of:=[.F395]" office:value-type="float" office:value="16.0782943026914" calcext:value-type="float">
            <text:p>16.0783</text:p>
          </table:table-cell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29" calcext:value-type="float">
            <text:p>0.2290</text:p>
          </table:table-cell>
          <table:table-cell office:value-type="float" office:value="0.01204" calcext:value-type="float">
            <text:p>0.0120</text:p>
          </table:table-cell>
          <table:table-cell office:value-type="float" office:value="-0.07542" calcext:value-type="float">
            <text:p>-0.0754</text:p>
          </table:table-cell>
          <table:table-cell table:formula="of:=[.C396]+[.B396]^2/46" office:value-type="float" office:value="0.0131800217391304" calcext:value-type="float">
            <text:p>0.0132</text:p>
          </table:table-cell>
          <table:table-cell table:style-name="ce2" table:formula="of:=IF([.B396]&gt;0;[.B396]/[.E396];0)" office:value-type="float" office:value="17.3747816606491" calcext:value-type="float">
            <text:p>17.4</text:p>
          </table:table-cell>
          <table:table-cell table:formula="of:=SQRT(2*9.81*355/(1.1*[.B396]*10.5))*3.6" office:value-type="float" office:value="184.738513834374" calcext:value-type="float">
            <text:p>184.7385</text:p>
          </table:table-cell>
          <table:table-cell table:formula="of:=[.F396]" office:value-type="float" office:value="17.3747816606491" calcext:value-type="float">
            <text:p>17.3748</text:p>
          </table:table-cell>
          <table:table-cell table:number-columns-repeated="17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42" calcext:value-type="float">
            <text:p>0.2420</text:p>
          </table:table-cell>
          <table:table-cell office:value-type="float" office:value="0.01168" calcext:value-type="float">
            <text:p>0.0117</text:p>
          </table:table-cell>
          <table:table-cell office:value-type="float" office:value="-0.07565" calcext:value-type="float">
            <text:p>-0.0757</text:p>
          </table:table-cell>
          <table:table-cell table:formula="of:=[.C397]+[.B397]^2/46" office:value-type="float" office:value="0.0129531304347826" calcext:value-type="float">
            <text:p>0.0130</text:p>
          </table:table-cell>
          <table:table-cell table:style-name="ce2" table:formula="of:=IF([.B397]&gt;0;[.B397]/[.E397];0)" office:value-type="float" office:value="18.6827424627923" calcext:value-type="float">
            <text:p>18.7</text:p>
          </table:table-cell>
          <table:table-cell table:formula="of:=SQRT(2*9.81*355/(1.1*[.B397]*10.5))*3.6" office:value-type="float" office:value="179.708038413746" calcext:value-type="float">
            <text:p>179.7080</text:p>
          </table:table-cell>
          <table:table-cell table:formula="of:=[.F397]" office:value-type="float" office:value="18.6827424627923" calcext:value-type="float">
            <text:p>18.6827</text:p>
          </table:table-cell>
          <table:table-cell table:number-columns-repeated="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55" calcext:value-type="float">
            <text:p>0.2550</text:p>
          </table:table-cell>
          <table:table-cell office:value-type="float" office:value="0.01132" calcext:value-type="float">
            <text:p>0.0113</text:p>
          </table:table-cell>
          <table:table-cell office:value-type="float" office:value="-0.07587" calcext:value-type="float">
            <text:p>-0.0759</text:p>
          </table:table-cell>
          <table:table-cell table:formula="of:=[.C398]+[.B398]^2/46" office:value-type="float" office:value="0.0127335869565217" calcext:value-type="float">
            <text:p>0.0127</text:p>
          </table:table-cell>
          <table:table-cell table:style-name="ce2" table:formula="of:=IF([.B398]&gt;0;[.B398]/[.E398];0)" office:value-type="float" office:value="20.0257791359721" calcext:value-type="float">
            <text:p>20.0</text:p>
          </table:table-cell>
          <table:table-cell table:formula="of:=SQRT(2*9.81*355/(1.1*[.B398]*10.5))*3.6" office:value-type="float" office:value="175.067325257467" calcext:value-type="float">
            <text:p>175.0673</text:p>
          </table:table-cell>
          <table:table-cell table:formula="of:=[.F398]" office:value-type="float" office:value="20.0257791359721" calcext:value-type="float">
            <text:p>20.0258</text:p>
          </table:table-cell>
          <table:table-cell table:number-columns-repeated="17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68" calcext:value-type="float">
            <text:p>0.2680</text:p>
          </table:table-cell>
          <table:table-cell office:value-type="float" office:value="0.01097" calcext:value-type="float">
            <text:p>0.0110</text:p>
          </table:table-cell>
          <table:table-cell office:value-type="float" office:value="-0.0761" calcext:value-type="float">
            <text:p>-0.0761</text:p>
          </table:table-cell>
          <table:table-cell table:formula="of:=[.C399]+[.B399]^2/46" office:value-type="float" office:value="0.0125313913043478" calcext:value-type="float">
            <text:p>0.0125</text:p>
          </table:table-cell>
          <table:table-cell table:style-name="ce2" table:formula="of:=IF([.B399]&gt;0;[.B399]/[.E399];0)" office:value-type="float" office:value="21.3862925106342" calcext:value-type="float">
            <text:p>21.4</text:p>
          </table:table-cell>
          <table:table-cell table:formula="of:=SQRT(2*9.81*355/(1.1*[.B399]*10.5))*3.6" office:value-type="float" office:value="170.768510229677" calcext:value-type="float">
            <text:p>170.7685</text:p>
          </table:table-cell>
          <table:table-cell table:formula="of:=[.F399]" office:value-type="float" office:value="21.3862925106342" calcext:value-type="float">
            <text:p>21.3863</text:p>
          </table:table-cell>
          <table:table-cell table:number-columns-repeated="17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81" calcext:value-type="float">
            <text:p>0.2810</text:p>
          </table:table-cell>
          <table:table-cell office:value-type="float" office:value="0.01062" calcext:value-type="float">
            <text:p>0.0106</text:p>
          </table:table-cell>
          <table:table-cell office:value-type="float" office:value="-0.07632" calcext:value-type="float">
            <text:p>-0.0763</text:p>
          </table:table-cell>
          <table:table-cell table:formula="of:=[.C400]+[.B400]^2/46" office:value-type="float" office:value="0.0123365434782609" calcext:value-type="float">
            <text:p>0.0123</text:p>
          </table:table-cell>
          <table:table-cell table:style-name="ce2" table:formula="of:=IF([.B400]&gt;0;[.B400]/[.E400];0)" office:value-type="float" office:value="22.7778551176163" calcext:value-type="float">
            <text:p>22.8</text:p>
          </table:table-cell>
          <table:table-cell table:formula="of:=SQRT(2*9.81*355/(1.1*[.B400]*10.5))*3.6" office:value-type="float" office:value="166.771573645006" calcext:value-type="float">
            <text:p>166.7716</text:p>
          </table:table-cell>
          <table:table-cell table:formula="of:=[.F400]" office:value-type="float" office:value="22.7778551176163" calcext:value-type="float">
            <text:p>22.7779</text:p>
          </table:table-cell>
          <table:table-cell table:number-columns-repeated="1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94" calcext:value-type="float">
            <text:p>0.2940</text:p>
          </table:table-cell>
          <table:table-cell office:value-type="float" office:value="0.01029" calcext:value-type="float">
            <text:p>0.0103</text:p>
          </table:table-cell>
          <table:table-cell office:value-type="float" office:value="-0.07655" calcext:value-type="float">
            <text:p>-0.0766</text:p>
          </table:table-cell>
          <table:table-cell table:formula="of:=[.C401]+[.B401]^2/46" office:value-type="float" office:value="0.0121690434782609" calcext:value-type="float">
            <text:p>0.0122</text:p>
          </table:table-cell>
          <table:table-cell table:style-name="ce2" table:formula="of:=IF([.B401]&gt;0;[.B401]/[.E401];0)" office:value-type="float" office:value="24.1596638655462" calcext:value-type="float">
            <text:p>24.2</text:p>
          </table:table-cell>
          <table:table-cell table:formula="of:=SQRT(2*9.81*355/(1.1*[.B401]*10.5))*3.6" office:value-type="float" office:value="163.042761127267" calcext:value-type="float">
            <text:p>163.0428</text:p>
          </table:table-cell>
          <table:table-cell table:formula="of:=[.F401]" office:value-type="float" office:value="24.1596638655462" calcext:value-type="float">
            <text:p>24.1597</text:p>
          </table:table-cell>
          <table:table-cell table:number-columns-repeated="17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07" calcext:value-type="float">
            <text:p>0.3070</text:p>
          </table:table-cell>
          <table:table-cell office:value-type="float" office:value="0.00996" calcext:value-type="float">
            <text:p>0.0100</text:p>
          </table:table-cell>
          <table:table-cell office:value-type="float" office:value="-0.07677" calcext:value-type="float">
            <text:p>-0.0768</text:p>
          </table:table-cell>
          <table:table-cell table:formula="of:=[.C402]+[.B402]^2/46" office:value-type="float" office:value="0.0120088913043478" calcext:value-type="float">
            <text:p>0.0120</text:p>
          </table:table-cell>
          <table:table-cell table:style-name="ce2" table:formula="of:=IF([.B402]&gt;0;[.B402]/[.E402];0)" office:value-type="float" office:value="25.5643916011506" calcext:value-type="float">
            <text:p>25.6</text:p>
          </table:table-cell>
          <table:table-cell table:formula="of:=SQRT(2*9.81*355/(1.1*[.B402]*10.5))*3.6" office:value-type="float" office:value="159.553376394166" calcext:value-type="float">
            <text:p>159.5534</text:p>
          </table:table-cell>
          <table:table-cell table:formula="of:=[.F402]" office:value-type="float" office:value="25.5643916011506" calcext:value-type="float">
            <text:p>25.564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00</text:p>
          </table:table-cell>
          <table:table-cell office:value-type="float" office:value="0.00964" calcext:value-type="float">
            <text:p>0.0096</text:p>
          </table:table-cell>
          <table:table-cell office:value-type="float" office:value="-0.077" calcext:value-type="float">
            <text:p>-0.0770</text:p>
          </table:table-cell>
          <table:table-cell table:formula="of:=[.C403]+[.B403]^2/46" office:value-type="float" office:value="0.0118660869565217" calcext:value-type="float">
            <text:p>0.0119</text:p>
          </table:table-cell>
          <table:table-cell table:style-name="ce2" table:formula="of:=IF([.B403]&gt;0;[.B403]/[.E403];0)" office:value-type="float" office:value="26.9676095559138" calcext:value-type="float">
            <text:p>27.0</text:p>
          </table:table-cell>
          <table:table-cell table:formula="of:=SQRT(2*9.81*355/(1.1*[.B403]*10.5))*3.6" office:value-type="float" office:value="156.278846687829" calcext:value-type="float">
            <text:p>156.2788</text:p>
          </table:table-cell>
          <table:table-cell table:formula="of:=[.F403]" office:value-type="float" office:value="26.9676095559138" calcext:value-type="float">
            <text:p>26.9676</text:p>
          </table:table-cell>
          <table:table-cell table:number-columns-repeated="17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333" calcext:value-type="float">
            <text:p>0.3330</text:p>
          </table:table-cell>
          <table:table-cell office:value-type="float" office:value="0.00933" calcext:value-type="float">
            <text:p>0.0093</text:p>
          </table:table-cell>
          <table:table-cell office:value-type="float" office:value="-0.07722" calcext:value-type="float">
            <text:p>-0.0772</text:p>
          </table:table-cell>
          <table:table-cell table:formula="of:=[.C404]+[.B404]^2/46" office:value-type="float" office:value="0.0117406304347826" calcext:value-type="float">
            <text:p>0.0117</text:p>
          </table:table-cell>
          <table:table-cell table:style-name="ce2" table:formula="of:=IF([.B404]&gt;0;[.B404]/[.E404];0)" office:value-type="float" office:value="28.363042500125" calcext:value-type="float">
            <text:p>28.4</text:p>
          </table:table-cell>
          <table:table-cell table:formula="of:=SQRT(2*9.81*355/(1.1*[.B404]*10.5))*3.6" office:value-type="float" office:value="153.197990945131" calcext:value-type="float">
            <text:p>153.1980</text:p>
          </table:table-cell>
          <table:table-cell table:formula="of:=[.F404]" office:value-type="float" office:value="28.363042500125" calcext:value-type="float">
            <text:p>28.3630</text:p>
          </table:table-cell>
          <table:table-cell table:number-columns-repeated="17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46" calcext:value-type="float">
            <text:p>0.34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45" calcext:value-type="float">
            <text:p>-0.0775</text:p>
          </table:table-cell>
          <table:table-cell table:formula="of:=[.C405]+[.B405]^2/46" office:value-type="float" office:value="0.0116225217391304" calcext:value-type="float">
            <text:p>0.0116</text:p>
          </table:table-cell>
          <table:table-cell table:style-name="ce2" table:formula="of:=IF([.B405]&gt;0;[.B405]/[.E405];0)" office:value-type="float" office:value="29.7697872945331" calcext:value-type="float">
            <text:p>29.8</text:p>
          </table:table-cell>
          <table:table-cell table:formula="of:=SQRT(2*9.81*355/(1.1*[.B405]*10.5))*3.6" office:value-type="float" office:value="150.292440699463" calcext:value-type="float">
            <text:p>150.2924</text:p>
          </table:table-cell>
          <table:table-cell table:formula="of:=[.F405]" office:value-type="float" office:value="29.7697872945331" calcext:value-type="float">
            <text:p>29.7698</text:p>
          </table:table-cell>
          <table:table-cell table:number-columns-repeated="17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359" calcext:value-type="float">
            <text:p>0.3590</text:p>
          </table:table-cell>
          <table:table-cell office:value-type="float" office:value="0.00873" calcext:value-type="float">
            <text:p>0.0087</text:p>
          </table:table-cell>
          <table:table-cell office:value-type="float" office:value="-0.07767" calcext:value-type="float">
            <text:p>-0.0777</text:p>
          </table:table-cell>
          <table:table-cell table:formula="of:=[.C406]+[.B406]^2/46" office:value-type="float" office:value="0.0115317608695652" calcext:value-type="float">
            <text:p>0.0115</text:p>
          </table:table-cell>
          <table:table-cell table:style-name="ce2" table:formula="of:=IF([.B406]&gt;0;[.B406]/[.E406];0)" office:value-type="float" office:value="31.1314121113522" calcext:value-type="float">
            <text:p>31.1</text:p>
          </table:table-cell>
          <table:table-cell table:formula="of:=SQRT(2*9.81*355/(1.1*[.B406]*10.5))*3.6" office:value-type="float" office:value="147.546177418912" calcext:value-type="float">
            <text:p>147.5462</text:p>
          </table:table-cell>
          <table:table-cell table:formula="of:=[.F406]" office:value-type="float" office:value="31.1314121113522" calcext:value-type="float">
            <text:p>31.1314</text:p>
          </table:table-cell>
          <table:table-cell table:number-columns-repeated="17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72" calcext:value-type="float">
            <text:p>0.3720</text:p>
          </table:table-cell>
          <table:table-cell office:value-type="float" office:value="0.00844" calcext:value-type="float">
            <text:p>0.0084</text:p>
          </table:table-cell>
          <table:table-cell office:value-type="float" office:value="-0.0779" calcext:value-type="float">
            <text:p>-0.0779</text:p>
          </table:table-cell>
          <table:table-cell table:formula="of:=[.C407]+[.B407]^2/46" office:value-type="float" office:value="0.011448347826087" calcext:value-type="float">
            <text:p>0.0114</text:p>
          </table:table-cell>
          <table:table-cell table:style-name="ce2" table:formula="of:=IF([.B407]&gt;0;[.B407]/[.E407];0)" office:value-type="float" office:value="32.4937716473233" calcext:value-type="float">
            <text:p>32.5</text:p>
          </table:table-cell>
          <table:table-cell table:formula="of:=SQRT(2*9.81*355/(1.1*[.B407]*10.5))*3.6" office:value-type="float" office:value="144.945159587373" calcext:value-type="float">
            <text:p>144.9452</text:p>
          </table:table-cell>
          <table:table-cell table:formula="of:=[.F407]" office:value-type="float" office:value="32.4937716473233" calcext:value-type="float">
            <text:p>32.4938</text:p>
          </table:table-cell>
          <table:table-cell table:number-columns-repeated="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9034" calcext:value-type="float">
            <text:p>0.3903</text:p>
          </table:table-cell>
          <table:table-cell office:value-type="float" office:value="0.00816" calcext:value-type="float">
            <text:p>0.0082</text:p>
          </table:table-cell>
          <table:table-cell office:value-type="float" office:value="-0.07813" calcext:value-type="float">
            <text:p>-0.0781</text:p>
          </table:table-cell>
          <table:table-cell table:formula="of:=[.C408]+[.B408]^2/46" office:value-type="float" office:value="0.0114722894695652" calcext:value-type="float">
            <text:p>0.0115</text:p>
          </table:table-cell>
          <table:table-cell table:style-name="ce2" table:formula="of:=IF([.B408]&gt;0;[.B408]/[.E408];0)" office:value-type="float" office:value="34.0245947450621" calcext:value-type="float">
            <text:p>34.0</text:p>
          </table:table-cell>
          <table:table-cell table:formula="of:=SQRT(2*9.81*355/(1.1*[.B408]*10.5))*3.6" office:value-type="float" office:value="141.499093566741" calcext:value-type="float">
            <text:p>141.4991</text:p>
          </table:table-cell>
          <table:table-cell table:formula="of:=[.F408]" office:value-type="float" office:value="34.0245947450621" calcext:value-type="float">
            <text:p>34.0246</text:p>
          </table:table-cell>
          <table:table-cell table:number-columns-repeated="17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0841" calcext:value-type="float">
            <text:p>0.4084</text:p>
          </table:table-cell>
          <table:table-cell office:value-type="float" office:value="0.00788" calcext:value-type="float">
            <text:p>0.0079</text:p>
          </table:table-cell>
          <table:table-cell office:value-type="float" office:value="-0.07835" calcext:value-type="float">
            <text:p>-0.0784</text:p>
          </table:table-cell>
          <table:table-cell table:formula="of:=[.C409]+[.B409]^2/46" office:value-type="float" office:value="0.0115060593065217" calcext:value-type="float">
            <text:p>0.0115</text:p>
          </table:table-cell>
          <table:table-cell table:style-name="ce2" table:formula="of:=IF([.B409]&gt;0;[.B409]/[.E409];0)" office:value-type="float" office:value="35.4952107511309" calcext:value-type="float">
            <text:p>35.5</text:p>
          </table:table-cell>
          <table:table-cell table:formula="of:=SQRT(2*9.81*355/(1.1*[.B409]*10.5))*3.6" office:value-type="float" office:value="138.333384629898" calcext:value-type="float">
            <text:p>138.3334</text:p>
          </table:table-cell>
          <table:table-cell table:formula="of:=[.F409]" office:value-type="float" office:value="35.4952107511309" calcext:value-type="float">
            <text:p>35.4952</text:p>
          </table:table-cell>
          <table:table-cell table:number-columns-repeated="17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42622" calcext:value-type="float">
            <text:p>0.4262</text:p>
          </table:table-cell>
          <table:table-cell office:value-type="float" office:value="0.00762" calcext:value-type="float">
            <text:p>0.0076</text:p>
          </table:table-cell>
          <table:table-cell office:value-type="float" office:value="-0.07858" calcext:value-type="float">
            <text:p>-0.0786</text:p>
          </table:table-cell>
          <table:table-cell table:formula="of:=[.C410]+[.B410]^2/46" office:value-type="float" office:value="0.0115692062695652" calcext:value-type="float">
            <text:p>0.0116</text:p>
          </table:table-cell>
          <table:table-cell table:style-name="ce2" table:formula="of:=IF([.B410]&gt;0;[.B410]/[.E410];0)" office:value-type="float" office:value="36.8409024844898" calcext:value-type="float">
            <text:p>36.8</text:p>
          </table:table-cell>
          <table:table-cell table:formula="of:=SQRT(2*9.81*355/(1.1*[.B410]*10.5))*3.6" office:value-type="float" office:value="135.412349767941" calcext:value-type="float">
            <text:p>135.4123</text:p>
          </table:table-cell>
          <table:table-cell table:formula="of:=[.F410]" office:value-type="float" office:value="36.8409024844898" calcext:value-type="float">
            <text:p>36.8409</text:p>
          </table:table-cell>
          <table:table-cell table:number-columns-repeated="17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4376" calcext:value-type="float">
            <text:p>0.4438</text:p>
          </table:table-cell>
          <table:table-cell office:value-type="float" office:value="0.00736" calcext:value-type="float">
            <text:p>0.0074</text:p>
          </table:table-cell>
          <table:table-cell office:value-type="float" office:value="-0.0788" calcext:value-type="float">
            <text:p>-0.0788</text:p>
          </table:table-cell>
          <table:table-cell table:formula="of:=[.C411]+[.B411]^2/46" office:value-type="float" office:value="0.011640933426087" calcext:value-type="float">
            <text:p>0.0116</text:p>
          </table:table-cell>
          <table:table-cell table:style-name="ce2" table:formula="of:=IF([.B411]&gt;0;[.B411]/[.E411];0)" office:value-type="float" office:value="38.1206543974857" calcext:value-type="float">
            <text:p>38.1</text:p>
          </table:table-cell>
          <table:table-cell table:formula="of:=SQRT(2*9.81*355/(1.1*[.B411]*10.5))*3.6" office:value-type="float" office:value="132.709224173357" calcext:value-type="float">
            <text:p>132.7092</text:p>
          </table:table-cell>
          <table:table-cell table:formula="of:=[.F411]" office:value-type="float" office:value="38.1206543974857" calcext:value-type="float">
            <text:p>38.1207</text:p>
          </table:table-cell>
          <table:table-cell table:number-columns-repeated="17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6103" calcext:value-type="float">
            <text:p>0.4610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7903" calcext:value-type="float">
            <text:p>-0.0790</text:p>
          </table:table-cell>
          <table:table-cell table:formula="of:=[.C412]+[.B412]^2/46" office:value-type="float" office:value="0.0117206230630435" calcext:value-type="float">
            <text:p>0.0117</text:p>
          </table:table-cell>
          <table:table-cell table:style-name="ce2" table:formula="of:=IF([.B412]&gt;0;[.B412]/[.E412];0)" office:value-type="float" office:value="39.3349395778867" calcext:value-type="float">
            <text:p>39.3</text:p>
          </table:table-cell>
          <table:table-cell table:formula="of:=SQRT(2*9.81*355/(1.1*[.B412]*10.5))*3.6" office:value-type="float" office:value="130.199882833134" calcext:value-type="float">
            <text:p>130.1999</text:p>
          </table:table-cell>
          <table:table-cell table:formula="of:=[.F412]" office:value-type="float" office:value="39.3349395778867" calcext:value-type="float">
            <text:p>39.3349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04" calcext:value-type="float">
            <text:p>0.4780</text:p>
          </table:table-cell>
          <table:table-cell office:value-type="float" office:value="0.00686" calcext:value-type="float">
            <text:p>0.0069</text:p>
          </table:table-cell>
          <table:table-cell office:value-type="float" office:value="-0.07925" calcext:value-type="float">
            <text:p>-0.0793</text:p>
          </table:table-cell>
          <table:table-cell table:formula="of:=[.C413]+[.B413]^2/46" office:value-type="float" office:value="0.0118278748173913" calcext:value-type="float">
            <text:p>0.0118</text:p>
          </table:table-cell>
          <table:table-cell table:style-name="ce2" table:formula="of:=IF([.B413]&gt;0;[.B413]/[.E413];0)" office:value-type="float" office:value="40.4163898739532" calcext:value-type="float">
            <text:p>40.4</text:p>
          </table:table-cell>
          <table:table-cell table:formula="of:=SQRT(2*9.81*355/(1.1*[.B413]*10.5))*3.6" office:value-type="float" office:value="127.862463558308" calcext:value-type="float">
            <text:p>127.8625</text:p>
          </table:table-cell>
          <table:table-cell table:formula="of:=[.F413]" office:value-type="float" office:value="40.4163898739532" calcext:value-type="float">
            <text:p>40.4164</text:p>
          </table:table-cell>
          <table:table-cell table:number-columns-repeated="17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9479" calcext:value-type="float">
            <text:p>0.4948</text:p>
          </table:table-cell>
          <table:table-cell office:value-type="float" office:value="0.00662" calcext:value-type="float">
            <text:p>0.0066</text:p>
          </table:table-cell>
          <table:table-cell office:value-type="float" office:value="-0.07948" calcext:value-type="float">
            <text:p>-0.0795</text:p>
          </table:table-cell>
          <table:table-cell table:formula="of:=[.C414]+[.B414]^2/46" office:value-type="float" office:value="0.0119421118282609" calcext:value-type="float">
            <text:p>0.0119</text:p>
          </table:table-cell>
          <table:table-cell table:style-name="ce2" table:formula="of:=IF([.B414]&gt;0;[.B414]/[.E414];0)" office:value-type="float" office:value="41.4323703475197" calcext:value-type="float">
            <text:p>41.4</text:p>
          </table:table-cell>
          <table:table-cell table:formula="of:=SQRT(2*9.81*355/(1.1*[.B414]*10.5))*3.6" office:value-type="float" office:value="125.679582650605" calcext:value-type="float">
            <text:p>125.6796</text:p>
          </table:table-cell>
          <table:table-cell table:formula="of:=[.F414]" office:value-type="float" office:value="41.4323703475197" calcext:value-type="float">
            <text:p>41.4324</text:p>
          </table:table-cell>
          <table:table-cell table:number-columns-repeated="17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51128" calcext:value-type="float">
            <text:p>0.5113</text:p>
          </table:table-cell>
          <table:table-cell office:value-type="float" office:value="0.00639" calcext:value-type="float">
            <text:p>0.0064</text:p>
          </table:table-cell>
          <table:table-cell office:value-type="float" office:value="-0.0797" calcext:value-type="float">
            <text:p>-0.0797</text:p>
          </table:table-cell>
          <table:table-cell table:formula="of:=[.C415]+[.B415]^2/46" office:value-type="float" office:value="0.0120727660521739" calcext:value-type="float">
            <text:p>0.0121</text:p>
          </table:table-cell>
          <table:table-cell table:style-name="ce2" table:formula="of:=IF([.B415]&gt;0;[.B415]/[.E415];0)" office:value-type="float" office:value="42.3498639657591" calcext:value-type="float">
            <text:p>42.3</text:p>
          </table:table-cell>
          <table:table-cell table:formula="of:=SQRT(2*9.81*355/(1.1*[.B415]*10.5))*3.6" office:value-type="float" office:value="123.636238723247" calcext:value-type="float">
            <text:p>123.6362</text:p>
          </table:table-cell>
          <table:table-cell table:formula="of:=[.F415]" office:value-type="float" office:value="42.3498639657591" calcext:value-type="float">
            <text:p>42.3499</text:p>
          </table:table-cell>
          <table:table-cell table:number-columns-repeated="17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00617" calcext:value-type="float">
            <text:p>0.0062</text:p>
          </table:table-cell>
          <table:table-cell office:value-type="float" office:value="-0.07993" calcext:value-type="float">
            <text:p>-0.0799</text:p>
          </table:table-cell>
          <table:table-cell table:formula="of:=[.C416]+[.B416]^2/46" office:value-type="float" office:value="0.0122190489130435" calcext:value-type="float">
            <text:p>0.0122</text:p>
          </table:table-cell>
          <table:table-cell table:style-name="ce2" table:formula="of:=IF([.B416]&gt;0;[.B416]/[.E416];0)" office:value-type="float" office:value="43.1702994033283" calcext:value-type="float">
            <text:p>43.2</text:p>
          </table:table-cell>
          <table:table-cell table:formula="of:=SQRT(2*9.81*355/(1.1*[.B416]*10.5))*3.6" office:value-type="float" office:value="121.720563634488" calcext:value-type="float">
            <text:p>121.7206</text:p>
          </table:table-cell>
          <table:table-cell table:formula="of:=[.F416]" office:value-type="float" office:value="43.1702994033283" calcext:value-type="float">
            <text:p>43.1703</text:p>
          </table:table-cell>
          <table:table-cell table:number-columns-repeated="17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54347" calcext:value-type="float">
            <text:p>0.5435</text:p>
          </table:table-cell>
          <table:table-cell office:value-type="float" office:value="0.00596" calcext:value-type="float">
            <text:p>0.0060</text:p>
          </table:table-cell>
          <table:table-cell office:value-type="float" office:value="-0.08015" calcext:value-type="float">
            <text:p>-0.0802</text:p>
          </table:table-cell>
          <table:table-cell table:formula="of:=[.C417]+[.B417]^2/46" office:value-type="float" office:value="0.0123808617586957" calcext:value-type="float">
            <text:p>0.0124</text:p>
          </table:table-cell>
          <table:table-cell table:style-name="ce2" table:formula="of:=IF([.B417]&gt;0;[.B417]/[.E417];0)" office:value-type="float" office:value="43.8959751423035" calcext:value-type="float">
            <text:p>43.9</text:p>
          </table:table-cell>
          <table:table-cell table:formula="of:=SQRT(2*9.81*355/(1.1*[.B417]*10.5))*3.6" office:value-type="float" office:value="119.918834486197" calcext:value-type="float">
            <text:p>119.9188</text:p>
          </table:table-cell>
          <table:table-cell table:formula="of:=[.F417]" office:value-type="float" office:value="43.8959751423035" calcext:value-type="float">
            <text:p>43.8960</text:p>
          </table:table-cell>
          <table:table-cell table:number-columns-repeated="17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55918" calcext:value-type="float">
            <text:p>0.5592</text:p>
          </table:table-cell>
          <table:table-cell office:value-type="float" office:value="0.00575" calcext:value-type="float">
            <text:p>0.0058</text:p>
          </table:table-cell>
          <table:table-cell office:value-type="float" office:value="-0.08038" calcext:value-type="float">
            <text:p>-0.0804</text:p>
          </table:table-cell>
          <table:table-cell table:formula="of:=[.C418]+[.B418]^2/46" office:value-type="float" office:value="0.0125474407043478" calcext:value-type="float">
            <text:p>0.0125</text:p>
          </table:table-cell>
          <table:table-cell table:style-name="ce2" table:formula="of:=IF([.B418]&gt;0;[.B418]/[.E418];0)" office:value-type="float" office:value="44.5652634011841" calcext:value-type="float">
            <text:p>44.6</text:p>
          </table:table-cell>
          <table:table-cell table:formula="of:=SQRT(2*9.81*355/(1.1*[.B418]*10.5))*3.6" office:value-type="float" office:value="118.222291176504" calcext:value-type="float">
            <text:p>118.2223</text:p>
          </table:table-cell>
          <table:table-cell table:formula="of:=[.F418]" office:value-type="float" office:value="44.5652634011841" calcext:value-type="float">
            <text:p>44.5653</text:p>
          </table:table-cell>
          <table:table-cell table:number-columns-repeated="17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57463" calcext:value-type="float">
            <text:p>0.5746</text:p>
          </table:table-cell>
          <table:table-cell office:value-type="float" office:value="0.00555" calcext:value-type="float">
            <text:p>0.0056</text:p>
          </table:table-cell>
          <table:table-cell office:value-type="float" office:value="-0.0806" calcext:value-type="float">
            <text:p>-0.0806</text:p>
          </table:table-cell>
          <table:table-cell table:formula="of:=[.C419]+[.B419]^2/46" office:value-type="float" office:value="0.012728252976087" calcext:value-type="float">
            <text:p>0.0127</text:p>
          </table:table-cell>
          <table:table-cell table:style-name="ce2" table:formula="of:=IF([.B419]&gt;0;[.B419]/[.E419];0)" office:value-type="float" office:value="45.146022873648" calcext:value-type="float">
            <text:p>45.1</text:p>
          </table:table-cell>
          <table:table-cell table:formula="of:=SQRT(2*9.81*355/(1.1*[.B419]*10.5))*3.6" office:value-type="float" office:value="116.622148716915" calcext:value-type="float">
            <text:p>116.6221</text:p>
          </table:table-cell>
          <table:table-cell table:formula="of:=[.F419]" office:value-type="float" office:value="45.146022873648" calcext:value-type="float">
            <text:p>45.1460</text:p>
          </table:table-cell>
          <table:table-cell table:number-columns-repeated="17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8983" calcext:value-type="float">
            <text:p>0.5898</text:p>
          </table:table-cell>
          <table:table-cell office:value-type="float" office:value="0.00535" calcext:value-type="float">
            <text:p>0.0054</text:p>
          </table:table-cell>
          <table:table-cell office:value-type="float" office:value="-0.08083" calcext:value-type="float">
            <text:p>-0.0808</text:p>
          </table:table-cell>
          <table:table-cell table:formula="of:=[.C420]+[.B420]^2/46" office:value-type="float" office:value="0.0129130310630435" calcext:value-type="float">
            <text:p>0.0129</text:p>
          </table:table-cell>
          <table:table-cell table:style-name="ce2" table:formula="of:=IF([.B420]&gt;0;[.B420]/[.E420];0)" office:value-type="float" office:value="45.6771146232326" calcext:value-type="float">
            <text:p>45.7</text:p>
          </table:table-cell>
          <table:table-cell table:formula="of:=SQRT(2*9.81*355/(1.1*[.B420]*10.5))*3.6" office:value-type="float" office:value="115.109656449517" calcext:value-type="float">
            <text:p>115.1097</text:p>
          </table:table-cell>
          <table:table-cell table:formula="of:=[.F420]" office:value-type="float" office:value="45.6771146232326" calcext:value-type="float">
            <text:p>45.6771</text:p>
          </table:table-cell>
          <table:table-cell table:number-columns-repeated="17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60477" calcext:value-type="float">
            <text:p>0.6048</text:p>
          </table:table-cell>
          <table:table-cell office:value-type="float" office:value="0.00516" calcext:value-type="float">
            <text:p>0.0052</text:p>
          </table:table-cell>
          <table:table-cell office:value-type="float" office:value="-0.08105" calcext:value-type="float">
            <text:p>-0.0811</text:p>
          </table:table-cell>
          <table:table-cell table:formula="of:=[.C421]+[.B421]^2/46" office:value-type="float" office:value="0.0131110163673913" calcext:value-type="float">
            <text:p>0.0131</text:p>
          </table:table-cell>
          <table:table-cell table:style-name="ce2" table:formula="of:=IF([.B421]&gt;0;[.B421]/[.E421];0)" office:value-type="float" office:value="46.1268587463697" calcext:value-type="float">
            <text:p>46.1</text:p>
          </table:table-cell>
          <table:table-cell table:formula="of:=SQRT(2*9.81*355/(1.1*[.B421]*10.5))*3.6" office:value-type="float" office:value="113.678953495894" calcext:value-type="float">
            <text:p>113.6790</text:p>
          </table:table-cell>
          <table:table-cell table:formula="of:=[.F421]" office:value-type="float" office:value="46.1268587463697" calcext:value-type="float">
            <text:p>46.1269</text:p>
          </table:table-cell>
          <table:table-cell table:number-columns-repeated="17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61946" calcext:value-type="float">
            <text:p>0.6195</text:p>
          </table:table-cell>
          <table:table-cell office:value-type="float" office:value="0.00498" calcext:value-type="float">
            <text:p>0.0050</text:p>
          </table:table-cell>
          <table:table-cell office:value-type="float" office:value="-0.08128" calcext:value-type="float">
            <text:p>-0.0813</text:p>
          </table:table-cell>
          <table:table-cell table:formula="of:=[.C422]+[.B422]^2/46" office:value-type="float" office:value="0.0133219715565217" calcext:value-type="float">
            <text:p>0.0133</text:p>
          </table:table-cell>
          <table:table-cell table:style-name="ce2" table:formula="of:=IF([.B422]&gt;0;[.B422]/[.E422];0)" office:value-type="float" office:value="46.4991234496928" calcext:value-type="float">
            <text:p>46.5</text:p>
          </table:table-cell>
          <table:table-cell table:formula="of:=SQRT(2*9.81*355/(1.1*[.B422]*10.5))*3.6" office:value-type="float" office:value="112.322963333378" calcext:value-type="float">
            <text:p>112.3230</text:p>
          </table:table-cell>
          <table:table-cell table:formula="of:=[.F422]" office:value-type="float" office:value="46.4991234496928" calcext:value-type="float">
            <text:p>46.499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0481" calcext:value-type="float">
            <text:p>0.0048</text:p>
          </table:table-cell>
          <table:table-cell office:value-type="float" office:value="-0.0815" calcext:value-type="float">
            <text:p>-0.0815</text:p>
          </table:table-cell>
          <table:table-cell table:formula="of:=[.C423]+[.B423]^2/46" office:value-type="float" office:value="0.0135454176086957" calcext:value-type="float">
            <text:p>0.0135</text:p>
          </table:table-cell>
          <table:table-cell table:style-name="ce2" table:formula="of:=IF([.B423]&gt;0;[.B423]/[.E423];0)" office:value-type="float" office:value="46.7981141897803" calcext:value-type="float">
            <text:p>46.8</text:p>
          </table:table-cell>
          <table:table-cell table:formula="of:=SQRT(2*9.81*355/(1.1*[.B423]*10.5))*3.6" office:value-type="float" office:value="111.036256335296" calcext:value-type="float">
            <text:p>111.0363</text:p>
          </table:table-cell>
          <table:table-cell table:formula="of:=[.F423]" office:value-type="float" office:value="46.7981141897803" calcext:value-type="float">
            <text:p>46.7981</text:p>
          </table:table-cell>
          <table:table-cell table:number-columns-repeated="17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64809" calcext:value-type="float">
            <text:p>0.6481</text:p>
          </table:table-cell>
          <table:table-cell office:value-type="float" office:value="0.00464" calcext:value-type="float">
            <text:p>0.0046</text:p>
          </table:table-cell>
          <table:table-cell office:value-type="float" office:value="-0.08173" calcext:value-type="float">
            <text:p>-0.0817</text:p>
          </table:table-cell>
          <table:table-cell table:formula="of:=[.C424]+[.B424]^2/46" office:value-type="float" office:value="0.0137708836543478" calcext:value-type="float">
            <text:p>0.0138</text:p>
          </table:table-cell>
          <table:table-cell table:style-name="ce2" table:formula="of:=IF([.B424]&gt;0;[.B424]/[.E424];0)" office:value-type="float" office:value="47.0623393724905" calcext:value-type="float">
            <text:p>47.1</text:p>
          </table:table-cell>
          <table:table-cell table:formula="of:=SQRT(2*9.81*355/(1.1*[.B424]*10.5))*3.6" office:value-type="float" office:value="109.813953326414" calcext:value-type="float">
            <text:p>109.8140</text:p>
          </table:table-cell>
          <table:table-cell table:formula="of:=[.F424]" office:value-type="float" office:value="47.0623393724905" calcext:value-type="float">
            <text:p>47.0623</text:p>
          </table:table-cell>
          <table:table-cell table:number-columns-repeated="1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6203" calcext:value-type="float">
            <text:p>0.6620</text:p>
          </table:table-cell>
          <table:table-cell office:value-type="float" office:value="0.00448" calcext:value-type="float">
            <text:p>0.0045</text:p>
          </table:table-cell>
          <table:table-cell office:value-type="float" office:value="-0.08195" calcext:value-type="float">
            <text:p>-0.0820</text:p>
          </table:table-cell>
          <table:table-cell table:formula="of:=[.C425]+[.B425]^2/46" office:value-type="float" office:value="0.014007906976087" calcext:value-type="float">
            <text:p>0.0140</text:p>
          </table:table-cell>
          <table:table-cell table:style-name="ce2" table:formula="of:=IF([.B425]&gt;0;[.B425]/[.E425];0)" office:value-type="float" office:value="47.2611647928672" calcext:value-type="float">
            <text:p>47.3</text:p>
          </table:table-cell>
          <table:table-cell table:formula="of:=SQRT(2*9.81*355/(1.1*[.B425]*10.5))*3.6" office:value-type="float" office:value="108.651656437041" calcext:value-type="float">
            <text:p>108.6517</text:p>
          </table:table-cell>
          <table:table-cell table:formula="of:=[.F425]" office:value-type="float" office:value="47.2611647928672" calcext:value-type="float">
            <text:p>47.2612</text:p>
          </table:table-cell>
          <table:table-cell table:number-columns-repeated="17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7572" calcext:value-type="float">
            <text:p>0.6757</text:p>
          </table:table-cell>
          <table:table-cell office:value-type="float" office:value="0.00433" calcext:value-type="float">
            <text:p>0.0043</text:p>
          </table:table-cell>
          <table:table-cell office:value-type="float" office:value="-0.08218" calcext:value-type="float">
            <text:p>-0.0822</text:p>
          </table:table-cell>
          <table:table-cell table:formula="of:=[.C426]+[.B426]^2/46" office:value-type="float" office:value="0.0142560330086957" calcext:value-type="float">
            <text:p>0.0143</text:p>
          </table:table-cell>
          <table:table-cell table:style-name="ce2" table:formula="of:=IF([.B426]&gt;0;[.B426]/[.E426];0)" office:value-type="float" office:value="47.3988801504483" calcext:value-type="float">
            <text:p>47.4</text:p>
          </table:table-cell>
          <table:table-cell table:formula="of:=SQRT(2*9.81*355/(1.1*[.B426]*10.5))*3.6" office:value-type="float" office:value="107.545390294407" calcext:value-type="float">
            <text:p>107.5454</text:p>
          </table:table-cell>
          <table:table-cell table:formula="of:=[.F426]" office:value-type="float" office:value="47.3988801504483" calcext:value-type="float">
            <text:p>47.3989</text:p>
          </table:table-cell>
          <table:table-cell table:number-columns-repeated="17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68916" calcext:value-type="float">
            <text:p>0.6892</text:p>
          </table:table-cell>
          <table:table-cell office:value-type="float" office:value="0.00418" calcext:value-type="float">
            <text:p>0.0042</text:p>
          </table:table-cell>
          <table:table-cell office:value-type="float" office:value="-0.0824" calcext:value-type="float">
            <text:p>-0.0824</text:p>
          </table:table-cell>
          <table:table-cell table:formula="of:=[.C427]+[.B427]^2/46" office:value-type="float" office:value="0.0145048153391304" calcext:value-type="float">
            <text:p>0.0145</text:p>
          </table:table-cell>
          <table:table-cell table:style-name="ce2" table:formula="of:=IF([.B427]&gt;0;[.B427]/[.E427];0)" office:value-type="float" office:value="47.5124973249963" calcext:value-type="float">
            <text:p>47.5</text:p>
          </table:table-cell>
          <table:table-cell table:formula="of:=SQRT(2*9.81*355/(1.1*[.B427]*10.5))*3.6" office:value-type="float" office:value="106.491551774657" calcext:value-type="float">
            <text:p>106.4916</text:p>
          </table:table-cell>
          <table:table-cell table:formula="of:=[.F427]" office:value-type="float" office:value="47.5124973249963" calcext:value-type="float">
            <text:p>47.5125</text:p>
          </table:table-cell>
          <table:table-cell table:number-columns-repeated="1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0236" calcext:value-type="float">
            <text:p>0.7024</text:p>
          </table:table-cell>
          <table:table-cell office:value-type="float" office:value="0.00404" calcext:value-type="float">
            <text:p>0.0040</text:p>
          </table:table-cell>
          <table:table-cell office:value-type="float" office:value="-0.08263" calcext:value-type="float">
            <text:p>-0.0826</text:p>
          </table:table-cell>
          <table:table-cell table:formula="of:=[.C428]+[.B428]^2/46" office:value-type="float" office:value="0.0147641210782609" calcext:value-type="float">
            <text:p>0.0148</text:p>
          </table:table-cell>
          <table:table-cell table:style-name="ce2" table:formula="of:=IF([.B428]&gt;0;[.B428]/[.E428];0)" office:value-type="float" office:value="47.572083449937" calcext:value-type="float">
            <text:p>47.6</text:p>
          </table:table-cell>
          <table:table-cell table:formula="of:=SQRT(2*9.81*355/(1.1*[.B428]*10.5))*3.6" office:value-type="float" office:value="105.486115933532" calcext:value-type="float">
            <text:p>105.4861</text:p>
          </table:table-cell>
          <table:table-cell table:formula="of:=[.F428]" office:value-type="float" office:value="47.572083449937" calcext:value-type="float">
            <text:p>47.5721</text:p>
          </table:table-cell>
          <table:table-cell table:number-columns-repeated="1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71531" calcext:value-type="float">
            <text:p>0.7153</text:p>
          </table:table-cell>
          <table:table-cell office:value-type="float" office:value="0.00391" calcext:value-type="float">
            <text:p>0.0039</text:p>
          </table:table-cell>
          <table:table-cell office:value-type="float" office:value="-0.08285" calcext:value-type="float">
            <text:p>-0.0829</text:p>
          </table:table-cell>
          <table:table-cell table:formula="of:=[.C429]+[.B429]^2/46" office:value-type="float" office:value="0.0150332260021739" calcext:value-type="float">
            <text:p>0.0150</text:p>
          </table:table-cell>
          <table:table-cell table:style-name="ce2" table:formula="of:=IF([.B429]&gt;0;[.B429]/[.E429];0)" office:value-type="float" office:value="47.5819361657013" calcext:value-type="float">
            <text:p>47.6</text:p>
          </table:table-cell>
          <table:table-cell table:formula="of:=SQRT(2*9.81*355/(1.1*[.B429]*10.5))*3.6" office:value-type="float" office:value="104.526892280294" calcext:value-type="float">
            <text:p>104.5269</text:p>
          </table:table-cell>
          <table:table-cell table:formula="of:=[.F429]" office:value-type="float" office:value="47.5819361657013" calcext:value-type="float">
            <text:p>47.5819</text:p>
          </table:table-cell>
          <table:table-cell table:number-columns-repeated="17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72803" calcext:value-type="float">
            <text:p>0.7280</text:p>
          </table:table-cell>
          <table:table-cell office:value-type="float" office:value="0.00378" calcext:value-type="float">
            <text:p>0.0038</text:p>
          </table:table-cell>
          <table:table-cell office:value-type="float" office:value="-0.08308" calcext:value-type="float">
            <text:p>-0.0831</text:p>
          </table:table-cell>
          <table:table-cell table:formula="of:=[.C430]+[.B430]^2/46" office:value-type="float" office:value="0.0153023408891304" calcext:value-type="float">
            <text:p>0.0153</text:p>
          </table:table-cell>
          <table:table-cell table:style-name="ce2" table:formula="of:=IF([.B430]&gt;0;[.B430]/[.E430];0)" office:value-type="float" office:value="47.5763809782289" calcext:value-type="float">
            <text:p>47.6</text:p>
          </table:table-cell>
          <table:table-cell table:formula="of:=SQRT(2*9.81*355/(1.1*[.B430]*10.5))*3.6" office:value-type="float" office:value="103.609731644487" calcext:value-type="float">
            <text:p>103.6097</text:p>
          </table:table-cell>
          <table:table-cell table:formula="of:=[.F430]" office:value-type="float" office:value="47.5763809782289" calcext:value-type="float">
            <text:p>47.5764</text:p>
          </table:table-cell>
          <table:table-cell table:number-columns-repeated="17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00366" calcext:value-type="float">
            <text:p>0.0037</text:p>
          </table:table-cell>
          <table:table-cell office:value-type="float" office:value="-0.0833" calcext:value-type="float">
            <text:p>-0.0833</text:p>
          </table:table-cell>
          <table:table-cell table:formula="of:=[.C431]+[.B431]^2/46" office:value-type="float" office:value="0.0155804402173913" calcext:value-type="float">
            <text:p>0.0156</text:p>
          </table:table-cell>
          <table:table-cell table:style-name="ce2" table:formula="of:=IF([.B431]&gt;0;[.B431]/[.E431];0)" office:value-type="float" office:value="47.5275402792172" calcext:value-type="float">
            <text:p>47.5</text:p>
          </table:table-cell>
          <table:table-cell table:formula="of:=SQRT(2*9.81*355/(1.1*[.B431]*10.5))*3.6" office:value-type="float" office:value="102.733635082505" calcext:value-type="float">
            <text:p>102.7336</text:p>
          </table:table-cell>
          <table:table-cell table:formula="of:=[.F431]" office:value-type="float" office:value="47.5275402792172" calcext:value-type="float">
            <text:p>47.5275</text:p>
          </table:table-cell>
          <table:table-cell table:number-columns-repeated="17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75273" calcext:value-type="float">
            <text:p>0.7527</text:p>
          </table:table-cell>
          <table:table-cell office:value-type="float" office:value="0.00355" calcext:value-type="float">
            <text:p>0.0036</text:p>
          </table:table-cell>
          <table:table-cell office:value-type="float" office:value="-0.08353" calcext:value-type="float">
            <text:p>-0.0835</text:p>
          </table:table-cell>
          <table:table-cell table:formula="of:=[.C432]+[.B432]^2/46" office:value-type="float" office:value="0.0158674446282609" calcext:value-type="float">
            <text:p>0.0159</text:p>
          </table:table-cell>
          <table:table-cell table:style-name="ce2" table:formula="of:=IF([.B432]&gt;0;[.B432]/[.E432];0)" office:value-type="float" office:value="47.438640413425" calcext:value-type="float">
            <text:p>47.4</text:p>
          </table:table-cell>
          <table:table-cell table:formula="of:=SQRT(2*9.81*355/(1.1*[.B432]*10.5))*3.6" office:value-type="float" office:value="101.895633593515" calcext:value-type="float">
            <text:p>101.8956</text:p>
          </table:table-cell>
          <table:table-cell table:formula="of:=[.F432]" office:value-type="float" office:value="47.438640413425" calcext:value-type="float">
            <text:p>47.438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472" calcext:value-type="float">
            <text:p>0.7647</text:p>
          </table:table-cell>
          <table:table-cell office:value-type="float" office:value="0.00344" calcext:value-type="float">
            <text:p>0.0034</text:p>
          </table:table-cell>
          <table:table-cell office:value-type="float" office:value="-0.08375" calcext:value-type="float">
            <text:p>-0.0838</text:p>
          </table:table-cell>
          <table:table-cell table:formula="of:=[.C433]+[.B433]^2/46" office:value-type="float" office:value="0.0161529712695652" calcext:value-type="float">
            <text:p>0.0162</text:p>
          </table:table-cell>
          <table:table-cell table:style-name="ce2" table:formula="of:=IF([.B433]&gt;0;[.B433]/[.E433];0)" office:value-type="float" office:value="47.3423735632376" calcext:value-type="float">
            <text:p>47.3</text:p>
          </table:table-cell>
          <table:table-cell table:formula="of:=SQRT(2*9.81*355/(1.1*[.B433]*10.5))*3.6" office:value-type="float" office:value="101.093669859227" calcext:value-type="float">
            <text:p>101.0937</text:p>
          </table:table-cell>
          <table:table-cell table:formula="of:=[.F433]" office:value-type="float" office:value="47.3423735632376" calcext:value-type="float">
            <text:p>47.3424</text:p>
          </table:table-cell>
          <table:table-cell table:number-columns-repeated="17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7647" calcext:value-type="float">
            <text:p>0.7765</text:p>
          </table:table-cell>
          <table:table-cell office:value-type="float" office:value="0.00334" calcext:value-type="float">
            <text:p>0.0033</text:p>
          </table:table-cell>
          <table:table-cell office:value-type="float" office:value="-0.08398" calcext:value-type="float">
            <text:p>-0.0840</text:p>
          </table:table-cell>
          <table:table-cell table:formula="of:=[.C434]+[.B434]^2/46" office:value-type="float" office:value="0.0164466448021739" calcext:value-type="float">
            <text:p>0.0164</text:p>
          </table:table-cell>
          <table:table-cell table:style-name="ce2" table:formula="of:=IF([.B434]&gt;0;[.B434]/[.E434];0)" office:value-type="float" office:value="47.211453116405" calcext:value-type="float">
            <text:p>47.2</text:p>
          </table:table-cell>
          <table:table-cell table:formula="of:=SQRT(2*9.81*355/(1.1*[.B434]*10.5))*3.6" office:value-type="float" office:value="100.325849621056" calcext:value-type="float">
            <text:p>100.3258</text:p>
          </table:table-cell>
          <table:table-cell table:formula="of:=[.F434]" office:value-type="float" office:value="47.211453116405" calcext:value-type="float">
            <text:p>47.2115</text:p>
          </table:table-cell>
          <table:table-cell table:number-columns-repeated="17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8799" calcext:value-type="float">
            <text:p>0.7880</text:p>
          </table:table-cell>
          <table:table-cell office:value-type="float" office:value="0.00324" calcext:value-type="float">
            <text:p>0.0032</text:p>
          </table:table-cell>
          <table:table-cell office:value-type="float" office:value="-0.0842" calcext:value-type="float">
            <text:p>-0.0842</text:p>
          </table:table-cell>
          <table:table-cell table:formula="of:=[.C435]+[.B435]^2/46" office:value-type="float" office:value="0.0167384400021739" calcext:value-type="float">
            <text:p>0.0167</text:p>
          </table:table-cell>
          <table:table-cell table:style-name="ce2" table:formula="of:=IF([.B435]&gt;0;[.B435]/[.E435];0)" office:value-type="float" office:value="47.0766690263644" calcext:value-type="float">
            <text:p>47.1</text:p>
          </table:table-cell>
          <table:table-cell table:formula="of:=SQRT(2*9.81*355/(1.1*[.B435]*10.5))*3.6" office:value-type="float" office:value="99.5897939107573" calcext:value-type="float">
            <text:p>99.5898</text:p>
          </table:table-cell>
          <table:table-cell table:formula="of:=[.F435]" office:value-type="float" office:value="47.0766690263644" calcext:value-type="float">
            <text:p>47.0767</text:p>
          </table:table-cell>
          <table:table-cell table:number-columns-repeated="17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9927" calcext:value-type="float">
            <text:p>0.7993</text:p>
          </table:table-cell>
          <table:table-cell office:value-type="float" office:value="0.00315" calcext:value-type="float">
            <text:p>0.0032</text:p>
          </table:table-cell>
          <table:table-cell office:value-type="float" office:value="-0.08443" calcext:value-type="float">
            <text:p>-0.0844</text:p>
          </table:table-cell>
          <table:table-cell table:formula="of:=[.C436]+[.B436]^2/46" office:value-type="float" office:value="0.0170376637586957" calcext:value-type="float">
            <text:p>0.0170</text:p>
          </table:table-cell>
          <table:table-cell table:style-name="ce2" table:formula="of:=IF([.B436]&gt;0;[.B436]/[.E436];0)" office:value-type="float" office:value="46.9119482177872" calcext:value-type="float">
            <text:p>46.9</text:p>
          </table:table-cell>
          <table:table-cell table:formula="of:=SQRT(2*9.81*355/(1.1*[.B436]*10.5))*3.6" office:value-type="float" office:value="98.8845474991596" calcext:value-type="float">
            <text:p>98.8845</text:p>
          </table:table-cell>
          <table:table-cell table:formula="of:=[.F436]" office:value-type="float" office:value="46.9119482177872" calcext:value-type="float">
            <text:p>46.9119</text:p>
          </table:table-cell>
          <table:table-cell table:number-columns-repeated="17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81032" calcext:value-type="float">
            <text:p>0.8103</text:p>
          </table:table-cell>
          <table:table-cell office:value-type="float" office:value="0.00307" calcext:value-type="float">
            <text:p>0.0031</text:p>
          </table:table-cell>
          <table:table-cell office:value-type="float" office:value="-0.08465" calcext:value-type="float">
            <text:p>-0.0847</text:p>
          </table:table-cell>
          <table:table-cell table:formula="of:=[.C437]+[.B437]^2/46" office:value-type="float" office:value="0.0173443152695652" calcext:value-type="float">
            <text:p>0.0173</text:p>
          </table:table-cell>
          <table:table-cell table:style-name="ce2" table:formula="of:=IF([.B437]&gt;0;[.B437]/[.E437];0)" office:value-type="float" office:value="46.719630461394" calcext:value-type="float">
            <text:p>46.7</text:p>
          </table:table-cell>
          <table:table-cell table:formula="of:=SQRT(2*9.81*355/(1.1*[.B437]*10.5))*3.6" office:value-type="float" office:value="98.2080092461807" calcext:value-type="float">
            <text:p>98.2080</text:p>
          </table:table-cell>
          <table:table-cell table:formula="of:=[.F437]" office:value-type="float" office:value="46.719630461394" calcext:value-type="float">
            <text:p>46.7196</text:p>
          </table:table-cell>
          <table:table-cell table:number-columns-repeated="17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114" calcext:value-type="float">
            <text:p>0.8211</text:p>
          </table:table-cell>
          <table:table-cell office:value-type="float" office:value="0.00299" calcext:value-type="float">
            <text:p>0.0030</text:p>
          </table:table-cell>
          <table:table-cell office:value-type="float" office:value="-0.08488" calcext:value-type="float">
            <text:p>-0.0849</text:p>
          </table:table-cell>
          <table:table-cell table:formula="of:=[.C438]+[.B438]^2/46" office:value-type="float" office:value="0.0176480630347826" calcext:value-type="float">
            <text:p>0.0176</text:p>
          </table:table-cell>
          <table:table-cell table:style-name="ce2" table:formula="of:=IF([.B438]&gt;0;[.B438]/[.E438];0)" office:value-type="float" office:value="46.5286189414449" calcext:value-type="float">
            <text:p>46.5</text:p>
          </table:table-cell>
          <table:table-cell table:formula="of:=SQRT(2*9.81*355/(1.1*[.B438]*10.5))*3.6" office:value-type="float" office:value="97.5588298328283" calcext:value-type="float">
            <text:p>97.5588</text:p>
          </table:table-cell>
          <table:table-cell table:formula="of:=[.F438]" office:value-type="float" office:value="46.5286189414449" calcext:value-type="float">
            <text:p>46.5286</text:p>
          </table:table-cell>
          <table:table-cell table:number-columns-repeated="17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3173" calcext:value-type="float">
            <text:p>0.8317</text:p>
          </table:table-cell>
          <table:table-cell office:value-type="float" office:value="0.00292" calcext:value-type="float">
            <text:p>0.0029</text:p>
          </table:table-cell>
          <table:table-cell office:value-type="float" office:value="-0.0851" calcext:value-type="float">
            <text:p>-0.0851</text:p>
          </table:table-cell>
          <table:table-cell table:formula="of:=[.C439]+[.B439]^2/46" office:value-type="float" office:value="0.0179585824543478" calcext:value-type="float">
            <text:p>0.0180</text:p>
          </table:table-cell>
          <table:table-cell table:style-name="ce2" table:formula="of:=IF([.B439]&gt;0;[.B439]/[.E439];0)" office:value-type="float" office:value="46.313789081868" calcext:value-type="float">
            <text:p>46.3</text:p>
          </table:table-cell>
          <table:table-cell table:formula="of:=SQRT(2*9.81*355/(1.1*[.B439]*10.5))*3.6" office:value-type="float" office:value="96.9357563889892" calcext:value-type="float">
            <text:p>96.9358</text:p>
          </table:table-cell>
          <table:table-cell table:formula="of:=[.F439]" office:value-type="float" office:value="46.313789081868" calcext:value-type="float">
            <text:p>46.3138</text:p>
          </table:table-cell>
          <table:table-cell table:number-columns-repeated="17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4209" calcext:value-type="float">
            <text:p>0.8421</text:p>
          </table:table-cell>
          <table:table-cell office:value-type="float" office:value="0.00286" calcext:value-type="float">
            <text:p>0.0029</text:p>
          </table:table-cell>
          <table:table-cell office:value-type="float" office:value="-0.08533" calcext:value-type="float">
            <text:p>-0.0853</text:p>
          </table:table-cell>
          <table:table-cell table:formula="of:=[.C440]+[.B440]^2/46" office:value-type="float" office:value="0.0182755558282609" calcext:value-type="float">
            <text:p>0.0183</text:p>
          </table:table-cell>
          <table:table-cell table:style-name="ce2" table:formula="of:=IF([.B440]&gt;0;[.B440]/[.E440];0)" office:value-type="float" office:value="46.077394740455" calcext:value-type="float">
            <text:p>46.1</text:p>
          </table:table-cell>
          <table:table-cell table:formula="of:=SQRT(2*9.81*355/(1.1*[.B440]*10.5))*3.6" office:value-type="float" office:value="96.3376241527044" calcext:value-type="float">
            <text:p>96.3376</text:p>
          </table:table-cell>
          <table:table-cell table:formula="of:=[.F440]" office:value-type="float" office:value="46.077394740455" calcext:value-type="float">
            <text:p>46.0774</text:p>
          </table:table-cell>
          <table:table-cell table:number-columns-repeated="17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85222" calcext:value-type="float">
            <text:p>0.8522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08555" calcext:value-type="float">
            <text:p>-0.0856</text:p>
          </table:table-cell>
          <table:table-cell table:formula="of:=[.C441]+[.B441]^2/46" office:value-type="float" office:value="0.0185886723565217" calcext:value-type="float">
            <text:p>0.0186</text:p>
          </table:table-cell>
          <table:table-cell table:style-name="ce2" table:formula="of:=IF([.B441]&gt;0;[.B441]/[.E441];0)" office:value-type="float" office:value="45.846200506138" calcext:value-type="float">
            <text:p>45.8</text:p>
          </table:table-cell>
          <table:table-cell table:formula="of:=SQRT(2*9.81*355/(1.1*[.B441]*10.5))*3.6" office:value-type="float" office:value="95.7633490056214" calcext:value-type="float">
            <text:p>95.7633</text:p>
          </table:table-cell>
          <table:table-cell table:formula="of:=[.F441]" office:value-type="float" office:value="45.846200506138" calcext:value-type="float">
            <text:p>45.8462</text:p>
          </table:table-cell>
          <table:table-cell table:number-columns-repeated="17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86212" calcext:value-type="float">
            <text:p>0.8621</text:p>
          </table:table-cell>
          <table:table-cell office:value-type="float" office:value="0.00274" calcext:value-type="float">
            <text:p>0.0027</text:p>
          </table:table-cell>
          <table:table-cell office:value-type="float" office:value="-0.08578" calcext:value-type="float">
            <text:p>-0.0858</text:p>
          </table:table-cell>
          <table:table-cell table:formula="of:=[.C442]+[.B442]^2/46" office:value-type="float" office:value="0.0188976281391304" calcext:value-type="float">
            <text:p>0.0189</text:p>
          </table:table-cell>
          <table:table-cell table:style-name="ce2" table:formula="of:=IF([.B442]&gt;0;[.B442]/[.E442];0)" office:value-type="float" office:value="45.6205399774403" calcext:value-type="float">
            <text:p>45.6</text:p>
          </table:table-cell>
          <table:table-cell table:formula="of:=SQRT(2*9.81*355/(1.1*[.B442]*10.5))*3.6" office:value-type="float" office:value="95.2119207785018" calcext:value-type="float">
            <text:p>95.2119</text:p>
          </table:table-cell>
          <table:table-cell table:formula="of:=[.F442]" office:value-type="float" office:value="45.6205399774403" calcext:value-type="float">
            <text:p>45.6205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86" calcext:value-type="float">
            <text:p>-0.0860</text:p>
          </table:table-cell>
          <table:table-cell table:formula="of:=[.C443]+[.B443]^2/46" office:value-type="float" office:value="0.0192225052173913" calcext:value-type="float">
            <text:p>0.0192</text:p>
          </table:table-cell>
          <table:table-cell table:style-name="ce2" table:formula="of:=IF([.B443]&gt;0;[.B443]/[.E443];0)" office:value-type="float" office:value="45.353089524005" calcext:value-type="float">
            <text:p>45.4</text:p>
          </table:table-cell>
          <table:table-cell table:formula="of:=SQRT(2*9.81*355/(1.1*[.B443]*10.5))*3.6" office:value-type="float" office:value="94.681854205487" calcext:value-type="float">
            <text:p>94.6819</text:p>
          </table:table-cell>
          <table:table-cell table:formula="of:=[.F443]" office:value-type="float" office:value="45.353089524005" calcext:value-type="float">
            <text:p>45.3531</text:p>
          </table:table-cell>
          <table:table-cell table:number-columns-repeated="17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8126" calcext:value-type="float">
            <text:p>0.8813</text:p>
          </table:table-cell>
          <table:table-cell office:value-type="float" office:value="0.00265" calcext:value-type="float">
            <text:p>0.0027</text:p>
          </table:table-cell>
          <table:table-cell office:value-type="float" office:value="-0.08623" calcext:value-type="float">
            <text:p>-0.0862</text:p>
          </table:table-cell>
          <table:table-cell table:formula="of:=[.C444]+[.B444]^2/46" office:value-type="float" office:value="0.0195330258173913" calcext:value-type="float">
            <text:p>0.0195</text:p>
          </table:table-cell>
          <table:table-cell table:style-name="ce2" table:formula="of:=IF([.B444]&gt;0;[.B444]/[.E444];0)" office:value-type="float" office:value="45.116409932524" calcext:value-type="float">
            <text:p>45.1</text:p>
          </table:table-cell>
          <table:table-cell table:formula="of:=SQRT(2*9.81*355/(1.1*[.B444]*10.5))*3.6" office:value-type="float" office:value="94.1722957008203" calcext:value-type="float">
            <text:p>94.1723</text:p>
          </table:table-cell>
          <table:table-cell table:formula="of:=[.F444]" office:value-type="float" office:value="45.116409932524" calcext:value-type="float">
            <text:p>45.1164</text:p>
          </table:table-cell>
          <table:table-cell table:number-columns-repeated="1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9049" calcext:value-type="float">
            <text:p>0.8905</text:p>
          </table:table-cell>
          <table:table-cell office:value-type="float" office:value="0.00262" calcext:value-type="float">
            <text:p>0.0026</text:p>
          </table:table-cell>
          <table:table-cell office:value-type="float" office:value="-0.08645" calcext:value-type="float">
            <text:p>-0.0865</text:p>
          </table:table-cell>
          <table:table-cell table:formula="of:=[.C445]+[.B445]^2/46" office:value-type="float" office:value="0.0198585313065217" calcext:value-type="float">
            <text:p>0.0199</text:p>
          </table:table-cell>
          <table:table-cell table:style-name="ce2" table:formula="of:=IF([.B445]&gt;0;[.B445]/[.E445];0)" office:value-type="float" office:value="44.8416847275888" calcext:value-type="float">
            <text:p>44.8</text:p>
          </table:table-cell>
          <table:table-cell table:formula="of:=SQRT(2*9.81*355/(1.1*[.B445]*10.5))*3.6" office:value-type="float" office:value="93.6829727455072" calcext:value-type="float">
            <text:p>93.6830</text:p>
          </table:table-cell>
          <table:table-cell table:formula="of:=[.F445]" office:value-type="float" office:value="44.8416847275888" calcext:value-type="float">
            <text:p>44.8417</text:p>
          </table:table-cell>
          <table:table-cell table:number-columns-repeated="17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9951" calcext:value-type="float">
            <text:p>0.8995</text:p>
          </table:table-cell>
          <table:table-cell office:value-type="float" office:value="0.00259" calcext:value-type="float">
            <text:p>0.0026</text:p>
          </table:table-cell>
          <table:table-cell office:value-type="float" office:value="-0.08667" calcext:value-type="float">
            <text:p>-0.0867</text:p>
          </table:table-cell>
          <table:table-cell table:formula="of:=[.C446]+[.B446]^2/46" office:value-type="float" office:value="0.0201795269586957" calcext:value-type="float">
            <text:p>0.0202</text:p>
          </table:table-cell>
          <table:table-cell table:style-name="ce2" table:formula="of:=IF([.B446]&gt;0;[.B446]/[.E446];0)" office:value-type="float" office:value="44.5753759164502" calcext:value-type="float">
            <text:p>44.6</text:p>
          </table:table-cell>
          <table:table-cell table:formula="of:=SQRT(2*9.81*355/(1.1*[.B446]*10.5))*3.6" office:value-type="float" office:value="93.2120777574241" calcext:value-type="float">
            <text:p>93.2121</text:p>
          </table:table-cell>
          <table:table-cell table:formula="of:=[.F446]" office:value-type="float" office:value="44.5753759164502" calcext:value-type="float">
            <text:p>44.5754</text:p>
          </table:table-cell>
          <table:table-cell table:number-columns-repeated="1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00256" calcext:value-type="float">
            <text:p>0.0026</text:p>
          </table:table-cell>
          <table:table-cell office:value-type="float" office:value="-0.0869" calcext:value-type="float">
            <text:p>-0.0869</text:p>
          </table:table-cell>
          <table:table-cell table:formula="of:=[.C447]+[.B447]^2/46" office:value-type="float" office:value="0.0204949758695652" calcext:value-type="float">
            <text:p>0.0205</text:p>
          </table:table-cell>
          <table:table-cell table:style-name="ce2" table:formula="of:=IF([.B447]&gt;0;[.B447]/[.E447];0)" office:value-type="float" office:value="44.3181785516915" calcext:value-type="float">
            <text:p>44.3</text:p>
          </table:table-cell>
          <table:table-cell table:formula="of:=SQRT(2*9.81*355/(1.1*[.B447]*10.5))*3.6" office:value-type="float" office:value="92.7599550702331" calcext:value-type="float">
            <text:p>92.7600</text:p>
          </table:table-cell>
          <table:table-cell table:formula="of:=[.F447]" office:value-type="float" office:value="44.3181785516915" calcext:value-type="float">
            <text:p>44.3182</text:p>
          </table:table-cell>
          <table:table-cell table:number-columns-repeated="17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1688" calcext:value-type="float">
            <text:p>0.9169</text:p>
          </table:table-cell>
          <table:table-cell office:value-type="float" office:value="0.00254" calcext:value-type="float">
            <text:p>0.0025</text:p>
          </table:table-cell>
          <table:table-cell office:value-type="float" office:value="-0.08713" calcext:value-type="float">
            <text:p>-0.0871</text:p>
          </table:table-cell>
          <table:table-cell table:formula="of:=[.C448]+[.B448]^2/46" office:value-type="float" office:value="0.0208154116173913" calcext:value-type="float">
            <text:p>0.0208</text:p>
          </table:table-cell>
          <table:table-cell table:style-name="ce2" table:formula="of:=IF([.B448]&gt;0;[.B448]/[.E448];0)" office:value-type="float" office:value="44.0481320693147" calcext:value-type="float">
            <text:p>44.0</text:p>
          </table:table-cell>
          <table:table-cell table:formula="of:=SQRT(2*9.81*355/(1.1*[.B448]*10.5))*3.6" office:value-type="float" office:value="92.3249193488574" calcext:value-type="float">
            <text:p>92.3249</text:p>
          </table:table-cell>
          <table:table-cell table:formula="of:=[.F448]" office:value-type="float" office:value="44.0481320693147" calcext:value-type="float">
            <text:p>44.0481</text:p>
          </table:table-cell>
          <table:table-cell table:number-columns-repeated="17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2525" calcext:value-type="float">
            <text:p>0.9253</text:p>
          </table:table-cell>
          <table:table-cell office:value-type="float" office:value="0.00253" calcext:value-type="float">
            <text:p>0.0025</text:p>
          </table:table-cell>
          <table:table-cell office:value-type="float" office:value="-0.08735" calcext:value-type="float">
            <text:p>-0.0874</text:p>
          </table:table-cell>
          <table:table-cell table:formula="of:=[.C449]+[.B449]^2/46" office:value-type="float" office:value="0.0211405991847826" calcext:value-type="float">
            <text:p>0.0211</text:p>
          </table:table-cell>
          <table:table-cell table:style-name="ce2" table:formula="of:=IF([.B449]&gt;0;[.B449]/[.E449];0)" office:value-type="float" office:value="43.7664983812763" calcext:value-type="float">
            <text:p>43.8</text:p>
          </table:table-cell>
          <table:table-cell table:formula="of:=SQRT(2*9.81*355/(1.1*[.B449]*10.5))*3.6" office:value-type="float" office:value="91.9063756256496" calcext:value-type="float">
            <text:p>91.9064</text:p>
          </table:table-cell>
          <table:table-cell table:formula="of:=[.F449]" office:value-type="float" office:value="43.7664983812763" calcext:value-type="float">
            <text:p>43.7665</text:p>
          </table:table-cell>
          <table:table-cell table:number-columns-repeated="17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3339" calcext:value-type="float">
            <text:p>0.9334</text:p>
          </table:table-cell>
          <table:table-cell office:value-type="float" office:value="0.00252" calcext:value-type="float">
            <text:p>0.0025</text:p>
          </table:table-cell>
          <table:table-cell office:value-type="float" office:value="-0.08758" calcext:value-type="float">
            <text:p>-0.0876</text:p>
          </table:table-cell>
          <table:table-cell table:formula="of:=[.C450]+[.B450]^2/46" office:value-type="float" office:value="0.0214594976543478" calcext:value-type="float">
            <text:p>0.0215</text:p>
          </table:table-cell>
          <table:table-cell table:style-name="ce2" table:formula="of:=IF([.B450]&gt;0;[.B450]/[.E450];0)" office:value-type="float" office:value="43.4954263624568" calcext:value-type="float">
            <text:p>43.5</text:p>
          </table:table-cell>
          <table:table-cell table:formula="of:=SQRT(2*9.81*355/(1.1*[.B450]*10.5))*3.6" office:value-type="float" office:value="91.5047449493265" calcext:value-type="float">
            <text:p>91.5047</text:p>
          </table:table-cell>
          <table:table-cell table:formula="of:=[.F450]" office:value-type="float" office:value="43.4954263624568" calcext:value-type="float">
            <text:p>43.4954</text:p>
          </table:table-cell>
          <table:table-cell table:number-columns-repeated="17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4133" calcext:value-type="float">
            <text:p>0.9413</text:p>
          </table:table-cell>
          <table:table-cell office:value-type="float" office:value="0.00251" calcext:value-type="float">
            <text:p>0.0025</text:p>
          </table:table-cell>
          <table:table-cell office:value-type="float" office:value="-0.0878" calcext:value-type="float">
            <text:p>-0.0878</text:p>
          </table:table-cell>
          <table:table-cell table:formula="of:=[.C451]+[.B451]^2/46" office:value-type="float" office:value="0.0217730906282609" calcext:value-type="float">
            <text:p>0.0218</text:p>
          </table:table-cell>
          <table:table-cell table:style-name="ce2" table:formula="of:=IF([.B451]&gt;0;[.B451]/[.E451];0)" office:value-type="float" office:value="43.2336417494253" calcext:value-type="float">
            <text:p>43.2</text:p>
          </table:table-cell>
          <table:table-cell table:formula="of:=SQRT(2*9.81*355/(1.1*[.B451]*10.5))*3.6" office:value-type="float" office:value="91.1180122120463" calcext:value-type="float">
            <text:p>91.1180</text:p>
          </table:table-cell>
          <table:table-cell table:formula="of:=[.F451]" office:value-type="float" office:value="43.2336417494253" calcext:value-type="float">
            <text:p>43.2336</text:p>
          </table:table-cell>
          <table:table-cell table:number-columns-repeated="17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4906" calcext:value-type="float">
            <text:p>0.9491</text:p>
          </table:table-cell>
          <table:table-cell office:value-type="float" office:value="0.00251" calcext:value-type="float">
            <text:p>0.0025</text:p>
          </table:table-cell>
          <table:table-cell office:value-type="float" office:value="-0.08803" calcext:value-type="float">
            <text:p>-0.0880</text:p>
          </table:table-cell>
          <table:table-cell table:formula="of:=[.C452]+[.B452]^2/46" office:value-type="float" office:value="0.0220907583391304" calcext:value-type="float">
            <text:p>0.0221</text:p>
          </table:table-cell>
          <table:table-cell table:style-name="ce2" table:formula="of:=IF([.B452]&gt;0;[.B452]/[.E452];0)" office:value-type="float" office:value="42.9618569643616" calcext:value-type="float">
            <text:p>43.0</text:p>
          </table:table-cell>
          <table:table-cell table:formula="of:=SQRT(2*9.81*355/(1.1*[.B452]*10.5))*3.6" office:value-type="float" office:value="90.7461799229925" calcext:value-type="float">
            <text:p>90.7462</text:p>
          </table:table-cell>
          <table:table-cell table:formula="of:=[.F452]" office:value-type="float" office:value="42.9618569643616" calcext:value-type="float">
            <text:p>42.9619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657" calcext:value-type="float">
            <text:p>0.9566</text:p>
          </table:table-cell>
          <table:table-cell office:value-type="float" office:value="0.00252" calcext:value-type="float">
            <text:p>0.0025</text:p>
          </table:table-cell>
          <table:table-cell office:value-type="float" office:value="-0.08825" calcext:value-type="float">
            <text:p>-0.0883</text:p>
          </table:table-cell>
          <table:table-cell table:formula="of:=[.C453]+[.B453]^2/46" office:value-type="float" office:value="0.02241187315" calcext:value-type="float">
            <text:p>0.0224</text:p>
          </table:table-cell>
          <table:table-cell table:style-name="ce2" table:formula="of:=IF([.B453]&gt;0;[.B453]/[.E453];0)" office:value-type="float" office:value="42.6813945268113" calcext:value-type="float">
            <text:p>42.7</text:p>
          </table:table-cell>
          <table:table-cell table:formula="of:=SQRT(2*9.81*355/(1.1*[.B453]*10.5))*3.6" office:value-type="float" office:value="90.3892553361924" calcext:value-type="float">
            <text:p>90.3893</text:p>
          </table:table-cell>
          <table:table-cell table:formula="of:=[.F453]" office:value-type="float" office:value="42.6813945268113" calcext:value-type="float">
            <text:p>42.6814</text:p>
          </table:table-cell>
          <table:table-cell table:number-columns-repeated="17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6388" calcext:value-type="float">
            <text:p>0.9639</text:p>
          </table:table-cell>
          <table:table-cell office:value-type="float" office:value="0.00253" calcext:value-type="float">
            <text:p>0.0025</text:p>
          </table:table-cell>
          <table:table-cell office:value-type="float" office:value="-0.08848" calcext:value-type="float">
            <text:p>-0.0885</text:p>
          </table:table-cell>
          <table:table-cell table:formula="of:=[.C454]+[.B454]^2/46" office:value-type="float" office:value="0.0227270577043478" calcext:value-type="float">
            <text:p>0.0227</text:p>
          </table:table-cell>
          <table:table-cell table:style-name="ce2" table:formula="of:=IF([.B454]&gt;0;[.B454]/[.E454];0)" office:value-type="float" office:value="42.411121251987" calcext:value-type="float">
            <text:p>42.4</text:p>
          </table:table-cell>
          <table:table-cell table:formula="of:=SQRT(2*9.81*355/(1.1*[.B454]*10.5))*3.6" office:value-type="float" office:value="90.0458500411017" calcext:value-type="float">
            <text:p>90.0459</text:p>
          </table:table-cell>
          <table:table-cell table:formula="of:=[.F454]" office:value-type="float" office:value="42.411121251987" calcext:value-type="float">
            <text:p>42.4111</text:p>
          </table:table-cell>
          <table:table-cell table:number-columns-repeated="17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7099" calcext:value-type="float">
            <text:p>0.9710</text:p>
          </table:table-cell>
          <table:table-cell office:value-type="float" office:value="0.00255" calcext:value-type="float">
            <text:p>0.0026</text:p>
          </table:table-cell>
          <table:table-cell office:value-type="float" office:value="-0.0887" calcext:value-type="float">
            <text:p>-0.0887</text:p>
          </table:table-cell>
          <table:table-cell table:formula="of:=[.C455]+[.B455]^2/46" office:value-type="float" office:value="0.0230461213065217" calcext:value-type="float">
            <text:p>0.0230</text:p>
          </table:table-cell>
          <table:table-cell table:style-name="ce2" table:formula="of:=IF([.B455]&gt;0;[.B455]/[.E455];0)" office:value-type="float" office:value="42.1324693680764" calcext:value-type="float">
            <text:p>42.1</text:p>
          </table:table-cell>
          <table:table-cell table:formula="of:=SQRT(2*9.81*355/(1.1*[.B455]*10.5))*3.6" office:value-type="float" office:value="89.7155673883745" calcext:value-type="float">
            <text:p>89.7156</text:p>
          </table:table-cell>
          <table:table-cell table:formula="of:=[.F455]" office:value-type="float" office:value="42.1324693680764" calcext:value-type="float">
            <text:p>42.1325</text:p>
          </table:table-cell>
          <table:table-cell table:number-columns-repeated="17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7788" calcext:value-type="float">
            <text:p>0.9779</text:p>
          </table:table-cell>
          <table:table-cell office:value-type="float" office:value="0.00257" calcext:value-type="float">
            <text:p>0.0026</text:p>
          </table:table-cell>
          <table:table-cell office:value-type="float" office:value="-0.08892" calcext:value-type="float">
            <text:p>-0.0889</text:p>
          </table:table-cell>
          <table:table-cell table:formula="of:=[.C456]+[.B456]^2/46" office:value-type="float" office:value="0.0233580281391304" calcext:value-type="float">
            <text:p>0.0234</text:p>
          </table:table-cell>
          <table:table-cell table:style-name="ce2" table:formula="of:=IF([.B456]&gt;0;[.B456]/[.E456];0)" office:value-type="float" office:value="41.8648352581531" calcext:value-type="float">
            <text:p>41.9</text:p>
          </table:table-cell>
          <table:table-cell table:formula="of:=SQRT(2*9.81*355/(1.1*[.B456]*10.5))*3.6" office:value-type="float" office:value="89.3989472797179" calcext:value-type="float">
            <text:p>89.3989</text:p>
          </table:table-cell>
          <table:table-cell table:formula="of:=[.F456]" office:value-type="float" office:value="41.8648352581531" calcext:value-type="float">
            <text:p>41.8648</text:p>
          </table:table-cell>
          <table:table-cell table:number-columns-repeated="17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8458" calcext:value-type="float">
            <text:p>0.9846</text:p>
          </table:table-cell>
          <table:table-cell office:value-type="float" office:value="0.00259" calcext:value-type="float">
            <text:p>0.0026</text:p>
          </table:table-cell>
          <table:table-cell office:value-type="float" office:value="-0.08915" calcext:value-type="float">
            <text:p>-0.0892</text:p>
          </table:table-cell>
          <table:table-cell table:formula="of:=[.C457]+[.B457]^2/46" office:value-type="float" office:value="0.0236638647043478" calcext:value-type="float">
            <text:p>0.0237</text:p>
          </table:table-cell>
          <table:table-cell table:style-name="ce2" table:formula="of:=IF([.B457]&gt;0;[.B457]/[.E457];0)" office:value-type="float" office:value="41.6068977870339" calcext:value-type="float">
            <text:p>41.6</text:p>
          </table:table-cell>
          <table:table-cell table:formula="of:=SQRT(2*9.81*355/(1.1*[.B457]*10.5))*3.6" office:value-type="float" office:value="89.094251154858" calcext:value-type="float">
            <text:p>89.0943</text:p>
          </table:table-cell>
          <table:table-cell table:formula="of:=[.F457]" office:value-type="float" office:value="41.6068977870339" calcext:value-type="float">
            <text:p>41.6069</text:p>
          </table:table-cell>
          <table:table-cell table:number-columns-repeated="17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108" calcext:value-type="float">
            <text:p>0.9911</text:p>
          </table:table-cell>
          <table:table-cell office:value-type="float" office:value="0.00262" calcext:value-type="float">
            <text:p>0.0026</text:p>
          </table:table-cell>
          <table:table-cell office:value-type="float" office:value="-0.08938" calcext:value-type="float">
            <text:p>-0.0894</text:p>
          </table:table-cell>
          <table:table-cell table:formula="of:=[.C458]+[.B458]^2/46" office:value-type="float" office:value="0.0239730340521739" calcext:value-type="float">
            <text:p>0.0240</text:p>
          </table:table-cell>
          <table:table-cell table:style-name="ce2" table:formula="of:=IF([.B458]&gt;0;[.B458]/[.E458];0)" office:value-type="float" office:value="41.3414504748567" calcext:value-type="float">
            <text:p>41.3</text:p>
          </table:table-cell>
          <table:table-cell table:formula="of:=SQRT(2*9.81*355/(1.1*[.B458]*10.5))*3.6" office:value-type="float" office:value="88.8016081356846" calcext:value-type="float">
            <text:p>88.8016</text:p>
          </table:table-cell>
          <table:table-cell table:formula="of:=[.F458]" office:value-type="float" office:value="41.3414504748567" calcext:value-type="float">
            <text:p>41.3415</text:p>
          </table:table-cell>
          <table:table-cell table:number-columns-repeated="1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737" calcext:value-type="float">
            <text:p>0.9974</text:p>
          </table:table-cell>
          <table:table-cell office:value-type="float" office:value="0.00266" calcext:value-type="float">
            <text:p>0.0027</text:p>
          </table:table-cell>
          <table:table-cell office:value-type="float" office:value="-0.0896" calcext:value-type="float">
            <text:p>-0.0896</text:p>
          </table:table-cell>
          <table:table-cell table:formula="of:=[.C459]+[.B459]^2/46" office:value-type="float" office:value="0.024284932976087" calcext:value-type="float">
            <text:p>0.0243</text:p>
          </table:table-cell>
          <table:table-cell table:style-name="ce2" table:formula="of:=IF([.B459]&gt;0;[.B459]/[.E459];0)" office:value-type="float" office:value="41.0694977409284" calcext:value-type="float">
            <text:p>41.1</text:p>
          </table:table-cell>
          <table:table-cell table:formula="of:=SQRT(2*9.81*355/(1.1*[.B459]*10.5))*3.6" office:value-type="float" office:value="88.5211477457691" calcext:value-type="float">
            <text:p>88.5211</text:p>
          </table:table-cell>
          <table:table-cell table:formula="of:=[.F459]" office:value-type="float" office:value="41.0694977409284" calcext:value-type="float">
            <text:p>41.0695</text:p>
          </table:table-cell>
          <table:table-cell table:number-columns-repeated="17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00347" calcext:value-type="float">
            <text:p>1.003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8983" calcext:value-type="float">
            <text:p>-0.0898</text:p>
          </table:table-cell>
          <table:table-cell table:formula="of:=[.C460]+[.B460]^2/46" office:value-type="float" office:value="0.0245902617586957" calcext:value-type="float">
            <text:p>0.0246</text:p>
          </table:table-cell>
          <table:table-cell table:style-name="ce2" table:formula="of:=IF([.B460]&gt;0;[.B460]/[.E460];0)" office:value-type="float" office:value="40.8076176596677" calcext:value-type="float">
            <text:p>40.8</text:p>
          </table:table-cell>
          <table:table-cell table:formula="of:=SQRT(2*9.81*355/(1.1*[.B460]*10.5))*3.6" office:value-type="float" office:value="88.2516817301296" calcext:value-type="float">
            <text:p>88.2517</text:p>
          </table:table-cell>
          <table:table-cell table:formula="of:=[.F460]" office:value-type="float" office:value="40.8076176596677" calcext:value-type="float">
            <text:p>40.8076</text:p>
          </table:table-cell>
          <table:table-cell table:number-columns-repeated="1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0938" calcext:value-type="float">
            <text:p>1.0094</text:p>
          </table:table-cell>
          <table:table-cell office:value-type="float" office:value="0.00275" calcext:value-type="float">
            <text:p>0.0028</text:p>
          </table:table-cell>
          <table:table-cell office:value-type="float" office:value="-0.09005" calcext:value-type="float">
            <text:p>-0.0901</text:p>
          </table:table-cell>
          <table:table-cell table:formula="of:=[.C461]+[.B461]^2/46" office:value-type="float" office:value="0.0248988692260869" calcext:value-type="float">
            <text:p>0.0249</text:p>
          </table:table-cell>
          <table:table-cell table:style-name="ce2" table:formula="of:=IF([.B461]&gt;0;[.B461]/[.E461];0)" office:value-type="float" office:value="40.5391903879095" calcext:value-type="float">
            <text:p>40.5</text:p>
          </table:table-cell>
          <table:table-cell table:formula="of:=SQRT(2*9.81*355/(1.1*[.B461]*10.5))*3.6" office:value-type="float" office:value="87.9929421390104" calcext:value-type="float">
            <text:p>87.9929</text:p>
          </table:table-cell>
          <table:table-cell table:formula="of:=[.F461]" office:value-type="float" office:value="40.5391903879095" calcext:value-type="float">
            <text:p>40.5392</text:p>
          </table:table-cell>
          <table:table-cell table:number-columns-repeated="17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1509" calcext:value-type="float">
            <text:p>1.0151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09027" calcext:value-type="float">
            <text:p>-0.0903</text:p>
          </table:table-cell>
          <table:table-cell table:formula="of:=[.C462]+[.B462]^2/46" office:value-type="float" office:value="0.0252001675673913" calcext:value-type="float">
            <text:p>0.0252</text:p>
          </table:table-cell>
          <table:table-cell table:style-name="ce2" table:formula="of:=IF([.B462]&gt;0;[.B462]/[.E462];0)" office:value-type="float" office:value="40.2810813573126" calcext:value-type="float">
            <text:p>40.3</text:p>
          </table:table-cell>
          <table:table-cell table:formula="of:=SQRT(2*9.81*355/(1.1*[.B462]*10.5))*3.6" office:value-type="float" office:value="87.7451078265746" calcext:value-type="float">
            <text:p>87.7451</text:p>
          </table:table-cell>
          <table:table-cell table:formula="of:=[.F462]" office:value-type="float" office:value="40.2810813573126" calcext:value-type="float">
            <text:p>40.281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061" calcext:value-type="float">
            <text:p>1.0206</text:p>
          </table:table-cell>
          <table:table-cell office:value-type="float" office:value="0.00285" calcext:value-type="float">
            <text:p>0.0029</text:p>
          </table:table-cell>
          <table:table-cell office:value-type="float" office:value="-0.0905" calcext:value-type="float">
            <text:p>-0.0905</text:p>
          </table:table-cell>
          <table:table-cell table:formula="of:=[.C463]+[.B463]^2/46" office:value-type="float" office:value="0.0254944515673913" calcext:value-type="float">
            <text:p>0.0255</text:p>
          </table:table-cell>
          <table:table-cell table:style-name="ce2" table:formula="of:=IF([.B463]&gt;0;[.B463]/[.E463];0)" office:value-type="float" office:value="40.0326320926006" calcext:value-type="float">
            <text:p>40.0</text:p>
          </table:table-cell>
          <table:table-cell table:formula="of:=SQRT(2*9.81*355/(1.1*[.B463]*10.5))*3.6" office:value-type="float" office:value="87.5075000813484" calcext:value-type="float">
            <text:p>87.5075</text:p>
          </table:table-cell>
          <table:table-cell table:formula="of:=[.F463]" office:value-type="float" office:value="40.0326320926006" calcext:value-type="float">
            <text:p>40.0326</text:p>
          </table:table-cell>
          <table:table-cell table:number-columns-repeated="17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2594" calcext:value-type="float">
            <text:p>1.0259</text:p>
          </table:table-cell>
          <table:table-cell office:value-type="float" office:value="0.00291" calcext:value-type="float">
            <text:p>0.0029</text:p>
          </table:table-cell>
          <table:table-cell office:value-type="float" office:value="-0.09073" calcext:value-type="float">
            <text:p>-0.0907</text:p>
          </table:table-cell>
          <table:table-cell table:formula="of:=[.C464]+[.B464]^2/46" office:value-type="float" office:value="0.025791584426087" calcext:value-type="float">
            <text:p>0.0258</text:p>
          </table:table-cell>
          <table:table-cell table:style-name="ce2" table:formula="of:=IF([.B464]&gt;0;[.B464]/[.E464];0)" office:value-type="float" office:value="39.7780912971873" calcext:value-type="float">
            <text:p>39.8</text:p>
          </table:table-cell>
          <table:table-cell table:formula="of:=SQRT(2*9.81*355/(1.1*[.B464]*10.5))*3.6" office:value-type="float" office:value="87.2798930389889" calcext:value-type="float">
            <text:p>87.2799</text:p>
          </table:table-cell>
          <table:table-cell table:formula="of:=[.F464]" office:value-type="float" office:value="39.7780912971873" calcext:value-type="float">
            <text:p>39.7781</text:p>
          </table:table-cell>
          <table:table-cell table:number-columns-repeated="17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3108" calcext:value-type="float">
            <text:p>1.0311</text:p>
          </table:table-cell>
          <table:table-cell office:value-type="float" office:value="0.00298" calcext:value-type="float">
            <text:p>0.0030</text:p>
          </table:table-cell>
          <table:table-cell office:value-type="float" office:value="-0.09095" calcext:value-type="float">
            <text:p>-0.0910</text:p>
          </table:table-cell>
          <table:table-cell table:formula="of:=[.C465]+[.B465]^2/46" office:value-type="float" office:value="0.0260914340521739" calcext:value-type="float">
            <text:p>0.0261</text:p>
          </table:table-cell>
          <table:table-cell table:style-name="ce2" table:formula="of:=IF([.B465]&gt;0;[.B465]/[.E465];0)" office:value-type="float" office:value="39.5179505249958" calcext:value-type="float">
            <text:p>39.5</text:p>
          </table:table-cell>
          <table:table-cell table:formula="of:=SQRT(2*9.81*355/(1.1*[.B465]*10.5))*3.6" office:value-type="float" office:value="87.0620733032063" calcext:value-type="float">
            <text:p>87.0621</text:p>
          </table:table-cell>
          <table:table-cell table:formula="of:=[.F465]" office:value-type="float" office:value="39.5179505249958" calcext:value-type="float">
            <text:p>39.5180</text:p>
          </table:table-cell>
          <table:table-cell table:number-columns-repeated="17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3603" calcext:value-type="float">
            <text:p>1.0360</text:p>
          </table:table-cell>
          <table:table-cell office:value-type="float" office:value="0.00305" calcext:value-type="float">
            <text:p>0.0031</text:p>
          </table:table-cell>
          <table:table-cell office:value-type="float" office:value="-0.09117" calcext:value-type="float">
            <text:p>-0.0912</text:p>
          </table:table-cell>
          <table:table-cell table:formula="of:=[.C466]+[.B466]^2/46" office:value-type="float" office:value="0.0263838730630435" calcext:value-type="float">
            <text:p>0.0264</text:p>
          </table:table-cell>
          <table:table-cell table:style-name="ce2" table:formula="of:=IF([.B466]&gt;0;[.B466]/[.E466];0)" office:value-type="float" office:value="39.2675479268884" calcext:value-type="float">
            <text:p>39.3</text:p>
          </table:table-cell>
          <table:table-cell table:formula="of:=SQRT(2*9.81*355/(1.1*[.B466]*10.5))*3.6" office:value-type="float" office:value="86.8538393432929" calcext:value-type="float">
            <text:p>86.8538</text:p>
          </table:table-cell>
          <table:table-cell table:formula="of:=[.F466]" office:value-type="float" office:value="39.2675479268884" calcext:value-type="float">
            <text:p>39.2675</text:p>
          </table:table-cell>
          <table:table-cell table:number-columns-repeated="17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408" calcext:value-type="float">
            <text:p>1.0408</text:p>
          </table:table-cell>
          <table:table-cell office:value-type="float" office:value="0.00312" calcext:value-type="float">
            <text:p>0.0031</text:p>
          </table:table-cell>
          <table:table-cell office:value-type="float" office:value="-0.0914" calcext:value-type="float">
            <text:p>-0.0914</text:p>
          </table:table-cell>
          <table:table-cell table:formula="of:=[.C467]+[.B467]^2/46" office:value-type="float" office:value="0.0266692313043478" calcext:value-type="float">
            <text:p>0.0267</text:p>
          </table:table-cell>
          <table:table-cell table:style-name="ce2" table:formula="of:=IF([.B467]&gt;0;[.B467]/[.E467];0)" office:value-type="float" office:value="39.0262466931441" calcext:value-type="float">
            <text:p>39.0</text:p>
          </table:table-cell>
          <table:table-cell table:formula="of:=SQRT(2*9.81*355/(1.1*[.B467]*10.5))*3.6" office:value-type="float" office:value="86.6545846440884" calcext:value-type="float">
            <text:p>86.6546</text:p>
          </table:table-cell>
          <table:table-cell table:formula="of:=[.F467]" office:value-type="float" office:value="39.0262466931441" calcext:value-type="float">
            <text:p>39.0262</text:p>
          </table:table-cell>
          <table:table-cell table:number-columns-repeated="17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4539" calcext:value-type="float">
            <text:p>1.0454</text:p>
          </table:table-cell>
          <table:table-cell office:value-type="float" office:value="0.00321" calcext:value-type="float">
            <text:p>0.0032</text:p>
          </table:table-cell>
          <table:table-cell office:value-type="float" office:value="-0.09162" calcext:value-type="float">
            <text:p>-0.0916</text:p>
          </table:table-cell>
          <table:table-cell table:formula="of:=[.C468]+[.B468]^2/46" office:value-type="float" office:value="0.0269673967847826" calcext:value-type="float">
            <text:p>0.0270</text:p>
          </table:table-cell>
          <table:table-cell table:style-name="ce2" table:formula="of:=IF([.B468]&gt;0;[.B468]/[.E468];0)" office:value-type="float" office:value="38.7649578616317" calcext:value-type="float">
            <text:p>38.8</text:p>
          </table:table-cell>
          <table:table-cell table:formula="of:=SQRT(2*9.81*355/(1.1*[.B468]*10.5))*3.6" office:value-type="float" office:value="86.4641379689437" calcext:value-type="float">
            <text:p>86.4641</text:p>
          </table:table-cell>
          <table:table-cell table:formula="of:=[.F468]" office:value-type="float" office:value="38.7649578616317" calcext:value-type="float">
            <text:p>38.7650</text:p>
          </table:table-cell>
          <table:table-cell table:number-columns-repeated="17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0498" calcext:value-type="float">
            <text:p>1.0498</text:p>
          </table:table-cell>
          <table:table-cell office:value-type="float" office:value="0.00329" calcext:value-type="float">
            <text:p>0.0033</text:p>
          </table:table-cell>
          <table:table-cell office:value-type="float" office:value="-0.09185" calcext:value-type="float">
            <text:p>-0.0919</text:p>
          </table:table-cell>
          <table:table-cell table:formula="of:=[.C469]+[.B469]^2/46" office:value-type="float" office:value="0.0272482617391304" calcext:value-type="float">
            <text:p>0.0272</text:p>
          </table:table-cell>
          <table:table-cell table:style-name="ce2" table:formula="of:=IF([.B469]&gt;0;[.B469]/[.E469];0)" office:value-type="float" office:value="38.5272282705804" calcext:value-type="float">
            <text:p>38.5</text:p>
          </table:table-cell>
          <table:table-cell table:formula="of:=SQRT(2*9.81*355/(1.1*[.B469]*10.5))*3.6" office:value-type="float" office:value="86.2823375592339" calcext:value-type="float">
            <text:p>86.2823</text:p>
          </table:table-cell>
          <table:table-cell table:formula="of:=[.F469]" office:value-type="float" office:value="38.5272282705804" calcext:value-type="float">
            <text:p>38.5272</text:p>
          </table:table-cell>
          <table:table-cell table:number-columns-repeated="17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05403" calcext:value-type="float">
            <text:p>1.0540</text:p>
          </table:table-cell>
          <table:table-cell office:value-type="float" office:value="0.00338" calcext:value-type="float">
            <text:p>0.0034</text:p>
          </table:table-cell>
          <table:table-cell office:value-type="float" office:value="-0.09208" calcext:value-type="float">
            <text:p>-0.0921</text:p>
          </table:table-cell>
          <table:table-cell table:formula="of:=[.C470]+[.B470]^2/46" office:value-type="float" office:value="0.0275317226282609" calcext:value-type="float">
            <text:p>0.0275</text:p>
          </table:table-cell>
          <table:table-cell table:style-name="ce2" table:formula="of:=IF([.B470]&gt;0;[.B470]/[.E470];0)" office:value-type="float" office:value="38.2842008918852" calcext:value-type="float">
            <text:p>38.3</text:p>
          </table:table-cell>
          <table:table-cell table:formula="of:=SQRT(2*9.81*355/(1.1*[.B470]*10.5))*3.6" office:value-type="float" office:value="86.1090307272103" calcext:value-type="float">
            <text:p>86.1090</text:p>
          </table:table-cell>
          <table:table-cell table:formula="of:=[.F470]" office:value-type="float" office:value="38.2842008918852" calcext:value-type="float">
            <text:p>38.2842</text:p>
          </table:table-cell>
          <table:table-cell table:number-columns-repeated="17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5809" calcext:value-type="float">
            <text:p>1.0581</text:p>
          </table:table-cell>
          <table:table-cell office:value-type="float" office:value="0.00348" calcext:value-type="float">
            <text:p>0.0035</text:p>
          </table:table-cell>
          <table:table-cell office:value-type="float" office:value="-0.0923" calcext:value-type="float">
            <text:p>-0.0923</text:p>
          </table:table-cell>
          <table:table-cell table:formula="of:=[.C471]+[.B471]^2/46" office:value-type="float" office:value="0.027818140176087" calcext:value-type="float">
            <text:p>0.0278</text:p>
          </table:table-cell>
          <table:table-cell table:style-name="ce2" table:formula="of:=IF([.B471]&gt;0;[.B471]/[.E471];0)" office:value-type="float" office:value="38.0359719701735" calcext:value-type="float">
            <text:p>38.0</text:p>
          </table:table-cell>
          <table:table-cell table:formula="of:=SQRT(2*9.81*355/(1.1*[.B471]*10.5))*3.6" office:value-type="float" office:value="85.9436673483636" calcext:value-type="float">
            <text:p>85.9437</text:p>
          </table:table-cell>
          <table:table-cell table:formula="of:=[.F471]" office:value-type="float" office:value="38.0359719701735" calcext:value-type="float">
            <text:p>38.0360</text:p>
          </table:table-cell>
          <table:table-cell table:number-columns-repeated="17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6197" calcext:value-type="float">
            <text:p>1.0620</text:p>
          </table:table-cell>
          <table:table-cell office:value-type="float" office:value="0.00358" calcext:value-type="float">
            <text:p>0.0036</text:p>
          </table:table-cell>
          <table:table-cell office:value-type="float" office:value="-0.09252" calcext:value-type="float">
            <text:p>-0.0925</text:p>
          </table:table-cell>
          <table:table-cell table:formula="of:=[.C472]+[.B472]^2/46" office:value-type="float" office:value="0.0280969626282609" calcext:value-type="float">
            <text:p>0.0281</text:p>
          </table:table-cell>
          <table:table-cell table:style-name="ce2" table:formula="of:=IF([.B472]&gt;0;[.B472]/[.E472];0)" office:value-type="float" office:value="37.7966121836897" calcext:value-type="float">
            <text:p>37.8</text:p>
          </table:table-cell>
          <table:table-cell table:formula="of:=SQRT(2*9.81*355/(1.1*[.B472]*10.5))*3.6" office:value-type="float" office:value="85.7865223397487" calcext:value-type="float">
            <text:p>85.7865</text:p>
          </table:table-cell>
          <table:table-cell table:formula="of:=[.F472]" office:value-type="float" office:value="37.7966121836897" calcext:value-type="float">
            <text:p>37.796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568" calcext:value-type="float">
            <text:p>1.0657</text:p>
          </table:table-cell>
          <table:table-cell office:value-type="float" office:value="0.00369" calcext:value-type="float">
            <text:p>0.0037</text:p>
          </table:table-cell>
          <table:table-cell office:value-type="float" office:value="-0.09275" calcext:value-type="float">
            <text:p>-0.0928</text:p>
          </table:table-cell>
          <table:table-cell table:formula="of:=[.C473]+[.B473]^2/46" office:value-type="float" office:value="0.028378562226087" calcext:value-type="float">
            <text:p>0.0284</text:p>
          </table:table-cell>
          <table:table-cell table:style-name="ce2" table:formula="of:=IF([.B473]&gt;0;[.B473]/[.E473];0)" office:value-type="float" office:value="37.5522900529603" calcext:value-type="float">
            <text:p>37.6</text:p>
          </table:table-cell>
          <table:table-cell table:formula="of:=SQRT(2*9.81*355/(1.1*[.B473]*10.5))*3.6" office:value-type="float" office:value="85.6370658981837" calcext:value-type="float">
            <text:p>85.6371</text:p>
          </table:table-cell>
          <table:table-cell table:formula="of:=[.F473]" office:value-type="float" office:value="37.5522900529603" calcext:value-type="float">
            <text:p>37.5523</text:p>
          </table:table-cell>
          <table:table-cell table:number-columns-repeated="17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06922" calcext:value-type="float">
            <text:p>1.0692</text:p>
          </table:table-cell>
          <table:table-cell office:value-type="float" office:value="0.0038" calcext:value-type="float">
            <text:p>0.0038</text:p>
          </table:table-cell>
          <table:table-cell office:value-type="float" office:value="-0.09297" calcext:value-type="float">
            <text:p>-0.0930</text:p>
          </table:table-cell>
          <table:table-cell table:formula="of:=[.C474]+[.B474]^2/46" office:value-type="float" office:value="0.0286528567043478" calcext:value-type="float">
            <text:p>0.0287</text:p>
          </table:table-cell>
          <table:table-cell table:style-name="ce2" table:formula="of:=IF([.B474]&gt;0;[.B474]/[.E474];0)" office:value-type="float" office:value="37.3163489781371" calcext:value-type="float">
            <text:p>37.3</text:p>
          </table:table-cell>
          <table:table-cell table:formula="of:=SQRT(2*9.81*355/(1.1*[.B474]*10.5))*3.6" office:value-type="float" office:value="85.4951837069761" calcext:value-type="float">
            <text:p>85.4952</text:p>
          </table:table-cell>
          <table:table-cell table:formula="of:=[.F474]" office:value-type="float" office:value="37.3163489781371" calcext:value-type="float">
            <text:p>37.3163</text:p>
          </table:table-cell>
          <table:table-cell table:number-columns-repeated="1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726" calcext:value-type="float">
            <text:p>1.0726</text:p>
          </table:table-cell>
          <table:table-cell office:value-type="float" office:value="0.00392" calcext:value-type="float">
            <text:p>0.0039</text:p>
          </table:table-cell>
          <table:table-cell office:value-type="float" office:value="-0.0932" calcext:value-type="float">
            <text:p>-0.0932</text:p>
          </table:table-cell>
          <table:table-cell table:formula="of:=[.C475]+[.B475]^2/46" office:value-type="float" office:value="0.0289302339130435" calcext:value-type="float">
            <text:p>0.0289</text:p>
          </table:table-cell>
          <table:table-cell table:style-name="ce2" table:formula="of:=IF([.B475]&gt;0;[.B475]/[.E475];0)" office:value-type="float" office:value="37.0754001928898" calcext:value-type="float">
            <text:p>37.1</text:p>
          </table:table-cell>
          <table:table-cell table:formula="of:=SQRT(2*9.81*355/(1.1*[.B475]*10.5))*3.6" office:value-type="float" office:value="85.3603702931351" calcext:value-type="float">
            <text:p>85.3604</text:p>
          </table:table-cell>
          <table:table-cell table:formula="of:=[.F475]" office:value-type="float" office:value="37.0754001928898" calcext:value-type="float">
            <text:p>37.0754</text:p>
          </table:table-cell>
          <table:table-cell table:number-columns-repeated="17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7581" calcext:value-type="float">
            <text:p>1.0758</text:p>
          </table:table-cell>
          <table:table-cell office:value-type="float" office:value="0.00404" calcext:value-type="float">
            <text:p>0.0040</text:p>
          </table:table-cell>
          <table:table-cell office:value-type="float" office:value="-0.09342" calcext:value-type="float">
            <text:p>-0.0934</text:p>
          </table:table-cell>
          <table:table-cell table:formula="of:=[.C476]+[.B476]^2/46" office:value-type="float" office:value="0.0292001555673913" calcext:value-type="float">
            <text:p>0.0292</text:p>
          </table:table-cell>
          <table:table-cell table:style-name="ce2" table:formula="of:=IF([.B476]&gt;0;[.B476]/[.E476];0)" office:value-type="float" office:value="36.8426119346223" calcext:value-type="float">
            <text:p>36.8</text:p>
          </table:table-cell>
          <table:table-cell table:formula="of:=SQRT(2*9.81*355/(1.1*[.B476]*10.5))*3.6" office:value-type="float" office:value="85.2329260932335" calcext:value-type="float">
            <text:p>85.2329</text:p>
          </table:table-cell>
          <table:table-cell table:formula="of:=[.F476]" office:value-type="float" office:value="36.8426119346223" calcext:value-type="float">
            <text:p>36.8426</text:p>
          </table:table-cell>
          <table:table-cell table:number-columns-repeated="17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7885" calcext:value-type="float">
            <text:p>1.0789</text:p>
          </table:table-cell>
          <table:table-cell office:value-type="float" office:value="0.00417" calcext:value-type="float">
            <text:p>0.0042</text:p>
          </table:table-cell>
          <table:table-cell office:value-type="float" office:value="-0.09365" calcext:value-type="float">
            <text:p>-0.0937</text:p>
          </table:table-cell>
          <table:table-cell table:formula="of:=[.C477]+[.B477]^2/46" office:value-type="float" office:value="0.0294725504891304" calcext:value-type="float">
            <text:p>0.0295</text:p>
          </table:table-cell>
          <table:table-cell table:style-name="ce2" table:formula="of:=IF([.B477]&gt;0;[.B477]/[.E477];0)" office:value-type="float" office:value="36.605247326589" calcext:value-type="float">
            <text:p>36.6</text:p>
          </table:table-cell>
          <table:table-cell table:formula="of:=SQRT(2*9.81*355/(1.1*[.B477]*10.5))*3.6" office:value-type="float" office:value="85.1127560591086" calcext:value-type="float">
            <text:p>85.1128</text:p>
          </table:table-cell>
          <table:table-cell table:formula="of:=[.F477]" office:value-type="float" office:value="36.605247326589" calcext:value-type="float">
            <text:p>36.6052</text:p>
          </table:table-cell>
          <table:table-cell table:number-columns-repeated="17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8174" calcext:value-type="float">
            <text:p>1.0817</text:p>
          </table:table-cell>
          <table:table-cell office:value-type="float" office:value="0.0043" calcext:value-type="float">
            <text:p>0.0043</text:p>
          </table:table-cell>
          <table:table-cell office:value-type="float" office:value="-0.09387" calcext:value-type="float">
            <text:p>-0.0939</text:p>
          </table:table-cell>
          <table:table-cell table:formula="of:=[.C478]+[.B478]^2/46" office:value-type="float" office:value="0.0297382919043478" calcext:value-type="float">
            <text:p>0.0297</text:p>
          </table:table-cell>
          <table:table-cell table:style-name="ce2" table:formula="of:=IF([.B478]&gt;0;[.B478]/[.E478];0)" office:value-type="float" office:value="36.375323891479" calcext:value-type="float">
            <text:p>36.4</text:p>
          </table:table-cell>
          <table:table-cell table:formula="of:=SQRT(2*9.81*355/(1.1*[.B478]*10.5))*3.6" office:value-type="float" office:value="84.9989854795572" calcext:value-type="float">
            <text:p>84.9990</text:p>
          </table:table-cell>
          <table:table-cell table:formula="of:=[.F478]" office:value-type="float" office:value="36.375323891479" calcext:value-type="float">
            <text:p>36.3753</text:p>
          </table:table-cell>
          <table:table-cell table:number-columns-repeated="17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8447" calcext:value-type="float">
            <text:p>1.0845</text:p>
          </table:table-cell>
          <table:table-cell office:value-type="float" office:value="0.00444" calcext:value-type="float">
            <text:p>0.0044</text:p>
          </table:table-cell>
          <table:table-cell office:value-type="float" office:value="-0.0941" calcext:value-type="float">
            <text:p>-0.0941</text:p>
          </table:table-cell>
          <table:table-cell table:formula="of:=[.C479]+[.B479]^2/46" office:value-type="float" office:value="0.0300068517586957" calcext:value-type="float">
            <text:p>0.0300</text:p>
          </table:table-cell>
          <table:table-cell table:style-name="ce2" table:formula="of:=IF([.B479]&gt;0;[.B479]/[.E479];0)" office:value-type="float" office:value="36.1407457443693" calcext:value-type="float">
            <text:p>36.1</text:p>
          </table:table-cell>
          <table:table-cell table:formula="of:=SQRT(2*9.81*355/(1.1*[.B479]*10.5))*3.6" office:value-type="float" office:value="84.8919315956364" calcext:value-type="float">
            <text:p>84.8919</text:p>
          </table:table-cell>
          <table:table-cell table:formula="of:=[.F479]" office:value-type="float" office:value="36.1407457443693" calcext:value-type="float">
            <text:p>36.1407</text:p>
          </table:table-cell>
          <table:table-cell table:number-columns-repeated="17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8705" calcext:value-type="float">
            <text:p>1.0871</text:p>
          </table:table-cell>
          <table:table-cell office:value-type="float" office:value="0.00459" calcext:value-type="float">
            <text:p>0.0046</text:p>
          </table:table-cell>
          <table:table-cell office:value-type="float" office:value="-0.09433" calcext:value-type="float">
            <text:p>-0.0943</text:p>
          </table:table-cell>
          <table:table-cell table:formula="of:=[.C480]+[.B480]^2/46" office:value-type="float" office:value="0.0302786457065217" calcext:value-type="float">
            <text:p>0.0303</text:p>
          </table:table-cell>
          <table:table-cell table:style-name="ce2" table:formula="of:=IF([.B480]&gt;0;[.B480]/[.E480];0)" office:value-type="float" office:value="35.9015396704437" calcext:value-type="float">
            <text:p>35.9</text:p>
          </table:table-cell>
          <table:table-cell table:formula="of:=SQRT(2*9.81*355/(1.1*[.B480]*10.5))*3.6" office:value-type="float" office:value="84.7911306692952" calcext:value-type="float">
            <text:p>84.7911</text:p>
          </table:table-cell>
          <table:table-cell table:formula="of:=[.F480]" office:value-type="float" office:value="35.9015396704437" calcext:value-type="float">
            <text:p>35.9015</text:p>
          </table:table-cell>
          <table:table-cell table:number-columns-repeated="17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8947" calcext:value-type="float">
            <text:p>1.0895</text:p>
          </table:table-cell>
          <table:table-cell office:value-type="float" office:value="0.00474" calcext:value-type="float">
            <text:p>0.0047</text:p>
          </table:table-cell>
          <table:table-cell office:value-type="float" office:value="-0.09455" calcext:value-type="float">
            <text:p>-0.0946</text:p>
          </table:table-cell>
          <table:table-cell table:formula="of:=[.C481]+[.B481]^2/46" office:value-type="float" office:value="0.0305431495847826" calcext:value-type="float">
            <text:p>0.0305</text:p>
          </table:table-cell>
          <table:table-cell table:style-name="ce2" table:formula="of:=IF([.B481]&gt;0;[.B481]/[.E481];0)" office:value-type="float" office:value="35.6698642677899" calcext:value-type="float">
            <text:p>35.7</text:p>
          </table:table-cell>
          <table:table-cell table:formula="of:=SQRT(2*9.81*355/(1.1*[.B481]*10.5))*3.6" office:value-type="float" office:value="84.6969065921128" calcext:value-type="float">
            <text:p>84.6969</text:p>
          </table:table-cell>
          <table:table-cell table:formula="of:=[.F481]" office:value-type="float" office:value="35.6698642677899" calcext:value-type="float">
            <text:p>35.6699</text:p>
          </table:table-cell>
          <table:table-cell table:number-columns-repeated="17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9175" calcext:value-type="float">
            <text:p>1.0918</text:p>
          </table:table-cell>
          <table:table-cell office:value-type="float" office:value="0.0049" calcext:value-type="float">
            <text:p>0.0049</text:p>
          </table:table-cell>
          <table:table-cell office:value-type="float" office:value="-0.09477" calcext:value-type="float">
            <text:p>-0.0948</text:p>
          </table:table-cell>
          <table:table-cell table:formula="of:=[.C482]+[.B482]^2/46" office:value-type="float" office:value="0.0308112622282609" calcext:value-type="float">
            <text:p>0.0308</text:p>
          </table:table-cell>
          <table:table-cell table:style-name="ce2" table:formula="of:=IF([.B482]&gt;0;[.B482]/[.E482];0)" office:value-type="float" office:value="35.4334720827704" calcext:value-type="float">
            <text:p>35.4</text:p>
          </table:table-cell>
          <table:table-cell table:formula="of:=SQRT(2*9.81*355/(1.1*[.B482]*10.5))*3.6" office:value-type="float" office:value="84.6084202746623" calcext:value-type="float">
            <text:p>84.6084</text:p>
          </table:table-cell>
          <table:table-cell table:formula="of:=[.F482]" office:value-type="float" office:value="35.4334720827704" calcext:value-type="float">
            <text:p>35.4335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9387" calcext:value-type="float">
            <text:p>1.0939</text:p>
          </table:table-cell>
          <table:table-cell office:value-type="float" office:value="0.00506" calcext:value-type="float">
            <text:p>0.0051</text:p>
          </table:table-cell>
          <table:table-cell office:value-type="float" office:value="-0.095" calcext:value-type="float">
            <text:p>-0.0950</text:p>
          </table:table-cell>
          <table:table-cell table:formula="of:=[.C483]+[.B483]^2/46" office:value-type="float" office:value="0.0310719908021739" calcext:value-type="float">
            <text:p>0.0311</text:p>
          </table:table-cell>
          <table:table-cell table:style-name="ce2" table:formula="of:=IF([.B483]&gt;0;[.B483]/[.E483];0)" office:value-type="float" office:value="35.2043744787498" calcext:value-type="float">
            <text:p>35.2</text:p>
          </table:table-cell>
          <table:table-cell table:formula="of:=SQRT(2*9.81*355/(1.1*[.B483]*10.5))*3.6" office:value-type="float" office:value="84.5263918602843" calcext:value-type="float">
            <text:p>84.5264</text:p>
          </table:table-cell>
          <table:table-cell table:formula="of:=[.F483]" office:value-type="float" office:value="35.2043744787498" calcext:value-type="float">
            <text:p>35.2044</text:p>
          </table:table-cell>
          <table:table-cell table:number-columns-repeated="17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9586" calcext:value-type="float">
            <text:p>1.0959</text:p>
          </table:table-cell>
          <table:table-cell office:value-type="float" office:value="0.00523" calcext:value-type="float">
            <text:p>0.0052</text:p>
          </table:table-cell>
          <table:table-cell office:value-type="float" office:value="-0.0953" calcext:value-type="float">
            <text:p>-0.0953</text:p>
          </table:table-cell>
          <table:table-cell table:formula="of:=[.C484]+[.B484]^2/46" office:value-type="float" office:value="0.031336720426087" calcext:value-type="float">
            <text:p>0.0313</text:p>
          </table:table-cell>
          <table:table-cell table:style-name="ce2" table:formula="of:=IF([.B484]&gt;0;[.B484]/[.E484];0)" office:value-type="float" office:value="34.9704750560855" calcext:value-type="float">
            <text:p>35.0</text:p>
          </table:table-cell>
          <table:table-cell table:formula="of:=SQRT(2*9.81*355/(1.1*[.B484]*10.5))*3.6" office:value-type="float" office:value="84.4496101763592" calcext:value-type="float">
            <text:p>84.4496</text:p>
          </table:table-cell>
          <table:table-cell table:formula="of:=[.F484]" office:value-type="float" office:value="34.9704750560855" calcext:value-type="float">
            <text:p>34.9705</text:p>
          </table:table-cell>
          <table:table-cell table:number-columns-repeated="17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977" calcext:value-type="float">
            <text:p>1.0977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956" calcext:value-type="float">
            <text:p>-0.0956</text:p>
          </table:table-cell>
          <table:table-cell table:formula="of:=[.C485]+[.B485]^2/46" office:value-type="float" office:value="0.031594462826087" calcext:value-type="float">
            <text:p>0.0316</text:p>
          </table:table-cell>
          <table:table-cell table:style-name="ce2" table:formula="of:=IF([.B485]&gt;0;[.B485]/[.E485];0)" office:value-type="float" office:value="34.7434297599024" calcext:value-type="float">
            <text:p>34.7</text:p>
          </table:table-cell>
          <table:table-cell table:formula="of:=SQRT(2*9.81*355/(1.1*[.B485]*10.5))*3.6" office:value-type="float" office:value="84.3788019165226" calcext:value-type="float">
            <text:p>84.3788</text:p>
          </table:table-cell>
          <table:table-cell table:formula="of:=[.F485]" office:value-type="float" office:value="34.7434297599024" calcext:value-type="float">
            <text:p>34.7434</text:p>
          </table:table-cell>
          <table:table-cell table:number-columns-repeated="17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994" calcext:value-type="float">
            <text:p>1.0994</text:p>
          </table:table-cell>
          <table:table-cell office:value-type="float" office:value="0.00559" calcext:value-type="float">
            <text:p>0.0056</text:p>
          </table:table-cell>
          <table:table-cell office:value-type="float" office:value="-0.0959" calcext:value-type="float">
            <text:p>-0.0959</text:p>
          </table:table-cell>
          <table:table-cell table:formula="of:=[.C486]+[.B486]^2/46" office:value-type="float" office:value="0.03186566" calcext:value-type="float">
            <text:p>0.0319</text:p>
          </table:table-cell>
          <table:table-cell table:style-name="ce2" table:formula="of:=IF([.B486]&gt;0;[.B486]/[.E486];0)" office:value-type="float" office:value="34.501089887986" calcext:value-type="float">
            <text:p>34.5</text:p>
          </table:table-cell>
          <table:table-cell table:formula="of:=SQRT(2*9.81*355/(1.1*[.B486]*10.5))*3.6" office:value-type="float" office:value="84.3135392923868" calcext:value-type="float">
            <text:p>84.3135</text:p>
          </table:table-cell>
          <table:table-cell table:formula="of:=[.F486]" office:value-type="float" office:value="34.501089887986" calcext:value-type="float">
            <text:p>34.5011</text:p>
          </table:table-cell>
          <table:table-cell table:number-columns-repeated="17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10098" calcext:value-type="float">
            <text:p>1.1010</text:p>
          </table:table-cell>
          <table:table-cell office:value-type="float" office:value="0.00577" calcext:value-type="float">
            <text:p>0.0058</text:p>
          </table:table-cell>
          <table:table-cell office:value-type="float" office:value="-0.0962" calcext:value-type="float">
            <text:p>-0.0962</text:p>
          </table:table-cell>
          <table:table-cell table:formula="of:=[.C487]+[.B487]^2/46" office:value-type="float" office:value="0.0321212382695652" calcext:value-type="float">
            <text:p>0.0321</text:p>
          </table:table-cell>
          <table:table-cell table:style-name="ce2" table:formula="of:=IF([.B487]&gt;0;[.B487]/[.E487];0)" office:value-type="float" office:value="34.2757645505583" calcext:value-type="float">
            <text:p>34.3</text:p>
          </table:table-cell>
          <table:table-cell table:formula="of:=SQRT(2*9.81*355/(1.1*[.B487]*10.5))*3.6" office:value-type="float" office:value="84.2530190194195" calcext:value-type="float">
            <text:p>84.2530</text:p>
          </table:table-cell>
          <table:table-cell table:formula="of:=[.F487]" office:value-type="float" office:value="34.2757645505583" calcext:value-type="float">
            <text:p>34.2758</text:p>
          </table:table-cell>
          <table:table-cell table:number-columns-repeated="17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10241" calcext:value-type="float">
            <text:p>1.1024</text:p>
          </table:table-cell>
          <table:table-cell office:value-type="float" office:value="0.00597" calcext:value-type="float">
            <text:p>0.0060</text:p>
          </table:table-cell>
          <table:table-cell office:value-type="float" office:value="-0.0965" calcext:value-type="float">
            <text:p>-0.0965</text:p>
          </table:table-cell>
          <table:table-cell table:formula="of:=[.C488]+[.B488]^2/46" office:value-type="float" office:value="0.0323897349586957" calcext:value-type="float">
            <text:p>0.0324</text:p>
          </table:table-cell>
          <table:table-cell table:style-name="ce2" table:formula="of:=IF([.B488]&gt;0;[.B488]/[.E488];0)" office:value-type="float" office:value="34.0357832938684" calcext:value-type="float">
            <text:p>34.0</text:p>
          </table:table-cell>
          <table:table-cell table:formula="of:=SQRT(2*9.81*355/(1.1*[.B488]*10.5))*3.6" office:value-type="float" office:value="84.1983565464972" calcext:value-type="float">
            <text:p>84.1984</text:p>
          </table:table-cell>
          <table:table-cell table:formula="of:=[.F488]" office:value-type="float" office:value="34.0357832938684" calcext:value-type="float">
            <text:p>34.0358</text:p>
          </table:table-cell>
          <table:table-cell table:number-columns-repeated="17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10372" calcext:value-type="float">
            <text:p>1.1037</text:p>
          </table:table-cell>
          <table:table-cell office:value-type="float" office:value="0.00617" calcext:value-type="float">
            <text:p>0.0062</text:p>
          </table:table-cell>
          <table:table-cell office:value-type="float" office:value="-0.0968" calcext:value-type="float">
            <text:p>-0.0968</text:p>
          </table:table-cell>
          <table:table-cell table:formula="of:=[.C489]+[.B489]^2/46" office:value-type="float" office:value="0.0326525617043478" calcext:value-type="float">
            <text:p>0.0327</text:p>
          </table:table-cell>
          <table:table-cell table:style-name="ce2" table:formula="of:=IF([.B489]&gt;0;[.B489]/[.E489];0)" office:value-type="float" office:value="33.8019420954968" calcext:value-type="float">
            <text:p>33.8</text:p>
          </table:table-cell>
          <table:table-cell table:formula="of:=SQRT(2*9.81*355/(1.1*[.B489]*10.5))*3.6" office:value-type="float" office:value="84.1483743974451" calcext:value-type="float">
            <text:p>84.1484</text:p>
          </table:table-cell>
          <table:table-cell table:formula="of:=[.F489]" office:value-type="float" office:value="33.8019420954968" calcext:value-type="float">
            <text:p>33.8019</text:p>
          </table:table-cell>
          <table:table-cell table:number-columns-repeated="17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10491" calcext:value-type="float">
            <text:p>1.1049</text:p>
          </table:table-cell>
          <table:table-cell office:value-type="float" office:value="0.00637" calcext:value-type="float">
            <text:p>0.0064</text:p>
          </table:table-cell>
          <table:table-cell office:value-type="float" office:value="-0.0971" calcext:value-type="float">
            <text:p>-0.0971</text:p>
          </table:table-cell>
          <table:table-cell table:formula="of:=[.C490]+[.B490]^2/46" office:value-type="float" office:value="0.0329096980021739" calcext:value-type="float">
            <text:p>0.0329</text:p>
          </table:table-cell>
          <table:table-cell table:style-name="ce2" table:formula="of:=IF([.B490]&gt;0;[.B490]/[.E490];0)" office:value-type="float" office:value="33.5739939007345" calcext:value-type="float">
            <text:p>33.6</text:p>
          </table:table-cell>
          <table:table-cell table:formula="of:=SQRT(2*9.81*355/(1.1*[.B490]*10.5))*3.6" office:value-type="float" office:value="84.1030478359593" calcext:value-type="float">
            <text:p>84.1030</text:p>
          </table:table-cell>
          <table:table-cell table:formula="of:=[.F490]" office:value-type="float" office:value="33.5739939007345" calcext:value-type="float">
            <text:p>33.5740</text:p>
          </table:table-cell>
          <table:table-cell table:number-columns-repeated="17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10597" calcext:value-type="float">
            <text:p>1.1060</text:p>
          </table:table-cell>
          <table:table-cell office:value-type="float" office:value="0.00658" calcext:value-type="float">
            <text:p>0.0066</text:p>
          </table:table-cell>
          <table:table-cell office:value-type="float" office:value="-0.0974" calcext:value-type="float">
            <text:p>-0.0974</text:p>
          </table:table-cell>
          <table:table-cell table:formula="of:=[.C491]+[.B491]^2/46" office:value-type="float" office:value="0.0331706443673913" calcext:value-type="float">
            <text:p>0.0332</text:p>
          </table:table-cell>
          <table:table-cell table:style-name="ce2" table:formula="of:=IF([.B491]&gt;0;[.B491]/[.E491];0)" office:value-type="float" office:value="33.3418304374947" calcext:value-type="float">
            <text:p>33.3</text:p>
          </table:table-cell>
          <table:table-cell table:formula="of:=SQRT(2*9.81*355/(1.1*[.B491]*10.5))*3.6" office:value-type="float" office:value="84.0627345354732" calcext:value-type="float">
            <text:p>84.0627</text:p>
          </table:table-cell>
          <table:table-cell table:formula="of:=[.F491]" office:value-type="float" office:value="33.3418304374947" calcext:value-type="float">
            <text:p>33.3418</text:p>
          </table:table-cell>
          <table:table-cell table:number-columns-repeated="17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10692" calcext:value-type="float">
            <text:p>1.1069</text:p>
          </table:table-cell>
          <table:table-cell office:value-type="float" office:value="0.0068" calcext:value-type="float">
            <text:p>0.0068</text:p>
          </table:table-cell>
          <table:table-cell office:value-type="float" office:value="-0.0977" calcext:value-type="float">
            <text:p>-0.0977</text:p>
          </table:table-cell>
          <table:table-cell table:formula="of:=[.C492]+[.B492]^2/46" office:value-type="float" office:value="0.0334363453565217" calcext:value-type="float">
            <text:p>0.0334</text:p>
          </table:table-cell>
          <table:table-cell table:style-name="ce2" table:formula="of:=IF([.B492]&gt;0;[.B492]/[.E492];0)" office:value-type="float" office:value="33.1052927046076" calcext:value-type="float">
            <text:p>33.1</text:p>
          </table:table-cell>
          <table:table-cell table:formula="of:=SQRT(2*9.81*355/(1.1*[.B492]*10.5))*3.6" office:value-type="float" office:value="84.0266539064366" calcext:value-type="float">
            <text:p>84.0267</text:p>
          </table:table-cell>
          <table:table-cell table:formula="of:=[.F492]" office:value-type="float" office:value="33.1052927046076" calcext:value-type="float">
            <text:p>33.1053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0776" calcext:value-type="float">
            <text:p>1.1078</text:p>
          </table:table-cell>
          <table:table-cell office:value-type="float" office:value="0.00703" calcext:value-type="float">
            <text:p>0.0070</text:p>
          </table:table-cell>
          <table:table-cell office:value-type="float" office:value="-0.098" calcext:value-type="float">
            <text:p>-0.0980</text:p>
          </table:table-cell>
          <table:table-cell table:formula="of:=[.C493]+[.B493]^2/46" office:value-type="float" office:value="0.0337067873391304" calcext:value-type="float">
            <text:p>0.0337</text:p>
          </table:table-cell>
          <table:table-cell table:style-name="ce2" table:formula="of:=IF([.B493]&gt;0;[.B493]/[.E493];0)" office:value-type="float" office:value="32.864597532082" calcext:value-type="float">
            <text:p>32.9</text:p>
          </table:table-cell>
          <table:table-cell table:formula="of:=SQRT(2*9.81*355/(1.1*[.B493]*10.5))*3.6" office:value-type="float" office:value="83.9947897053534" calcext:value-type="float">
            <text:p>83.9948</text:p>
          </table:table-cell>
          <table:table-cell table:formula="of:=[.F493]" office:value-type="float" office:value="32.864597532082" calcext:value-type="float">
            <text:p>32.8646</text:p>
          </table:table-cell>
          <table:table-cell table:number-columns-repeated="17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10848" calcext:value-type="float">
            <text:p>1.1085</text:p>
          </table:table-cell>
          <table:table-cell office:value-type="float" office:value="0.00726" calcext:value-type="float">
            <text:p>0.0073</text:p>
          </table:table-cell>
          <table:table-cell office:value-type="float" office:value="-0.0983" calcext:value-type="float">
            <text:p>-0.0983</text:p>
          </table:table-cell>
          <table:table-cell table:formula="of:=[.C494]+[.B494]^2/46" office:value-type="float" office:value="0.0339714763130435" calcext:value-type="float">
            <text:p>0.0340</text:p>
          </table:table-cell>
          <table:table-cell table:style-name="ce2" table:formula="of:=IF([.B494]&gt;0;[.B494]/[.E494];0)" office:value-type="float" office:value="32.6297270623589" calcext:value-type="float">
            <text:p>32.6</text:p>
          </table:table-cell>
          <table:table-cell table:formula="of:=SQRT(2*9.81*355/(1.1*[.B494]*10.5))*3.6" office:value-type="float" office:value="83.9675063659222" calcext:value-type="float">
            <text:p>83.9675</text:p>
          </table:table-cell>
          <table:table-cell table:formula="of:=[.F494]" office:value-type="float" office:value="32.6297270623589" calcext:value-type="float">
            <text:p>32.6297</text:p>
          </table:table-cell>
          <table:table-cell table:number-columns-repeated="17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1091" calcext:value-type="float">
            <text:p>1.1091</text:p>
          </table:table-cell>
          <table:table-cell office:value-type="float" office:value="0.00749" calcext:value-type="float">
            <text:p>0.0075</text:p>
          </table:table-cell>
          <table:table-cell office:value-type="float" office:value="-0.0986" calcext:value-type="float">
            <text:p>-0.0986</text:p>
          </table:table-cell>
          <table:table-cell table:formula="of:=[.C495]+[.B495]^2/46" office:value-type="float" office:value="0.0342313654347826" calcext:value-type="float">
            <text:p>0.0342</text:p>
          </table:table-cell>
          <table:table-cell table:style-name="ce2" table:formula="of:=IF([.B495]&gt;0;[.B495]/[.E495];0)" office:value-type="float" office:value="32.4001098382432" calcext:value-type="float">
            <text:p>32.4</text:p>
          </table:table-cell>
          <table:table-cell table:formula="of:=SQRT(2*9.81*355/(1.1*[.B495]*10.5))*3.6" office:value-type="float" office:value="83.9440336711699" calcext:value-type="float">
            <text:p>83.9440</text:p>
          </table:table-cell>
          <table:table-cell table:formula="of:=[.F495]" office:value-type="float" office:value="32.4001098382432" calcext:value-type="float">
            <text:p>32.4001</text:p>
          </table:table-cell>
          <table:table-cell table:number-columns-repeated="17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10962" calcext:value-type="float">
            <text:p>1.1096</text:p>
          </table:table-cell>
          <table:table-cell office:value-type="float" office:value="0.00774" calcext:value-type="float">
            <text:p>0.0077</text:p>
          </table:table-cell>
          <table:table-cell office:value-type="float" office:value="-0.0989" calcext:value-type="float">
            <text:p>-0.0989</text:p>
          </table:table-cell>
          <table:table-cell table:formula="of:=[.C496]+[.B496]^2/46" office:value-type="float" office:value="0.0345064466173913" calcext:value-type="float">
            <text:p>0.0345</text:p>
          </table:table-cell>
          <table:table-cell table:style-name="ce2" table:formula="of:=IF([.B496]&gt;0;[.B496]/[.E496];0)" office:value-type="float" office:value="32.1568897633392" calcext:value-type="float">
            <text:p>32.2</text:p>
          </table:table-cell>
          <table:table-cell table:formula="of:=SQRT(2*9.81*355/(1.1*[.B496]*10.5))*3.6" office:value-type="float" office:value="83.9243620661494" calcext:value-type="float">
            <text:p>83.9244</text:p>
          </table:table-cell>
          <table:table-cell table:formula="of:=[.F496]" office:value-type="float" office:value="32.1568897633392" calcext:value-type="float">
            <text:p>32.1569</text:p>
          </table:table-cell>
          <table:table-cell table:number-columns-repeated="17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11005" calcext:value-type="float">
            <text:p>1.1101</text:p>
          </table:table-cell>
          <table:table-cell office:value-type="float" office:value="0.00799" calcext:value-type="float">
            <text:p>0.0080</text:p>
          </table:table-cell>
          <table:table-cell office:value-type="float" office:value="-0.0992" calcext:value-type="float">
            <text:p>-0.0992</text:p>
          </table:table-cell>
          <table:table-cell table:formula="of:=[.C497]+[.B497]^2/46" office:value-type="float" office:value="0.0347771957065217" calcext:value-type="float">
            <text:p>0.0348</text:p>
          </table:table-cell>
          <table:table-cell table:style-name="ce2" table:formula="of:=IF([.B497]&gt;0;[.B497]/[.E497];0)" office:value-type="float" office:value="31.9189048296908" calcext:value-type="float">
            <text:p>31.9</text:p>
          </table:table-cell>
          <table:table-cell table:formula="of:=SQRT(2*9.81*355/(1.1*[.B497]*10.5))*3.6" office:value-type="float" office:value="83.9081056042034" calcext:value-type="float">
            <text:p>83.9081</text:p>
          </table:table-cell>
          <table:table-cell table:formula="of:=[.F497]" office:value-type="float" office:value="31.9189048296908" calcext:value-type="float">
            <text:p>31.9189</text:p>
          </table:table-cell>
          <table:table-cell table:number-columns-repeated="17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11039" calcext:value-type="float">
            <text:p>1.1104</text:p>
          </table:table-cell>
          <table:table-cell office:value-type="float" office:value="0.00825" calcext:value-type="float">
            <text:p>0.0083</text:p>
          </table:table-cell>
          <table:table-cell office:value-type="float" office:value="-0.0995" calcext:value-type="float">
            <text:p>-0.0995</text:p>
          </table:table-cell>
          <table:table-cell table:formula="of:=[.C498]+[.B498]^2/46" office:value-type="float" office:value="0.0350536076543478" calcext:value-type="float">
            <text:p>0.0351</text:p>
          </table:table-cell>
          <table:table-cell table:style-name="ce2" table:formula="of:=IF([.B498]&gt;0;[.B498]/[.E498];0)" office:value-type="float" office:value="31.6769107176982" calcext:value-type="float">
            <text:p>31.7</text:p>
          </table:table-cell>
          <table:table-cell table:formula="of:=SQRT(2*9.81*355/(1.1*[.B498]*10.5))*3.6" office:value-type="float" office:value="83.8952583432829" calcext:value-type="float">
            <text:p>83.8953</text:p>
          </table:table-cell>
          <table:table-cell table:formula="of:=[.F498]" office:value-type="float" office:value="31.6769107176982" calcext:value-type="float">
            <text:p>31.6769</text:p>
          </table:table-cell>
          <table:table-cell table:number-columns-repeated="17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11064" calcext:value-type="float">
            <text:p>1.1106</text:p>
          </table:table-cell>
          <table:table-cell office:value-type="float" office:value="0.00851" calcext:value-type="float">
            <text:p>0.0085</text:p>
          </table:table-cell>
          <table:table-cell office:value-type="float" office:value="-0.0998" calcext:value-type="float">
            <text:p>-0.0998</text:p>
          </table:table-cell>
          <table:table-cell table:formula="of:=[.C499]+[.B499]^2/46" office:value-type="float" office:value="0.0353256784695652" calcext:value-type="float">
            <text:p>0.0353</text:p>
          </table:table-cell>
          <table:table-cell table:style-name="ce2" table:formula="of:=IF([.B499]&gt;0;[.B499]/[.E499];0)" office:value-type="float" office:value="31.4400189357119" calcext:value-type="float">
            <text:p>31.4</text:p>
          </table:table-cell>
          <table:table-cell table:formula="of:=SQRT(2*9.81*355/(1.1*[.B499]*10.5))*3.6" office:value-type="float" office:value="83.885815591808" calcext:value-type="float">
            <text:p>83.8858</text:p>
          </table:table-cell>
          <table:table-cell table:formula="of:=[.F499]" office:value-type="float" office:value="31.4400189357119" calcext:value-type="float">
            <text:p>31.4400</text:p>
          </table:table-cell>
          <table:table-cell table:number-columns-repeated="17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11082" calcext:value-type="float">
            <text:p>1.1108</text:p>
          </table:table-cell>
          <table:table-cell office:value-type="float" office:value="0.00878" calcext:value-type="float">
            <text:p>0.0088</text:p>
          </table:table-cell>
          <table:table-cell office:value-type="float" office:value="-0.1001" calcext:value-type="float">
            <text:p>-0.1001</text:p>
          </table:table-cell>
          <table:table-cell table:formula="of:=[.C500]+[.B500]^2/46" office:value-type="float" office:value="0.0356043711391304" calcext:value-type="float">
            <text:p>0.0356</text:p>
          </table:table-cell>
          <table:table-cell table:style-name="ce2" table:formula="of:=IF([.B500]&gt;0;[.B500]/[.E500];0)" office:value-type="float" office:value="31.1989782282426" calcext:value-type="float">
            <text:p>31.2</text:p>
          </table:table-cell>
          <table:table-cell table:formula="of:=SQRT(2*9.81*355/(1.1*[.B500]*10.5))*3.6" office:value-type="float" office:value="83.8790187846998" calcext:value-type="float">
            <text:p>83.8790</text:p>
          </table:table-cell>
          <table:table-cell table:formula="of:=[.F500]" office:value-type="float" office:value="31.1989782282426" calcext:value-type="float">
            <text:p>31.1990</text:p>
          </table:table-cell>
          <table:table-cell table:number-columns-repeated="17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11093" calcext:value-type="float">
            <text:p>1.1109</text:p>
          </table:table-cell>
          <table:table-cell office:value-type="float" office:value="0.00906" calcext:value-type="float">
            <text:p>0.0091</text:p>
          </table:table-cell>
          <table:table-cell office:value-type="float" office:value="-0.1004" calcext:value-type="float">
            <text:p>-0.1004</text:p>
          </table:table-cell>
          <table:table-cell table:formula="of:=[.C501]+[.B501]^2/46" office:value-type="float" office:value="0.0358896840195652" calcext:value-type="float">
            <text:p>0.0359</text:p>
          </table:table-cell>
          <table:table-cell table:style-name="ce2" table:formula="of:=IF([.B501]&gt;0;[.B501]/[.E501];0)" office:value-type="float" office:value="30.9540200853922" calcext:value-type="float">
            <text:p>31.0</text:p>
          </table:table-cell>
          <table:table-cell table:formula="of:=SQRT(2*9.81*355/(1.1*[.B501]*10.5))*3.6" office:value-type="float" office:value="83.8748659935809" calcext:value-type="float">
            <text:p>83.8749</text:p>
          </table:table-cell>
          <table:table-cell table:formula="of:=[.F501]" office:value-type="float" office:value="30.9540200853922" calcext:value-type="float">
            <text:p>30.9540</text:p>
          </table:table-cell>
          <table:table-cell table:number-columns-repeated="17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11099" calcext:value-type="float">
            <text:p>1.1110</text:p>
          </table:table-cell>
          <table:table-cell office:value-type="float" office:value="0.00934" calcext:value-type="float">
            <text:p>0.0093</text:p>
          </table:table-cell>
          <table:table-cell office:value-type="float" office:value="-0.1007" calcext:value-type="float">
            <text:p>-0.1007</text:p>
          </table:table-cell>
          <table:table-cell table:formula="of:=[.C502]+[.B502]^2/46" office:value-type="float" office:value="0.036172582176087" calcext:value-type="float">
            <text:p>0.0362</text:p>
          </table:table-cell>
          <table:table-cell table:style-name="ce2" table:formula="of:=IF([.B502]&gt;0;[.B502]/[.E502];0)" office:value-type="float" office:value="30.7135939201613" calcext:value-type="float">
            <text:p>30.7</text:p>
          </table:table-cell>
          <table:table-cell table:formula="of:=SQRT(2*9.81*355/(1.1*[.B502]*10.5))*3.6" office:value-type="float" office:value="83.8726010947485" calcext:value-type="float">
            <text:p>83.8726</text:p>
          </table:table-cell>
          <table:table-cell table:formula="of:=[.F502]" office:value-type="float" office:value="30.7135939201613" calcext:value-type="float">
            <text:p>30.7136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11" calcext:value-type="float">
            <text:p>1.1110</text:p>
          </table:table-cell>
          <table:table-cell office:value-type="float" office:value="0.00963" calcext:value-type="float">
            <text:p>0.0096</text:p>
          </table:table-cell>
          <table:table-cell office:value-type="float" office:value="-0.101" calcext:value-type="float">
            <text:p>-0.1010</text:p>
          </table:table-cell>
          <table:table-cell table:formula="of:=[.C503]+[.B503]^2/46" office:value-type="float" office:value="0.0364630652173913" calcext:value-type="float">
            <text:p>0.0365</text:p>
          </table:table-cell>
          <table:table-cell table:style-name="ce2" table:formula="of:=IF([.B503]&gt;0;[.B503]/[.E503];0)" office:value-type="float" office:value="30.4691882971512" calcext:value-type="float">
            <text:p>30.5</text:p>
          </table:table-cell>
          <table:table-cell table:formula="of:=SQRT(2*9.81*355/(1.1*[.B503]*10.5))*3.6" office:value-type="float" office:value="83.8722236294478" calcext:value-type="float">
            <text:p>83.8722</text:p>
          </table:table-cell>
          <table:table-cell table:formula="of:=[.F503]" office:value-type="float" office:value="30.4691882971512" calcext:value-type="float">
            <text:p>30.4692</text:p>
          </table:table-cell>
          <table:table-cell table:number-columns-repeated="17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99096" calcext:value-type="float">
            <text:p>0.9910</text:p>
          </table:table-cell>
          <table:table-cell office:value-type="float" office:value="0.01085" calcext:value-type="float">
            <text:p>0.0109</text:p>
          </table:table-cell>
          <table:table-cell office:value-type="float" office:value="-0.1013" calcext:value-type="float">
            <text:p>-0.1013</text:p>
          </table:table-cell>
          <table:table-cell table:formula="of:=[.C504]+[.B504]^2/46" office:value-type="float" office:value="0.0321978635130435" calcext:value-type="float">
            <text:p>0.0322</text:p>
          </table:table-cell>
          <table:table-cell table:style-name="ce2" table:formula="of:=IF([.B504]&gt;0;[.B504]/[.E504];0)" office:value-type="float" office:value="30.7771973627554" calcext:value-type="float">
            <text:p>30.8</text:p>
          </table:table-cell>
          <table:table-cell table:formula="of:=SQRT(2*9.81*355/(1.1*[.B504]*10.5))*3.6" office:value-type="float" office:value="88.806984674795" calcext:value-type="float">
            <text:p>88.8070</text:p>
          </table:table-cell>
          <table:table-cell table:formula="of:=[.F504]" office:value-type="float" office:value="30.7771973627554" calcext:value-type="float">
            <text:p>30.7772</text:p>
          </table:table-cell>
          <table:table-cell table:number-columns-repeated="17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99084" calcext:value-type="float">
            <text:p>0.9908</text:p>
          </table:table-cell>
          <table:table-cell office:value-type="float" office:value="0.01209" calcext:value-type="float">
            <text:p>0.0121</text:p>
          </table:table-cell>
          <table:table-cell office:value-type="float" office:value="-0.1016" calcext:value-type="float">
            <text:p>-0.1016</text:p>
          </table:table-cell>
          <table:table-cell table:formula="of:=[.C505]+[.B505]^2/46" office:value-type="float" office:value="0.0334326936" calcext:value-type="float">
            <text:p>0.0334</text:p>
          </table:table-cell>
          <table:table-cell table:style-name="ce2" table:formula="of:=IF([.B505]&gt;0;[.B505]/[.E505];0)" office:value-type="float" office:value="29.6368582159351" calcext:value-type="float">
            <text:p>29.6</text:p>
          </table:table-cell>
          <table:table-cell table:formula="of:=SQRT(2*9.81*355/(1.1*[.B505]*10.5))*3.6" office:value-type="float" office:value="88.8123621905997" calcext:value-type="float">
            <text:p>88.8124</text:p>
          </table:table-cell>
          <table:table-cell table:formula="of:=[.F505]" office:value-type="float" office:value="29.6368582159351" calcext:value-type="float">
            <text:p>29.6369</text:p>
          </table:table-cell>
          <table:table-cell table:number-columns-repeated="17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99065" calcext:value-type="float">
            <text:p>0.9907</text:p>
          </table:table-cell>
          <table:table-cell office:value-type="float" office:value="0.01335" calcext:value-type="float">
            <text:p>0.0134</text:p>
          </table:table-cell>
          <table:table-cell office:value-type="float" office:value="-0.1019" calcext:value-type="float">
            <text:p>-0.1019</text:p>
          </table:table-cell>
          <table:table-cell table:formula="of:=[.C506]+[.B506]^2/46" office:value-type="float" office:value="0.0346845091847826" calcext:value-type="float">
            <text:p>0.0347</text:p>
          </table:table-cell>
          <table:table-cell table:style-name="ce2" table:formula="of:=IF([.B506]&gt;0;[.B506]/[.E506];0)" office:value-type="float" office:value="28.5617419212216" calcext:value-type="float">
            <text:p>28.6</text:p>
          </table:table-cell>
          <table:table-cell table:formula="of:=SQRT(2*9.81*355/(1.1*[.B506]*10.5))*3.6" office:value-type="float" office:value="88.8208785888217" calcext:value-type="float">
            <text:p>88.8209</text:p>
          </table:table-cell>
          <table:table-cell table:formula="of:=[.F506]" office:value-type="float" office:value="28.5617419212216" calcext:value-type="float">
            <text:p>28.5617</text:p>
          </table:table-cell>
          <table:table-cell table:number-columns-repeated="17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99037" calcext:value-type="float">
            <text:p>0.9904</text:p>
          </table:table-cell>
          <table:table-cell office:value-type="float" office:value="0.01462" calcext:value-type="float">
            <text:p>0.0146</text:p>
          </table:table-cell>
          <table:table-cell office:value-type="float" office:value="-0.1022" calcext:value-type="float">
            <text:p>-0.1022</text:p>
          </table:table-cell>
          <table:table-cell table:formula="of:=[.C507]+[.B507]^2/46" office:value-type="float" office:value="0.0359424508021739" calcext:value-type="float">
            <text:p>0.0359</text:p>
          </table:table-cell>
          <table:table-cell table:style-name="ce2" table:formula="of:=IF([.B507]&gt;0;[.B507]/[.E507];0)" office:value-type="float" office:value="27.5543258152029" calcext:value-type="float">
            <text:p>27.6</text:p>
          </table:table-cell>
          <table:table-cell table:formula="of:=SQRT(2*9.81*355/(1.1*[.B507]*10.5))*3.6" office:value-type="float" office:value="88.8334335371926" calcext:value-type="float">
            <text:p>88.8334</text:p>
          </table:table-cell>
          <table:table-cell table:formula="of:=[.F507]" office:value-type="float" office:value="27.5543258152029" calcext:value-type="float">
            <text:p>27.5543</text:p>
          </table:table-cell>
          <table:table-cell table:number-columns-repeated="17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9002" calcext:value-type="float">
            <text:p>0.9900</text:p>
          </table:table-cell>
          <table:table-cell office:value-type="float" office:value="0.01591" calcext:value-type="float">
            <text:p>0.0159</text:p>
          </table:table-cell>
          <table:table-cell office:value-type="float" office:value="-0.1025" calcext:value-type="float">
            <text:p>-0.1025</text:p>
          </table:table-cell>
          <table:table-cell table:formula="of:=[.C508]+[.B508]^2/46" office:value-type="float" office:value="0.0372173826173913" calcext:value-type="float">
            <text:p>0.0372</text:p>
          </table:table-cell>
          <table:table-cell table:style-name="ce2" table:formula="of:=IF([.B508]&gt;0;[.B508]/[.E508];0)" office:value-type="float" office:value="26.6010108818715" calcext:value-type="float">
            <text:p>26.6</text:p>
          </table:table-cell>
          <table:table-cell table:formula="of:=SQRT(2*9.81*355/(1.1*[.B508]*10.5))*3.6" office:value-type="float" office:value="88.8491347120554" calcext:value-type="float">
            <text:p>88.8491</text:p>
          </table:table-cell>
          <table:table-cell table:formula="of:=[.F508]" office:value-type="float" office:value="26.6010108818715" calcext:value-type="float">
            <text:p>26.6010</text:p>
          </table:table-cell>
          <table:table-cell table:number-columns-repeated="17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98959" calcext:value-type="float">
            <text:p>0.9896</text:p>
          </table:table-cell>
          <table:table-cell office:value-type="float" office:value="0.01722" calcext:value-type="float">
            <text:p>0.0172</text:p>
          </table:table-cell>
          <table:table-cell office:value-type="float" office:value="-0.1028" calcext:value-type="float">
            <text:p>-0.1028</text:p>
          </table:table-cell>
          <table:table-cell table:formula="of:=[.C509]+[.B509]^2/46" office:value-type="float" office:value="0.0385088775673913" calcext:value-type="float">
            <text:p>0.0385</text:p>
          </table:table-cell>
          <table:table-cell table:style-name="ce2" table:formula="of:=IF([.B509]&gt;0;[.B509]/[.E509];0)" office:value-type="float" office:value="25.6977108270216" calcext:value-type="float">
            <text:p>25.7</text:p>
          </table:table-cell>
          <table:table-cell table:formula="of:=SQRT(2*9.81*355/(1.1*[.B509]*10.5))*3.6" office:value-type="float" office:value="88.8684361290928" calcext:value-type="float">
            <text:p>88.8684</text:p>
          </table:table-cell>
          <table:table-cell table:formula="of:=[.F509]" office:value-type="float" office:value="25.6977108270216" calcext:value-type="float">
            <text:p>25.6977</text:p>
          </table:table-cell>
          <table:table-cell table:number-columns-repeated="17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98909" calcext:value-type="float">
            <text:p>0.9891</text:p>
          </table:table-cell>
          <table:table-cell office:value-type="float" office:value="0.01855" calcext:value-type="float">
            <text:p>0.0186</text:p>
          </table:table-cell>
          <table:table-cell office:value-type="float" office:value="-0.1031" calcext:value-type="float">
            <text:p>-0.1031</text:p>
          </table:table-cell>
          <table:table-cell table:formula="of:=[.C510]+[.B510]^2/46" office:value-type="float" office:value="0.039817370176087" calcext:value-type="float">
            <text:p>0.0398</text:p>
          </table:table-cell>
          <table:table-cell table:style-name="ce2" table:formula="of:=IF([.B510]&gt;0;[.B510]/[.E510];0)" office:value-type="float" office:value="24.840666162177" calcext:value-type="float">
            <text:p>24.8</text:p>
          </table:table-cell>
          <table:table-cell table:formula="of:=SQRT(2*9.81*355/(1.1*[.B510]*10.5))*3.6" office:value-type="float" office:value="88.8908954623894" calcext:value-type="float">
            <text:p>88.8909</text:p>
          </table:table-cell>
          <table:table-cell table:formula="of:=[.F510]" office:value-type="float" office:value="24.840666162177" calcext:value-type="float">
            <text:p>24.8407</text:p>
          </table:table-cell>
          <table:table-cell table:number-columns-repeated="17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0199" calcext:value-type="float">
            <text:p>0.0199</text:p>
          </table:table-cell>
          <table:table-cell office:value-type="float" office:value="-0.1034" calcext:value-type="float">
            <text:p>-0.1034</text:p>
          </table:table-cell>
          <table:table-cell table:formula="of:=[.C511]+[.B511]^2/46" office:value-type="float" office:value="0.0411420054347826" calcext:value-type="float">
            <text:p>0.0411</text:p>
          </table:table-cell>
          <table:table-cell table:style-name="ce2" table:formula="of:=IF([.B511]&gt;0;[.B511]/[.E511];0)" office:value-type="float" office:value="24.0265390457679" calcext:value-type="float">
            <text:p>24.0</text:p>
          </table:table-cell>
          <table:table-cell table:formula="of:=SQRT(2*9.81*355/(1.1*[.B511]*10.5))*3.6" office:value-type="float" office:value="88.9174193900229" calcext:value-type="float">
            <text:p>88.9174</text:p>
          </table:table-cell>
          <table:table-cell table:formula="of:=[.F511]" office:value-type="float" office:value="24.0265390457679" calcext:value-type="float">
            <text:p>24.0265</text:p>
          </table:table-cell>
          <table:table-cell table:number-columns-repeated="17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98784" calcext:value-type="float">
            <text:p>0.9878</text:p>
          </table:table-cell>
          <table:table-cell office:value-type="float" office:value="0.02126" calcext:value-type="float">
            <text:p>0.0213</text:p>
          </table:table-cell>
          <table:table-cell office:value-type="float" office:value="-0.1037" calcext:value-type="float">
            <text:p>-0.1037</text:p>
          </table:table-cell>
          <table:table-cell table:formula="of:=[.C512]+[.B512]^2/46" office:value-type="float" office:value="0.0424736492521739" calcext:value-type="float">
            <text:p>0.0425</text:p>
          </table:table-cell>
          <table:table-cell table:style-name="ce2" table:formula="of:=IF([.B512]&gt;0;[.B512]/[.E512];0)" office:value-type="float" office:value="23.2577143097597" calcext:value-type="float">
            <text:p>23.3</text:p>
          </table:table-cell>
          <table:table-cell table:formula="of:=SQRT(2*9.81*355/(1.1*[.B512]*10.5))*3.6" office:value-type="float" office:value="88.9471183786079" calcext:value-type="float">
            <text:p>88.9471</text:p>
          </table:table-cell>
          <table:table-cell table:formula="of:=[.F512]" office:value-type="float" office:value="23.2577143097597" calcext:value-type="float">
            <text:p>23.2577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709" calcext:value-type="float">
            <text:p>0.9871</text:p>
          </table:table-cell>
          <table:table-cell office:value-type="float" office:value="0.02265" calcext:value-type="float">
            <text:p>0.0227</text:p>
          </table:table-cell>
          <table:table-cell office:value-type="float" office:value="-0.104" calcext:value-type="float">
            <text:p>-0.1040</text:p>
          </table:table-cell>
          <table:table-cell table:formula="of:=[.C513]+[.B513]^2/46" office:value-type="float" office:value="0.0438314493065217" calcext:value-type="float">
            <text:p>0.0438</text:p>
          </table:table-cell>
          <table:table-cell table:style-name="ce2" table:formula="of:=IF([.B513]&gt;0;[.B513]/[.E513];0)" office:value-type="float" office:value="22.5201314493867" calcext:value-type="float">
            <text:p>22.5</text:p>
          </table:table-cell>
          <table:table-cell table:formula="of:=SQRT(2*9.81*355/(1.1*[.B513]*10.5))*3.6" office:value-type="float" office:value="88.9809033788685" calcext:value-type="float">
            <text:p>88.9809</text:p>
          </table:table-cell>
          <table:table-cell table:formula="of:=[.F513]" office:value-type="float" office:value="22.5201314493867" calcext:value-type="float">
            <text:p>22.5201</text:p>
          </table:table-cell>
          <table:table-cell table:number-columns-repeated="17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98627" calcext:value-type="float">
            <text:p>0.9863</text:p>
          </table:table-cell>
          <table:table-cell office:value-type="float" office:value="0.02405" calcext:value-type="float">
            <text:p>0.0241</text:p>
          </table:table-cell>
          <table:table-cell office:value-type="float" office:value="-0.1043" calcext:value-type="float">
            <text:p>-0.1043</text:p>
          </table:table-cell>
          <table:table-cell table:formula="of:=[.C514]+[.B514]^2/46" office:value-type="float" office:value="0.0451962720195652" calcext:value-type="float">
            <text:p>0.0452</text:p>
          </table:table-cell>
          <table:table-cell table:style-name="ce2" table:formula="of:=IF([.B514]&gt;0;[.B514]/[.E514];0)" office:value-type="float" office:value="21.8219325605671" calcext:value-type="float">
            <text:p>21.8</text:p>
          </table:table-cell>
          <table:table-cell table:formula="of:=SQRT(2*9.81*355/(1.1*[.B514]*10.5))*3.6" office:value-type="float" office:value="89.0178857372258" calcext:value-type="float">
            <text:p>89.0179</text:p>
          </table:table-cell>
          <table:table-cell table:formula="of:=[.F514]" office:value-type="float" office:value="21.8219325605671" calcext:value-type="float">
            <text:p>21.8219</text:p>
          </table:table-cell>
          <table:table-cell table:number-columns-repeated="17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98537" calcext:value-type="float">
            <text:p>0.9854</text:p>
          </table:table-cell>
          <table:table-cell office:value-type="float" office:value="0.02547" calcext:value-type="float">
            <text:p>0.0255</text:p>
          </table:table-cell>
          <table:table-cell office:value-type="float" office:value="-0.1046" calcext:value-type="float">
            <text:p>-0.1046</text:p>
          </table:table-cell>
          <table:table-cell table:formula="of:=[.C515]+[.B515]^2/46" office:value-type="float" office:value="0.0465776964543478" calcext:value-type="float">
            <text:p>0.0466</text:p>
          </table:table-cell>
          <table:table-cell table:style-name="ce2" table:formula="of:=IF([.B515]&gt;0;[.B515]/[.E515];0)" office:value-type="float" office:value="21.1554043031259" calcext:value-type="float">
            <text:p>21.2</text:p>
          </table:table-cell>
          <table:table-cell table:formula="of:=SQRT(2*9.81*355/(1.1*[.B515]*10.5))*3.6" office:value-type="float" office:value="89.0585292578087" calcext:value-type="float">
            <text:p>89.0585</text:p>
          </table:table-cell>
          <table:table-cell table:formula="of:=[.F515]" office:value-type="float" office:value="21.1554043031259" calcext:value-type="float">
            <text:p>21.1554</text:p>
          </table:table-cell>
          <table:table-cell table:number-columns-repeated="17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0269" calcext:value-type="float">
            <text:p>0.0269</text:p>
          </table:table-cell>
          <table:table-cell office:value-type="float" office:value="-0.1049" calcext:value-type="float">
            <text:p>-0.1049</text:p>
          </table:table-cell>
          <table:table-cell table:formula="of:=[.C516]+[.B516]^2/46" office:value-type="float" office:value="0.04796616" calcext:value-type="float">
            <text:p>0.0480</text:p>
          </table:table-cell>
          <table:table-cell table:style-name="ce2" table:formula="of:=IF([.B516]&gt;0;[.B516]/[.E516];0)" office:value-type="float" office:value="20.5228019086789" calcext:value-type="float">
            <text:p>20.5</text:p>
          </table:table-cell>
          <table:table-cell table:formula="of:=SQRT(2*9.81*355/(1.1*[.B516]*10.5))*3.6" office:value-type="float" office:value="89.1023963357678" calcext:value-type="float">
            <text:p>89.1024</text:p>
          </table:table-cell>
          <table:table-cell table:formula="of:=[.F516]" office:value-type="float" office:value="20.5228019086789" calcext:value-type="float">
            <text:p>20.5228</text:p>
          </table:table-cell>
          <table:table-cell table:number-columns-repeated="17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98334" calcext:value-type="float">
            <text:p>0.9833</text:p>
          </table:table-cell>
          <table:table-cell office:value-type="float" office:value="0.02836" calcext:value-type="float">
            <text:p>0.0284</text:p>
          </table:table-cell>
          <table:table-cell office:value-type="float" office:value="-0.1052" calcext:value-type="float">
            <text:p>-0.1052</text:p>
          </table:table-cell>
          <table:table-cell table:formula="of:=[.C517]+[.B517]^2/46" office:value-type="float" office:value="0.049380816426087" calcext:value-type="float">
            <text:p>0.0494</text:p>
          </table:table-cell>
          <table:table-cell table:style-name="ce2" table:formula="of:=IF([.B517]&gt;0;[.B517]/[.E517];0)" office:value-type="float" office:value="19.9134010161995" calcext:value-type="float">
            <text:p>19.9</text:p>
          </table:table-cell>
          <table:table-cell table:formula="of:=SQRT(2*9.81*355/(1.1*[.B517]*10.5))*3.6" office:value-type="float" office:value="89.1504077564954" calcext:value-type="float">
            <text:p>89.1504</text:p>
          </table:table-cell>
          <table:table-cell table:formula="of:=[.F517]" office:value-type="float" office:value="19.9134010161995" calcext:value-type="float">
            <text:p>19.9134</text:p>
          </table:table-cell>
          <table:table-cell table:number-columns-repeated="17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98221" calcext:value-type="float">
            <text:p>0.9822</text:p>
          </table:table-cell>
          <table:table-cell office:value-type="float" office:value="0.02983" calcext:value-type="float">
            <text:p>0.0298</text:p>
          </table:table-cell>
          <table:table-cell office:value-type="float" office:value="-0.1055" calcext:value-type="float">
            <text:p>-0.1055</text:p>
          </table:table-cell>
          <table:table-cell table:formula="of:=[.C518]+[.B518]^2/46" office:value-type="float" office:value="0.0508025322630435" calcext:value-type="float">
            <text:p>0.0508</text:p>
          </table:table-cell>
          <table:table-cell table:style-name="ce2" table:formula="of:=IF([.B518]&gt;0;[.B518]/[.E518];0)" office:value-type="float" office:value="19.3338787703406" calcext:value-type="float">
            <text:p>19.3</text:p>
          </table:table-cell>
          <table:table-cell table:formula="of:=SQRT(2*9.81*355/(1.1*[.B518]*10.5))*3.6" office:value-type="float" office:value="89.2016753076937" calcext:value-type="float">
            <text:p>89.2017</text:p>
          </table:table-cell>
          <table:table-cell table:formula="of:=[.F518]" office:value-type="float" office:value="19.3338787703406" calcext:value-type="float">
            <text:p>19.3339</text:p>
          </table:table-cell>
          <table:table-cell table:number-columns-repeated="17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981" calcext:value-type="float">
            <text:p>0.9810</text:p>
          </table:table-cell>
          <table:table-cell office:value-type="float" office:value="0.03132" calcext:value-type="float">
            <text:p>0.0313</text:p>
          </table:table-cell>
          <table:table-cell office:value-type="float" office:value="-0.1058" calcext:value-type="float">
            <text:p>-0.1058</text:p>
          </table:table-cell>
          <table:table-cell table:formula="of:=[.C519]+[.B519]^2/46" office:value-type="float" office:value="0.0522408913043478" calcext:value-type="float">
            <text:p>0.0522</text:p>
          </table:table-cell>
          <table:table-cell table:style-name="ce2" table:formula="of:=IF([.B519]&gt;0;[.B519]/[.E519];0)" office:value-type="float" office:value="18.7783932376811" calcext:value-type="float">
            <text:p>18.8</text:p>
          </table:table-cell>
          <table:table-cell table:formula="of:=SQRT(2*9.81*355/(1.1*[.B519]*10.5))*3.6" office:value-type="float" office:value="89.2566706008758" calcext:value-type="float">
            <text:p>89.2567</text:p>
          </table:table-cell>
          <table:table-cell table:formula="of:=[.F519]" office:value-type="float" office:value="18.7783932376811" calcext:value-type="float">
            <text:p>18.7784</text:p>
          </table:table-cell>
          <table:table-cell table:number-columns-repeated="17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97971" calcext:value-type="float">
            <text:p>0.9797</text:p>
          </table:table-cell>
          <table:table-cell office:value-type="float" office:value="0.03283" calcext:value-type="float">
            <text:p>0.0328</text:p>
          </table:table-cell>
          <table:table-cell office:value-type="float" office:value="-0.1061" calcext:value-type="float">
            <text:p>-0.1061</text:p>
          </table:table-cell>
          <table:table-cell table:formula="of:=[.C520]+[.B520]^2/46" office:value-type="float" office:value="0.053695906176087" calcext:value-type="float">
            <text:p>0.0537</text:p>
          </table:table-cell>
          <table:table-cell table:style-name="ce2" table:formula="of:=IF([.B520]&gt;0;[.B520]/[.E520];0)" office:value-type="float" office:value="18.2455250273122" calcext:value-type="float">
            <text:p>18.2</text:p>
          </table:table-cell>
          <table:table-cell table:formula="of:=SQRT(2*9.81*355/(1.1*[.B520]*10.5))*3.6" office:value-type="float" office:value="89.3154141208812" calcext:value-type="float">
            <text:p>89.3154</text:p>
          </table:table-cell>
          <table:table-cell table:formula="of:=[.F520]" office:value-type="float" office:value="18.2455250273122" calcext:value-type="float">
            <text:p>18.2455</text:p>
          </table:table-cell>
          <table:table-cell table:number-columns-repeated="17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97834" calcext:value-type="float">
            <text:p>0.9783</text:p>
          </table:table-cell>
          <table:table-cell office:value-type="float" office:value="0.03436" calcext:value-type="float">
            <text:p>0.0344</text:p>
          </table:table-cell>
          <table:table-cell office:value-type="float" office:value="-0.1064" calcext:value-type="float">
            <text:p>-0.1064</text:p>
          </table:table-cell>
          <table:table-cell table:formula="of:=[.C521]+[.B521]^2/46" office:value-type="float" office:value="0.0551675903391304" calcext:value-type="float">
            <text:p>0.0552</text:p>
          </table:table-cell>
          <table:table-cell table:style-name="ce2" table:formula="of:=IF([.B521]&gt;0;[.B521]/[.E521];0)" office:value-type="float" office:value="17.7339628935372" calcext:value-type="float">
            <text:p>17.7</text:p>
          </table:table-cell>
          <table:table-cell table:formula="of:=SQRT(2*9.81*355/(1.1*[.B521]*10.5))*3.6" office:value-type="float" office:value="89.3779278228869" calcext:value-type="float">
            <text:p>89.3779</text:p>
          </table:table-cell>
          <table:table-cell table:formula="of:=[.F521]" office:value-type="float" office:value="17.7339628935372" calcext:value-type="float">
            <text:p>17.7340</text:p>
          </table:table-cell>
          <table:table-cell table:number-columns-repeated="17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0359" calcext:value-type="float">
            <text:p>0.0359</text:p>
          </table:table-cell>
          <table:table-cell office:value-type="float" office:value="-0.1067" calcext:value-type="float">
            <text:p>-0.1067</text:p>
          </table:table-cell>
          <table:table-cell table:formula="of:=[.C522]+[.B522]^2/46" office:value-type="float" office:value="0.056646382826087" calcext:value-type="float">
            <text:p>0.0566</text:p>
          </table:table-cell>
          <table:table-cell table:style-name="ce2" table:formula="of:=IF([.B522]&gt;0;[.B522]/[.E522];0)" office:value-type="float" office:value="17.245584823999" calcext:value-type="float">
            <text:p>17.2</text:p>
          </table:table-cell>
          <table:table-cell table:formula="of:=SQRT(2*9.81*355/(1.1*[.B522]*10.5))*3.6" office:value-type="float" office:value="89.4437773580791" calcext:value-type="float">
            <text:p>89.4438</text:p>
          </table:table-cell>
          <table:table-cell table:formula="of:=[.F522]" office:value-type="float" office:value="17.245584823999" calcext:value-type="float">
            <text:p>17.245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7537" calcext:value-type="float">
            <text:p>0.9754</text:p>
          </table:table-cell>
          <table:table-cell office:value-type="float" office:value="0.03746" calcext:value-type="float">
            <text:p>0.0375</text:p>
          </table:table-cell>
          <table:table-cell office:value-type="float" office:value="-0.107" calcext:value-type="float">
            <text:p>-0.1070</text:p>
          </table:table-cell>
          <table:table-cell table:formula="of:=[.C523]+[.B523]^2/46" office:value-type="float" office:value="0.0581414486282609" calcext:value-type="float">
            <text:p>0.0581</text:p>
          </table:table-cell>
          <table:table-cell table:style-name="ce2" table:formula="of:=IF([.B523]&gt;0;[.B523]/[.E523];0)" office:value-type="float" office:value="16.7758118005663" calcext:value-type="float">
            <text:p>16.8</text:p>
          </table:table-cell>
          <table:table-cell table:formula="of:=SQRT(2*9.81*355/(1.1*[.B523]*10.5))*3.6" office:value-type="float" office:value="89.5139022106308" calcext:value-type="float">
            <text:p>89.5139</text:p>
          </table:table-cell>
          <table:table-cell table:formula="of:=[.F523]" office:value-type="float" office:value="16.7758118005663" calcext:value-type="float">
            <text:p>16.7758</text:p>
          </table:table-cell>
          <table:table-cell table:number-columns-repeated="17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97377" calcext:value-type="float">
            <text:p>0.9738</text:p>
          </table:table-cell>
          <table:table-cell office:value-type="float" office:value="0.03904" calcext:value-type="float">
            <text:p>0.0390</text:p>
          </table:table-cell>
          <table:table-cell office:value-type="float" office:value="-0.1073" calcext:value-type="float">
            <text:p>-0.1073</text:p>
          </table:table-cell>
          <table:table-cell table:formula="of:=[.C524]+[.B524]^2/46" office:value-type="float" office:value="0.0596536524543478" calcext:value-type="float">
            <text:p>0.0597</text:p>
          </table:table-cell>
          <table:table-cell table:style-name="ce2" table:formula="of:=IF([.B524]&gt;0;[.B524]/[.E524];0)" office:value-type="float" office:value="16.3237280524476" calcext:value-type="float">
            <text:p>16.3</text:p>
          </table:table-cell>
          <table:table-cell table:formula="of:=SQRT(2*9.81*355/(1.1*[.B524]*10.5))*3.6" office:value-type="float" office:value="89.5874121050404" calcext:value-type="float">
            <text:p>89.5874</text:p>
          </table:table-cell>
          <table:table-cell table:formula="of:=[.F524]" office:value-type="float" office:value="16.3237280524476" calcext:value-type="float">
            <text:p>16.3237</text:p>
          </table:table-cell>
          <table:table-cell table:number-columns-repeated="17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97209" calcext:value-type="float">
            <text:p>0.9721</text:p>
          </table:table-cell>
          <table:table-cell office:value-type="float" office:value="0.04064" calcext:value-type="float">
            <text:p>0.0406</text:p>
          </table:table-cell>
          <table:table-cell office:value-type="float" office:value="-0.1076" calcext:value-type="float">
            <text:p>-0.1076</text:p>
          </table:table-cell>
          <table:table-cell table:formula="of:=[.C525]+[.B525]^2/46" office:value-type="float" office:value="0.0611825862630435" calcext:value-type="float">
            <text:p>0.0612</text:p>
          </table:table-cell>
          <table:table-cell table:style-name="ce2" table:formula="of:=IF([.B525]&gt;0;[.B525]/[.E525];0)" office:value-type="float" office:value="15.8883443700904" calcext:value-type="float">
            <text:p>15.9</text:p>
          </table:table-cell>
          <table:table-cell table:formula="of:=SQRT(2*9.81*355/(1.1*[.B525]*10.5))*3.6" office:value-type="float" office:value="89.6647927388621" calcext:value-type="float">
            <text:p>89.6648</text:p>
          </table:table-cell>
          <table:table-cell table:formula="of:=[.F525]" office:value-type="float" office:value="15.8883443700904" calcext:value-type="float">
            <text:p>15.8883</text:p>
          </table:table-cell>
          <table:table-cell table:number-columns-repeated="17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97034" calcext:value-type="float">
            <text:p>0.9703</text:p>
          </table:table-cell>
          <table:table-cell office:value-type="float" office:value="0.04225" calcext:value-type="float">
            <text:p>0.0423</text:p>
          </table:table-cell>
          <table:table-cell office:value-type="float" office:value="-0.1079" calcext:value-type="float">
            <text:p>-0.1079</text:p>
          </table:table-cell>
          <table:table-cell table:formula="of:=[.C526]+[.B526]^2/46" office:value-type="float" office:value="0.0627186894695652" calcext:value-type="float">
            <text:p>0.0627</text:p>
          </table:table-cell>
          <table:table-cell table:style-name="ce2" table:formula="of:=IF([.B526]&gt;0;[.B526]/[.E526];0)" office:value-type="float" office:value="15.4713054148057" calcext:value-type="float">
            <text:p>15.5</text:p>
          </table:table-cell>
          <table:table-cell table:formula="of:=SQRT(2*9.81*355/(1.1*[.B526]*10.5))*3.6" office:value-type="float" office:value="89.7456111648909" calcext:value-type="float">
            <text:p>89.7456</text:p>
          </table:table-cell>
          <table:table-cell table:formula="of:=[.F526]" office:value-type="float" office:value="15.4713054148057" calcext:value-type="float">
            <text:p>15.4713</text:p>
          </table:table-cell>
          <table:table-cell table:number-columns-repeated="17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04388" calcext:value-type="float">
            <text:p>0.0439</text:p>
          </table:table-cell>
          <table:table-cell office:value-type="float" office:value="-0.1082" calcext:value-type="float">
            <text:p>-0.1082</text:p>
          </table:table-cell>
          <table:table-cell table:formula="of:=[.C527]+[.B527]^2/46" office:value-type="float" office:value="0.0642711358695652" calcext:value-type="float">
            <text:p>0.0643</text:p>
          </table:table-cell>
          <table:table-cell table:style-name="ce2" table:formula="of:=IF([.B527]&gt;0;[.B527]/[.E527];0)" office:value-type="float" office:value="15.0689728273282" calcext:value-type="float">
            <text:p>15.1</text:p>
          </table:table-cell>
          <table:table-cell table:formula="of:=SQRT(2*9.81*355/(1.1*[.B527]*10.5))*3.6" office:value-type="float" office:value="89.8308220929696" calcext:value-type="float">
            <text:p>89.8308</text:p>
          </table:table-cell>
          <table:table-cell table:formula="of:=[.F527]" office:value-type="float" office:value="15.0689728273282" calcext:value-type="float">
            <text:p>15.0690</text:p>
          </table:table-cell>
          <table:table-cell table:number-columns-repeated="17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96659" calcext:value-type="float">
            <text:p>0.9666</text:p>
          </table:table-cell>
          <table:table-cell office:value-type="float" office:value="0.04553" calcext:value-type="float">
            <text:p>0.0455</text:p>
          </table:table-cell>
          <table:table-cell office:value-type="float" office:value="-0.1085" calcext:value-type="float">
            <text:p>-0.1085</text:p>
          </table:table-cell>
          <table:table-cell table:formula="of:=[.C528]+[.B528]^2/46" office:value-type="float" office:value="0.0658407875673913" calcext:value-type="float">
            <text:p>0.0658</text:p>
          </table:table-cell>
          <table:table-cell table:style-name="ce2" table:formula="of:=IF([.B528]&gt;0;[.B528]/[.E528];0)" office:value-type="float" office:value="14.6807174657601" calcext:value-type="float">
            <text:p>14.7</text:p>
          </table:table-cell>
          <table:table-cell table:formula="of:=SQRT(2*9.81*355/(1.1*[.B528]*10.5))*3.6" office:value-type="float" office:value="89.9195319875774" calcext:value-type="float">
            <text:p>89.9195</text:p>
          </table:table-cell>
          <table:table-cell table:formula="of:=[.F528]" office:value-type="float" office:value="14.6807174657601" calcext:value-type="float">
            <text:p>14.6807</text:p>
          </table:table-cell>
          <table:table-cell table:number-columns-repeated="17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96459" calcext:value-type="float">
            <text:p>0.9646</text:p>
          </table:table-cell>
          <table:table-cell office:value-type="float" office:value="0.0472" calcext:value-type="float">
            <text:p>0.0472</text:p>
          </table:table-cell>
          <table:table-cell office:value-type="float" office:value="-0.1088" calcext:value-type="float">
            <text:p>-0.1088</text:p>
          </table:table-cell>
          <table:table-cell table:formula="of:=[.C529]+[.B529]^2/46" office:value-type="float" office:value="0.0674268232195652" calcext:value-type="float">
            <text:p>0.0674</text:p>
          </table:table-cell>
          <table:table-cell table:style-name="ce2" table:formula="of:=IF([.B529]&gt;0;[.B529]/[.E529];0)" office:value-type="float" office:value="14.3057310717273" calcext:value-type="float">
            <text:p>14.3</text:p>
          </table:table-cell>
          <table:table-cell table:formula="of:=SQRT(2*9.81*355/(1.1*[.B529]*10.5))*3.6" office:value-type="float" office:value="90.0127041851038" calcext:value-type="float">
            <text:p>90.0127</text:p>
          </table:table-cell>
          <table:table-cell table:formula="of:=[.F529]" office:value-type="float" office:value="14.3057310717273" calcext:value-type="float">
            <text:p>14.3057</text:p>
          </table:table-cell>
          <table:table-cell table:number-columns-repeated="17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96252" calcext:value-type="float">
            <text:p>0.9625</text:p>
          </table:table-cell>
          <table:table-cell office:value-type="float" office:value="0.04888" calcext:value-type="float">
            <text:p>0.0489</text:p>
          </table:table-cell>
          <table:table-cell office:value-type="float" office:value="-0.1091" calcext:value-type="float">
            <text:p>-0.1091</text:p>
          </table:table-cell>
          <table:table-cell table:formula="of:=[.C530]+[.B530]^2/46" office:value-type="float" office:value="0.0690201032695652" calcext:value-type="float">
            <text:p>0.0690</text:p>
          </table:table-cell>
          <table:table-cell table:style-name="ce2" table:formula="of:=IF([.B530]&gt;0;[.B530]/[.E530];0)" office:value-type="float" office:value="13.9455021711686" calcext:value-type="float">
            <text:p>13.9</text:p>
          </table:table-cell>
          <table:table-cell table:formula="of:=SQRT(2*9.81*355/(1.1*[.B530]*10.5))*3.6" office:value-type="float" office:value="90.1094430719267" calcext:value-type="float">
            <text:p>90.1094</text:p>
          </table:table-cell>
          <table:table-cell table:formula="of:=[.F530]" office:value-type="float" office:value="13.9455021711686" calcext:value-type="float">
            <text:p>13.9455</text:p>
          </table:table-cell>
          <table:table-cell table:number-columns-repeated="17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96037" calcext:value-type="float">
            <text:p>0.9604</text:p>
          </table:table-cell>
          <table:table-cell office:value-type="float" office:value="0.05058" calcext:value-type="float">
            <text:p>0.0506</text:p>
          </table:table-cell>
          <table:table-cell office:value-type="float" office:value="-0.1094" calcext:value-type="float">
            <text:p>-0.1094</text:p>
          </table:table-cell>
          <table:table-cell table:formula="of:=[.C531]+[.B531]^2/46" office:value-type="float" office:value="0.0706302290630435" calcext:value-type="float">
            <text:p>0.0706</text:p>
          </table:table-cell>
          <table:table-cell table:style-name="ce2" table:formula="of:=IF([.B531]&gt;0;[.B531]/[.E531];0)" office:value-type="float" office:value="13.5971525611617" calcext:value-type="float">
            <text:p>13.6</text:p>
          </table:table-cell>
          <table:table-cell table:formula="of:=SQRT(2*9.81*355/(1.1*[.B531]*10.5))*3.6" office:value-type="float" office:value="90.2102516113485" calcext:value-type="float">
            <text:p>90.2103</text:p>
          </table:table-cell>
          <table:table-cell table:formula="of:=[.F531]" office:value-type="float" office:value="13.5971525611617" calcext:value-type="float">
            <text:p>13.5972</text:p>
          </table:table-cell>
          <table:table-cell table:number-columns-repeated="17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815" calcext:value-type="float">
            <text:p>0.9582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1097" calcext:value-type="float">
            <text:p>-0.1097</text:p>
          </table:table-cell>
          <table:table-cell table:formula="of:=[.C532]+[.B532]^2/46" office:value-type="float" office:value="0.0722576396195652" calcext:value-type="float">
            <text:p>0.0723</text:p>
          </table:table-cell>
          <table:table-cell table:style-name="ce2" table:formula="of:=IF([.B532]&gt;0;[.B532]/[.E532];0)" office:value-type="float" office:value="13.2601895805708" calcext:value-type="float">
            <text:p>13.3</text:p>
          </table:table-cell>
          <table:table-cell table:formula="of:=SQRT(2*9.81*355/(1.1*[.B532]*10.5))*3.6" office:value-type="float" office:value="90.3146981437303" calcext:value-type="float">
            <text:p>90.3147</text:p>
          </table:table-cell>
          <table:table-cell table:formula="of:=[.F532]" office:value-type="float" office:value="13.2601895805708" calcext:value-type="float">
            <text:p>13.2602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84" calcext:value-type="float">
            <text:p>0.9558</text:p>
          </table:table-cell>
          <table:table-cell office:value-type="float" office:value="0.05404" calcext:value-type="float">
            <text:p>0.0540</text:p>
          </table:table-cell>
          <table:table-cell office:value-type="float" office:value="-0.11" calcext:value-type="float">
            <text:p>-0.1100</text:p>
          </table:table-cell>
          <table:table-cell table:formula="of:=[.C533]+[.B533]^2/46" office:value-type="float" office:value="0.0739015240347826" calcext:value-type="float">
            <text:p>0.0739</text:p>
          </table:table-cell>
          <table:table-cell table:style-name="ce2" table:formula="of:=IF([.B533]&gt;0;[.B533]/[.E533];0)" office:value-type="float" office:value="12.9339687169391" calcext:value-type="float">
            <text:p>12.9</text:p>
          </table:table-cell>
          <table:table-cell table:formula="of:=SQRT(2*9.81*355/(1.1*[.B533]*10.5))*3.6" office:value-type="float" office:value="90.4237650672915" calcext:value-type="float">
            <text:p>90.4238</text:p>
          </table:table-cell>
          <table:table-cell table:formula="of:=[.F533]" office:value-type="float" office:value="12.9339687169391" calcext:value-type="float">
            <text:p>12.9340</text:p>
          </table:table-cell>
          <table:table-cell table:number-columns-repeated="17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95346" calcext:value-type="float">
            <text:p>0.9535</text:p>
          </table:table-cell>
          <table:table-cell office:value-type="float" office:value="0.05578" calcext:value-type="float">
            <text:p>0.0558</text:p>
          </table:table-cell>
          <table:table-cell office:value-type="float" office:value="-0.1103" calcext:value-type="float">
            <text:p>-0.1103</text:p>
          </table:table-cell>
          <table:table-cell table:formula="of:=[.C534]+[.B534]^2/46" office:value-type="float" office:value="0.0755427385130435" calcext:value-type="float">
            <text:p>0.0755</text:p>
          </table:table-cell>
          <table:table-cell table:style-name="ce2" table:formula="of:=IF([.B534]&gt;0;[.B534]/[.E534];0)" office:value-type="float" office:value="12.6214646009341" calcext:value-type="float">
            <text:p>12.6</text:p>
          </table:table-cell>
          <table:table-cell table:formula="of:=SQRT(2*9.81*355/(1.1*[.B534]*10.5))*3.6" office:value-type="float" office:value="90.5365513555622" calcext:value-type="float">
            <text:p>90.5366</text:p>
          </table:table-cell>
          <table:table-cell table:formula="of:=[.F534]" office:value-type="float" office:value="12.6214646009341" calcext:value-type="float">
            <text:p>12.6215</text:p>
          </table:table-cell>
          <table:table-cell table:number-columns-repeated="17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951" calcext:value-type="float">
            <text:p>0.9510</text:p>
          </table:table-cell>
          <table:table-cell office:value-type="float" office:value="0.05754" calcext:value-type="float">
            <text:p>0.0575</text:p>
          </table:table-cell>
          <table:table-cell office:value-type="float" office:value="-0.1106" calcext:value-type="float">
            <text:p>-0.1106</text:p>
          </table:table-cell>
          <table:table-cell table:formula="of:=[.C535]+[.B535]^2/46" office:value-type="float" office:value="0.0772008913043478" calcext:value-type="float">
            <text:p>0.0772</text:p>
          </table:table-cell>
          <table:table-cell table:style-name="ce2" table:formula="of:=IF([.B535]&gt;0;[.B535]/[.E535];0)" office:value-type="float" office:value="12.3185106276932" calcext:value-type="float">
            <text:p>12.3</text:p>
          </table:table-cell>
          <table:table-cell table:formula="of:=SQRT(2*9.81*355/(1.1*[.B535]*10.5))*3.6" office:value-type="float" office:value="90.653573475483" calcext:value-type="float">
            <text:p>90.6536</text:p>
          </table:table-cell>
          <table:table-cell table:formula="of:=[.F535]" office:value-type="float" office:value="12.3185106276932" calcext:value-type="float">
            <text:p>12.3185</text:p>
          </table:table-cell>
          <table:table-cell table:number-columns-repeated="17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94846" calcext:value-type="float">
            <text:p>0.9485</text:p>
          </table:table-cell>
          <table:table-cell office:value-type="float" office:value="0.05931" calcext:value-type="float">
            <text:p>0.0593</text:p>
          </table:table-cell>
          <table:table-cell office:value-type="float" office:value="-0.1109" calcext:value-type="float">
            <text:p>-0.1109</text:p>
          </table:table-cell>
          <table:table-cell table:formula="of:=[.C536]+[.B536]^2/46" office:value-type="float" office:value="0.0788660080782609" calcext:value-type="float">
            <text:p>0.0789</text:p>
          </table:table-cell>
          <table:table-cell table:style-name="ce2" table:formula="of:=IF([.B536]&gt;0;[.B536]/[.E536];0)" office:value-type="float" office:value="12.0262204606428" calcext:value-type="float">
            <text:p>12.0</text:p>
          </table:table-cell>
          <table:table-cell table:formula="of:=SQRT(2*9.81*355/(1.1*[.B536]*10.5))*3.6" office:value-type="float" office:value="90.7748786028056" calcext:value-type="float">
            <text:p>90.7749</text:p>
          </table:table-cell>
          <table:table-cell table:formula="of:=[.F536]" office:value-type="float" office:value="12.0262204606428" calcext:value-type="float">
            <text:p>12.0262</text:p>
          </table:table-cell>
          <table:table-cell table:number-columns-repeated="17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94584" calcext:value-type="float">
            <text:p>0.9458</text:p>
          </table:table-cell>
          <table:table-cell office:value-type="float" office:value="0.06109" calcext:value-type="float">
            <text:p>0.0611</text:p>
          </table:table-cell>
          <table:table-cell office:value-type="float" office:value="-0.1112" calcext:value-type="float">
            <text:p>-0.1112</text:p>
          </table:table-cell>
          <table:table-cell table:formula="of:=[.C537]+[.B537]^2/46" office:value-type="float" office:value="0.0805381153391304" calcext:value-type="float">
            <text:p>0.0805</text:p>
          </table:table-cell>
          <table:table-cell table:style-name="ce2" table:formula="of:=IF([.B537]&gt;0;[.B537]/[.E537];0)" office:value-type="float" office:value="11.744004637025" calcext:value-type="float">
            <text:p>11.7</text:p>
          </table:table-cell>
          <table:table-cell table:formula="of:=SQRT(2*9.81*355/(1.1*[.B537]*10.5))*3.6" office:value-type="float" office:value="90.9005159784694" calcext:value-type="float">
            <text:p>90.9005</text:p>
          </table:table-cell>
          <table:table-cell table:formula="of:=[.F537]" office:value-type="float" office:value="11.744004637025" calcext:value-type="float">
            <text:p>11.7440</text:p>
          </table:table-cell>
          <table:table-cell table:number-columns-repeated="17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94315" calcext:value-type="float">
            <text:p>0.9432</text:p>
          </table:table-cell>
          <table:table-cell office:value-type="float" office:value="0.06288" calcext:value-type="float">
            <text:p>0.0629</text:p>
          </table:table-cell>
          <table:table-cell office:value-type="float" office:value="-0.1115" calcext:value-type="float">
            <text:p>-0.1115</text:p>
          </table:table-cell>
          <table:table-cell table:formula="of:=[.C538]+[.B538]^2/46" office:value-type="float" office:value="0.0822176504891304" calcext:value-type="float">
            <text:p>0.0822</text:p>
          </table:table-cell>
          <table:table-cell table:style-name="ce2" table:formula="of:=IF([.B538]&gt;0;[.B538]/[.E538];0)" office:value-type="float" office:value="11.4713810768004" calcext:value-type="float">
            <text:p>11.5</text:p>
          </table:table-cell>
          <table:table-cell table:formula="of:=SQRT(2*9.81*355/(1.1*[.B538]*10.5))*3.6" office:value-type="float" office:value="91.0300543779231" calcext:value-type="float">
            <text:p>91.0301</text:p>
          </table:table-cell>
          <table:table-cell table:formula="of:=[.F538]" office:value-type="float" office:value="11.4713810768004" calcext:value-type="float">
            <text:p>11.4714</text:p>
          </table:table-cell>
          <table:table-cell table:number-columns-repeated="17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94037" calcext:value-type="float">
            <text:p>0.9404</text:p>
          </table:table-cell>
          <table:table-cell office:value-type="float" office:value="0.06469" calcext:value-type="float">
            <text:p>0.0647</text:p>
          </table:table-cell>
          <table:table-cell office:value-type="float" office:value="-0.1118" calcext:value-type="float">
            <text:p>-0.1118</text:p>
          </table:table-cell>
          <table:table-cell table:formula="of:=[.C539]+[.B539]^2/46" office:value-type="float" office:value="0.0839138203673913" calcext:value-type="float">
            <text:p>0.0839</text:p>
          </table:table-cell>
          <table:table-cell table:style-name="ce2" table:formula="of:=IF([.B539]&gt;0;[.B539]/[.E539];0)" office:value-type="float" office:value="11.2063781136751" calcext:value-type="float">
            <text:p>11.2</text:p>
          </table:table-cell>
          <table:table-cell table:formula="of:=SQRT(2*9.81*355/(1.1*[.B539]*10.5))*3.6" office:value-type="float" office:value="91.1645103873883" calcext:value-type="float">
            <text:p>91.1645</text:p>
          </table:table-cell>
          <table:table-cell table:formula="of:=[.F539]" office:value-type="float" office:value="11.2063781136751" calcext:value-type="float">
            <text:p>11.2064</text:p>
          </table:table-cell>
          <table:table-cell table:number-columns-repeated="17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93752" calcext:value-type="float">
            <text:p>0.9375</text:p>
          </table:table-cell>
          <table:table-cell office:value-type="float" office:value="0.0665" calcext:value-type="float">
            <text:p>0.0665</text:p>
          </table:table-cell>
          <table:table-cell office:value-type="float" office:value="-0.1121" calcext:value-type="float">
            <text:p>-0.1121</text:p>
          </table:table-cell>
          <table:table-cell table:formula="of:=[.C540]+[.B540]^2/46" office:value-type="float" office:value="0.0856074728347826" calcext:value-type="float">
            <text:p>0.0856</text:p>
          </table:table-cell>
          <table:table-cell table:style-name="ce2" table:formula="of:=IF([.B540]&gt;0;[.B540]/[.E540];0)" office:value-type="float" office:value="10.9513803988743" calcext:value-type="float">
            <text:p>11.0</text:p>
          </table:table-cell>
          <table:table-cell table:formula="of:=SQRT(2*9.81*355/(1.1*[.B540]*10.5))*3.6" office:value-type="float" office:value="91.3029723380922" calcext:value-type="float">
            <text:p>91.3030</text:p>
          </table:table-cell>
          <table:table-cell table:formula="of:=[.F540]" office:value-type="float" office:value="10.9513803988743" calcext:value-type="float">
            <text:p>10.9514</text:p>
          </table:table-cell>
          <table:table-cell table:number-columns-repeated="17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93459" calcext:value-type="float">
            <text:p>0.9346</text:p>
          </table:table-cell>
          <table:table-cell office:value-type="float" office:value="0.06833" calcext:value-type="float">
            <text:p>0.0683</text:p>
          </table:table-cell>
          <table:table-cell office:value-type="float" office:value="-0.1124" calcext:value-type="float">
            <text:p>-0.1124</text:p>
          </table:table-cell>
          <table:table-cell table:formula="of:=[.C541]+[.B541]^2/46" office:value-type="float" office:value="0.0873182275673913" calcext:value-type="float">
            <text:p>0.0873</text:p>
          </table:table-cell>
          <table:table-cell table:style-name="ce2" table:formula="of:=IF([.B541]&gt;0;[.B541]/[.E541];0)" office:value-type="float" office:value="10.7032635228274" calcext:value-type="float">
            <text:p>10.7</text:p>
          </table:table-cell>
          <table:table-cell table:formula="of:=SQRT(2*9.81*355/(1.1*[.B541]*10.5))*3.6" office:value-type="float" office:value="91.4459806977213" calcext:value-type="float">
            <text:p>91.4460</text:p>
          </table:table-cell>
          <table:table-cell table:formula="of:=[.F541]" office:value-type="float" office:value="10.7032635228274" calcext:value-type="float">
            <text:p>10.7033</text:p>
          </table:table-cell>
          <table:table-cell table:number-columns-repeated="17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3159" calcext:value-type="float">
            <text:p>0.9316</text:p>
          </table:table-cell>
          <table:table-cell office:value-type="float" office:value="0.07017" calcext:value-type="float">
            <text:p>0.0702</text:p>
          </table:table-cell>
          <table:table-cell office:value-type="float" office:value="-0.1127" calcext:value-type="float">
            <text:p>-0.1127</text:p>
          </table:table-cell>
          <table:table-cell table:formula="of:=[.C542]+[.B542]^2/46" office:value-type="float" office:value="0.089036520176087" calcext:value-type="float">
            <text:p>0.0890</text:p>
          </table:table-cell>
          <table:table-cell table:style-name="ce2" table:formula="of:=IF([.B542]&gt;0;[.B542]/[.E542];0)" office:value-type="float" office:value="10.4630099891326" calcext:value-type="float">
            <text:p>10.5</text:p>
          </table:table-cell>
          <table:table-cell table:formula="of:=SQRT(2*9.81*355/(1.1*[.B542]*10.5))*3.6" office:value-type="float" office:value="91.5931041288065" calcext:value-type="float">
            <text:p>91.5931</text:p>
          </table:table-cell>
          <table:table-cell table:formula="of:=[.F542]" office:value-type="float" office:value="10.4630099891326" calcext:value-type="float">
            <text:p>10.463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07202" calcext:value-type="float">
            <text:p>0.0720</text:p>
          </table:table-cell>
          <table:table-cell office:value-type="float" office:value="-0.113" calcext:value-type="float">
            <text:p>-0.1130</text:p>
          </table:table-cell>
          <table:table-cell table:formula="of:=[.C543]+[.B543]^2/46" office:value-type="float" office:value="0.0907615706521739" calcext:value-type="float">
            <text:p>0.0908</text:p>
          </table:table-cell>
          <table:table-cell table:style-name="ce2" table:formula="of:=IF([.B543]&gt;0;[.B543]/[.E543];0)" office:value-type="float" office:value="10.2301006177857" calcext:value-type="float">
            <text:p>10.2</text:p>
          </table:table-cell>
          <table:table-cell table:formula="of:=SQRT(2*9.81*355/(1.1*[.B543]*10.5))*3.6" office:value-type="float" office:value="91.7453860951722" calcext:value-type="float">
            <text:p>91.7454</text:p>
          </table:table-cell>
          <table:table-cell table:formula="of:=[.F543]" office:value-type="float" office:value="10.2301006177857" calcext:value-type="float">
            <text:p>10.2301</text:p>
          </table:table-cell>
          <table:table-cell table:number-columns-repeated="17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92534" calcext:value-type="float">
            <text:p>0.9253</text:p>
          </table:table-cell>
          <table:table-cell office:value-type="float" office:value="0.07388" calcext:value-type="float">
            <text:p>0.0739</text:p>
          </table:table-cell>
          <table:table-cell office:value-type="float" office:value="-0.1133" calcext:value-type="float">
            <text:p>-0.1133</text:p>
          </table:table-cell>
          <table:table-cell table:formula="of:=[.C544]+[.B544]^2/46" office:value-type="float" office:value="0.0924942199043478" calcext:value-type="float">
            <text:p>0.0925</text:p>
          </table:table-cell>
          <table:table-cell table:style-name="ce2" table:formula="of:=IF([.B544]&gt;0;[.B544]/[.E544];0)" office:value-type="float" office:value="10.0043008196289" calcext:value-type="float">
            <text:p>10.0</text:p>
          </table:table-cell>
          <table:table-cell table:formula="of:=SQRT(2*9.81*355/(1.1*[.B544]*10.5))*3.6" office:value-type="float" office:value="91.901906038826" calcext:value-type="float">
            <text:p>91.9019</text:p>
          </table:table-cell>
          <table:table-cell table:formula="of:=[.F544]" office:value-type="float" office:value="10.0043008196289" calcext:value-type="float">
            <text:p>10.0043</text:p>
          </table:table-cell>
          <table:table-cell table:number-columns-repeated="17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92209" calcext:value-type="float">
            <text:p>0.9221</text:p>
          </table:table-cell>
          <table:table-cell office:value-type="float" office:value="0.07575" calcext:value-type="float">
            <text:p>0.0758</text:p>
          </table:table-cell>
          <table:table-cell office:value-type="float" office:value="-0.1136" calcext:value-type="float">
            <text:p>-0.1136</text:p>
          </table:table-cell>
          <table:table-cell table:formula="of:=[.C545]+[.B545]^2/46" office:value-type="float" office:value="0.0942336949586957" calcext:value-type="float">
            <text:p>0.0942</text:p>
          </table:table-cell>
          <table:table-cell table:style-name="ce2" table:formula="of:=IF([.B545]&gt;0;[.B545]/[.E545];0)" office:value-type="float" office:value="9.78514108360251" calcext:value-type="float">
            <text:p>9.8</text:p>
          </table:table-cell>
          <table:table-cell table:formula="of:=SQRT(2*9.81*355/(1.1*[.B545]*10.5))*3.6" office:value-type="float" office:value="92.0637223877463" calcext:value-type="float">
            <text:p>92.0637</text:p>
          </table:table-cell>
          <table:table-cell table:formula="of:=[.F545]" office:value-type="float" office:value="9.78514108360251" calcext:value-type="float">
            <text:p>9.7851</text:p>
          </table:table-cell>
          <table:table-cell table:number-columns-repeated="17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91877" calcext:value-type="float">
            <text:p>0.9188</text:p>
          </table:table-cell>
          <table:table-cell office:value-type="float" office:value="0.07764" calcext:value-type="float">
            <text:p>0.0776</text:p>
          </table:table-cell>
          <table:table-cell office:value-type="float" office:value="-0.1139" calcext:value-type="float">
            <text:p>-0.1139</text:p>
          </table:table-cell>
          <table:table-cell table:formula="of:=[.C546]+[.B546]^2/46" office:value-type="float" office:value="0.0959908328891304" calcext:value-type="float">
            <text:p>0.0960</text:p>
          </table:table-cell>
          <table:table-cell table:style-name="ce2" table:formula="of:=IF([.B546]&gt;0;[.B546]/[.E546];0)" office:value-type="float" office:value="9.57143481670985" calcext:value-type="float">
            <text:p>9.6</text:p>
          </table:table-cell>
          <table:table-cell table:formula="of:=SQRT(2*9.81*355/(1.1*[.B546]*10.5))*3.6" office:value-type="float" office:value="92.2299097556752" calcext:value-type="float">
            <text:p>92.2299</text:p>
          </table:table-cell>
          <table:table-cell table:formula="of:=[.F546]" office:value-type="float" office:value="9.57143481670985" calcext:value-type="float">
            <text:p>9.5714</text:p>
          </table:table-cell>
          <table:table-cell table:number-columns-repeated="17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1537" calcext:value-type="float">
            <text:p>0.9154</text:p>
          </table:table-cell>
          <table:table-cell office:value-type="float" office:value="0.07954" calcext:value-type="float">
            <text:p>0.0795</text:p>
          </table:table-cell>
          <table:table-cell office:value-type="float" office:value="-0.1142" calcext:value-type="float">
            <text:p>-0.1142</text:p>
          </table:table-cell>
          <table:table-cell table:formula="of:=[.C547]+[.B547]^2/46" office:value-type="float" office:value="0.0977552660195652" calcext:value-type="float">
            <text:p>0.0978</text:p>
          </table:table-cell>
          <table:table-cell table:style-name="ce2" table:formula="of:=IF([.B547]&gt;0;[.B547]/[.E547];0)" office:value-type="float" office:value="9.36389452223263" calcext:value-type="float">
            <text:p>9.4</text:p>
          </table:table-cell>
          <table:table-cell table:formula="of:=SQRT(2*9.81*355/(1.1*[.B547]*10.5))*3.6" office:value-type="float" office:value="92.4010378487156" calcext:value-type="float">
            <text:p>92.4010</text:p>
          </table:table-cell>
          <table:table-cell table:formula="of:=[.F547]" office:value-type="float" office:value="9.36389452223263" calcext:value-type="float">
            <text:p>9.3639</text:p>
          </table:table-cell>
          <table:table-cell table:number-columns-repeated="17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08145" calcext:value-type="float">
            <text:p>0.0815</text:p>
          </table:table-cell>
          <table:table-cell office:value-type="float" office:value="-0.1145" calcext:value-type="float">
            <text:p>-0.1145</text:p>
          </table:table-cell>
          <table:table-cell table:formula="of:=[.C548]+[.B548]^2/46" office:value-type="float" office:value="0.0995274263043478" calcext:value-type="float">
            <text:p>0.0995</text:p>
          </table:table-cell>
          <table:table-cell table:style-name="ce2" table:formula="of:=IF([.B548]&gt;0;[.B548]/[.E548];0)" office:value-type="float" office:value="9.16229861316291" calcext:value-type="float">
            <text:p>9.2</text:p>
          </table:table-cell>
          <table:table-cell table:formula="of:=SQRT(2*9.81*355/(1.1*[.B548]*10.5))*3.6" office:value-type="float" office:value="92.5766750677655" calcext:value-type="float">
            <text:p>92.5767</text:p>
          </table:table-cell>
          <table:table-cell table:formula="of:=[.F548]" office:value-type="float" office:value="9.16229861316291" calcext:value-type="float">
            <text:p>9.1623</text:p>
          </table:table-cell>
          <table:table-cell table:number-columns-repeated="17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90834" calcext:value-type="float">
            <text:p>0.9083</text:p>
          </table:table-cell>
          <table:table-cell office:value-type="float" office:value="0.08337" calcext:value-type="float">
            <text:p>0.0834</text:p>
          </table:table-cell>
          <table:table-cell office:value-type="float" office:value="-0.1148" calcext:value-type="float">
            <text:p>-0.1148</text:p>
          </table:table-cell>
          <table:table-cell table:formula="of:=[.C549]+[.B549]^2/46" office:value-type="float" office:value="0.101306555556522" calcext:value-type="float">
            <text:p>0.1013</text:p>
          </table:table-cell>
          <table:table-cell table:style-name="ce2" table:formula="of:=IF([.B549]&gt;0;[.B549]/[.E549];0)" office:value-type="float" office:value="8.96625095000108" calcext:value-type="float">
            <text:p>9.0</text:p>
          </table:table-cell>
          <table:table-cell table:formula="of:=SQRT(2*9.81*355/(1.1*[.B549]*10.5))*3.6" office:value-type="float" office:value="92.7579126417086" calcext:value-type="float">
            <text:p>92.7579</text:p>
          </table:table-cell>
          <table:table-cell table:formula="of:=[.F549]" office:value-type="float" office:value="8.96625095000108" calcext:value-type="float">
            <text:p>8.9663</text:p>
          </table:table-cell>
          <table:table-cell table:number-columns-repeated="17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90471" calcext:value-type="float">
            <text:p>0.9047</text:p>
          </table:table-cell>
          <table:table-cell office:value-type="float" office:value="0.0853" calcext:value-type="float">
            <text:p>0.0853</text:p>
          </table:table-cell>
          <table:table-cell office:value-type="float" office:value="-0.1151" calcext:value-type="float">
            <text:p>-0.1151</text:p>
          </table:table-cell>
          <table:table-cell table:formula="of:=[.C550]+[.B550]^2/46" office:value-type="float" office:value="0.103093482263044" calcext:value-type="float">
            <text:p>0.1031</text:p>
          </table:table-cell>
          <table:table-cell table:style-name="ce2" table:formula="of:=IF([.B550]&gt;0;[.B550]/[.E550];0)" office:value-type="float" office:value="8.7756275192221" calcext:value-type="float">
            <text:p>8.8</text:p>
          </table:table-cell>
          <table:table-cell table:formula="of:=SQRT(2*9.81*355/(1.1*[.B550]*10.5))*3.6" office:value-type="float" office:value="92.9438142837728" calcext:value-type="float">
            <text:p>92.9438</text:p>
          </table:table-cell>
          <table:table-cell table:formula="of:=[.F550]" office:value-type="float" office:value="8.7756275192221" calcext:value-type="float">
            <text:p>8.7756</text:p>
          </table:table-cell>
          <table:table-cell table:number-columns-repeated="17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901" calcext:value-type="float">
            <text:p>0.9010</text:p>
          </table:table-cell>
          <table:table-cell office:value-type="float" office:value="0.08724" calcext:value-type="float">
            <text:p>0.0872</text:p>
          </table:table-cell>
          <table:table-cell office:value-type="float" office:value="-0.1154" calcext:value-type="float">
            <text:p>-0.1154</text:p>
          </table:table-cell>
          <table:table-cell table:formula="of:=[.C551]+[.B551]^2/46" office:value-type="float" office:value="0.104887847826087" calcext:value-type="float">
            <text:p>0.1049</text:p>
          </table:table-cell>
          <table:table-cell table:style-name="ce2" table:formula="of:=IF([.B551]&gt;0;[.B551]/[.E551];0)" office:value-type="float" office:value="8.59012763322149" calcext:value-type="float">
            <text:p>8.6</text:p>
          </table:table-cell>
          <table:table-cell table:formula="of:=SQRT(2*9.81*355/(1.1*[.B551]*10.5))*3.6" office:value-type="float" office:value="93.1349726170486" calcext:value-type="float">
            <text:p>93.1350</text:p>
          </table:table-cell>
          <table:table-cell table:formula="of:=[.F551]" office:value-type="float" office:value="8.59012763322149" calcext:value-type="float">
            <text:p>8.5901</text:p>
          </table:table-cell>
          <table:table-cell table:number-columns-repeated="17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89721" calcext:value-type="float">
            <text:p>0.8972</text:p>
          </table:table-cell>
          <table:table-cell office:value-type="float" office:value="0.0892" calcext:value-type="float">
            <text:p>0.0892</text:p>
          </table:table-cell>
          <table:table-cell office:value-type="float" office:value="-0.1157" calcext:value-type="float">
            <text:p>-0.1157</text:p>
          </table:table-cell>
          <table:table-cell table:formula="of:=[.C552]+[.B552]^2/46" office:value-type="float" office:value="0.106699690958696" calcext:value-type="float">
            <text:p>0.1067</text:p>
          </table:table-cell>
          <table:table-cell table:style-name="ce2" table:formula="of:=IF([.B552]&gt;0;[.B552]/[.E552];0)" office:value-type="float" office:value="8.40874038095684" calcext:value-type="float">
            <text:p>8.4</text:p>
          </table:table-cell>
          <table:table-cell table:formula="of:=SQRT(2*9.81*355/(1.1*[.B552]*10.5))*3.6" office:value-type="float" office:value="93.3314759801204" calcext:value-type="float">
            <text:p>93.3315</text:p>
          </table:table-cell>
          <table:table-cell table:formula="of:=[.F552]" office:value-type="float" office:value="8.40874038095684" calcext:value-type="float">
            <text:p>8.4087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334" calcext:value-type="float">
            <text:p>0.8933</text:p>
          </table:table-cell>
          <table:table-cell office:value-type="float" office:value="0.09117" calcext:value-type="float">
            <text:p>0.0912</text:p>
          </table:table-cell>
          <table:table-cell office:value-type="float" office:value="-0.116" calcext:value-type="float">
            <text:p>-0.1160</text:p>
          </table:table-cell>
          <table:table-cell table:formula="of:=[.C553]+[.B553]^2/46" office:value-type="float" office:value="0.108519051208696" calcext:value-type="float">
            <text:p>0.1085</text:p>
          </table:table-cell>
          <table:table-cell table:style-name="ce2" table:formula="of:=IF([.B553]&gt;0;[.B553]/[.E553];0)" office:value-type="float" office:value="8.23210293538225" calcext:value-type="float">
            <text:p>8.2</text:p>
          </table:table-cell>
          <table:table-cell table:formula="of:=SQRT(2*9.81*355/(1.1*[.B553]*10.5))*3.6" office:value-type="float" office:value="93.5334161597126" calcext:value-type="float">
            <text:p>93.5334</text:p>
          </table:table-cell>
          <table:table-cell table:formula="of:=[.F553]" office:value-type="float" office:value="8.23210293538225" calcext:value-type="float">
            <text:p>8.2321</text:p>
          </table:table-cell>
          <table:table-cell table:number-columns-repeated="17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9315" calcext:value-type="float">
            <text:p>0.0932</text:p>
          </table:table-cell>
          <table:table-cell office:value-type="float" office:value="-0.1163" calcext:value-type="float">
            <text:p>-0.1163</text:p>
          </table:table-cell>
          <table:table-cell table:formula="of:=[.C554]+[.B554]^2/46" office:value-type="float" office:value="0.110346355652174" calcext:value-type="float">
            <text:p>0.1103</text:p>
          </table:table-cell>
          <table:table-cell table:style-name="ce2" table:formula="of:=IF([.B554]&gt;0;[.B554]/[.E554];0)" office:value-type="float" office:value="8.06007588328068" calcext:value-type="float">
            <text:p>8.1</text:p>
          </table:table-cell>
          <table:table-cell table:formula="of:=SQRT(2*9.81*355/(1.1*[.B554]*10.5))*3.6" office:value-type="float" office:value="93.7403615317569" calcext:value-type="float">
            <text:p>93.7404</text:p>
          </table:table-cell>
          <table:table-cell table:formula="of:=[.F554]" office:value-type="float" office:value="8.06007588328068" calcext:value-type="float">
            <text:p>8.0601</text:p>
          </table:table-cell>
          <table:table-cell table:number-columns-repeated="17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88537" calcext:value-type="float">
            <text:p>0.8854</text:p>
          </table:table-cell>
          <table:table-cell office:value-type="float" office:value="0.09514" calcext:value-type="float">
            <text:p>0.0951</text:p>
          </table:table-cell>
          <table:table-cell office:value-type="float" office:value="-0.1166" calcext:value-type="float">
            <text:p>-0.1166</text:p>
          </table:table-cell>
          <table:table-cell table:formula="of:=[.C555]+[.B555]^2/46" office:value-type="float" office:value="0.112180870367391" calcext:value-type="float">
            <text:p>0.1122</text:p>
          </table:table-cell>
          <table:table-cell table:style-name="ce2" table:formula="of:=IF([.B555]&gt;0;[.B555]/[.E555];0)" office:value-type="float" office:value="7.89234382921457" calcext:value-type="float">
            <text:p>7.9</text:p>
          </table:table-cell>
          <table:table-cell table:formula="of:=SQRT(2*9.81*355/(1.1*[.B555]*10.5))*3.6" office:value-type="float" office:value="93.9534615622138" calcext:value-type="float">
            <text:p>93.9535</text:p>
          </table:table-cell>
          <table:table-cell table:formula="of:=[.F555]" office:value-type="float" office:value="7.89234382921457" calcext:value-type="float">
            <text:p>7.8923</text:p>
          </table:table-cell>
          <table:table-cell table:number-columns-repeated="17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88127" calcext:value-type="float">
            <text:p>0.8813</text:p>
          </table:table-cell>
          <table:table-cell office:value-type="float" office:value="0.09714" calcext:value-type="float">
            <text:p>0.0971</text:p>
          </table:table-cell>
          <table:table-cell office:value-type="float" office:value="-0.1169" calcext:value-type="float">
            <text:p>-0.1169</text:p>
          </table:table-cell>
          <table:table-cell table:formula="of:=[.C556]+[.B556]^2/46" office:value-type="float" office:value="0.114023408976087" calcext:value-type="float">
            <text:p>0.1140</text:p>
          </table:table-cell>
          <table:table-cell table:style-name="ce2" table:formula="of:=IF([.B556]&gt;0;[.B556]/[.E556];0)" office:value-type="float" office:value="7.72885153946608" calcext:value-type="float">
            <text:p>7.7</text:p>
          </table:table-cell>
          <table:table-cell table:formula="of:=SQRT(2*9.81*355/(1.1*[.B556]*10.5))*3.6" office:value-type="float" office:value="94.1717614005329" calcext:value-type="float">
            <text:p>94.1718</text:p>
          </table:table-cell>
          <table:table-cell table:formula="of:=[.F556]" office:value-type="float" office:value="7.72885153946608" calcext:value-type="float">
            <text:p>7.7289</text:p>
          </table:table-cell>
          <table:table-cell table:number-columns-repeated="17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87709" calcext:value-type="float">
            <text:p>0.8771</text:p>
          </table:table-cell>
          <table:table-cell office:value-type="float" office:value="0.09916" calcext:value-type="float">
            <text:p>0.0992</text:p>
          </table:table-cell>
          <table:table-cell office:value-type="float" office:value="-0.1172" calcext:value-type="float">
            <text:p>-0.1172</text:p>
          </table:table-cell>
          <table:table-cell table:formula="of:=[.C557]+[.B557]^2/46" office:value-type="float" office:value="0.115883627567391" calcext:value-type="float">
            <text:p>0.1159</text:p>
          </table:table-cell>
          <table:table-cell table:style-name="ce2" table:formula="of:=IF([.B557]&gt;0;[.B557]/[.E557];0)" office:value-type="float" office:value="7.56871370366737" calcext:value-type="float">
            <text:p>7.6</text:p>
          </table:table-cell>
          <table:table-cell table:formula="of:=SQRT(2*9.81*355/(1.1*[.B557]*10.5))*3.6" office:value-type="float" office:value="94.3958946599091" calcext:value-type="float">
            <text:p>94.3959</text:p>
          </table:table-cell>
          <table:table-cell table:formula="of:=[.F557]" office:value-type="float" office:value="7.56871370366737" calcext:value-type="float">
            <text:p>7.5687</text:p>
          </table:table-cell>
          <table:table-cell table:number-columns-repeated="17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87284" calcext:value-type="float">
            <text:p>0.8728</text:p>
          </table:table-cell>
          <table:table-cell office:value-type="float" office:value="0.10118" calcext:value-type="float">
            <text:p>0.1012</text:p>
          </table:table-cell>
          <table:table-cell office:value-type="float" office:value="-0.1175" calcext:value-type="float">
            <text:p>-0.1175</text:p>
          </table:table-cell>
          <table:table-cell table:formula="of:=[.C558]+[.B558]^2/46" office:value-type="float" office:value="0.117741949252174" calcext:value-type="float">
            <text:p>0.1177</text:p>
          </table:table-cell>
          <table:table-cell table:style-name="ce2" table:formula="of:=IF([.B558]&gt;0;[.B558]/[.E558];0)" office:value-type="float" office:value="7.41316077696823" calcext:value-type="float">
            <text:p>7.4</text:p>
          </table:table-cell>
          <table:table-cell table:formula="of:=SQRT(2*9.81*355/(1.1*[.B558]*10.5))*3.6" office:value-type="float" office:value="94.6254300741072" calcext:value-type="float">
            <text:p>94.6254</text:p>
          </table:table-cell>
          <table:table-cell table:formula="of:=[.F558]" office:value-type="float" office:value="7.41316077696823" calcext:value-type="float">
            <text:p>7.4132</text:p>
          </table:table-cell>
          <table:table-cell table:number-columns-repeated="17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10322" calcext:value-type="float">
            <text:p>0.1032</text:p>
          </table:table-cell>
          <table:table-cell office:value-type="float" office:value="-0.1178" calcext:value-type="float">
            <text:p>-0.1178</text:p>
          </table:table-cell>
          <table:table-cell table:formula="of:=[.C559]+[.B559]^2/46" office:value-type="float" office:value="0.119617657608696" calcext:value-type="float">
            <text:p>0.1196</text:p>
          </table:table-cell>
          <table:table-cell table:style-name="ce2" table:formula="of:=IF([.B559]&gt;0;[.B559]/[.E559];0)" office:value-type="float" office:value="7.26063373386827" calcext:value-type="float">
            <text:p>7.3</text:p>
          </table:table-cell>
          <table:table-cell table:formula="of:=SQRT(2*9.81*355/(1.1*[.B559]*10.5))*3.6" office:value-type="float" office:value="94.8615628300014" calcext:value-type="float">
            <text:p>94.8616</text:p>
          </table:table-cell>
          <table:table-cell table:formula="of:=[.F559]" office:value-type="float" office:value="7.26063373386827" calcext:value-type="float">
            <text:p>7.2606</text:p>
          </table:table-cell>
          <table:table-cell table:number-columns-repeated="17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86409" calcext:value-type="float">
            <text:p>0.8641</text:p>
          </table:table-cell>
          <table:table-cell office:value-type="float" office:value="0.10527" calcext:value-type="float">
            <text:p>0.1053</text:p>
          </table:table-cell>
          <table:table-cell office:value-type="float" office:value="-0.1181" calcext:value-type="float">
            <text:p>-0.1181</text:p>
          </table:table-cell>
          <table:table-cell table:formula="of:=[.C560]+[.B560]^2/46" office:value-type="float" office:value="0.121501554958696" calcext:value-type="float">
            <text:p>0.1215</text:p>
          </table:table-cell>
          <table:table-cell table:style-name="ce2" table:formula="of:=IF([.B560]&gt;0;[.B560]/[.E560];0)" office:value-type="float" office:value="7.11176083543743" calcext:value-type="float">
            <text:p>7.1</text:p>
          </table:table-cell>
          <table:table-cell table:formula="of:=SQRT(2*9.81*355/(1.1*[.B560]*10.5))*3.6" office:value-type="float" office:value="95.1033241550917" calcext:value-type="float">
            <text:p>95.1033</text:p>
          </table:table-cell>
          <table:table-cell table:formula="of:=[.F560]" office:value-type="float" office:value="7.11176083543743" calcext:value-type="float">
            <text:p>7.1118</text:p>
          </table:table-cell>
          <table:table-cell table:number-columns-repeated="17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85959" calcext:value-type="float">
            <text:p>0.8596</text:p>
          </table:table-cell>
          <table:table-cell office:value-type="float" office:value="0.10733" calcext:value-type="float">
            <text:p>0.1073</text:p>
          </table:table-cell>
          <table:table-cell office:value-type="float" office:value="-0.1184" calcext:value-type="float">
            <text:p>-0.1184</text:p>
          </table:table-cell>
          <table:table-cell table:formula="of:=[.C561]+[.B561]^2/46" office:value-type="float" office:value="0.12339293408913" calcext:value-type="float">
            <text:p>0.1234</text:p>
          </table:table-cell>
          <table:table-cell table:style-name="ce2" table:formula="of:=IF([.B561]&gt;0;[.B561]/[.E561];0)" office:value-type="float" office:value="6.96628219715638" calcext:value-type="float">
            <text:p>7.0</text:p>
          </table:table-cell>
          <table:table-cell table:formula="of:=SQRT(2*9.81*355/(1.1*[.B561]*10.5))*3.6" office:value-type="float" office:value="95.3519347223967" calcext:value-type="float">
            <text:p>95.3519</text:p>
          </table:table-cell>
          <table:table-cell table:formula="of:=[.F561]" office:value-type="float" office:value="6.96628219715638" calcext:value-type="float">
            <text:p>6.9663</text:p>
          </table:table-cell>
          <table:table-cell table:number-columns-repeated="17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85502" calcext:value-type="float">
            <text:p>0.85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1187" calcext:value-type="float">
            <text:p>-0.1187</text:p>
          </table:table-cell>
          <table:table-cell table:formula="of:=[.C562]+[.B562]^2/46" office:value-type="float" office:value="0.125292591313043" calcext:value-type="float">
            <text:p>0.1253</text:p>
          </table:table-cell>
          <table:table-cell table:style-name="ce2" table:formula="of:=IF([.B562]&gt;0;[.B562]/[.E562];0)" office:value-type="float" office:value="6.82418641868243" calcext:value-type="float">
            <text:p>6.8</text:p>
          </table:table-cell>
          <table:table-cell table:formula="of:=SQRT(2*9.81*355/(1.1*[.B562]*10.5))*3.6" office:value-type="float" office:value="95.6064186063681" calcext:value-type="float">
            <text:p>95.6064</text:p>
          </table:table-cell>
          <table:table-cell table:formula="of:=[.F562]" office:value-type="float" office:value="6.82418641868243" calcext:value-type="float">
            <text:p>6.8242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037" calcext:value-type="float">
            <text:p>0.8504</text:p>
          </table:table-cell>
          <table:table-cell office:value-type="float" office:value="0.11149" calcext:value-type="float">
            <text:p>0.1115</text:p>
          </table:table-cell>
          <table:table-cell office:value-type="float" office:value="-0.119" calcext:value-type="float">
            <text:p>-0.1190</text:p>
          </table:table-cell>
          <table:table-cell table:formula="of:=[.C563]+[.B563]^2/46" office:value-type="float" office:value="0.127210198628261" calcext:value-type="float">
            <text:p>0.1272</text:p>
          </table:table-cell>
          <table:table-cell table:style-name="ce2" table:formula="of:=IF([.B563]&gt;0;[.B563]/[.E563];0)" office:value-type="float" office:value="6.68476277192985" calcext:value-type="float">
            <text:p>6.7</text:p>
          </table:table-cell>
          <table:table-cell table:formula="of:=SQRT(2*9.81*355/(1.1*[.B563]*10.5))*3.6" office:value-type="float" office:value="95.8674601250137" calcext:value-type="float">
            <text:p>95.8675</text:p>
          </table:table-cell>
          <table:table-cell table:formula="of:=[.F563]" office:value-type="float" office:value="6.68476277192985" calcext:value-type="float">
            <text:p>6.6848</text:p>
          </table:table-cell>
          <table:table-cell table:number-columns-repeated="17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84565" calcext:value-type="float">
            <text:p>0.8457</text:p>
          </table:table-cell>
          <table:table-cell office:value-type="float" office:value="0.11358" calcext:value-type="float">
            <text:p>0.1136</text:p>
          </table:table-cell>
          <table:table-cell office:value-type="float" office:value="-0.1193" calcext:value-type="float">
            <text:p>-0.1193</text:p>
          </table:table-cell>
          <table:table-cell table:formula="of:=[.C564]+[.B564]^2/46" office:value-type="float" office:value="0.129126172228261" calcext:value-type="float">
            <text:p>0.1291</text:p>
          </table:table-cell>
          <table:table-cell table:style-name="ce2" table:formula="of:=IF([.B564]&gt;0;[.B564]/[.E564];0)" office:value-type="float" office:value="6.54902089488965" calcext:value-type="float">
            <text:p>6.5</text:p>
          </table:table-cell>
          <table:table-cell table:formula="of:=SQRT(2*9.81*355/(1.1*[.B564]*10.5))*3.6" office:value-type="float" office:value="96.1346302117831" calcext:value-type="float">
            <text:p>96.1346</text:p>
          </table:table-cell>
          <table:table-cell table:formula="of:=[.F564]" office:value-type="float" office:value="6.54902089488965" calcext:value-type="float">
            <text:p>6.5490</text:p>
          </table:table-cell>
          <table:table-cell table:number-columns-repeated="17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84084" calcext:value-type="float">
            <text:p>0.8408</text:p>
          </table:table-cell>
          <table:table-cell office:value-type="float" office:value="0.11569" calcext:value-type="float">
            <text:p>0.1157</text:p>
          </table:table-cell>
          <table:table-cell office:value-type="float" office:value="-0.1196" calcext:value-type="float">
            <text:p>-0.1196</text:p>
          </table:table-cell>
          <table:table-cell table:formula="of:=[.C565]+[.B565]^2/46" office:value-type="float" office:value="0.131059824034783" calcext:value-type="float">
            <text:p>0.1311</text:p>
          </table:table-cell>
          <table:table-cell table:style-name="ce2" table:formula="of:=IF([.B565]&gt;0;[.B565]/[.E565];0)" office:value-type="float" office:value="6.41569608529953" calcext:value-type="float">
            <text:p>6.4</text:p>
          </table:table-cell>
          <table:table-cell table:formula="of:=SQRT(2*9.81*355/(1.1*[.B565]*10.5))*3.6" office:value-type="float" office:value="96.4092057308402" calcext:value-type="float">
            <text:p>96.4092</text:p>
          </table:table-cell>
          <table:table-cell table:formula="of:=[.F565]" office:value-type="float" office:value="6.41569608529953" calcext:value-type="float">
            <text:p>6.4157</text:p>
          </table:table-cell>
          <table:table-cell table:number-columns-repeated="17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83596" calcext:value-type="float">
            <text:p>0.8360</text:p>
          </table:table-cell>
          <table:table-cell office:value-type="float" office:value="0.11781" calcext:value-type="float">
            <text:p>0.1178</text:p>
          </table:table-cell>
          <table:table-cell office:value-type="float" office:value="-0.1199" calcext:value-type="float">
            <text:p>-0.1199</text:p>
          </table:table-cell>
          <table:table-cell table:formula="of:=[.C566]+[.B566]^2/46" office:value-type="float" office:value="0.133001937426087" calcext:value-type="float">
            <text:p>0.1330</text:p>
          </table:table-cell>
          <table:table-cell table:style-name="ce2" table:formula="of:=IF([.B566]&gt;0;[.B566]/[.E566];0)" office:value-type="float" office:value="6.2853219748364" calcext:value-type="float">
            <text:p>6.3</text:p>
          </table:table-cell>
          <table:table-cell table:formula="of:=SQRT(2*9.81*355/(1.1*[.B566]*10.5))*3.6" office:value-type="float" office:value="96.6901954353499" calcext:value-type="float">
            <text:p>96.6902</text:p>
          </table:table-cell>
          <table:table-cell table:formula="of:=[.F566]" office:value-type="float" office:value="6.2853219748364" calcext:value-type="float">
            <text:p>6.2853</text:p>
          </table:table-cell>
          <table:table-cell table:number-columns-repeated="17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31" calcext:value-type="float">
            <text:p>0.8310</text:p>
          </table:table-cell>
          <table:table-cell office:value-type="float" office:value="0.11994" calcext:value-type="float">
            <text:p>0.1199</text:p>
          </table:table-cell>
          <table:table-cell office:value-type="float" office:value="-0.1202" calcext:value-type="float">
            <text:p>-0.1202</text:p>
          </table:table-cell>
          <table:table-cell table:formula="of:=[.C567]+[.B567]^2/46" office:value-type="float" office:value="0.134952195652174" calcext:value-type="float">
            <text:p>0.1350</text:p>
          </table:table-cell>
          <table:table-cell table:style-name="ce2" table:formula="of:=IF([.B567]&gt;0;[.B567]/[.E567];0)" office:value-type="float" office:value="6.15773604856212" calcext:value-type="float">
            <text:p>6.2</text:p>
          </table:table-cell>
          <table:table-cell table:formula="of:=SQRT(2*9.81*355/(1.1*[.B567]*10.5))*3.6" office:value-type="float" office:value="96.9783241196468" calcext:value-type="float">
            <text:p>96.9783</text:p>
          </table:table-cell>
          <table:table-cell table:formula="of:=[.F567]" office:value-type="float" office:value="6.15773604856212" calcext:value-type="float">
            <text:p>6.1577</text:p>
          </table:table-cell>
          <table:table-cell table:number-columns-repeated="17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82596" calcext:value-type="float">
            <text:p>0.8260</text:p>
          </table:table-cell>
          <table:table-cell office:value-type="float" office:value="0.12209" calcext:value-type="float">
            <text:p>0.1221</text:p>
          </table:table-cell>
          <table:table-cell office:value-type="float" office:value="-0.1205" calcext:value-type="float">
            <text:p>-0.1205</text:p>
          </table:table-cell>
          <table:table-cell table:formula="of:=[.C568]+[.B568]^2/46" office:value-type="float" office:value="0.136920650469565" calcext:value-type="float">
            <text:p>0.1369</text:p>
          </table:table-cell>
          <table:table-cell table:style-name="ce2" table:formula="of:=IF([.B568]&gt;0;[.B568]/[.E568];0)" office:value-type="float" office:value="6.03239903672233" calcext:value-type="float">
            <text:p>6.0</text:p>
          </table:table-cell>
          <table:table-cell table:formula="of:=SQRT(2*9.81*355/(1.1*[.B568]*10.5))*3.6" office:value-type="float" office:value="97.2737545286195" calcext:value-type="float">
            <text:p>97.2738</text:p>
          </table:table-cell>
          <table:table-cell table:formula="of:=[.F568]" office:value-type="float" office:value="6.03239903672233" calcext:value-type="float">
            <text:p>6.0324</text:p>
          </table:table-cell>
          <table:table-cell table:number-columns-repeated="17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82084" calcext:value-type="float">
            <text:p>0.8208</text:p>
          </table:table-cell>
          <table:table-cell office:value-type="float" office:value="0.12424" calcext:value-type="float">
            <text:p>0.1242</text:p>
          </table:table-cell>
          <table:table-cell office:value-type="float" office:value="-0.1208" calcext:value-type="float">
            <text:p>-0.1208</text:p>
          </table:table-cell>
          <table:table-cell table:formula="of:=[.C569]+[.B569]^2/46" office:value-type="float" office:value="0.138887354469565" calcext:value-type="float">
            <text:p>0.1389</text:p>
          </table:table-cell>
          <table:table-cell table:style-name="ce2" table:formula="of:=IF([.B569]&gt;0;[.B569]/[.E569];0)" office:value-type="float" office:value="5.91011329386271" calcext:value-type="float">
            <text:p>5.9</text:p>
          </table:table-cell>
          <table:table-cell table:formula="of:=SQRT(2*9.81*355/(1.1*[.B569]*10.5))*3.6" office:value-type="float" office:value="97.5766560689149" calcext:value-type="float">
            <text:p>97.5767</text:p>
          </table:table-cell>
          <table:table-cell table:formula="of:=[.F569]" office:value-type="float" office:value="5.91011329386271" calcext:value-type="float">
            <text:p>5.9101</text:p>
          </table:table-cell>
          <table:table-cell table:number-columns-repeated="17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81565" calcext:value-type="float">
            <text:p>0.8157</text:p>
          </table:table-cell>
          <table:table-cell office:value-type="float" office:value="0.12641" calcext:value-type="float">
            <text:p>0.1264</text:p>
          </table:table-cell>
          <table:table-cell office:value-type="float" office:value="-0.1211" calcext:value-type="float">
            <text:p>-0.1211</text:p>
          </table:table-cell>
          <table:table-cell table:formula="of:=[.C570]+[.B570]^2/46" office:value-type="float" office:value="0.140872715706522" calcext:value-type="float">
            <text:p>0.1409</text:p>
          </table:table-cell>
          <table:table-cell table:style-name="ce2" table:formula="of:=IF([.B570]&gt;0;[.B570]/[.E570];0)" office:value-type="float" office:value="5.78997853423393" calcext:value-type="float">
            <text:p>5.8</text:p>
          </table:table-cell>
          <table:table-cell table:formula="of:=SQRT(2*9.81*355/(1.1*[.B570]*10.5))*3.6" office:value-type="float" office:value="97.8866050683403" calcext:value-type="float">
            <text:p>97.8866</text:p>
          </table:table-cell>
          <table:table-cell table:formula="of:=[.F570]" office:value-type="float" office:value="5.78997853423393" calcext:value-type="float">
            <text:p>5.7900</text:p>
          </table:table-cell>
          <table:table-cell table:number-columns-repeated="17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81037" calcext:value-type="float">
            <text:p>0.8104</text:p>
          </table:table-cell>
          <table:table-cell office:value-type="float" office:value="0.12858" calcext:value-type="float">
            <text:p>0.1286</text:p>
          </table:table-cell>
          <table:table-cell office:value-type="float" office:value="-0.1214" calcext:value-type="float">
            <text:p>-0.1214</text:p>
          </table:table-cell>
          <table:table-cell table:formula="of:=[.C571]+[.B571]^2/46" office:value-type="float" office:value="0.14285607688913" calcext:value-type="float">
            <text:p>0.1429</text:p>
          </table:table-cell>
          <table:table-cell table:style-name="ce2" table:formula="of:=IF([.B571]&gt;0;[.B571]/[.E571];0)" office:value-type="float" office:value="5.67263232791226" calcext:value-type="float">
            <text:p>5.7</text:p>
          </table:table-cell>
          <table:table-cell table:formula="of:=SQRT(2*9.81*355/(1.1*[.B571]*10.5))*3.6" office:value-type="float" office:value="98.2049794719986" calcext:value-type="float">
            <text:p>98.2050</text:p>
          </table:table-cell>
          <table:table-cell table:formula="of:=[.F571]" office:value-type="float" office:value="5.67263232791226" calcext:value-type="float">
            <text:p>5.6726</text:p>
          </table:table-cell>
          <table:table-cell table:number-columns-repeated="17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0502" calcext:value-type="float">
            <text:p>0.8050</text:p>
          </table:table-cell>
          <table:table-cell office:value-type="float" office:value="0.13077" calcext:value-type="float">
            <text:p>0.1308</text:p>
          </table:table-cell>
          <table:table-cell office:value-type="float" office:value="-0.1217" calcext:value-type="float">
            <text:p>-0.1217</text:p>
          </table:table-cell>
          <table:table-cell table:formula="of:=[.C572]+[.B572]^2/46" office:value-type="float" office:value="0.144858200008696" calcext:value-type="float">
            <text:p>0.1449</text:p>
          </table:table-cell>
          <table:table-cell table:style-name="ce2" table:formula="of:=IF([.B572]&gt;0;[.B572]/[.E572];0)" office:value-type="float" office:value="5.55729672156409" calcext:value-type="float">
            <text:p>5.6</text:p>
          </table:table-cell>
          <table:table-cell table:formula="of:=SQRT(2*9.81*355/(1.1*[.B572]*10.5))*3.6" office:value-type="float" office:value="98.5307643027309" calcext:value-type="float">
            <text:p>98.5308</text:p>
          </table:table-cell>
          <table:table-cell table:formula="of:=[.F572]" office:value-type="float" office:value="5.55729672156409" calcext:value-type="float">
            <text:p>5.5573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959" calcext:value-type="float">
            <text:p>0.7996</text:p>
          </table:table-cell>
          <table:table-cell office:value-type="float" office:value="0.13297" calcext:value-type="float">
            <text:p>0.1330</text:p>
          </table:table-cell>
          <table:table-cell office:value-type="float" office:value="-0.122" calcext:value-type="float">
            <text:p>-0.1220</text:p>
          </table:table-cell>
          <table:table-cell table:formula="of:=[.C573]+[.B573]^2/46" office:value-type="float" office:value="0.146868786263043" calcext:value-type="float">
            <text:p>0.1469</text:p>
          </table:table-cell>
          <table:table-cell table:style-name="ce2" table:formula="of:=IF([.B573]&gt;0;[.B573]/[.E573];0)" office:value-type="float" office:value="5.44424734720641" calcext:value-type="float">
            <text:p>5.4</text:p>
          </table:table-cell>
          <table:table-cell table:formula="of:=SQRT(2*9.81*355/(1.1*[.B573]*10.5))*3.6" office:value-type="float" office:value="98.8647584686806" calcext:value-type="float">
            <text:p>98.8648</text:p>
          </table:table-cell>
          <table:table-cell table:formula="of:=[.F573]" office:value-type="float" office:value="5.44424734720641" calcext:value-type="float">
            <text:p>5.4442</text:p>
          </table:table-cell>
          <table:table-cell table:number-columns-repeated="17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79409" calcext:value-type="float">
            <text:p>0.7941</text:p>
          </table:table-cell>
          <table:table-cell office:value-type="float" office:value="0.13519" calcext:value-type="float">
            <text:p>0.1352</text:p>
          </table:table-cell>
          <table:table-cell office:value-type="float" office:value="-0.1223" calcext:value-type="float">
            <text:p>-0.1223</text:p>
          </table:table-cell>
          <table:table-cell table:formula="of:=[.C574]+[.B574]^2/46" office:value-type="float" office:value="0.148898237567391" calcext:value-type="float">
            <text:p>0.1489</text:p>
          </table:table-cell>
          <table:table-cell table:style-name="ce2" table:formula="of:=IF([.B574]&gt;0;[.B574]/[.E574];0)" office:value-type="float" office:value="5.33310543478122" calcext:value-type="float">
            <text:p>5.3</text:p>
          </table:table-cell>
          <table:table-cell table:formula="of:=SQRT(2*9.81*355/(1.1*[.B574]*10.5))*3.6" office:value-type="float" office:value="99.2065445896679" calcext:value-type="float">
            <text:p>99.2065</text:p>
          </table:table-cell>
          <table:table-cell table:formula="of:=[.F574]" office:value-type="float" office:value="5.33310543478122" calcext:value-type="float">
            <text:p>5.3331</text:p>
          </table:table-cell>
          <table:table-cell table:number-columns-repeated="17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13741" calcext:value-type="float">
            <text:p>0.1374</text:p>
          </table:table-cell>
          <table:table-cell office:value-type="float" office:value="-0.1226" calcext:value-type="float">
            <text:p>-0.1226</text:p>
          </table:table-cell>
          <table:table-cell table:formula="of:=[.C575]+[.B575]^2/46" office:value-type="float" office:value="0.150925918478261" calcext:value-type="float">
            <text:p>0.1509</text:p>
          </table:table-cell>
          <table:table-cell table:style-name="ce2" table:formula="of:=IF([.B575]&gt;0;[.B575]/[.E575];0)" office:value-type="float" office:value="5.22441743572079" calcext:value-type="float">
            <text:p>5.2</text:p>
          </table:table-cell>
          <table:table-cell table:formula="of:=SQRT(2*9.81*355/(1.1*[.B575]*10.5))*3.6" office:value-type="float" office:value="99.5575814755042" calcext:value-type="float">
            <text:p>99.5576</text:p>
          </table:table-cell>
          <table:table-cell table:formula="of:=[.F575]" office:value-type="float" office:value="5.22441743572079" calcext:value-type="float">
            <text:p>5.2244</text:p>
          </table:table-cell>
          <table:table-cell table:number-columns-repeated="17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78284" calcext:value-type="float">
            <text:p>0.7828</text:p>
          </table:table-cell>
          <table:table-cell office:value-type="float" office:value="0.13965" calcext:value-type="float">
            <text:p>0.1397</text:p>
          </table:table-cell>
          <table:table-cell office:value-type="float" office:value="-0.1229" calcext:value-type="float">
            <text:p>-0.1229</text:p>
          </table:table-cell>
          <table:table-cell table:formula="of:=[.C576]+[.B576]^2/46" office:value-type="float" office:value="0.15297257533913" calcext:value-type="float">
            <text:p>0.1530</text:p>
          </table:table-cell>
          <table:table-cell table:style-name="ce2" table:formula="of:=IF([.B576]&gt;0;[.B576]/[.E576];0)" office:value-type="float" office:value="5.11751860269394" calcext:value-type="float">
            <text:p>5.1</text:p>
          </table:table-cell>
          <table:table-cell table:formula="of:=SQRT(2*9.81*355/(1.1*[.B576]*10.5))*3.6" office:value-type="float" office:value="99.9168381855274" calcext:value-type="float">
            <text:p>99.9168</text:p>
          </table:table-cell>
          <table:table-cell table:formula="of:=[.F576]" office:value-type="float" office:value="5.11751860269394" calcext:value-type="float">
            <text:p>5.1175</text:p>
          </table:table-cell>
          <table:table-cell table:number-columns-repeated="17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77709" calcext:value-type="float">
            <text:p>0.7771</text:p>
          </table:table-cell>
          <table:table-cell office:value-type="float" office:value="0.14189" calcext:value-type="float">
            <text:p>0.1419</text:p>
          </table:table-cell>
          <table:table-cell office:value-type="float" office:value="-0.1232" calcext:value-type="float">
            <text:p>-0.1232</text:p>
          </table:table-cell>
          <table:table-cell table:formula="of:=[.C577]+[.B577]^2/46" office:value-type="float" office:value="0.15501758408913" calcext:value-type="float">
            <text:p>0.1550</text:p>
          </table:table-cell>
          <table:table-cell table:style-name="ce2" table:formula="of:=IF([.B577]&gt;0;[.B577]/[.E577];0)" office:value-type="float" office:value="5.01291517711434" calcext:value-type="float">
            <text:p>5.0</text:p>
          </table:table-cell>
          <table:table-cell table:formula="of:=SQRT(2*9.81*355/(1.1*[.B577]*10.5))*3.6" office:value-type="float" office:value="100.285819226466" calcext:value-type="float">
            <text:p>100.2858</text:p>
          </table:table-cell>
          <table:table-cell table:formula="of:=[.F577]" office:value-type="float" office:value="5.01291517711434" calcext:value-type="float">
            <text:p>5.0129</text:p>
          </table:table-cell>
          <table:table-cell table:number-columns-repeated="17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77127" calcext:value-type="float">
            <text:p>0.7713</text:p>
          </table:table-cell>
          <table:table-cell office:value-type="float" office:value="0.14415" calcext:value-type="float">
            <text:p>0.1442</text:p>
          </table:table-cell>
          <table:table-cell office:value-type="float" office:value="-0.1235" calcext:value-type="float">
            <text:p>-0.1235</text:p>
          </table:table-cell>
          <table:table-cell table:formula="of:=[.C578]+[.B578]^2/46" office:value-type="float" office:value="0.15708168288913" calcext:value-type="float">
            <text:p>0.1571</text:p>
          </table:table-cell>
          <table:table-cell table:style-name="ce2" table:formula="of:=IF([.B578]&gt;0;[.B578]/[.E578];0)" office:value-type="float" office:value="4.90999323291162" calcext:value-type="float">
            <text:p>4.9</text:p>
          </table:table-cell>
          <table:table-cell table:formula="of:=SQRT(2*9.81*355/(1.1*[.B578]*10.5))*3.6" office:value-type="float" office:value="100.663486270625" calcext:value-type="float">
            <text:p>100.6635</text:p>
          </table:table-cell>
          <table:table-cell table:formula="of:=[.F578]" office:value-type="float" office:value="4.90999323291162" calcext:value-type="float">
            <text:p>4.9100</text:p>
          </table:table-cell>
          <table:table-cell table:number-columns-repeated="17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76537" calcext:value-type="float">
            <text:p>0.7654</text:p>
          </table:table-cell>
          <table:table-cell office:value-type="float" office:value="0.14642" calcext:value-type="float">
            <text:p>0.1464</text:p>
          </table:table-cell>
          <table:table-cell office:value-type="float" office:value="-0.1238" calcext:value-type="float">
            <text:p>-0.1238</text:p>
          </table:table-cell>
          <table:table-cell table:formula="of:=[.C579]+[.B579]^2/46" office:value-type="float" office:value="0.159154592106522" calcext:value-type="float">
            <text:p>0.1592</text:p>
          </table:table-cell>
          <table:table-cell table:style-name="ce2" table:formula="of:=IF([.B579]&gt;0;[.B579]/[.E579];0)" office:value-type="float" office:value="4.80897214381185" calcext:value-type="float">
            <text:p>4.8</text:p>
          </table:table-cell>
          <table:table-cell table:formula="of:=SQRT(2*9.81*355/(1.1*[.B579]*10.5))*3.6" office:value-type="float" office:value="101.050733212388" calcext:value-type="float">
            <text:p>101.0507</text:p>
          </table:table-cell>
          <table:table-cell table:formula="of:=[.F579]" office:value-type="float" office:value="4.80897214381185" calcext:value-type="float">
            <text:p>4.8090</text:p>
          </table:table-cell>
          <table:table-cell table:number-columns-repeated="17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1487" calcext:value-type="float">
            <text:p>0.1487</text:p>
          </table:table-cell>
          <table:table-cell office:value-type="float" office:value="-0.1241" calcext:value-type="float">
            <text:p>-0.1241</text:p>
          </table:table-cell>
          <table:table-cell table:formula="of:=[.C580]+[.B580]^2/46" office:value-type="float" office:value="0.161236703478261" calcext:value-type="float">
            <text:p>0.1612</text:p>
          </table:table-cell>
          <table:table-cell table:style-name="ce2" table:formula="of:=IF([.B580]&gt;0;[.B580]/[.E580];0)" office:value-type="float" office:value="4.70984573374379" calcext:value-type="float">
            <text:p>4.7</text:p>
          </table:table-cell>
          <table:table-cell table:formula="of:=SQRT(2*9.81*355/(1.1*[.B580]*10.5))*3.6" office:value-type="float" office:value="101.447159247513" calcext:value-type="float">
            <text:p>101.4472</text:p>
          </table:table-cell>
          <table:table-cell table:formula="of:=[.F580]" office:value-type="float" office:value="4.70984573374379" calcext:value-type="float">
            <text:p>4.7098</text:p>
          </table:table-cell>
          <table:table-cell table:number-columns-repeated="17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75334" calcext:value-type="float">
            <text:p>0.7533</text:p>
          </table:table-cell>
          <table:table-cell office:value-type="float" office:value="0.151" calcext:value-type="float">
            <text:p>0.1510</text:p>
          </table:table-cell>
          <table:table-cell office:value-type="float" office:value="-0.1244" calcext:value-type="float">
            <text:p>-0.1244</text:p>
          </table:table-cell>
          <table:table-cell table:formula="of:=[.C581]+[.B581]^2/46" office:value-type="float" office:value="0.163337416426087" calcext:value-type="float">
            <text:p>0.1633</text:p>
          </table:table-cell>
          <table:table-cell table:style-name="ce2" table:formula="of:=IF([.B581]&gt;0;[.B581]/[.E581];0)" office:value-type="float" office:value="4.61217041681873" calcext:value-type="float">
            <text:p>4.6</text:p>
          </table:table-cell>
          <table:table-cell table:formula="of:=SQRT(2*9.81*355/(1.1*[.B581]*10.5))*3.6" office:value-type="float" office:value="101.854371398484" calcext:value-type="float">
            <text:p>101.8544</text:p>
          </table:table-cell>
          <table:table-cell table:formula="of:=[.F581]" office:value-type="float" office:value="4.61217041681873" calcext:value-type="float">
            <text:p>4.6122</text:p>
          </table:table-cell>
          <table:table-cell table:number-columns-repeated="17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74721" calcext:value-type="float">
            <text:p>0.7472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1247" calcext:value-type="float">
            <text:p>-0.1247</text:p>
          </table:table-cell>
          <table:table-cell table:formula="of:=[.C582]+[.B582]^2/46" office:value-type="float" office:value="0.165437451828261" calcext:value-type="float">
            <text:p>0.1654</text:p>
          </table:table-cell>
          <table:table-cell table:style-name="ce2" table:formula="of:=IF([.B582]&gt;0;[.B582]/[.E582];0)" office:value-type="float" office:value="4.51657101667446" calcext:value-type="float">
            <text:p>4.5</text:p>
          </table:table-cell>
          <table:table-cell table:formula="of:=SQRT(2*9.81*355/(1.1*[.B582]*10.5))*3.6" office:value-type="float" office:value="102.271317082067" calcext:value-type="float">
            <text:p>102.2713</text:p>
          </table:table-cell>
          <table:table-cell table:formula="of:=[.F582]" office:value-type="float" office:value="4.51657101667446" calcext:value-type="float">
            <text:p>4.516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1" calcext:value-type="float">
            <text:p>0.7410</text:p>
          </table:table-cell>
          <table:table-cell office:value-type="float" office:value="0.15562" calcext:value-type="float">
            <text:p>0.1556</text:p>
          </table:table-cell>
          <table:table-cell office:value-type="float" office:value="-0.125" calcext:value-type="float">
            <text:p>-0.1250</text:p>
          </table:table-cell>
          <table:table-cell table:formula="of:=[.C583]+[.B583]^2/46" office:value-type="float" office:value="0.167556543478261" calcext:value-type="float">
            <text:p>0.1676</text:p>
          </table:table-cell>
          <table:table-cell table:style-name="ce2" table:formula="of:=IF([.B583]&gt;0;[.B583]/[.E583];0)" office:value-type="float" office:value="4.42238771830561" calcext:value-type="float">
            <text:p>4.4</text:p>
          </table:table-cell>
          <table:table-cell table:formula="of:=SQRT(2*9.81*355/(1.1*[.B583]*10.5))*3.6" office:value-type="float" office:value="102.698968762948" calcext:value-type="float">
            <text:p>102.6990</text:p>
          </table:table-cell>
          <table:table-cell table:formula="of:=[.F583]" office:value-type="float" office:value="4.42238771830561" calcext:value-type="float">
            <text:p>4.422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794" calcext:value-type="float">
            <text:p>0.7679</text:p>
          </table:table-cell>
          <table:table-cell office:value-type="float" office:value="0.1794" calcext:value-type="float">
            <text:p>0.1794</text:p>
          </table:table-cell>
          <table:table-cell office:value-type="float" office:value="-0.13069" calcext:value-type="float">
            <text:p>-0.1307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477" calcext:value-type="float">
            <text:p>0.794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13679" calcext:value-type="float">
            <text:p>-0.1368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139" calcext:value-type="float">
            <text:p>0.8214</text:p>
          </table:table-cell>
          <table:table-cell office:value-type="float" office:value="0.23028" calcext:value-type="float">
            <text:p>0.2303</text:p>
          </table:table-cell>
          <table:table-cell office:value-type="float" office:value="-0.1433" calcext:value-type="float">
            <text:p>-0.1433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769" calcext:value-type="float">
            <text:p>0.8477</text:p>
          </table:table-cell>
          <table:table-cell office:value-type="float" office:value="0.25729" calcext:value-type="float">
            <text:p>0.2573</text:p>
          </table:table-cell>
          <table:table-cell office:value-type="float" office:value="-0.15024" calcext:value-type="float">
            <text:p>-0.1502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357" calcext:value-type="float">
            <text:p>0.8736</text:p>
          </table:table-cell>
          <table:table-cell office:value-type="float" office:value="0.28524" calcext:value-type="float">
            <text:p>0.2852</text:p>
          </table:table-cell>
          <table:table-cell office:value-type="float" office:value="-0.15761" calcext:value-type="float">
            <text:p>-0.1576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93" calcext:value-type="float">
            <text:p>0.8989</text:p>
          </table:table-cell>
          <table:table-cell office:value-type="float" office:value="0.31409" calcext:value-type="float">
            <text:p>0.3141</text:p>
          </table:table-cell>
          <table:table-cell office:value-type="float" office:value="-0.16542" calcext:value-type="float">
            <text:p>-0.1654</text:p>
          </table:table-cell>
          <table:table-cell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366" calcext:value-type="float">
            <text:p>0.9237</text:p>
          </table:table-cell>
          <table:table-cell office:value-type="float" office:value="0.34376" calcext:value-type="float">
            <text:p>0.3438</text:p>
          </table:table-cell>
          <table:table-cell office:value-type="float" office:value="-0.17365" calcext:value-type="float">
            <text:p>-0.1737</text:p>
          </table:table-cell>
          <table:table-cell table:number-columns-repeated="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767" calcext:value-type="float">
            <text:p>0.9477</text:p>
          </table:table-cell>
          <table:table-cell office:value-type="float" office:value="0.37419" calcext:value-type="float">
            <text:p>0.3742</text:p>
          </table:table-cell>
          <table:table-cell office:value-type="float" office:value="-0.18231" calcext:value-type="float">
            <text:p>-0.1823</text:p>
          </table:table-cell>
          <table:table-cell table:number-columns-repeated="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087" calcext:value-type="float">
            <text:p>0.9709</text:p>
          </table:table-cell>
          <table:table-cell office:value-type="float" office:value="0.4053" calcext:value-type="float">
            <text:p>0.4053</text:p>
          </table:table-cell>
          <table:table-cell office:value-type="float" office:value="-0.19139" calcext:value-type="float">
            <text:p>-0.1914</text:p>
          </table:table-cell>
          <table:table-cell table:number-columns-repeated="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316" calcext:value-type="float">
            <text:p>0.9932</text:p>
          </table:table-cell>
          <table:table-cell office:value-type="float" office:value="0.43704" calcext:value-type="float">
            <text:p>0.4370</text:p>
          </table:table-cell>
          <table:table-cell office:value-type="float" office:value="-0.20086" calcext:value-type="float">
            <text:p>-0.2009</text:p>
          </table:table-cell>
          <table:table-cell table:number-columns-repeated="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1445" calcext:value-type="float">
            <text:p>1.0145</text:p>
          </table:table-cell>
          <table:table-cell office:value-type="float" office:value="0.46932" calcext:value-type="float">
            <text:p>0.4693</text:p>
          </table:table-cell>
          <table:table-cell office:value-type="float" office:value="-0.21072" calcext:value-type="float">
            <text:p>-0.2107</text:p>
          </table:table-cell>
          <table:table-cell table:number-columns-repeated="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467" calcext:value-type="float">
            <text:p>1.0347</text:p>
          </table:table-cell>
          <table:table-cell office:value-type="float" office:value="0.50208" calcext:value-type="float">
            <text:p>0.5021</text:p>
          </table:table-cell>
          <table:table-cell office:value-type="float" office:value="-0.22094" calcext:value-type="float">
            <text:p>-0.2209</text:p>
          </table:table-cell>
          <table:table-cell table:number-columns-repeated="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373" calcext:value-type="float">
            <text:p>1.0537</text:p>
          </table:table-cell>
          <table:table-cell office:value-type="float" office:value="0.53526" calcext:value-type="float">
            <text:p>0.5353</text:p>
          </table:table-cell>
          <table:table-cell office:value-type="float" office:value="-0.2315" calcext:value-type="float">
            <text:p>-0.2315</text:p>
          </table:table-cell>
          <table:table-cell table:number-columns-repeated="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7155" calcext:value-type="float">
            <text:p>1.0716</text:p>
          </table:table-cell>
          <table:table-cell office:value-type="float" office:value="0.56876" calcext:value-type="float">
            <text:p>0.5688</text:p>
          </table:table-cell>
          <table:table-cell office:value-type="float" office:value="-0.24238" calcext:value-type="float">
            <text:p>-0.2424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8807" calcext:value-type="float">
            <text:p>1.0881</text:p>
          </table:table-cell>
          <table:table-cell office:value-type="float" office:value="0.60254" calcext:value-type="float">
            <text:p>0.6025</text:p>
          </table:table-cell>
          <table:table-cell office:value-type="float" office:value="-0.25353" calcext:value-type="float">
            <text:p>-0.2535</text:p>
          </table:table-cell>
          <table:table-cell table:number-columns-repeated="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0322" calcext:value-type="float">
            <text:p>1.1032</text:p>
          </table:table-cell>
          <table:table-cell office:value-type="float" office:value="0.6365" calcext:value-type="float">
            <text:p>0.6365</text:p>
          </table:table-cell>
          <table:table-cell office:value-type="float" office:value="-0.26494" calcext:value-type="float">
            <text:p>-0.2649</text:p>
          </table:table-cell>
          <table:table-cell table:number-columns-repeated="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1694" calcext:value-type="float">
            <text:p>1.1169</text:p>
          </table:table-cell>
          <table:table-cell office:value-type="float" office:value="0.67058" calcext:value-type="float">
            <text:p>0.6706</text:p>
          </table:table-cell>
          <table:table-cell office:value-type="float" office:value="-0.27657" calcext:value-type="float">
            <text:p>-0.2766</text:p>
          </table:table-cell>
          <table:table-cell table:number-columns-repeated="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2917" calcext:value-type="float">
            <text:p>1.1292</text:p>
          </table:table-cell>
          <table:table-cell office:value-type="float" office:value="0.7047" calcext:value-type="float">
            <text:p>0.7047</text:p>
          </table:table-cell>
          <table:table-cell office:value-type="float" office:value="-0.28838" calcext:value-type="float">
            <text:p>-0.2884</text:p>
          </table:table-cell>
          <table:table-cell table:number-columns-repeated="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3987" calcext:value-type="float">
            <text:p>1.1399</text:p>
          </table:table-cell>
          <table:table-cell office:value-type="float" office:value="0.73879" calcext:value-type="float">
            <text:p>0.7388</text:p>
          </table:table-cell>
          <table:table-cell office:value-type="float" office:value="-0.30033" calcext:value-type="float">
            <text:p>-0.3003</text:p>
          </table:table-cell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9" calcext:value-type="float">
            <text:p>1.1490</text:p>
          </table:table-cell>
          <table:table-cell office:value-type="float" office:value="0.77277" calcext:value-type="float">
            <text:p>0.7728</text:p>
          </table:table-cell>
          <table:table-cell office:value-type="float" office:value="-0.31238" calcext:value-type="float">
            <text:p>-0.3124</text:p>
          </table:table-cell>
          <table:table-cell table:number-columns-repeated="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5652" calcext:value-type="float">
            <text:p>1.1565</text:p>
          </table:table-cell>
          <table:table-cell office:value-type="float" office:value="0.80656" calcext:value-type="float">
            <text:p>0.8066</text:p>
          </table:table-cell>
          <table:table-cell office:value-type="float" office:value="-0.3245" calcext:value-type="float">
            <text:p>-0.3245</text:p>
          </table:table-cell>
          <table:table-cell table:number-columns-repeated="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624" calcext:value-type="float">
            <text:p>1.1624</text:p>
          </table:table-cell>
          <table:table-cell office:value-type="float" office:value="0.84009" calcext:value-type="float">
            <text:p>0.8401</text:p>
          </table:table-cell>
          <table:table-cell office:value-type="float" office:value="-0.33663" calcext:value-type="float">
            <text:p>-0.3366</text:p>
          </table:table-cell>
          <table:table-cell table:number-columns-repeated="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6662" calcext:value-type="float">
            <text:p>1.1666</text:p>
          </table:table-cell>
          <table:table-cell office:value-type="float" office:value="0.87328" calcext:value-type="float">
            <text:p>0.8733</text:p>
          </table:table-cell>
          <table:table-cell office:value-type="float" office:value="-0.34874" calcext:value-type="float">
            <text:p>-0.3487</text:p>
          </table:table-cell>
          <table:table-cell table:number-columns-repeated="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915" calcext:value-type="float">
            <text:p>1.1692</text:p>
          </table:table-cell>
          <table:table-cell office:value-type="float" office:value="0.90606" calcext:value-type="float">
            <text:p>0.9061</text:p>
          </table:table-cell>
          <table:table-cell office:value-type="float" office:value="-0.36078" calcext:value-type="float">
            <text:p>-0.3608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161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-0.32" calcext:value-type="float">
            <text:p>-0.3200</text:p>
          </table:table-cell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8162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.16837" calcext:value-type="float">
            <text:p>-1.1684</text:p>
          </table:table-cell>
          <table:table-cell office:value-type="float" office:value="0.92297" calcext:value-type="float">
            <text:p>0.9230</text:p>
          </table:table-cell>
          <table:table-cell office:value-type="float" office:value="-0.3704" calcext:value-type="float">
            <text:p>-0.3704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.16347" calcext:value-type="float">
            <text:p>-1.1635</text:p>
          </table:table-cell>
          <table:table-cell office:value-type="float" office:value="0.90733" calcext:value-type="float">
            <text:p>0.9073</text:p>
          </table:table-cell>
          <table:table-cell office:value-type="float" office:value="-0.36743" calcext:value-type="float">
            <text:p>-0.3674</text:p>
          </table:table-cell>
          <table:table-cell table:number-columns-repeated="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.15533" calcext:value-type="float">
            <text:p>-1.1553</text:p>
          </table:table-cell>
          <table:table-cell office:value-type="float" office:value="0.89141" calcext:value-type="float">
            <text:p>0.8914</text:p>
          </table:table-cell>
          <table:table-cell office:value-type="float" office:value="-0.36376" calcext:value-type="float">
            <text:p>-0.3638</text:p>
          </table:table-cell>
          <table:table-cell table:number-columns-repeated="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.14397" calcext:value-type="float">
            <text:p>-1.1440</text:p>
          </table:table-cell>
          <table:table-cell office:value-type="float" office:value="0.87523" calcext:value-type="float">
            <text:p>0.8752</text:p>
          </table:table-cell>
          <table:table-cell office:value-type="float" office:value="-0.35939" calcext:value-type="float">
            <text:p>-0.3594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12945" calcext:value-type="float">
            <text:p>-1.1295</text:p>
          </table:table-cell>
          <table:table-cell office:value-type="float" office:value="0.85877" calcext:value-type="float">
            <text:p>0.8588</text:p>
          </table:table-cell>
          <table:table-cell office:value-type="float" office:value="-0.3543" calcext:value-type="float">
            <text:p>-0.3543</text:p>
          </table:table-cell>
          <table:table-cell table:number-columns-repeated="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.11182" calcext:value-type="float">
            <text:p>-1.1118</text:p>
          </table:table-cell>
          <table:table-cell office:value-type="float" office:value="0.84206" calcext:value-type="float">
            <text:p>0.8421</text:p>
          </table:table-cell>
          <table:table-cell office:value-type="float" office:value="-0.34849" calcext:value-type="float">
            <text:p>-0.3485</text:p>
          </table:table-cell>
          <table:table-cell table:number-columns-repeated="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.09115" calcext:value-type="float">
            <text:p>-1.0912</text:p>
          </table:table-cell>
          <table:table-cell office:value-type="float" office:value="0.82508" calcext:value-type="float">
            <text:p>0.8251</text:p>
          </table:table-cell>
          <table:table-cell office:value-type="float" office:value="-0.34195" calcext:value-type="float">
            <text:p>-0.3420</text:p>
          </table:table-cell>
          <table:table-cell table:number-columns-repeated="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.06753" calcext:value-type="float">
            <text:p>-1.0675</text:p>
          </table:table-cell>
          <table:table-cell office:value-type="float" office:value="0.80786" calcext:value-type="float">
            <text:p>0.8079</text:p>
          </table:table-cell>
          <table:table-cell office:value-type="float" office:value="-0.33469" calcext:value-type="float">
            <text:p>-0.3347</text:p>
          </table:table-cell>
          <table:table-cell table:number-columns-repeated="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.04103" calcext:value-type="float">
            <text:p>-1.0410</text:p>
          </table:table-cell>
          <table:table-cell office:value-type="float" office:value="0.79039" calcext:value-type="float">
            <text:p>0.7904</text:p>
          </table:table-cell>
          <table:table-cell office:value-type="float" office:value="-0.3267" calcext:value-type="float">
            <text:p>-0.3267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.01178" calcext:value-type="float">
            <text:p>-1.0118</text:p>
          </table:table-cell>
          <table:table-cell office:value-type="float" office:value="0.77268" calcext:value-type="float">
            <text:p>0.7727</text:p>
          </table:table-cell>
          <table:table-cell office:value-type="float" office:value="-0.318" calcext:value-type="float">
            <text:p>-0.3180</text:p>
          </table:table-cell>
          <table:table-cell table:number-columns-repeated="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97988" calcext:value-type="float">
            <text:p>-0.9799</text:p>
          </table:table-cell>
          <table:table-cell office:value-type="float" office:value="0.75473" calcext:value-type="float">
            <text:p>0.7547</text:p>
          </table:table-cell>
          <table:table-cell office:value-type="float" office:value="-0.3086" calcext:value-type="float">
            <text:p>-0.3086</text:p>
          </table:table-cell>
          <table:table-cell table:number-columns-repeated="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94546" calcext:value-type="float">
            <text:p>-0.9455</text:p>
          </table:table-cell>
          <table:table-cell office:value-type="float" office:value="0.73656" calcext:value-type="float">
            <text:p>0.7366</text:p>
          </table:table-cell>
          <table:table-cell office:value-type="float" office:value="-0.29852" calcext:value-type="float">
            <text:p>-0.2985</text:p>
          </table:table-cell>
          <table:table-cell table:number-columns-repeated="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90866" calcext:value-type="float">
            <text:p>-0.9087</text:p>
          </table:table-cell>
          <table:table-cell office:value-type="float" office:value="0.71815" calcext:value-type="float">
            <text:p>0.7182</text:p>
          </table:table-cell>
          <table:table-cell office:value-type="float" office:value="-0.28779" calcext:value-type="float">
            <text:p>-0.2878</text:p>
          </table:table-cell>
          <table:table-cell table:number-columns-repeated="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86962" calcext:value-type="float">
            <text:p>-0.869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-0.27643" calcext:value-type="float">
            <text:p>-0.2764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8285" calcext:value-type="float">
            <text:p>-0.8285</text:p>
          </table:table-cell>
          <table:table-cell office:value-type="float" office:value="0.6807" calcext:value-type="float">
            <text:p>0.6807</text:p>
          </table:table-cell>
          <table:table-cell office:value-type="float" office:value="-0.26446" calcext:value-type="float">
            <text:p>-0.2645</text:p>
          </table:table-cell>
          <table:table-cell table:number-columns-repeated="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78546" calcext:value-type="float">
            <text:p>-0.7855</text:p>
          </table:table-cell>
          <table:table-cell office:value-type="float" office:value="0.66166" calcext:value-type="float">
            <text:p>0.6617</text:p>
          </table:table-cell>
          <table:table-cell office:value-type="float" office:value="-0.25194" calcext:value-type="float">
            <text:p>-0.2519</text:p>
          </table:table-cell>
          <table:table-cell table:number-columns-repeated="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74066" calcext:value-type="float">
            <text:p>-0.7407</text:p>
          </table:table-cell>
          <table:table-cell office:value-type="float" office:value="0.64242" calcext:value-type="float">
            <text:p>0.6424</text:p>
          </table:table-cell>
          <table:table-cell office:value-type="float" office:value="-0.23889" calcext:value-type="float">
            <text:p>-0.2389</text:p>
          </table:table-cell>
          <table:table-cell table:number-columns-repeated="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69429" calcext:value-type="float">
            <text:p>-0.6943</text:p>
          </table:table-cell>
          <table:table-cell office:value-type="float" office:value="0.62298" calcext:value-type="float">
            <text:p>0.6230</text:p>
          </table:table-cell>
          <table:table-cell office:value-type="float" office:value="-0.22536" calcext:value-type="float">
            <text:p>-0.2254</text:p>
          </table:table-cell>
          <table:table-cell table:number-columns-repeated="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64652" calcext:value-type="float">
            <text:p>-0.6465</text:p>
          </table:table-cell>
          <table:table-cell office:value-type="float" office:value="0.60336" calcext:value-type="float">
            <text:p>0.6034</text:p>
          </table:table-cell>
          <table:table-cell office:value-type="float" office:value="-0.2114" calcext:value-type="float">
            <text:p>-0.2114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59756" calcext:value-type="float">
            <text:p>-0.5976</text:p>
          </table:table-cell>
          <table:table-cell office:value-type="float" office:value="0.58355" calcext:value-type="float">
            <text:p>0.5836</text:p>
          </table:table-cell>
          <table:table-cell office:value-type="float" office:value="-0.19705" calcext:value-type="float">
            <text:p>-0.1971</text:p>
          </table:table-cell>
          <table:table-cell table:number-columns-repeated="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54758" calcext:value-type="float">
            <text:p>-0.5476</text:p>
          </table:table-cell>
          <table:table-cell office:value-type="float" office:value="0.56356" calcext:value-type="float">
            <text:p>0.5636</text:p>
          </table:table-cell>
          <table:table-cell office:value-type="float" office:value="-0.18236" calcext:value-type="float">
            <text:p>-0.1824</text:p>
          </table:table-cell>
          <table:table-cell table:number-columns-repeated="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49679" calcext:value-type="float">
            <text:p>-0.4968</text:p>
          </table:table-cell>
          <table:table-cell office:value-type="float" office:value="0.5434" calcext:value-type="float">
            <text:p>0.5434</text:p>
          </table:table-cell>
          <table:table-cell office:value-type="float" office:value="-0.1674" calcext:value-type="float">
            <text:p>-0.1674</text:p>
          </table:table-cell>
          <table:table-cell table:number-columns-repeated="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44538" calcext:value-type="float">
            <text:p>-0.4454</text:p>
          </table:table-cell>
          <table:table-cell office:value-type="float" office:value="0.52307" calcext:value-type="float">
            <text:p>0.5231</text:p>
          </table:table-cell>
          <table:table-cell office:value-type="float" office:value="-0.15222" calcext:value-type="float">
            <text:p>-0.1522</text:p>
          </table:table-cell>
          <table:table-cell table:number-columns-repeated="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39357" calcext:value-type="float">
            <text:p>-0.3936</text:p>
          </table:table-cell>
          <table:table-cell office:value-type="float" office:value="0.50259" calcext:value-type="float">
            <text:p>0.5026</text:p>
          </table:table-cell>
          <table:table-cell office:value-type="float" office:value="-0.13688" calcext:value-type="float">
            <text:p>-0.1369</text:p>
          </table:table-cell>
          <table:table-cell table:number-columns-repeated="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34155" calcext:value-type="float">
            <text:p>-0.341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-0.12145" calcext:value-type="float">
            <text:p>-0.1215</text:p>
          </table:table-cell>
          <table:table-cell table:number-columns-repeated="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37041" calcext:value-type="float">
            <text:p>-0.3704</text:p>
          </table:table-cell>
          <table:table-cell office:value-type="float" office:value="0.46117" calcext:value-type="float">
            <text:p>0.4612</text:p>
          </table:table-cell>
          <table:table-cell office:value-type="float" office:value="-0.12509" calcext:value-type="float">
            <text:p>-0.1251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39587" calcext:value-type="float">
            <text:p>-0.3959</text:p>
          </table:table-cell>
          <table:table-cell office:value-type="float" office:value="0.44024" calcext:value-type="float">
            <text:p>0.4402</text:p>
          </table:table-cell>
          <table:table-cell office:value-type="float" office:value="-0.12813" calcext:value-type="float">
            <text:p>-0.1281</text:p>
          </table:table-cell>
          <table:table-cell table:number-columns-repeated="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41794" calcext:value-type="float">
            <text:p>-0.4179</text:p>
          </table:table-cell>
          <table:table-cell office:value-type="float" office:value="0.41918" calcext:value-type="float">
            <text:p>0.4192</text:p>
          </table:table-cell>
          <table:table-cell office:value-type="float" office:value="-0.13056" calcext:value-type="float">
            <text:p>-0.1306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43661" calcext:value-type="float">
            <text:p>-0.4366</text:p>
          </table:table-cell>
          <table:table-cell office:value-type="float" office:value="0.39799" calcext:value-type="float">
            <text:p>0.3980</text:p>
          </table:table-cell>
          <table:table-cell office:value-type="float" office:value="-0.13235" calcext:value-type="float">
            <text:p>-0.1324</text:p>
          </table:table-cell>
          <table:table-cell table:number-columns-repeated="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45189" calcext:value-type="float">
            <text:p>-0.4519</text:p>
          </table:table-cell>
          <table:table-cell office:value-type="float" office:value="0.37669" calcext:value-type="float">
            <text:p>0.3767</text:p>
          </table:table-cell>
          <table:table-cell office:value-type="float" office:value="-0.1335" calcext:value-type="float">
            <text:p>-0.1335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46377" calcext:value-type="float">
            <text:p>-0.4638</text:p>
          </table:table-cell>
          <table:table-cell office:value-type="float" office:value="0.35526" calcext:value-type="float">
            <text:p>0.3553</text:p>
          </table:table-cell>
          <table:table-cell office:value-type="float" office:value="-0.13399" calcext:value-type="float">
            <text:p>-0.1340</text:p>
          </table:table-cell>
          <table:table-cell table:number-columns-repeated="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47226" calcext:value-type="float">
            <text:p>-0.4723</text:p>
          </table:table-cell>
          <table:table-cell office:value-type="float" office:value="0.33373" calcext:value-type="float">
            <text:p>0.3337</text:p>
          </table:table-cell>
          <table:table-cell office:value-type="float" office:value="-0.13381" calcext:value-type="float">
            <text:p>-0.1338</text:p>
          </table:table-cell>
          <table:table-cell table:number-columns-repeated="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47735" calcext:value-type="float">
            <text:p>-0.4774</text:p>
          </table:table-cell>
          <table:table-cell office:value-type="float" office:value="0.3121" calcext:value-type="float">
            <text:p>0.3121</text:p>
          </table:table-cell>
          <table:table-cell office:value-type="float" office:value="-0.13295" calcext:value-type="float">
            <text:p>-0.1330</text:p>
          </table:table-cell>
          <table:table-cell table:number-columns-repeated="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47905" calcext:value-type="float">
            <text:p>-0.4791</text:p>
          </table:table-cell>
          <table:table-cell office:value-type="float" office:value="0.29037" calcext:value-type="float">
            <text:p>0.2904</text:p>
          </table:table-cell>
          <table:table-cell office:value-type="float" office:value="-0.13141" calcext:value-type="float">
            <text:p>-0.1314</text:p>
          </table:table-cell>
          <table:table-cell table:number-columns-repeated="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54273" calcext:value-type="float">
            <text:p>-0.5427</text:p>
          </table:table-cell>
          <table:table-cell office:value-type="float" office:value="0.26856" calcext:value-type="float">
            <text:p>0.2686</text:p>
          </table:table-cell>
          <table:table-cell office:value-type="float" office:value="-0.14528" calcext:value-type="float">
            <text:p>-0.1453</text:p>
          </table:table-cell>
          <table:table-cell table:number-columns-repeated="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53278" calcext:value-type="float">
            <text:p>-0.5328</text:p>
          </table:table-cell>
          <table:table-cell office:value-type="float" office:value="0.24666" calcext:value-type="float">
            <text:p>0.2467</text:p>
          </table:table-cell>
          <table:table-cell office:value-type="float" office:value="-0.1412" calcext:value-type="float">
            <text:p>-0.1412</text:p>
          </table:table-cell>
          <table:table-cell table:number-columns-repeated="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51259" calcext:value-type="float">
            <text:p>-0.5126</text:p>
          </table:table-cell>
          <table:table-cell office:value-type="float" office:value="0.22468" calcext:value-type="float">
            <text:p>0.2247</text:p>
          </table:table-cell>
          <table:table-cell office:value-type="float" office:value="-0.13472" calcext:value-type="float">
            <text:p>-0.1347</text:p>
          </table:table-cell>
          <table:table-cell table:number-columns-repeated="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48031" calcext:value-type="float">
            <text:p>-0.4803</text:p>
          </table:table-cell>
          <table:table-cell office:value-type="float" office:value="0.20264" calcext:value-type="float">
            <text:p>0.2026</text:p>
          </table:table-cell>
          <table:table-cell office:value-type="float" office:value="-0.12536" calcext:value-type="float">
            <text:p>-0.1254</text:p>
          </table:table-cell>
          <table:table-cell table:number-columns-repeated="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43445" calcext:value-type="float">
            <text:p>-0.434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-0.11274" calcext:value-type="float">
            <text:p>-0.1127</text:p>
          </table:table-cell>
          <table:table-cell table:number-columns-repeated="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37374" calcext:value-type="float">
            <text:p>-0.3737</text:p>
          </table:table-cell>
          <table:table-cell office:value-type="float" office:value="0.15838" calcext:value-type="float">
            <text:p>0.1584</text:p>
          </table:table-cell>
          <table:table-cell office:value-type="float" office:value="-0.09653" calcext:value-type="float">
            <text:p>-0.0965</text:p>
          </table:table-cell>
          <table:table-cell table:number-columns-repeated="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29705" calcext:value-type="float">
            <text:p>-0.2971</text:p>
          </table:table-cell>
          <table:table-cell office:value-type="float" office:value="0.13617" calcext:value-type="float">
            <text:p>0.1362</text:p>
          </table:table-cell>
          <table:table-cell office:value-type="float" office:value="-0.07646" calcext:value-type="float">
            <text:p>-0.0765</text:p>
          </table:table-cell>
          <table:table-cell table:number-columns-repeated="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20336" calcext:value-type="float">
            <text:p>-0.2034</text:p>
          </table:table-cell>
          <table:table-cell office:value-type="float" office:value="0.11393" calcext:value-type="float">
            <text:p>0.1139</text:p>
          </table:table-cell>
          <table:table-cell office:value-type="float" office:value="-0.05226" calcext:value-type="float">
            <text:p>-0.0523</text:p>
          </table:table-cell>
          <table:table-cell table:number-columns-repeated="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1" calcext:value-type="float">
            <text:p>-0.110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-0.02828" calcext:value-type="float">
            <text:p>-0.0283</text:p>
          </table:table-cell>
          <table:table-cell table:number-columns-repeated="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-0.00993" calcext:value-type="float">
            <text:p>-0.0099</text:p>
          </table:table-cell>
          <table:table-cell table:number-columns-repeated="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21"/>
        </table:table-row>
        <table:table-row table:style-name="ro1" table:number-rows-repeated="104783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180-180" table:style-name="ta1">
        <table:shapes>
          <draw:frame draw:z-index="0" draw:style-name="gr1" draw:text-style-name="P1" svg:width="331.16mm" svg:height="186.27mm" svg:x="22.58mm" svg:y="4.53mm">
            <draw:object draw:notify-on-update-of-ranges="B21_ASG29.A23:B21_ASG29.A743 B21_ASG29.B22:B21_ASG29.B22 B21_ASG29.B23:B21_ASG29.B743 B21_ASG29.A23:B21_ASG29.A743 B21_ASG29.C22:B21_ASG29.C22 B21_ASG29.C23:B21_ASG29.C743 B21_ASG29.A23:B21_ASG29.A743 B21_ASG29.D22:B21_ASG29.D22 B21_ASG29.D23:B21_ASG29.D7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table table:name="20-20" table:style-name="ta1">
        <table:shapes>
          <draw:frame draw:z-index="0" draw:style-name="gr1" draw:text-style-name="P1" svg:width="374.45mm" svg:height="210.62mm" svg:x="22.59mm" svg:y="4.53mm">
            <draw:object draw:notify-on-update-of-ranges="B21_ASG29.A183:B21_ASG29.A583 B21_ASG29.B22:B21_ASG29.B22 B21_ASG29.B183:B21_ASG29.B583 B21_ASG29.A183:B21_ASG29.A583 B21_ASG29.C22:B21_ASG29.C22 B21_ASG29.C183:B21_ASG29.C583 B21_ASG29.E22:B21_ASG29.E22 B21_ASG29.E183:B21_ASG29.E583 B21_ASG29.A183:B21_ASG29.A583 B21_ASG29.A183:B21_ASG29.A583 B21_ASG29.D22:B21_ASG29.D22 B21_ASG29.D183:B21_ASG29.D583 B21_ASG29.A183:B21_ASG29.A583 B21_ASG29.F22:B21_ASG29.F22 B21_ASG29.F183:B21_ASG29.F5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table table:name="Speed-LD" table:style-name="ta1">
        <table:shapes>
          <draw:frame draw:z-index="0" draw:style-name="gr1" draw:text-style-name="P1" svg:width="356.04mm" svg:height="200.26mm" svg:x="22.59mm" svg:y="4.53mm">
            <draw:object draw:notify-on-update-of-ranges="B21_ASG29.G386:B21_ASG29.G583 B21_ASG29.H386:B21_ASG29.H5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16:41:07.935007151</dc:date>
    <meta:editing-duration>PT21M26S</meta:editing-duration>
    <meta:editing-cycles>2</meta:editing-cycles>
    <meta:generator>LibreOffice/6.0.7.3$Linux_X86_64 LibreOffice_project/00m0$Build-3</meta:generator>
    <meta:print-date>2019-08-29T16:41:02.009704123</meta:print-date>
    <meta:document-statistic meta:table-count="4" meta:cell-count="415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80" chart:maximum="180" chart:interval-major="20" chart:interval-minor-divisor="2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17cm" svg:height="18.628cm" xlink:href=".." xlink:type="simple" chart:class="chart:scatter" chart:style-name="ch1">
        <chart:title svg:x="14.093cm" svg:y="0.508cm" chart:style-name="ch2">
          <text:p>B21_ASG29 2019-08-29</text:p>
        </chart:title>
        <chart:legend chart:legend-position="end" svg:x="31.191cm" svg:y="8.517cm" style:legend-expansion="high" chart:style-name="ch3"/>
        <chart:plot-area chart:style-name="ch4" table:cell-range-address="B21_ASG29.A23:B21_ASG29.D743 B21_ASG29.B22:B21_ASG29.D22" chart:data-source-has-labels="row" svg:x="0.662cm" svg:y="1.659cm" svg:width="29.867cm" svg:height="16.597cm">
          <chartooo:coordinate-region svg:x="0.861cm" svg:y="1.858cm" svg:width="29.469cm" svg:height="16.1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21_ASG29.B23:B21_ASG29.B743" chart:label-cell-address="B21_ASG29.B22:B21_ASG29.B22" chart:class="chart:scatter">
            <chart:domain table:cell-range-address="B21_ASG29.A23:B21_ASG29.A743"/>
            <chart:data-point chart:repeated="721"/>
          </chart:series>
          <chart:series chart:style-name="ch9" chart:values-cell-range-address="B21_ASG29.C23:B21_ASG29.C743" chart:label-cell-address="B21_ASG29.C22:B21_ASG29.C22" chart:class="chart:scatter">
            <chart:data-point chart:repeated="721"/>
          </chart:series>
          <chart:series chart:style-name="ch10" chart:values-cell-range-address="B21_ASG29.D23:B21_ASG29.D743" chart:label-cell-address="B21_ASG29.D22:B21_ASG29.D22" chart:class="chart:scatter">
            <chart:data-point chart:repeated="7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B21_ASG29.A23:B21_ASG29.A743</svg:desc>
                </draw:g>
              </table:table-cell>
              <table:table-cell office:value-type="float" office:value="0.033">
                <text:p>0.033</text:p>
                <draw:g>
                  <svg:desc>B21_ASG29.B23:B21_ASG29.B743</svg:desc>
                </draw:g>
              </table:table-cell>
              <table:table-cell office:value-type="float" office:value="0.047">
                <text:p>0.047</text:p>
                <draw:g>
                  <svg:desc>B21_ASG29.C23:B21_ASG29.C743</svg:desc>
                </draw:g>
              </table:table-cell>
              <table:table-cell office:value-type="float" office:value="0.00825">
                <text:p>0.00825</text:p>
                <draw:g>
                  <svg:desc>B21_ASG29.D23:B21_ASG29.D7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.1045">
                <text:p>0.1045</text:p>
              </table:table-cell>
              <table:table-cell office:value-type="float" office:value="0.06933">
                <text:p>0.06933</text:p>
              </table:table-cell>
              <table:table-cell office:value-type="float" office:value="0.02642">
                <text:p>0.02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.176">
                <text:p>0.176</text:p>
              </table:table-cell>
              <table:table-cell office:value-type="float" office:value="0.09164">
                <text:p>0.09164</text:p>
              </table:table-cell>
              <table:table-cell office:value-type="float" office:value="0.04477">
                <text:p>0.04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.26292">
                <text:p>0.26292</text:p>
              </table:table-cell>
              <table:table-cell office:value-type="float" office:value="0.11393">
                <text:p>0.11393</text:p>
              </table:table-cell>
              <table:table-cell office:value-type="float" office:value="0.06713">
                <text:p>0.06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.34865">
                <text:p>0.34865</text:p>
              </table:table-cell>
              <table:table-cell office:value-type="float" office:value="0.13617">
                <text:p>0.13617</text:p>
              </table:table-cell>
              <table:table-cell office:value-type="float" office:value="0.08932">
                <text:p>0.08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.4206">
                <text:p>0.4206</text:p>
              </table:table-cell>
              <table:table-cell office:value-type="float" office:value="0.15838">
                <text:p>0.15838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.47949">
                <text:p>0.47949</text:p>
              </table:table-cell>
              <table:table-cell office:value-type="float" office:value="0.18054">
                <text:p>0.18054</text:p>
              </table:table-cell>
              <table:table-cell office:value-type="float" office:value="0.12393">
                <text:p>0.12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.52612">
                <text:p>0.52612</text:p>
              </table:table-cell>
              <table:table-cell office:value-type="float" office:value="0.20264">
                <text:p>0.20264</text:p>
              </table:table-cell>
              <table:table-cell office:value-type="float" office:value="0.13672">
                <text:p>0.13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.56133">
                <text:p>0.56133</text:p>
              </table:table-cell>
              <table:table-cell office:value-type="float" office:value="0.22468">
                <text:p>0.22468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.58612">
                <text:p>0.58612</text:p>
              </table:table-cell>
              <table:table-cell office:value-type="float" office:value="0.24666">
                <text:p>0.24666</text:p>
              </table:table-cell>
              <table:table-cell office:value-type="float" office:value="0.15437">
                <text:p>0.15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.60163">
                <text:p>0.60163</text:p>
              </table:table-cell>
              <table:table-cell office:value-type="float" office:value="0.26856">
                <text:p>0.26856</text:p>
              </table:table-cell>
              <table:table-cell office:value-type="float" office:value="0.15978">
                <text:p>0.15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.60927">
                <text:p>0.60927</text:p>
              </table:table-cell>
              <table:table-cell office:value-type="float" office:value="0.29037">
                <text:p>0.29037</text:p>
              </table:table-cell>
              <table:table-cell office:value-type="float" office:value="0.16337">
                <text:p>0.1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.61105">
                <text:p>0.61105</text:p>
              </table:table-cell>
              <table:table-cell office:value-type="float" office:value="0.3121">
                <text:p>0.3121</text:p>
              </table:table-cell>
              <table:table-cell office:value-type="float" office:value="0.16565">
                <text:p>0.1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.5429">
                <text:p>0.5429</text:p>
              </table:table-cell>
              <table:table-cell office:value-type="float" office:value="0.33373">
                <text:p>0.33373</text:p>
              </table:table-cell>
              <table:table-cell office:value-type="float" office:value="0.15102">
                <text:p>0.15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.53646">
                <text:p>0.53646</text:p>
              </table:table-cell>
              <table:table-cell office:value-type="float" office:value="0.35526">
                <text:p>0.35526</text:p>
              </table:table-cell>
              <table:table-cell office:value-type="float" office:value="0.15162">
                <text:p>0.15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52571">
                <text:p>0.52571</text:p>
              </table:table-cell>
              <table:table-cell office:value-type="float" office:value="0.37669">
                <text:p>0.3766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51067">
                <text:p>0.51067</text:p>
              </table:table-cell>
              <table:table-cell office:value-type="float" office:value="0.39799">
                <text:p>0.39799</text:p>
              </table:table-cell>
              <table:table-cell office:value-type="float" office:value="0.15015">
                <text:p>0.1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49134">
                <text:p>0.49134</text:p>
              </table:table-cell>
              <table:table-cell office:value-type="float" office:value="0.41918">
                <text:p>0.41918</text:p>
              </table:table-cell>
              <table:table-cell office:value-type="float" office:value="0.14811">
                <text:p>0.14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46771">
                <text:p>0.46771</text:p>
              </table:table-cell>
              <table:table-cell office:value-type="float" office:value="0.44024">
                <text:p>0.44024</text:p>
              </table:table-cell>
              <table:table-cell office:value-type="float" office:value="0.14521">
                <text:p>0.14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43978">
                <text:p>0.43978</text:p>
              </table:table-cell>
              <table:table-cell office:value-type="float" office:value="0.46117">
                <text:p>0.46117</text:p>
              </table:table-cell>
              <table:table-cell office:value-type="float" office:value="0.14149">
                <text:p>0.14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40755">
                <text:p>0.40755</text:p>
              </table:table-cell>
              <table:table-cell office:value-type="float" office:value="0.48195">
                <text:p>0.48195</text:p>
              </table:table-cell>
              <table:table-cell office:value-type="float" office:value="0.13695">
                <text:p>0.1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0.45542">
                <text:p>0.45542</text:p>
              </table:table-cell>
              <table:table-cell office:value-type="float" office:value="0.50259">
                <text:p>0.5025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0.50311">
                <text:p>0.50311</text:p>
              </table:table-cell>
              <table:table-cell office:value-type="float" office:value="0.52307">
                <text:p>0.52307</text:p>
              </table:table-cell>
              <table:table-cell office:value-type="float" office:value="0.16561">
                <text:p>0.16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0.55042">
                <text:p>0.55042</text:p>
              </table:table-cell>
              <table:table-cell office:value-type="float" office:value="0.5434">
                <text:p>0.5434</text:p>
              </table:table-cell>
              <table:table-cell office:value-type="float" office:value="0.17975">
                <text:p>0.1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0.59716">
                <text:p>0.59716</text:p>
              </table:table-cell>
              <table:table-cell office:value-type="float" office:value="0.56356">
                <text:p>0.56356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0.64316">
                <text:p>0.64316</text:p>
              </table:table-cell>
              <table:table-cell office:value-type="float" office:value="0.58355">
                <text:p>0.58355</text:p>
              </table:table-cell>
              <table:table-cell office:value-type="float" office:value="0.20738">
                <text:p>0.20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0.68823">
                <text:p>0.68823</text:p>
              </table:table-cell>
              <table:table-cell office:value-type="float" office:value="0.60336">
                <text:p>0.60336</text:p>
              </table:table-cell>
              <table:table-cell office:value-type="float" office:value="0.22077">
                <text:p>0.22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0.73219">
                <text:p>0.73219</text:p>
              </table:table-cell>
              <table:table-cell office:value-type="float" office:value="0.62298">
                <text:p>0.62298</text:p>
              </table:table-cell>
              <table:table-cell office:value-type="float" office:value="0.2338">
                <text:p>0.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0.77486">
                <text:p>0.77486</text:p>
              </table:table-cell>
              <table:table-cell office:value-type="float" office:value="0.64242">
                <text:p>0.64242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0.81609">
                <text:p>0.81609</text:p>
              </table:table-cell>
              <table:table-cell office:value-type="float" office:value="0.66166">
                <text:p>0.66166</text:p>
              </table:table-cell>
              <table:table-cell office:value-type="float" office:value="0.25864">
                <text:p>0.25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0.85571">
                <text:p>0.85571</text:p>
              </table:table-cell>
              <table:table-cell office:value-type="float" office:value="0.6807">
                <text:p>0.6807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0.89355">
                <text:p>0.89355</text:p>
              </table:table-cell>
              <table:table-cell office:value-type="float" office:value="0.69954">
                <text:p>0.69954</text:p>
              </table:table-cell>
              <table:table-cell office:value-type="float" office:value="0.28155">
                <text:p>0.28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0.92948">
                <text:p>0.92948</text:p>
              </table:table-cell>
              <table:table-cell office:value-type="float" office:value="0.71815">
                <text:p>0.71815</text:p>
              </table:table-cell>
              <table:table-cell office:value-type="float" office:value="0.2922">
                <text:p>0.2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0.96335">
                <text:p>0.96335</text:p>
              </table:table-cell>
              <table:table-cell office:value-type="float" office:value="0.73656">
                <text:p>0.73656</text:p>
              </table:table-cell>
              <table:table-cell office:value-type="float" office:value="0.30227">
                <text:p>0.30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0.99503">
                <text:p>0.99503</text:p>
              </table:table-cell>
              <table:table-cell office:value-type="float" office:value="0.75473">
                <text:p>0.75473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.02438">
                <text:p>1.02438</text:p>
              </table:table-cell>
              <table:table-cell office:value-type="float" office:value="0.77268">
                <text:p>0.77268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.05131">
                <text:p>1.05131</text:p>
              </table:table-cell>
              <table:table-cell office:value-type="float" office:value="0.79039">
                <text:p>0.79039</text:p>
              </table:table-cell>
              <table:table-cell office:value-type="float" office:value="0.32878">
                <text:p>0.32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.07569">
                <text:p>1.07569</text:p>
              </table:table-cell>
              <table:table-cell office:value-type="float" office:value="0.80786">
                <text:p>0.80786</text:p>
              </table:table-cell>
              <table:table-cell office:value-type="float" office:value="0.33632">
                <text:p>0.33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.09744">
                <text:p>1.09744</text:p>
              </table:table-cell>
              <table:table-cell office:value-type="float" office:value="0.82508">
                <text:p>0.82508</text:p>
              </table:table-cell>
              <table:table-cell office:value-type="float" office:value="0.34319">
                <text:p>0.34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.11646">
                <text:p>1.11646</text:p>
              </table:table-cell>
              <table:table-cell office:value-type="float" office:value="0.84206">
                <text:p>0.8420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.13268">
                <text:p>1.13268</text:p>
              </table:table-cell>
              <table:table-cell office:value-type="float" office:value="0.85877">
                <text:p>0.85877</text:p>
              </table:table-cell>
              <table:table-cell office:value-type="float" office:value="0.35492">
                <text:p>0.35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.14605">
                <text:p>1.14605</text:p>
              </table:table-cell>
              <table:table-cell office:value-type="float" office:value="0.87523">
                <text:p>0.87523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.15649">
                <text:p>1.15649</text:p>
              </table:table-cell>
              <table:table-cell office:value-type="float" office:value="0.89141">
                <text:p>0.89141</text:p>
              </table:table-cell>
              <table:table-cell office:value-type="float" office:value="0.36398">
                <text:p>0.36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.16399">
                <text:p>1.16399</text:p>
              </table:table-cell>
              <table:table-cell office:value-type="float" office:value="0.90733">
                <text:p>0.90733</text:p>
              </table:table-cell>
              <table:table-cell office:value-type="float" office:value="0.36752">
                <text:p>0.36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.1685">
                <text:p>1.1685</text:p>
              </table:table-cell>
              <table:table-cell office:value-type="float" office:value="0.92297">
                <text:p>0.92297</text:p>
              </table:table-cell>
              <table:table-cell office:value-type="float" office:value="0.37042">
                <text:p>0.37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.14443">
                <text:p>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0.08162">
                <text:p>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-0.08161">
                <text:p>-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-1.16892">
                <text:p>-1.16892</text:p>
              </table:table-cell>
              <table:table-cell office:value-type="float" office:value="0.91577">
                <text:p>0.91577</text:p>
              </table:table-cell>
              <table:table-cell office:value-type="float" office:value="0.35792">
                <text:p>0.35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-1.16567">
                <text:p>-1.16567</text:p>
              </table:table-cell>
              <table:table-cell office:value-type="float" office:value="0.89228">
                <text:p>0.89228</text:p>
              </table:table-cell>
              <table:table-cell office:value-type="float" office:value="0.3426">
                <text:p>0.3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-1.16028">
                <text:p>-1.16028</text:p>
              </table:table-cell>
              <table:table-cell office:value-type="float" office:value="0.86795">
                <text:p>0.86795</text:p>
              </table:table-cell>
              <table:table-cell office:value-type="float" office:value="0.32683">
                <text:p>0.326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-1.15275">
                <text:p>-1.15275</text:p>
              </table:table-cell>
              <table:table-cell office:value-type="float" office:value="0.84285">
                <text:p>0.84285</text:p>
              </table:table-cell>
              <table:table-cell office:value-type="float" office:value="0.31066">
                <text:p>0.31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-1.14313">
                <text:p>-1.14313</text:p>
              </table:table-cell>
              <table:table-cell office:value-type="float" office:value="0.81706">
                <text:p>0.81706</text:p>
              </table:table-cell>
              <table:table-cell office:value-type="float" office:value="0.29418">
                <text:p>0.294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-1.13145">
                <text:p>-1.13145</text:p>
              </table:table-cell>
              <table:table-cell office:value-type="float" office:value="0.79065">
                <text:p>0.79065</text:p>
              </table:table-cell>
              <table:table-cell office:value-type="float" office:value="0.27745">
                <text:p>0.27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-1.11775">
                <text:p>-1.11775</text:p>
              </table:table-cell>
              <table:table-cell office:value-type="float" office:value="0.7637">
                <text:p>0.7637</text:p>
              </table:table-cell>
              <table:table-cell office:value-type="float" office:value="0.26054">
                <text:p>0.26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-1.10209">
                <text:p>-1.10209</text:p>
              </table:table-cell>
              <table:table-cell office:value-type="float" office:value="0.73628">
                <text:p>0.73628</text:p>
              </table:table-cell>
              <table:table-cell office:value-type="float" office:value="0.24352">
                <text:p>0.24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-1.08454">
                <text:p>-1.08454</text:p>
              </table:table-cell>
              <table:table-cell office:value-type="float" office:value="0.70847">
                <text:p>0.7084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-1.06515">
                <text:p>-1.06515</text:p>
              </table:table-cell>
              <table:table-cell office:value-type="float" office:value="0.68034">
                <text:p>0.68034</text:p>
              </table:table-cell>
              <table:table-cell office:value-type="float" office:value="0.20941">
                <text:p>0.20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-1.04401">
                <text:p>-1.04401</text:p>
              </table:table-cell>
              <table:table-cell office:value-type="float" office:value="0.65196">
                <text:p>0.65196</text:p>
              </table:table-cell>
              <table:table-cell office:value-type="float" office:value="0.19245">
                <text:p>0.19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-1.0212">
                <text:p>-1.0212</text:p>
              </table:table-cell>
              <table:table-cell office:value-type="float" office:value="0.6234">
                <text:p>0.6234</text:p>
              </table:table-cell>
              <table:table-cell office:value-type="float" office:value="0.17564">
                <text:p>0.17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-0.99682">
                <text:p>-0.99682</text:p>
              </table:table-cell>
              <table:table-cell office:value-type="float" office:value="0.59473">
                <text:p>0.59473</text:p>
              </table:table-cell>
              <table:table-cell office:value-type="float" office:value="0.15902">
                <text:p>0.15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-0.97095">
                <text:p>-0.97095</text:p>
              </table:table-cell>
              <table:table-cell office:value-type="float" office:value="0.56604">
                <text:p>0.56604</text:p>
              </table:table-cell>
              <table:table-cell office:value-type="float" office:value="0.14266">
                <text:p>0.14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-0.94369">
                <text:p>-0.94369</text:p>
              </table:table-cell>
              <table:table-cell office:value-type="float" office:value="0.53737">
                <text:p>0.53737</text:p>
              </table:table-cell>
              <table:table-cell office:value-type="float" office:value="0.12659">
                <text:p>0.126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-0.91517">
                <text:p>-0.91517</text:p>
              </table:table-cell>
              <table:table-cell office:value-type="float" office:value="0.50882">
                <text:p>0.50882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-0.88548">
                <text:p>-0.88548</text:p>
              </table:table-cell>
              <table:table-cell office:value-type="float" office:value="0.48043">
                <text:p>0.48043</text:p>
              </table:table-cell>
              <table:table-cell office:value-type="float" office:value="0.09555">
                <text:p>0.09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-0.85475">
                <text:p>-0.85475</text:p>
              </table:table-cell>
              <table:table-cell office:value-type="float" office:value="0.45229">
                <text:p>0.45229</text:p>
              </table:table-cell>
              <table:table-cell office:value-type="float" office:value="0.08064">
                <text:p>0.08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-0.8231">
                <text:p>-0.8231</text:p>
              </table:table-cell>
              <table:table-cell office:value-type="float" office:value="0.42445">
                <text:p>0.42445</text:p>
              </table:table-cell>
              <table:table-cell office:value-type="float" office:value="0.06619">
                <text:p>0.06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-0.79065">
                <text:p>-0.79065</text:p>
              </table:table-cell>
              <table:table-cell office:value-type="float" office:value="0.39699">
                <text:p>0.39699</text:p>
              </table:table-cell>
              <table:table-cell office:value-type="float" office:value="0.05222">
                <text:p>0.05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-0.75753">
                <text:p>-0.75753</text:p>
              </table:table-cell>
              <table:table-cell office:value-type="float" office:value="0.36996">
                <text:p>0.36996</text:p>
              </table:table-cell>
              <table:table-cell office:value-type="float" office:value="0.03874">
                <text:p>0.038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-0.72387">
                <text:p>-0.72387</text:p>
              </table:table-cell>
              <table:table-cell office:value-type="float" office:value="0.34345">
                <text:p>0.34345</text:p>
              </table:table-cell>
              <table:table-cell office:value-type="float" office:value="0.02578">
                <text:p>0.02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-0.68981">
                <text:p>-0.68981</text:p>
              </table:table-cell>
              <table:table-cell office:value-type="float" office:value="0.3175">
                <text:p>0.3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-0.65547">
                <text:p>-0.65547</text:p>
              </table:table-cell>
              <table:table-cell office:value-type="float" office:value="0.29218">
                <text:p>0.2921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-0.621">
                <text:p>-0.621</text:p>
              </table:table-cell>
              <table:table-cell office:value-type="float" office:value="0.26756">
                <text:p>0.267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1722">
                <text:p>0.01722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168">
                <text:p>0.0168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1639">
                <text:p>0.01639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1599">
                <text:p>0.01599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1558">
                <text:p>0.01558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1518">
                <text:p>0.01518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1478">
                <text:p>0.01478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1438">
                <text:p>0.01438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1398">
                <text:p>0.01398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1359">
                <text:p>0.01359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1319">
                <text:p>0.01319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128">
                <text:p>0.0128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1242">
                <text:p>0.01242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1204">
                <text:p>0.01204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1168">
                <text:p>0.01168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1132">
                <text:p>0.0113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1097">
                <text:p>0.01097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1062">
                <text:p>0.01062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1029">
                <text:p>0.01029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96">
                <text:p>0.00996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64">
                <text:p>0.00964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33">
                <text:p>0.00933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873">
                <text:p>0.00873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844">
                <text:p>0.00844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816">
                <text:p>0.00816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788">
                <text:p>0.00788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762">
                <text:p>0.00762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736">
                <text:p>0.00736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71">
                <text:p>0.0071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686">
                <text:p>0.00686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662">
                <text:p>0.00662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639">
                <text:p>0.00639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617">
                <text:p>0.00617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596">
                <text:p>0.00596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575">
                <text:p>0.00575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555">
                <text:p>0.00555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535">
                <text:p>0.00535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516">
                <text:p>0.00516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498">
                <text:p>0.00498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481">
                <text:p>0.00481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464">
                <text:p>0.00464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448">
                <text:p>0.00448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433">
                <text:p>0.00433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418">
                <text:p>0.00418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404">
                <text:p>0.00404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6">
                <text:p>4.6</text:p>
              </table:table-cell>
              <table:table-cell office:value-type="float" office:value="0.71531">
                <text:p>0.71531</text:p>
              </table:table-cell>
              <table:table-cell office:value-type="float" office:value="0.00391">
                <text:p>0.00391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378">
                <text:p>0.00378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366">
                <text:p>0.00366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355">
                <text:p>0.00355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  <table:table-cell office:value-type="float" office:value="0.76472">
                <text:p>0.76472</text:p>
              </table:table-cell>
              <table:table-cell office:value-type="float" office:value="0.00344">
                <text:p>0.00344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334">
                <text:p>0.00334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324">
                <text:p>0.00324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315">
                <text:p>0.00315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307">
                <text:p>0.00307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299">
                <text:p>0.00299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292">
                <text:p>0.00292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286">
                <text:p>0.00286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28">
                <text:p>0.0028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274">
                <text:p>0.00274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">
                <text:p>6</text:p>
              </table:table-cell>
              <table:table-cell office:value-type="float" office:value="0.8718">
                <text:p>0.8718</text:p>
              </table:table-cell>
              <table:table-cell office:value-type="float" office:value="0.0027">
                <text:p>0.0027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265">
                <text:p>0.00265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262">
                <text:p>0.00262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259">
                <text:p>0.00259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256">
                <text:p>0.00256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254">
                <text:p>0.00254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253">
                <text:p>0.00253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252">
                <text:p>0.00252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251">
                <text:p>0.00251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251">
                <text:p>0.00251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252">
                <text:p>0.00252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253">
                <text:p>0.00253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255">
                <text:p>0.00255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257">
                <text:p>0.00257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259">
                <text:p>0.00259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262">
                <text:p>0.00262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266">
                <text:p>0.00266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">
                <text:p>7.7</text:p>
              </table:table-cell>
              <table:table-cell office:value-type="float" office:value="1.00347">
                <text:p>1.00347</text:p>
              </table:table-cell>
              <table:table-cell office:value-type="float" office:value="0.0027">
                <text:p>0.0027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275">
                <text:p>0.00275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28">
                <text:p>0.0028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285">
                <text:p>0.00285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291">
                <text:p>0.00291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298">
                <text:p>0.00298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305">
                <text:p>0.00305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312">
                <text:p>0.00312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321">
                <text:p>0.00321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329">
                <text:p>0.00329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338">
                <text:p>0.00338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348">
                <text:p>0.00348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358">
                <text:p>0.00358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369">
                <text:p>0.00369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38">
                <text:p>0.0038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392">
                <text:p>0.00392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404">
                <text:p>0.00404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417">
                <text:p>0.00417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43">
                <text:p>0.0043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444">
                <text:p>0.00444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459">
                <text:p>0.00459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474">
                <text:p>0.00474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49">
                <text:p>0.0049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1.09387">
                <text:p>1.09387</text:p>
              </table:table-cell>
              <table:table-cell office:value-type="float" office:value="0.00506">
                <text:p>0.00506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523">
                <text:p>0.00523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54">
                <text:p>0.0054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559">
                <text:p>0.00559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577">
                <text:p>0.00577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597">
                <text:p>0.00597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617">
                <text:p>0.00617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637">
                <text:p>0.00637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658">
                <text:p>0.00658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68">
                <text:p>0.0068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1.10776">
                <text:p>1.10776</text:p>
              </table:table-cell>
              <table:table-cell office:value-type="float" office:value="0.00703">
                <text:p>0.00703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726">
                <text:p>0.00726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749">
                <text:p>0.00749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774">
                <text:p>0.00774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799">
                <text:p>0.00799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0825">
                <text:p>0.00825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0851">
                <text:p>0.00851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0878">
                <text:p>0.00878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8">
                <text:p>11.8</text:p>
              </table:table-cell>
              <table:table-cell office:value-type="float" office:value="1.11093">
                <text:p>1.11093</text:p>
              </table:table-cell>
              <table:table-cell office:value-type="float" office:value="0.00906">
                <text:p>0.00906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9">
                <text:p>11.9</text:p>
              </table:table-cell>
              <table:table-cell office:value-type="float" office:value="1.11099">
                <text:p>1.11099</text:p>
              </table:table-cell>
              <table:table-cell office:value-type="float" office:value="0.00934">
                <text:p>0.00934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1.111">
                <text:p>1.111</text:p>
              </table:table-cell>
              <table:table-cell office:value-type="float" office:value="0.00963">
                <text:p>0.00963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1">
                <text:p>12.1</text:p>
              </table:table-cell>
              <table:table-cell office:value-type="float" office:value="0.99096">
                <text:p>0.99096</text:p>
              </table:table-cell>
              <table:table-cell office:value-type="float" office:value="0.01085">
                <text:p>0.01085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2">
                <text:p>12.2</text:p>
              </table:table-cell>
              <table:table-cell office:value-type="float" office:value="0.99084">
                <text:p>0.99084</text:p>
              </table:table-cell>
              <table:table-cell office:value-type="float" office:value="0.01209">
                <text:p>0.01209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3">
                <text:p>12.3</text:p>
              </table:table-cell>
              <table:table-cell office:value-type="float" office:value="0.99065">
                <text:p>0.99065</text:p>
              </table:table-cell>
              <table:table-cell office:value-type="float" office:value="0.01335">
                <text:p>0.01335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4">
                <text:p>12.4</text:p>
              </table:table-cell>
              <table:table-cell office:value-type="float" office:value="0.99037">
                <text:p>0.99037</text:p>
              </table:table-cell>
              <table:table-cell office:value-type="float" office:value="0.01462">
                <text:p>0.01462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5">
                <text:p>12.5</text:p>
              </table:table-cell>
              <table:table-cell office:value-type="float" office:value="0.99002">
                <text:p>0.99002</text:p>
              </table:table-cell>
              <table:table-cell office:value-type="float" office:value="0.01591">
                <text:p>0.01591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6">
                <text:p>12.6</text:p>
              </table:table-cell>
              <table:table-cell office:value-type="float" office:value="0.98959">
                <text:p>0.98959</text:p>
              </table:table-cell>
              <table:table-cell office:value-type="float" office:value="0.01722">
                <text:p>0.01722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855">
                <text:p>0.01855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99">
                <text:p>0.0199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2126">
                <text:p>0.02126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">
                <text:p>13</text:p>
              </table:table-cell>
              <table:table-cell office:value-type="float" office:value="0.98709">
                <text:p>0.98709</text:p>
              </table:table-cell>
              <table:table-cell office:value-type="float" office:value="0.02265">
                <text:p>0.02265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2405">
                <text:p>0.02405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2547">
                <text:p>0.0254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269">
                <text:p>0.0269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2836">
                <text:p>0.02836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2983">
                <text:p>0.02983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3132">
                <text:p>0.03132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3283">
                <text:p>0.03283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3436">
                <text:p>0.03436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359">
                <text:p>0.0359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0.97537">
                <text:p>0.97537</text:p>
              </table:table-cell>
              <table:table-cell office:value-type="float" office:value="0.03746">
                <text:p>0.03746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">
                <text:p>21</text:p>
              </table:table-cell>
              <table:table-cell office:value-type="float" office:value="0.76794">
                <text:p>0.76794</text:p>
              </table:table-cell>
              <table:table-cell office:value-type="float" office:value="0.1794">
                <text:p>0.1794</text:p>
              </table:table-cell>
              <table:table-cell office:value-type="float" office:value="-0.13069">
                <text:p>-0.130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">
                <text:p>22</text:p>
              </table:table-cell>
              <table:table-cell office:value-type="float" office:value="0.79477">
                <text:p>0.79477</text:p>
              </table:table-cell>
              <table:table-cell office:value-type="float" office:value="0.2043">
                <text:p>0.2043</text:p>
              </table:table-cell>
              <table:table-cell office:value-type="float" office:value="-0.13679">
                <text:p>-0.136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">
                <text:p>23</text:p>
              </table:table-cell>
              <table:table-cell office:value-type="float" office:value="0.82139">
                <text:p>0.82139</text:p>
              </table:table-cell>
              <table:table-cell office:value-type="float" office:value="0.23028">
                <text:p>0.23028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">
                <text:p>24</text:p>
              </table:table-cell>
              <table:table-cell office:value-type="float" office:value="0.84769">
                <text:p>0.84769</text:p>
              </table:table-cell>
              <table:table-cell office:value-type="float" office:value="0.25729">
                <text:p>0.25729</text:p>
              </table:table-cell>
              <table:table-cell office:value-type="float" office:value="-0.15024">
                <text:p>-0.15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">
                <text:p>25</text:p>
              </table:table-cell>
              <table:table-cell office:value-type="float" office:value="0.87357">
                <text:p>0.87357</text:p>
              </table:table-cell>
              <table:table-cell office:value-type="float" office:value="0.28524">
                <text:p>0.28524</text:p>
              </table:table-cell>
              <table:table-cell office:value-type="float" office:value="-0.15761">
                <text:p>-0.157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">
                <text:p>26</text:p>
              </table:table-cell>
              <table:table-cell office:value-type="float" office:value="0.89893">
                <text:p>0.89893</text:p>
              </table:table-cell>
              <table:table-cell office:value-type="float" office:value="0.31409">
                <text:p>0.31409</text:p>
              </table:table-cell>
              <table:table-cell office:value-type="float" office:value="-0.16542">
                <text:p>-0.165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">
                <text:p>27</text:p>
              </table:table-cell>
              <table:table-cell office:value-type="float" office:value="0.92366">
                <text:p>0.92366</text:p>
              </table:table-cell>
              <table:table-cell office:value-type="float" office:value="0.34376">
                <text:p>0.34376</text:p>
              </table:table-cell>
              <table:table-cell office:value-type="float" office:value="-0.17365">
                <text:p>-0.17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">
                <text:p>28</text:p>
              </table:table-cell>
              <table:table-cell office:value-type="float" office:value="0.94767">
                <text:p>0.94767</text:p>
              </table:table-cell>
              <table:table-cell office:value-type="float" office:value="0.37419">
                <text:p>0.37419</text:p>
              </table:table-cell>
              <table:table-cell office:value-type="float" office:value="-0.18231">
                <text:p>-0.182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">
                <text:p>29</text:p>
              </table:table-cell>
              <table:table-cell office:value-type="float" office:value="0.97087">
                <text:p>0.97087</text:p>
              </table:table-cell>
              <table:table-cell office:value-type="float" office:value="0.4053">
                <text:p>0.4053</text:p>
              </table:table-cell>
              <table:table-cell office:value-type="float" office:value="-0.19139">
                <text:p>-0.191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">
                <text:p>30</text:p>
              </table:table-cell>
              <table:table-cell office:value-type="float" office:value="0.99316">
                <text:p>0.99316</text:p>
              </table:table-cell>
              <table:table-cell office:value-type="float" office:value="0.43704">
                <text:p>0.43704</text:p>
              </table:table-cell>
              <table:table-cell office:value-type="float" office:value="-0.20086">
                <text:p>-0.200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  <table:table-cell office:value-type="float" office:value="1.01445">
                <text:p>1.01445</text:p>
              </table:table-cell>
              <table:table-cell office:value-type="float" office:value="0.46932">
                <text:p>0.46932</text:p>
              </table:table-cell>
              <table:table-cell office:value-type="float" office:value="-0.21072">
                <text:p>-0.210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  <table:table-cell office:value-type="float" office:value="1.03467">
                <text:p>1.03467</text:p>
              </table:table-cell>
              <table:table-cell office:value-type="float" office:value="0.50208">
                <text:p>0.50208</text:p>
              </table:table-cell>
              <table:table-cell office:value-type="float" office:value="-0.22094">
                <text:p>-0.220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1.05373">
                <text:p>1.05373</text:p>
              </table:table-cell>
              <table:table-cell office:value-type="float" office:value="0.53526">
                <text:p>0.53526</text:p>
              </table:table-cell>
              <table:table-cell office:value-type="float" office:value="-0.2315">
                <text:p>-0.23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">
                <text:p>34</text:p>
              </table:table-cell>
              <table:table-cell office:value-type="float" office:value="1.07155">
                <text:p>1.07155</text:p>
              </table:table-cell>
              <table:table-cell office:value-type="float" office:value="0.56876">
                <text:p>0.56876</text:p>
              </table:table-cell>
              <table:table-cell office:value-type="float" office:value="-0.24238">
                <text:p>-0.242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">
                <text:p>35</text:p>
              </table:table-cell>
              <table:table-cell office:value-type="float" office:value="1.08807">
                <text:p>1.08807</text:p>
              </table:table-cell>
              <table:table-cell office:value-type="float" office:value="0.60254">
                <text:p>0.60254</text:p>
              </table:table-cell>
              <table:table-cell office:value-type="float" office:value="-0.25353">
                <text:p>-0.253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">
                <text:p>36</text:p>
              </table:table-cell>
              <table:table-cell office:value-type="float" office:value="1.10322">
                <text:p>1.10322</text:p>
              </table:table-cell>
              <table:table-cell office:value-type="float" office:value="0.6365">
                <text:p>0.6365</text:p>
              </table:table-cell>
              <table:table-cell office:value-type="float" office:value="-0.26494">
                <text:p>-0.26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">
                <text:p>37</text:p>
              </table:table-cell>
              <table:table-cell office:value-type="float" office:value="1.11694">
                <text:p>1.11694</text:p>
              </table:table-cell>
              <table:table-cell office:value-type="float" office:value="0.67058">
                <text:p>0.67058</text:p>
              </table:table-cell>
              <table:table-cell office:value-type="float" office:value="-0.27657">
                <text:p>-0.276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">
                <text:p>38</text:p>
              </table:table-cell>
              <table:table-cell office:value-type="float" office:value="1.12917">
                <text:p>1.12917</text:p>
              </table:table-cell>
              <table:table-cell office:value-type="float" office:value="0.7047">
                <text:p>0.7047</text:p>
              </table:table-cell>
              <table:table-cell office:value-type="float" office:value="-0.28838">
                <text:p>-0.288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">
                <text:p>39</text:p>
              </table:table-cell>
              <table:table-cell office:value-type="float" office:value="1.13987">
                <text:p>1.13987</text:p>
              </table:table-cell>
              <table:table-cell office:value-type="float" office:value="0.73879">
                <text:p>0.73879</text:p>
              </table:table-cell>
              <table:table-cell office:value-type="float" office:value="-0.30033">
                <text:p>-0.300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">
                <text:p>40</text:p>
              </table:table-cell>
              <table:table-cell office:value-type="float" office:value="1.149">
                <text:p>1.149</text:p>
              </table:table-cell>
              <table:table-cell office:value-type="float" office:value="0.77277">
                <text:p>0.77277</text:p>
              </table:table-cell>
              <table:table-cell office:value-type="float" office:value="-0.31238">
                <text:p>-0.312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">
                <text:p>41</text:p>
              </table:table-cell>
              <table:table-cell office:value-type="float" office:value="1.15652">
                <text:p>1.15652</text:p>
              </table:table-cell>
              <table:table-cell office:value-type="float" office:value="0.80656">
                <text:p>0.80656</text:p>
              </table:table-cell>
              <table:table-cell office:value-type="float" office:value="-0.3245">
                <text:p>-0.32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1.1624">
                <text:p>1.1624</text:p>
              </table:table-cell>
              <table:table-cell office:value-type="float" office:value="0.84009">
                <text:p>0.84009</text:p>
              </table:table-cell>
              <table:table-cell office:value-type="float" office:value="-0.33663">
                <text:p>-0.336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3">
                <text:p>43</text:p>
              </table:table-cell>
              <table:table-cell office:value-type="float" office:value="1.16662">
                <text:p>1.16662</text:p>
              </table:table-cell>
              <table:table-cell office:value-type="float" office:value="0.87328">
                <text:p>0.87328</text:p>
              </table:table-cell>
              <table:table-cell office:value-type="float" office:value="-0.34874">
                <text:p>-0.348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">
                <text:p>44</text:p>
              </table:table-cell>
              <table:table-cell office:value-type="float" office:value="1.16915">
                <text:p>1.16915</text:p>
              </table:table-cell>
              <table:table-cell office:value-type="float" office:value="0.90606">
                <text:p>0.90606</text:p>
              </table:table-cell>
              <table:table-cell office:value-type="float" office:value="-0.36078">
                <text:p>-0.360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">
                <text:p>4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">
                <text:p>46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">
                <text:p>47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8">
                <text:p>48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">
                <text:p>49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">
                <text:p>5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">
                <text:p>51</text:p>
              </table:table-cell>
              <table:table-cell office:value-type="float" office:value="1.14443">
                <text:p>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3">
                <text:p>53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">
                <text:p>54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">
                <text:p>5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">
                <text:p>56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">
                <text:p>57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8">
                <text:p>58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">
                <text:p>61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">
                <text:p>62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">
                <text:p>63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4">
                <text:p>64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">
                <text:p>66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">
                <text:p>67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">
                <text:p>68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">
                <text:p>69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">
                <text:p>7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">
                <text:p>71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">
                <text:p>72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">
                <text:p>73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">
                <text:p>74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">
                <text:p>78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9">
                <text:p>79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">
                <text:p>8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">
                <text:p>81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2">
                <text:p>82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">
                <text:p>83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6">
                <text:p>86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">
                <text:p>87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">
                <text:p>88</text:p>
              </table:table-cell>
              <table:table-cell office:value-type="float" office:value="0.08161">
                <text:p>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">
                <text:p>89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1.28">
                <text:p>1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1">
                <text:p>91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">
                <text:p>92</text:p>
              </table:table-cell>
              <table:table-cell office:value-type="float" office:value="-0.08162">
                <text:p>-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3">
                <text:p>93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">
                <text:p>94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">
                <text:p>9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">
                <text:p>96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">
                <text:p>97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8">
                <text:p>98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">
                <text:p>99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">
                <text:p>102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3">
                <text:p>103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">
                <text:p>104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6">
                <text:p>106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7">
                <text:p>107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8">
                <text:p>108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9">
                <text:p>109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0">
                <text:p>11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">
                <text:p>111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">
                <text:p>112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">
                <text:p>113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4">
                <text:p>114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6">
                <text:p>116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7">
                <text:p>117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8">
                <text:p>118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">
                <text:p>119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0">
                <text:p>12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">
                <text:p>121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2">
                <text:p>122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3">
                <text:p>123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">
                <text:p>124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5">
                <text:p>12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6">
                <text:p>126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7">
                <text:p>127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8">
                <text:p>128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9">
                <text:p>129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0">
                <text:p>13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1">
                <text:p>131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2">
                <text:p>132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">
                <text:p>134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">
                <text:p>13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">
                <text:p>136</text:p>
              </table:table-cell>
              <table:table-cell office:value-type="float" office:value="-1.16837">
                <text:p>-1.16837</text:p>
              </table:table-cell>
              <table:table-cell office:value-type="float" office:value="0.92297">
                <text:p>0.92297</text:p>
              </table:table-cell>
              <table:table-cell office:value-type="float" office:value="-0.3704">
                <text:p>-0.37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">
                <text:p>137</text:p>
              </table:table-cell>
              <table:table-cell office:value-type="float" office:value="-1.16347">
                <text:p>-1.16347</text:p>
              </table:table-cell>
              <table:table-cell office:value-type="float" office:value="0.90733">
                <text:p>0.90733</text:p>
              </table:table-cell>
              <table:table-cell office:value-type="float" office:value="-0.36743">
                <text:p>-0.367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8">
                <text:p>138</text:p>
              </table:table-cell>
              <table:table-cell office:value-type="float" office:value="-1.15533">
                <text:p>-1.15533</text:p>
              </table:table-cell>
              <table:table-cell office:value-type="float" office:value="0.89141">
                <text:p>0.89141</text:p>
              </table:table-cell>
              <table:table-cell office:value-type="float" office:value="-0.36376">
                <text:p>-0.36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">
                <text:p>139</text:p>
              </table:table-cell>
              <table:table-cell office:value-type="float" office:value="-1.14397">
                <text:p>-1.14397</text:p>
              </table:table-cell>
              <table:table-cell office:value-type="float" office:value="0.87523">
                <text:p>0.87523</text:p>
              </table:table-cell>
              <table:table-cell office:value-type="float" office:value="-0.35939">
                <text:p>-0.359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-1.12945">
                <text:p>-1.12945</text:p>
              </table:table-cell>
              <table:table-cell office:value-type="float" office:value="0.85877">
                <text:p>0.85877</text:p>
              </table:table-cell>
              <table:table-cell office:value-type="float" office:value="-0.3543">
                <text:p>-0.35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1">
                <text:p>141</text:p>
              </table:table-cell>
              <table:table-cell office:value-type="float" office:value="-1.11182">
                <text:p>-1.11182</text:p>
              </table:table-cell>
              <table:table-cell office:value-type="float" office:value="0.84206">
                <text:p>0.84206</text:p>
              </table:table-cell>
              <table:table-cell office:value-type="float" office:value="-0.34849">
                <text:p>-0.348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2">
                <text:p>142</text:p>
              </table:table-cell>
              <table:table-cell office:value-type="float" office:value="-1.09115">
                <text:p>-1.09115</text:p>
              </table:table-cell>
              <table:table-cell office:value-type="float" office:value="0.82508">
                <text:p>0.82508</text:p>
              </table:table-cell>
              <table:table-cell office:value-type="float" office:value="-0.34195">
                <text:p>-0.341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">
                <text:p>143</text:p>
              </table:table-cell>
              <table:table-cell office:value-type="float" office:value="-1.06753">
                <text:p>-1.06753</text:p>
              </table:table-cell>
              <table:table-cell office:value-type="float" office:value="0.80786">
                <text:p>0.80786</text:p>
              </table:table-cell>
              <table:table-cell office:value-type="float" office:value="-0.33469">
                <text:p>-0.334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4">
                <text:p>144</text:p>
              </table:table-cell>
              <table:table-cell office:value-type="float" office:value="-1.04103">
                <text:p>-1.04103</text:p>
              </table:table-cell>
              <table:table-cell office:value-type="float" office:value="0.79039">
                <text:p>0.79039</text:p>
              </table:table-cell>
              <table:table-cell office:value-type="float" office:value="-0.3267">
                <text:p>-0.32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">
                <text:p>145</text:p>
              </table:table-cell>
              <table:table-cell office:value-type="float" office:value="-1.01178">
                <text:p>-1.01178</text:p>
              </table:table-cell>
              <table:table-cell office:value-type="float" office:value="0.77268">
                <text:p>0.77268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">
                <text:p>146</text:p>
              </table:table-cell>
              <table:table-cell office:value-type="float" office:value="-0.97988">
                <text:p>-0.97988</text:p>
              </table:table-cell>
              <table:table-cell office:value-type="float" office:value="0.75473">
                <text:p>0.75473</text:p>
              </table:table-cell>
              <table:table-cell office:value-type="float" office:value="-0.3086">
                <text:p>-0.30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7">
                <text:p>147</text:p>
              </table:table-cell>
              <table:table-cell office:value-type="float" office:value="-0.94546">
                <text:p>-0.94546</text:p>
              </table:table-cell>
              <table:table-cell office:value-type="float" office:value="0.73656">
                <text:p>0.73656</text:p>
              </table:table-cell>
              <table:table-cell office:value-type="float" office:value="-0.29852">
                <text:p>-0.298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8">
                <text:p>148</text:p>
              </table:table-cell>
              <table:table-cell office:value-type="float" office:value="-0.90866">
                <text:p>-0.90866</text:p>
              </table:table-cell>
              <table:table-cell office:value-type="float" office:value="0.71815">
                <text:p>0.71815</text:p>
              </table:table-cell>
              <table:table-cell office:value-type="float" office:value="-0.28779">
                <text:p>-0.287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">
                <text:p>149</text:p>
              </table:table-cell>
              <table:table-cell office:value-type="float" office:value="-0.86962">
                <text:p>-0.86962</text:p>
              </table:table-cell>
              <table:table-cell office:value-type="float" office:value="0.69954">
                <text:p>0.69954</text:p>
              </table:table-cell>
              <table:table-cell office:value-type="float" office:value="-0.27643">
                <text:p>-0.276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0">
                <text:p>150</text:p>
              </table:table-cell>
              <table:table-cell office:value-type="float" office:value="-0.8285">
                <text:p>-0.8285</text:p>
              </table:table-cell>
              <table:table-cell office:value-type="float" office:value="0.6807">
                <text:p>0.6807</text:p>
              </table:table-cell>
              <table:table-cell office:value-type="float" office:value="-0.26446">
                <text:p>-0.26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1">
                <text:p>151</text:p>
              </table:table-cell>
              <table:table-cell office:value-type="float" office:value="-0.78546">
                <text:p>-0.78546</text:p>
              </table:table-cell>
              <table:table-cell office:value-type="float" office:value="0.66166">
                <text:p>0.66166</text:p>
              </table:table-cell>
              <table:table-cell office:value-type="float" office:value="-0.25194">
                <text:p>-0.251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">
                <text:p>152</text:p>
              </table:table-cell>
              <table:table-cell office:value-type="float" office:value="-0.74066">
                <text:p>-0.74066</text:p>
              </table:table-cell>
              <table:table-cell office:value-type="float" office:value="0.64242">
                <text:p>0.64242</text:p>
              </table:table-cell>
              <table:table-cell office:value-type="float" office:value="-0.23889">
                <text:p>-0.238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3">
                <text:p>153</text:p>
              </table:table-cell>
              <table:table-cell office:value-type="float" office:value="-0.69429">
                <text:p>-0.69429</text:p>
              </table:table-cell>
              <table:table-cell office:value-type="float" office:value="0.62298">
                <text:p>0.62298</text:p>
              </table:table-cell>
              <table:table-cell office:value-type="float" office:value="-0.22536">
                <text:p>-0.225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">
                <text:p>154</text:p>
              </table:table-cell>
              <table:table-cell office:value-type="float" office:value="-0.64652">
                <text:p>-0.64652</text:p>
              </table:table-cell>
              <table:table-cell office:value-type="float" office:value="0.60336">
                <text:p>0.60336</text:p>
              </table:table-cell>
              <table:table-cell office:value-type="float" office:value="-0.2114">
                <text:p>-0.21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">
                <text:p>155</text:p>
              </table:table-cell>
              <table:table-cell office:value-type="float" office:value="-0.59756">
                <text:p>-0.59756</text:p>
              </table:table-cell>
              <table:table-cell office:value-type="float" office:value="0.58355">
                <text:p>0.58355</text:p>
              </table:table-cell>
              <table:table-cell office:value-type="float" office:value="-0.19705">
                <text:p>-0.197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6">
                <text:p>156</text:p>
              </table:table-cell>
              <table:table-cell office:value-type="float" office:value="-0.54758">
                <text:p>-0.54758</text:p>
              </table:table-cell>
              <table:table-cell office:value-type="float" office:value="0.56356">
                <text:p>0.56356</text:p>
              </table:table-cell>
              <table:table-cell office:value-type="float" office:value="-0.18236">
                <text:p>-0.182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">
                <text:p>157</text:p>
              </table:table-cell>
              <table:table-cell office:value-type="float" office:value="-0.49679">
                <text:p>-0.49679</text:p>
              </table:table-cell>
              <table:table-cell office:value-type="float" office:value="0.5434">
                <text:p>0.5434</text:p>
              </table:table-cell>
              <table:table-cell office:value-type="float" office:value="-0.1674">
                <text:p>-0.16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8">
                <text:p>158</text:p>
              </table:table-cell>
              <table:table-cell office:value-type="float" office:value="-0.44538">
                <text:p>-0.44538</text:p>
              </table:table-cell>
              <table:table-cell office:value-type="float" office:value="0.52307">
                <text:p>0.52307</text:p>
              </table:table-cell>
              <table:table-cell office:value-type="float" office:value="-0.15222">
                <text:p>-0.152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9">
                <text:p>159</text:p>
              </table:table-cell>
              <table:table-cell office:value-type="float" office:value="-0.39357">
                <text:p>-0.39357</text:p>
              </table:table-cell>
              <table:table-cell office:value-type="float" office:value="0.50259">
                <text:p>0.50259</text:p>
              </table:table-cell>
              <table:table-cell office:value-type="float" office:value="-0.13688">
                <text:p>-0.13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0">
                <text:p>160</text:p>
              </table:table-cell>
              <table:table-cell office:value-type="float" office:value="-0.34155">
                <text:p>-0.34155</text:p>
              </table:table-cell>
              <table:table-cell office:value-type="float" office:value="0.48195">
                <text:p>0.48195</text:p>
              </table:table-cell>
              <table:table-cell office:value-type="float" office:value="-0.12145">
                <text:p>-0.121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1">
                <text:p>161</text:p>
              </table:table-cell>
              <table:table-cell office:value-type="float" office:value="-0.37041">
                <text:p>-0.37041</text:p>
              </table:table-cell>
              <table:table-cell office:value-type="float" office:value="0.46117">
                <text:p>0.46117</text:p>
              </table:table-cell>
              <table:table-cell office:value-type="float" office:value="-0.12509">
                <text:p>-0.125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2">
                <text:p>162</text:p>
              </table:table-cell>
              <table:table-cell office:value-type="float" office:value="-0.39587">
                <text:p>-0.39587</text:p>
              </table:table-cell>
              <table:table-cell office:value-type="float" office:value="0.44024">
                <text:p>0.44024</text:p>
              </table:table-cell>
              <table:table-cell office:value-type="float" office:value="-0.12813">
                <text:p>-0.12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">
                <text:p>163</text:p>
              </table:table-cell>
              <table:table-cell office:value-type="float" office:value="-0.41794">
                <text:p>-0.41794</text:p>
              </table:table-cell>
              <table:table-cell office:value-type="float" office:value="0.41918">
                <text:p>0.41918</text:p>
              </table:table-cell>
              <table:table-cell office:value-type="float" office:value="-0.13056">
                <text:p>-0.130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">
                <text:p>164</text:p>
              </table:table-cell>
              <table:table-cell office:value-type="float" office:value="-0.43661">
                <text:p>-0.43661</text:p>
              </table:table-cell>
              <table:table-cell office:value-type="float" office:value="0.39799">
                <text:p>0.39799</text:p>
              </table:table-cell>
              <table:table-cell office:value-type="float" office:value="-0.13235">
                <text:p>-0.132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">
                <text:p>165</text:p>
              </table:table-cell>
              <table:table-cell office:value-type="float" office:value="-0.45189">
                <text:p>-0.45189</text:p>
              </table:table-cell>
              <table:table-cell office:value-type="float" office:value="0.37669">
                <text:p>0.37669</text:p>
              </table:table-cell>
              <table:table-cell office:value-type="float" office:value="-0.1335">
                <text:p>-0.13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6">
                <text:p>166</text:p>
              </table:table-cell>
              <table:table-cell office:value-type="float" office:value="-0.46377">
                <text:p>-0.46377</text:p>
              </table:table-cell>
              <table:table-cell office:value-type="float" office:value="0.35526">
                <text:p>0.35526</text:p>
              </table:table-cell>
              <table:table-cell office:value-type="float" office:value="-0.13399">
                <text:p>-0.133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7">
                <text:p>167</text:p>
              </table:table-cell>
              <table:table-cell office:value-type="float" office:value="-0.47226">
                <text:p>-0.47226</text:p>
              </table:table-cell>
              <table:table-cell office:value-type="float" office:value="0.33373">
                <text:p>0.33373</text:p>
              </table:table-cell>
              <table:table-cell office:value-type="float" office:value="-0.13381">
                <text:p>-0.133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8">
                <text:p>168</text:p>
              </table:table-cell>
              <table:table-cell office:value-type="float" office:value="-0.47735">
                <text:p>-0.47735</text:p>
              </table:table-cell>
              <table:table-cell office:value-type="float" office:value="0.3121">
                <text:p>0.3121</text:p>
              </table:table-cell>
              <table:table-cell office:value-type="float" office:value="-0.13295">
                <text:p>-0.132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9">
                <text:p>169</text:p>
              </table:table-cell>
              <table:table-cell office:value-type="float" office:value="-0.47905">
                <text:p>-0.47905</text:p>
              </table:table-cell>
              <table:table-cell office:value-type="float" office:value="0.29037">
                <text:p>0.29037</text:p>
              </table:table-cell>
              <table:table-cell office:value-type="float" office:value="-0.13141">
                <text:p>-0.13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0">
                <text:p>170</text:p>
              </table:table-cell>
              <table:table-cell office:value-type="float" office:value="-0.54273">
                <text:p>-0.54273</text:p>
              </table:table-cell>
              <table:table-cell office:value-type="float" office:value="0.26856">
                <text:p>0.26856</text:p>
              </table:table-cell>
              <table:table-cell office:value-type="float" office:value="-0.14528">
                <text:p>-0.1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1">
                <text:p>171</text:p>
              </table:table-cell>
              <table:table-cell office:value-type="float" office:value="-0.53278">
                <text:p>-0.53278</text:p>
              </table:table-cell>
              <table:table-cell office:value-type="float" office:value="0.24666">
                <text:p>0.24666</text:p>
              </table:table-cell>
              <table:table-cell office:value-type="float" office:value="-0.1412">
                <text:p>-0.1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2">
                <text:p>172</text:p>
              </table:table-cell>
              <table:table-cell office:value-type="float" office:value="-0.51259">
                <text:p>-0.51259</text:p>
              </table:table-cell>
              <table:table-cell office:value-type="float" office:value="0.22468">
                <text:p>0.22468</text:p>
              </table:table-cell>
              <table:table-cell office:value-type="float" office:value="-0.13472">
                <text:p>-0.13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">
                <text:p>173</text:p>
              </table:table-cell>
              <table:table-cell office:value-type="float" office:value="-0.48031">
                <text:p>-0.48031</text:p>
              </table:table-cell>
              <table:table-cell office:value-type="float" office:value="0.20264">
                <text:p>0.20264</text:p>
              </table:table-cell>
              <table:table-cell office:value-type="float" office:value="-0.12536">
                <text:p>-0.125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4">
                <text:p>174</text:p>
              </table:table-cell>
              <table:table-cell office:value-type="float" office:value="-0.43445">
                <text:p>-0.43445</text:p>
              </table:table-cell>
              <table:table-cell office:value-type="float" office:value="0.18054">
                <text:p>0.18054</text:p>
              </table:table-cell>
              <table:table-cell office:value-type="float" office:value="-0.11274">
                <text:p>-0.112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5">
                <text:p>175</text:p>
              </table:table-cell>
              <table:table-cell office:value-type="float" office:value="-0.37374">
                <text:p>-0.37374</text:p>
              </table:table-cell>
              <table:table-cell office:value-type="float" office:value="0.15838">
                <text:p>0.15838</text:p>
              </table:table-cell>
              <table:table-cell office:value-type="float" office:value="-0.09653">
                <text:p>-0.096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">
                <text:p>176</text:p>
              </table:table-cell>
              <table:table-cell office:value-type="float" office:value="-0.29705">
                <text:p>-0.29705</text:p>
              </table:table-cell>
              <table:table-cell office:value-type="float" office:value="0.13617">
                <text:p>0.13617</text:p>
              </table:table-cell>
              <table:table-cell office:value-type="float" office:value="-0.07646">
                <text:p>-0.076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">
                <text:p>177</text:p>
              </table:table-cell>
              <table:table-cell office:value-type="float" office:value="-0.20336">
                <text:p>-0.20336</text:p>
              </table:table-cell>
              <table:table-cell office:value-type="float" office:value="0.11393">
                <text:p>0.11393</text:p>
              </table:table-cell>
              <table:table-cell office:value-type="float" office:value="-0.05226">
                <text:p>-0.052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8">
                <text:p>178</text:p>
              </table:table-cell>
              <table:table-cell office:value-type="float" office:value="-0.11">
                <text:p>-0.11</text:p>
              </table:table-cell>
              <table:table-cell office:value-type="float" office:value="0.09164">
                <text:p>0.09164</text:p>
              </table:table-cell>
              <table:table-cell office:value-type="float" office:value="-0.02828">
                <text:p>-0.028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">
                <text:p>179</text:p>
              </table:table-cell>
              <table:table-cell office:value-type="float" office:value="-0.0385">
                <text:p>-0.0385</text:p>
              </table:table-cell>
              <table:table-cell office:value-type="float" office:value="0.06933">
                <text:p>0.06933</text:p>
              </table:table-cell>
              <table:table-cell office:value-type="float" office:value="-0.00993">
                <text:p>-0.009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0">
                <text:p>180</text:p>
              </table:table-cell>
              <table:table-cell office:value-type="float" office:value="0.033">
                <text:p>0.033</text:p>
              </table:table-cell>
              <table:table-cell office:value-type="float" office:value="0.047">
                <text:p>0.047</text:p>
              </table:table-cell>
              <table:table-cell office:value-type="float" office:value="0.00825">
                <text:p>0.00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20" chart:maximum="20" chart:origin="0" chart:interval-major="5" chart:interval-minor-divisor="5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1">
      <style:chart-properties chart:display-label="true" chart:logarithmic="false" chart:minimum="-1.2" chart:maximum="1.25" chart:origin="0" chart:interval-major="0.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display-label="true" chart:logarithmic="false" chart:minimum="0" chart:maximum="61.2" chart:interval-major="10" chart:interval-minor-divisor="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446cm" svg:height="21.063cm" xlink:href=".." xlink:type="simple" chart:class="chart:scatter" chart:column-mapping="0 1 2 4 3 5" chart:style-name="ch1">
        <chart:title svg:x="18.005cm" svg:y="0.557cm" chart:style-name="ch2">
          <text:p>-20-20</text:p>
        </chart:title>
        <chart:legend chart:legend-position="end" svg:x="35.52cm" svg:y="9.236cm" style:legend-expansion="high" chart:style-name="ch3"/>
        <chart:plot-area chart:style-name="ch4" table:cell-range-address="B21_ASG29.A183:B21_ASG29.F583 B21_ASG29.B22:B21_ASG29.F22" chart:data-source-has-labels="row" svg:x="0.748cm" svg:y="1.757cm" svg:width="34.024cm" svg:height="18.885cm">
          <chartooo:coordinate-region svg:x="0.947cm" svg:y="1.757cm" svg:width="32.356cm" svg:height="18.686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B21_ASG29.B183:B21_ASG29.B583" chart:label-cell-address="B21_ASG29.B22:B21_ASG29.B22" chart:class="chart:scatter">
            <chart:domain table:cell-range-address="B21_ASG29.A183:B21_ASG29.A583"/>
            <chart:data-point chart:repeated="401"/>
          </chart:series>
          <chart:series chart:attached-axis="primary-y" chart:style-name="ch11" chart:values-cell-range-address="B21_ASG29.C183:B21_ASG29.C583" chart:label-cell-address="B21_ASG29.C22:B21_ASG29.C22" chart:class="chart:scatter">
            <chart:data-point chart:repeated="401"/>
          </chart:series>
          <chart:series chart:attached-axis="primary-y" chart:style-name="ch12" chart:values-cell-range-address="B21_ASG29.E183:B21_ASG29.E583" chart:label-cell-address="B21_ASG29.E22:B21_ASG29.E22" chart:class="chart:scatter">
            <chart:data-point chart:repeated="401"/>
          </chart:series>
          <chart:series chart:attached-axis="primary-y" chart:style-name="ch13" chart:values-cell-range-address="B21_ASG29.D183:B21_ASG29.D583" chart:label-cell-address="B21_ASG29.D22:B21_ASG29.D22" chart:class="chart:scatter">
            <chart:data-point chart:repeated="401"/>
          </chart:series>
          <chart:series chart:attached-axis="secondary-y" chart:style-name="ch14" chart:values-cell-range-address="B21_ASG29.F183:B21_ASG29.F583" chart:label-cell-address="B21_ASG29.F22:B21_ASG29.F22" chart:class="chart:scatter">
            <chart:data-point chart:repeated="4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dt</text:p>
                <draw:g>
                  <svg:desc>B21_ASG29.E22:B21_ASG29.E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  <table:table-cell office:value-type="string">
                <text:p>L/D</text:p>
                <draw:g>
                  <svg:desc>B21_ASG29.F22:B21_ASG29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B21_ASG29.A183:B21_ASG29.A583</svg:desc>
                </draw:g>
              </table:table-cell>
              <table:table-cell office:value-type="float" office:value="-0.621">
                <text:p>-0.621</text:p>
                <draw:g>
                  <svg:desc>B21_ASG29.B183:B21_ASG29.B583</svg:desc>
                </draw:g>
              </table:table-cell>
              <table:table-cell office:value-type="float" office:value="0.26756">
                <text:p>0.26756</text:p>
                <draw:g>
                  <svg:desc>B21_ASG29.C183:B21_ASG29.C583</svg:desc>
                </draw:g>
              </table:table-cell>
              <table:table-cell office:value-type="float" office:value="0.2759435">
                <text:p>0.2759435</text:p>
                <draw:g>
                  <svg:desc>B21_ASG29.E183:B21_ASG29.E583</svg:desc>
                </draw:g>
              </table:table-cell>
              <table:table-cell office:value-type="float" office:value="-0.01">
                <text:p>-0.01</text:p>
                <draw:g>
                  <svg:desc>B21_ASG29.D183:B21_ASG29.D583</svg:desc>
                </draw:g>
              </table:table-cell>
              <table:table-cell office:value-type="float" office:value="0">
                <text:p>0</text:p>
                <draw:g>
                  <svg:desc>B21_ASG29.F183:B21_ASG29.F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0.2736632024">
                <text:p>0.2736632024</text:p>
              </table:table-cell>
              <table:table-cell office:value-type="float" office:value="-0.0104">
                <text:p>-0.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0.271402855654348">
                <text:p>0.271402855654348</text:p>
              </table:table-cell>
              <table:table-cell office:value-type="float" office:value="-0.0108">
                <text:p>-0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0.269141869828261">
                <text:p>0.269141869828261</text:p>
              </table:table-cell>
              <table:table-cell office:value-type="float" office:value="-0.0112">
                <text:p>-0.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0.266890475063043">
                <text:p>0.266890475063043</text:p>
              </table:table-cell>
              <table:table-cell office:value-type="float" office:value="-0.0116">
                <text:p>-0.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0.264648629567391">
                <text:p>0.264648629567391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0.262416008008696">
                <text:p>0.262416008008696</text:p>
              </table:table-cell>
              <table:table-cell office:value-type="float" office:value="-0.0124">
                <text:p>-0.0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0.260193135313043">
                <text:p>0.260193135313043</text:p>
              </table:table-cell>
              <table:table-cell office:value-type="float" office:value="-0.0128">
                <text:p>-0.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0.25796940088913">
                <text:p>0.25796940088913</text:p>
              </table:table-cell>
              <table:table-cell office:value-type="float" office:value="-0.0132">
                <text:p>-0.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0.255755048913043">
                <text:p>0.255755048913043</text:p>
              </table:table-cell>
              <table:table-cell office:value-type="float" office:value="-0.0136">
                <text:p>-0.0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0.253550040019565">
                <text:p>0.253550040019565</text:p>
              </table:table-cell>
              <table:table-cell office:value-type="float" office:value="-0.014">
                <text:p>-0.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0.251354335313043">
                <text:p>0.251354335313043</text:p>
              </table:table-cell>
              <table:table-cell office:value-type="float" office:value="-0.0144">
                <text:p>-0.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0.249157599313043">
                <text:p>0.249157599313043</text:p>
              </table:table-cell>
              <table:table-cell office:value-type="float" office:value="-0.0148">
                <text:p>-0.0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0.24697038608913">
                <text:p>0.24697038608913</text:p>
              </table:table-cell>
              <table:table-cell office:value-type="float" office:value="-0.0152">
                <text:p>-0.0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0.244802062019565">
                <text:p>0.244802062019565</text:p>
              </table:table-cell>
              <table:table-cell office:value-type="float" office:value="-0.0156">
                <text:p>-0.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0.242632887219565">
                <text:p>0.242632887219565</text:p>
              </table:table-cell>
              <table:table-cell office:value-type="float" office:value="-0.016">
                <text:p>-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0.240472825219565">
                <text:p>0.240472825219565</text:p>
              </table:table-cell>
              <table:table-cell office:value-type="float" office:value="-0.0164">
                <text:p>-0.0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0.238311532834783">
                <text:p>0.238311532834783</text:p>
              </table:table-cell>
              <table:table-cell office:value-type="float" office:value="-0.0168">
                <text:p>-0.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0.236169586956522">
                <text:p>0.236169586956522</text:p>
              </table:table-cell>
              <table:table-cell office:value-type="float" office:value="-0.0172">
                <text:p>-0.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0.234026336263043">
                <text:p>0.234026336263043</text:p>
              </table:table-cell>
              <table:table-cell office:value-type="float" office:value="-0.0176">
                <text:p>-0.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0.231902366367391">
                <text:p>0.231902366367391</text:p>
              </table:table-cell>
              <table:table-cell office:value-type="float" office:value="-0.018">
                <text:p>-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0.229777019208696">
                <text:p>0.229777019208696</text:p>
              </table:table-cell>
              <table:table-cell office:value-type="float" office:value="-0.0184">
                <text:p>-0.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0.227660255617391">
                <text:p>0.227660255617391</text:p>
              </table:table-cell>
              <table:table-cell office:value-type="float" office:value="-0.0188">
                <text:p>-0.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0.225552673967391">
                <text:p>0.225552673967391</text:p>
              </table:table-cell>
              <table:table-cell office:value-type="float" office:value="-0.0192">
                <text:p>-0.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0.223453926817391">
                <text:p>0.223453926817391</text:p>
              </table:table-cell>
              <table:table-cell office:value-type="float" office:value="-0.0196">
                <text:p>-0.0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0.22136366">
                <text:p>0.22136366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0.219272160356522">
                <text:p>0.219272160356522</text:p>
              </table:table-cell>
              <table:table-cell office:value-type="float" office:value="-0.0204">
                <text:p>-0.0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0.21719939673913">
                <text:p>0.21719939673913</text:p>
              </table:table-cell>
              <table:table-cell office:value-type="float" office:value="-0.0208">
                <text:p>-0.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0.215135338469565">
                <text:p>0.215135338469565</text:p>
              </table:table-cell>
              <table:table-cell office:value-type="float" office:value="-0.0212">
                <text:p>-0.0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0.213069626576087">
                <text:p>0.213069626576087</text:p>
              </table:table-cell>
              <table:table-cell office:value-type="float" office:value="-0.0216">
                <text:p>-0.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0.211012887219565">
                <text:p>0.211012887219565</text:p>
              </table:table-cell>
              <table:table-cell office:value-type="float" office:value="-0.022">
                <text:p>-0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0.208974432034783">
                <text:p>0.208974432034783</text:p>
              </table:table-cell>
              <table:table-cell office:value-type="float" office:value="-0.0224">
                <text:p>-0.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0.206934561063043">
                <text:p>0.206934561063043</text:p>
              </table:table-cell>
              <table:table-cell office:value-type="float" office:value="-0.0228">
                <text:p>-0.0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0.204903246052174">
                <text:p>0.204903246052174</text:p>
              </table:table-cell>
              <table:table-cell office:value-type="float" office:value="-0.0232">
                <text:p>-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0.202880459219565">
                <text:p>0.202880459219565</text:p>
              </table:table-cell>
              <table:table-cell office:value-type="float" office:value="-0.0236">
                <text:p>-0.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0.200876173252174">
                <text:p>0.200876173252174</text:p>
              </table:table-cell>
              <table:table-cell office:value-type="float" office:value="-0.024">
                <text:p>-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0.19887002173913">
                <text:p>0.19887002173913</text:p>
              </table:table-cell>
              <table:table-cell office:value-type="float" office:value="-0.0244">
                <text:p>-0.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0.196872315">
                <text:p>0.196872315</text:p>
              </table:table-cell>
              <table:table-cell office:value-type="float" office:value="-0.0248">
                <text:p>-0.0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0.194883027208696">
                <text:p>0.194883027208696</text:p>
              </table:table-cell>
              <table:table-cell office:value-type="float" office:value="-0.0252">
                <text:p>-0.0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0.192902133008696">
                <text:p>0.192902133008696</text:p>
              </table:table-cell>
              <table:table-cell office:value-type="float" office:value="-0.0256">
                <text:p>-0.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0.190929607513043">
                <text:p>0.190929607513043</text:p>
              </table:table-cell>
              <table:table-cell office:value-type="float" office:value="-0.026">
                <text:p>-0.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0.188965426304348">
                <text:p>0.188965426304348</text:p>
              </table:table-cell>
              <table:table-cell office:value-type="float" office:value="-0.0264">
                <text:p>-0.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0.187009217654348">
                <text:p>0.187009217654348</text:p>
              </table:table-cell>
              <table:table-cell office:value-type="float" office:value="-0.0268">
                <text:p>-0.0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0.185061303313043">
                <text:p>0.185061303313043</text:p>
              </table:table-cell>
              <table:table-cell office:value-type="float" office:value="-0.0272">
                <text:p>-0.0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0.18312166035">
                <text:p>0.18312166035</text:p>
              </table:table-cell>
              <table:table-cell office:value-type="float" office:value="-0.0276">
                <text:p>-0.0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0.181190266304348">
                <text:p>0.181190266304348</text:p>
              </table:table-cell>
              <table:table-cell office:value-type="float" office:value="-0.028">
                <text:p>-0.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0.179267099184783">
                <text:p>0.179267099184783</text:p>
              </table:table-cell>
              <table:table-cell office:value-type="float" office:value="-0.0284">
                <text:p>-0.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0.177351783584783">
                <text:p>0.177351783584783</text:p>
              </table:table-cell>
              <table:table-cell office:value-type="float" office:value="-0.0288">
                <text:p>-0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0.175445005078261">
                <text:p>0.175445005078261</text:p>
              </table:table-cell>
              <table:table-cell office:value-type="float" office:value="-0.0292">
                <text:p>-0.0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0.173546034226087">
                <text:p>0.173546034226087</text:p>
              </table:table-cell>
              <table:table-cell office:value-type="float" office:value="-0.0296">
                <text:p>-0.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0.171655204878261">
                <text:p>0.171655204878261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0.169782497469565">
                <text:p>0.169782497469565</text:p>
              </table:table-cell>
              <table:table-cell office:value-type="float" office:value="-0.0304">
                <text:p>-0.0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0.167907533584783">
                <text:p>0.167907533584783</text:p>
              </table:table-cell>
              <table:table-cell office:value-type="float" office:value="-0.0308">
                <text:p>-0.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0.166041012228261">
                <text:p>0.166041012228261</text:p>
              </table:table-cell>
              <table:table-cell office:value-type="float" office:value="-0.0312">
                <text:p>-0.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0.164192195652174">
                <text:p>0.164192195652174</text:p>
              </table:table-cell>
              <table:table-cell office:value-type="float" office:value="-0.0316">
                <text:p>-0.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0.162341425567391">
                <text:p>0.162341425567391</text:p>
              </table:table-cell>
              <table:table-cell office:value-type="float" office:value="-0.032">
                <text:p>-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0.160508684834783">
                <text:p>0.160508684834783</text:p>
              </table:table-cell>
              <table:table-cell office:value-type="float" office:value="-0.0324">
                <text:p>-0.0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0.158683956784783">
                <text:p>0.158683956784783</text:p>
              </table:table-cell>
              <table:table-cell office:value-type="float" office:value="-0.0328">
                <text:p>-0.0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0.156856860263043">
                <text:p>0.156856860263043</text:p>
              </table:table-cell>
              <table:table-cell office:value-type="float" office:value="-0.0332">
                <text:p>-0.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0.1550481086">
                <text:p>0.1550481086</text:p>
              </table:table-cell>
              <table:table-cell office:value-type="float" office:value="-0.0336">
                <text:p>-0.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0.153246955834783">
                <text:p>0.153246955834783</text:p>
              </table:table-cell>
              <table:table-cell office:value-type="float" office:value="-0.034">
                <text:p>-0.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0.151453752208696">
                <text:p>0.151453752208696</text:p>
              </table:table-cell>
              <table:table-cell office:value-type="float" office:value="-0.0344">
                <text:p>-0.0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0.149678483478261">
                <text:p>0.149678483478261</text:p>
              </table:table-cell>
              <table:table-cell office:value-type="float" office:value="-0.0348">
                <text:p>-0.0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0.147901135869565">
                <text:p>0.147901135869565</text:p>
              </table:table-cell>
              <table:table-cell office:value-type="float" office:value="-0.0352">
                <text:p>-0.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0.146131696078261">
                <text:p>0.146131696078261</text:p>
              </table:table-cell>
              <table:table-cell office:value-type="float" office:value="-0.0356">
                <text:p>-0.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0.144379780958696">
                <text:p>0.144379780958696</text:p>
              </table:table-cell>
              <table:table-cell office:value-type="float" office:value="-0.036">
                <text:p>-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0.14263574713913">
                <text:p>0.14263574713913</text:p>
              </table:table-cell>
              <table:table-cell office:value-type="float" office:value="-0.0364">
                <text:p>-0.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0.140899582802174">
                <text:p>0.140899582802174</text:p>
              </table:table-cell>
              <table:table-cell office:value-type="float" office:value="-0.0368">
                <text:p>-0.0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0.1391712766">
                <text:p>0.1391712766</text:p>
              </table:table-cell>
              <table:table-cell office:value-type="float" office:value="-0.0372">
                <text:p>-0.0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0.137450817654348">
                <text:p>0.137450817654348</text:p>
              </table:table-cell>
              <table:table-cell office:value-type="float" office:value="-0.0376">
                <text:p>-0.0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0.135737822228261">
                <text:p>0.135737822228261</text:p>
              </table:table-cell>
              <table:table-cell office:value-type="float" office:value="-0.038">
                <text:p>-0.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0.134043026513043">
                <text:p>0.134043026513043</text:p>
              </table:table-cell>
              <table:table-cell office:value-type="float" office:value="-0.0384">
                <text:p>-0.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0.132345673913043">
                <text:p>0.132345673913043</text:p>
              </table:table-cell>
              <table:table-cell office:value-type="float" office:value="-0.0388">
                <text:p>-0.0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0.130666128834783">
                <text:p>0.130666128834783</text:p>
              </table:table-cell>
              <table:table-cell office:value-type="float" office:value="-0.0392">
                <text:p>-0.0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0.128994382826087">
                <text:p>0.128994382826087</text:p>
              </table:table-cell>
              <table:table-cell office:value-type="float" office:value="-0.0396">
                <text:p>-0.0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0.127330427904348">
                <text:p>0.127330427904348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0.12568388048913">
                <text:p>0.12568388048913</text:p>
              </table:table-cell>
              <table:table-cell office:value-type="float" office:value="-0.0404">
                <text:p>-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0.124035108878261">
                <text:p>0.124035108878261</text:p>
              </table:table-cell>
              <table:table-cell office:value-type="float" office:value="-0.0408">
                <text:p>-0.0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0.12240448333913">
                <text:p>0.12240448333913</text:p>
              </table:table-cell>
              <table:table-cell office:value-type="float" office:value="-0.0412">
                <text:p>-0.0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0.120781244628261">
                <text:p>0.120781244628261</text:p>
              </table:table-cell>
              <table:table-cell office:value-type="float" office:value="-0.0416">
                <text:p>-0.0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0.119165386263043">
                <text:p>0.119165386263043</text:p>
              </table:table-cell>
              <table:table-cell office:value-type="float" office:value="-0.042">
                <text:p>-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0.117567657608696">
                <text:p>0.117567657608696</text:p>
              </table:table-cell>
              <table:table-cell office:value-type="float" office:value="-0.0424">
                <text:p>-0.0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0.11596729913913">
                <text:p>0.11596729913913</text:p>
              </table:table-cell>
              <table:table-cell office:value-type="float" office:value="-0.0428">
                <text:p>-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0.114385062176087">
                <text:p>0.114385062176087</text:p>
              </table:table-cell>
              <table:table-cell office:value-type="float" office:value="-0.0432">
                <text:p>-0.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0.112810187219565">
                <text:p>0.112810187219565</text:p>
              </table:table-cell>
              <table:table-cell office:value-type="float" office:value="-0.0436">
                <text:p>-0.0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0.111253048976087">
                <text:p>0.111253048976087</text:p>
              </table:table-cell>
              <table:table-cell office:value-type="float" office:value="-0.044">
                <text:p>-0.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0.109693644784783">
                <text:p>0.109693644784783</text:p>
              </table:table-cell>
              <table:table-cell office:value-type="float" office:value="-0.0444">
                <text:p>-0.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0.108151593878261">
                <text:p>0.108151593878261</text:p>
              </table:table-cell>
              <table:table-cell office:value-type="float" office:value="-0.0448">
                <text:p>-0.0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0.106617651617391">
                <text:p>0.106617651617391</text:p>
              </table:table-cell>
              <table:table-cell office:value-type="float" office:value="-0.0452">
                <text:p>-0.0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0.105101059584783">
                <text:p>0.105101059584783</text:p>
              </table:table-cell>
              <table:table-cell office:value-type="float" office:value="-0.0456">
                <text:p>-0.0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0.103582195652174">
                <text:p>0.103582195652174</text:p>
              </table:table-cell>
              <table:table-cell office:value-type="float" office:value="-0.046">
                <text:p>-0.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0.107538725226087">
                <text:p>0.107538725226087</text:p>
              </table:table-cell>
              <table:table-cell office:value-type="float" office:value="-0.0464">
                <text:p>-0.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0.106635709306522">
                <text:p>0.106635709306522</text:p>
              </table:table-cell>
              <table:table-cell office:value-type="float" office:value="-0.0468">
                <text:p>-0.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0.105729678106522">
                <text:p>0.105729678106522</text:p>
              </table:table-cell>
              <table:table-cell office:value-type="float" office:value="-0.0472">
                <text:p>-0.0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0.10482934088913">
                <text:p>0.10482934088913</text:p>
              </table:table-cell>
              <table:table-cell office:value-type="float" office:value="-0.0476">
                <text:p>-0.0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0.103925131304348">
                <text:p>0.103925131304348</text:p>
              </table:table-cell>
              <table:table-cell office:value-type="float" office:value="-0.048">
                <text:p>-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0.103026192556522">
                <text:p>0.103026192556522</text:p>
              </table:table-cell>
              <table:table-cell office:value-type="float" office:value="-0.0484">
                <text:p>-0.0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0.102132100869565">
                <text:p>0.102132100869565</text:p>
              </table:table-cell>
              <table:table-cell office:value-type="float" office:value="-0.0488">
                <text:p>-0.0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0.101233294802174">
                <text:p>0.101233294802174</text:p>
              </table:table-cell>
              <table:table-cell office:value-type="float" office:value="-0.0492">
                <text:p>-0.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0.100328495617391">
                <text:p>0.100328495617391</text:p>
              </table:table-cell>
              <table:table-cell office:value-type="float" office:value="-0.0496">
                <text:p>-0.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0.0994277181065218">
                <text:p>0.0994277181065218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0.098531408176087">
                <text:p>0.098531408176087</text:p>
              </table:table-cell>
              <table:table-cell office:value-type="float" office:value="-0.05023">
                <text:p>-0.05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0.0976287280782609">
                <text:p>0.0976287280782609</text:p>
              </table:table-cell>
              <table:table-cell office:value-type="float" office:value="-0.05045">
                <text:p>-0.05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0.0967292744543478">
                <text:p>0.0967292744543478</text:p>
              </table:table-cell>
              <table:table-cell office:value-type="float" office:value="-0.05068">
                <text:p>-0.0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0.0958235030630435">
                <text:p>0.0958235030630435</text:p>
              </table:table-cell>
              <table:table-cell office:value-type="float" office:value="-0.0509">
                <text:p>-0.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0.0949205920086957">
                <text:p>0.0949205920086957</text:p>
              </table:table-cell>
              <table:table-cell office:value-type="float" office:value="-0.05113">
                <text:p>-0.05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0.0940110044021739">
                <text:p>0.0940110044021739</text:p>
              </table:table-cell>
              <table:table-cell office:value-type="float" office:value="-0.05135">
                <text:p>-0.0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0.0931039306521739">
                <text:p>0.0931039306521739</text:p>
              </table:table-cell>
              <table:table-cell office:value-type="float" office:value="-0.05158">
                <text:p>-0.05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0.092189842226087">
                <text:p>0.092189842226087</text:p>
              </table:table-cell>
              <table:table-cell office:value-type="float" office:value="-0.0518">
                <text:p>-0.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0.0912783660521739">
                <text:p>0.0912783660521739</text:p>
              </table:table-cell>
              <table:table-cell office:value-type="float" office:value="-0.05203">
                <text:p>-0.05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0.0903595584782609">
                <text:p>0.0903595584782609</text:p>
              </table:table-cell>
              <table:table-cell office:value-type="float" office:value="-0.05225">
                <text:p>-0.0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0.0894430601065217">
                <text:p>0.0894430601065217</text:p>
              </table:table-cell>
              <table:table-cell office:value-type="float" office:value="-0.05248">
                <text:p>-0.05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0.0885189395847826">
                <text:p>0.0885189395847826</text:p>
              </table:table-cell>
              <table:table-cell office:value-type="float" office:value="-0.0527">
                <text:p>-0.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0.0875968529586956">
                <text:p>0.0875968529586956</text:p>
              </table:table-cell>
              <table:table-cell office:value-type="float" office:value="-0.05293">
                <text:p>-0.05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0.0866772985130435">
                <text:p>0.0866772985130435</text:p>
              </table:table-cell>
              <table:table-cell office:value-type="float" office:value="-0.05315">
                <text:p>-0.0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0.0857495306521739">
                <text:p>0.0857495306521739</text:p>
              </table:table-cell>
              <table:table-cell office:value-type="float" office:value="-0.05338">
                <text:p>-0.05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0.0848140595565218">
                <text:p>0.0848140595565218</text:p>
              </table:table-cell>
              <table:table-cell office:value-type="float" office:value="-0.0536">
                <text:p>-0.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0.0838805723673913">
                <text:p>0.0838805723673913</text:p>
              </table:table-cell>
              <table:table-cell office:value-type="float" office:value="-0.05382">
                <text:p>-0.0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0.0829491778282609">
                <text:p>0.0829491778282609</text:p>
              </table:table-cell>
              <table:table-cell office:value-type="float" office:value="-0.05405">
                <text:p>-0.0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0.0820099904347826">
                <text:p>0.0820099904347826</text:p>
              </table:table-cell>
              <table:table-cell office:value-type="float" office:value="-0.05427">
                <text:p>-0.05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0.0810627252195652">
                <text:p>0.0810627252195652</text:p>
              </table:table-cell>
              <table:table-cell office:value-type="float" office:value="-0.0545">
                <text:p>-0.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0.0801175144695652">
                <text:p>0.0801175144695652</text:p>
              </table:table-cell>
              <table:table-cell office:value-type="float" office:value="-0.05472">
                <text:p>-0.05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0.0791740958695652">
                <text:p>0.0791740958695652</text:p>
              </table:table-cell>
              <table:table-cell office:value-type="float" office:value="-0.05495">
                <text:p>-0.05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0.0782230198347826">
                <text:p>0.0782230198347826</text:p>
              </table:table-cell>
              <table:table-cell office:value-type="float" office:value="-0.05517">
                <text:p>-0.05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0.0772740416543478">
                <text:p>0.0772740416543478</text:p>
              </table:table-cell>
              <table:table-cell office:value-type="float" office:value="-0.0554">
                <text:p>-0.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0.0763173266282609">
                <text:p>0.0763173266282609</text:p>
              </table:table-cell>
              <table:table-cell office:value-type="float" office:value="-0.05562">
                <text:p>-0.05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0.0753626558282609">
                <text:p>0.0753626558282609</text:p>
              </table:table-cell>
              <table:table-cell office:value-type="float" office:value="-0.05585">
                <text:p>-0.0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0.0744006048782609">
                <text:p>0.0744006048782609</text:p>
              </table:table-cell>
              <table:table-cell office:value-type="float" office:value="-0.05607">
                <text:p>-0.0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0.0734409744543478">
                <text:p>0.0734409744543478</text:p>
              </table:table-cell>
              <table:table-cell office:value-type="float" office:value="-0.0563">
                <text:p>-0.0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0.0724735837586957">
                <text:p>0.0724735837586957</text:p>
              </table:table-cell>
              <table:table-cell office:value-type="float" office:value="-0.05652">
                <text:p>-0.05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0.0715094106521739">
                <text:p>0.0715094106521739</text:p>
              </table:table-cell>
              <table:table-cell office:value-type="float" office:value="-0.05675">
                <text:p>-0.05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0.0705375333065218">
                <text:p>0.0705375333065218</text:p>
              </table:table-cell>
              <table:table-cell office:value-type="float" office:value="-0.05697">
                <text:p>-0.05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0.0695685688891304">
                <text:p>0.0695685688891304</text:p>
              </table:table-cell>
              <table:table-cell office:value-type="float" office:value="-0.0572">
                <text:p>-0.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0.0685931300021739">
                <text:p>0.0685931300021739</text:p>
              </table:table-cell>
              <table:table-cell office:value-type="float" office:value="-0.05742">
                <text:p>-0.05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0.067620357426087">
                <text:p>0.067620357426087</text:p>
              </table:table-cell>
              <table:table-cell office:value-type="float" office:value="-0.05765">
                <text:p>-0.0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0.0666512570782609">
                <text:p>0.0666512570782609</text:p>
              </table:table-cell>
              <table:table-cell office:value-type="float" office:value="-0.05787">
                <text:p>-0.05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0.06567609635">
                <text:p>0.06567609635</text:p>
              </table:table-cell>
              <table:table-cell office:value-type="float" office:value="-0.0581">
                <text:p>-0.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0.0646944397586957">
                <text:p>0.0646944397586957</text:p>
              </table:table-cell>
              <table:table-cell office:value-type="float" office:value="-0.05833">
                <text:p>-0.05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0.0637165944">
                <text:p>0.0637165944</text:p>
              </table:table-cell>
              <table:table-cell office:value-type="float" office:value="-0.05855">
                <text:p>-0.05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0.0627432244543478">
                <text:p>0.0627432244543478</text:p>
              </table:table-cell>
              <table:table-cell office:value-type="float" office:value="-0.05878">
                <text:p>-0.05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0.0617646436173913">
                <text:p>0.0617646436173913</text:p>
              </table:table-cell>
              <table:table-cell office:value-type="float" office:value="-0.059">
                <text:p>-0.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0.0607804960195652">
                <text:p>0.0607804960195652</text:p>
              </table:table-cell>
              <table:table-cell office:value-type="float" office:value="-0.05923">
                <text:p>-0.05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0.0598014740195652">
                <text:p>0.0598014740195652</text:p>
              </table:table-cell>
              <table:table-cell office:value-type="float" office:value="-0.05945">
                <text:p>-0.05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0.0588276015847826">
                <text:p>0.0588276015847826</text:p>
              </table:table-cell>
              <table:table-cell office:value-type="float" office:value="-0.05968">
                <text:p>-0.05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0.0578495820521739">
                <text:p>0.0578495820521739</text:p>
              </table:table-cell>
              <table:table-cell office:value-type="float" office:value="-0.0599">
                <text:p>-0.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0.0568774681065217">
                <text:p>0.0568774681065217</text:p>
              </table:table-cell>
              <table:table-cell office:value-type="float" office:value="-0.06013">
                <text:p>-0.06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0.0559016574695652">
                <text:p>0.0559016574695652</text:p>
              </table:table-cell>
              <table:table-cell office:value-type="float" office:value="-0.06035">
                <text:p>-0.0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0.0549225580891304">
                <text:p>0.0549225580891304</text:p>
              </table:table-cell>
              <table:table-cell office:value-type="float" office:value="-0.06058">
                <text:p>-0.06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0.0539602821065218">
                <text:p>0.0539602821065218</text:p>
              </table:table-cell>
              <table:table-cell office:value-type="float" office:value="-0.0608">
                <text:p>-0.0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0.0529855744021739">
                <text:p>0.0529855744021739</text:p>
              </table:table-cell>
              <table:table-cell office:value-type="float" office:value="-0.06103">
                <text:p>-0.06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0.0520182830630435">
                <text:p>0.0520182830630435</text:p>
              </table:table-cell>
              <table:table-cell office:value-type="float" office:value="-0.06125">
                <text:p>-0.06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0.0510594701065218">
                <text:p>0.0510594701065218</text:p>
              </table:table-cell>
              <table:table-cell office:value-type="float" office:value="-0.06148">
                <text:p>-0.06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0.050099026976087">
                <text:p>0.050099026976087</text:p>
              </table:table-cell>
              <table:table-cell office:value-type="float" office:value="-0.0617">
                <text:p>-0.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0.0491477370782609">
                <text:p>0.0491477370782609</text:p>
              </table:table-cell>
              <table:table-cell office:value-type="float" office:value="-0.06193">
                <text:p>-0.06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0.048195826576087">
                <text:p>0.048195826576087</text:p>
              </table:table-cell>
              <table:table-cell office:value-type="float" office:value="-0.06215">
                <text:p>-0.0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0.0472440901065218">
                <text:p>0.0472440901065218</text:p>
              </table:table-cell>
              <table:table-cell office:value-type="float" office:value="-0.06238">
                <text:p>-0.0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0.0463025276173913">
                <text:p>0.0463025276173913</text:p>
              </table:table-cell>
              <table:table-cell office:value-type="float" office:value="-0.0626">
                <text:p>-0.0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0.0453619632195652">
                <text:p>0.0453619632195652</text:p>
              </table:table-cell>
              <table:table-cell office:value-type="float" office:value="-0.06283">
                <text:p>-0.06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0.04443296">
                <text:p>0.04443296</text:p>
              </table:table-cell>
              <table:table-cell office:value-type="float" office:value="-0.06305">
                <text:p>-0.0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0.0435058513043478">
                <text:p>0.0435058513043478</text:p>
              </table:table-cell>
              <table:table-cell office:value-type="float" office:value="-0.06328">
                <text:p>-0.06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0.0425914784782609">
                <text:p>0.0425914784782609</text:p>
              </table:table-cell>
              <table:table-cell office:value-type="float" office:value="-0.0635">
                <text:p>-0.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0.0416799841391304">
                <text:p>0.0416799841391304</text:p>
              </table:table-cell>
              <table:table-cell office:value-type="float" office:value="-0.06373">
                <text:p>-0.06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0.0407824624695652">
                <text:p>0.0407824624695652</text:p>
              </table:table-cell>
              <table:table-cell office:value-type="float" office:value="-0.06395">
                <text:p>-0.0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0.0398891083130435">
                <text:p>0.0398891083130435</text:p>
              </table:table-cell>
              <table:table-cell office:value-type="float" office:value="-0.06418">
                <text:p>-0.06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0.0390008063673913">
                <text:p>0.0390008063673913</text:p>
              </table:table-cell>
              <table:table-cell office:value-type="float" office:value="-0.0644">
                <text:p>-0.0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0.0381280263043478">
                <text:p>0.0381280263043478</text:p>
              </table:table-cell>
              <table:table-cell office:value-type="float" office:value="-0.06463">
                <text:p>-0.0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0.0372714722630435">
                <text:p>0.0372714722630435</text:p>
              </table:table-cell>
              <table:table-cell office:value-type="float" office:value="-0.06485">
                <text:p>-0.0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0.036412046176087">
                <text:p>0.036412046176087</text:p>
              </table:table-cell>
              <table:table-cell office:value-type="float" office:value="-0.06508">
                <text:p>-0.0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0.0355701022695652">
                <text:p>0.0355701022695652</text:p>
              </table:table-cell>
              <table:table-cell office:value-type="float" office:value="-0.0653">
                <text:p>-0.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0.0347465768021739">
                <text:p>0.0347465768021739</text:p>
              </table:table-cell>
              <table:table-cell office:value-type="float" office:value="-0.06553">
                <text:p>-0.06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0.033932066576087">
                <text:p>0.033932066576087</text:p>
              </table:table-cell>
              <table:table-cell office:value-type="float" office:value="-0.06575">
                <text:p>-0.0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0.0331275196195652">
                <text:p>0.0331275196195652</text:p>
              </table:table-cell>
              <table:table-cell office:value-type="float" office:value="-0.06597">
                <text:p>-0.06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0.0323435763565217">
                <text:p>0.0323435763565217</text:p>
              </table:table-cell>
              <table:table-cell office:value-type="float" office:value="-0.0662">
                <text:p>-0.0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0.0315711960195652">
                <text:p>0.0315711960195652</text:p>
              </table:table-cell>
              <table:table-cell office:value-type="float" office:value="-0.06643">
                <text:p>-0.06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0.0308109360086957">
                <text:p>0.0308109360086957</text:p>
              </table:table-cell>
              <table:table-cell office:value-type="float" office:value="-0.06665">
                <text:p>-0.0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0.030073792426087">
                <text:p>0.030073792426087</text:p>
              </table:table-cell>
              <table:table-cell office:value-type="float" office:value="-0.06687">
                <text:p>-0.0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0.0293505217391304">
                <text:p>0.0293505217391304</text:p>
              </table:table-cell>
              <table:table-cell office:value-type="float" office:value="-0.0671">
                <text:p>-0.0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0.0287217608695652">
                <text:p>0.0287217608695652</text:p>
              </table:table-cell>
              <table:table-cell office:value-type="float" office:value="-0.06732">
                <text:p>-0.06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0.028110347826087">
                <text:p>0.028110347826087</text:p>
              </table:table-cell>
              <table:table-cell office:value-type="float" office:value="-0.06755">
                <text:p>-0.0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0.0275062826086957">
                <text:p>0.0275062826086957</text:p>
              </table:table-cell>
              <table:table-cell office:value-type="float" office:value="-0.06777">
                <text:p>-0.0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0.0269195652173913">
                <text:p>0.0269195652173913</text:p>
              </table:table-cell>
              <table:table-cell office:value-type="float" office:value="-0.068">
                <text:p>-0.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0.0263401956521739">
                <text:p>0.0263401956521739</text:p>
              </table:table-cell>
              <table:table-cell office:value-type="float" office:value="-0.06822">
                <text:p>-0.06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0.0257681739130435">
                <text:p>0.0257681739130435</text:p>
              </table:table-cell>
              <table:table-cell office:value-type="float" office:value="-0.06845">
                <text:p>-0.06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0.0252135">
                <text:p>0.0252135</text:p>
              </table:table-cell>
              <table:table-cell office:value-type="float" office:value="-0.06867">
                <text:p>-0.06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0.0246661739130435">
                <text:p>0.0246661739130435</text:p>
              </table:table-cell>
              <table:table-cell office:value-type="float" office:value="-0.0689">
                <text:p>-0.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0.0241261956521739">
                <text:p>0.0241261956521739</text:p>
              </table:table-cell>
              <table:table-cell office:value-type="float" office:value="-0.06912">
                <text:p>-0.06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0.0235935652173913">
                <text:p>0.0235935652173913</text:p>
              </table:table-cell>
              <table:table-cell office:value-type="float" office:value="-0.06935">
                <text:p>-0.0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0.0230782826086957">
                <text:p>0.0230782826086957</text:p>
              </table:table-cell>
              <table:table-cell office:value-type="float" office:value="-0.06957">
                <text:p>-0.06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0.022570347826087">
                <text:p>0.022570347826087</text:p>
              </table:table-cell>
              <table:table-cell office:value-type="float" office:value="-0.0698">
                <text:p>-0.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0.0220797608695652">
                <text:p>0.0220797608695652</text:p>
              </table:table-cell>
              <table:table-cell office:value-type="float" office:value="-0.07002">
                <text:p>-0.07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0.0215965217391304">
                <text:p>0.0215965217391304</text:p>
              </table:table-cell>
              <table:table-cell office:value-type="float" office:value="-0.07025">
                <text:p>-0.07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0.0211206304347826">
                <text:p>0.0211206304347826</text:p>
              </table:table-cell>
              <table:table-cell office:value-type="float" office:value="-0.07047">
                <text:p>-0.07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0.0206520869565217">
                <text:p>0.0206520869565217</text:p>
              </table:table-cell>
              <table:table-cell office:value-type="float" office:value="-0.0707">
                <text:p>-0.0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0.0202008913043478">
                <text:p>0.0202008913043478</text:p>
              </table:table-cell>
              <table:table-cell office:value-type="float" office:value="-0.07092">
                <text:p>-0.07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0.0197470434782609">
                <text:p>0.0197470434782609</text:p>
              </table:table-cell>
              <table:table-cell office:value-type="float" office:value="-0.07115">
                <text:p>-0.07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0.0193205434782609">
                <text:p>0.0193205434782609</text:p>
              </table:table-cell>
              <table:table-cell office:value-type="float" office:value="-0.07137">
                <text:p>-0.07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0.0188913913043478">
                <text:p>0.0188913913043478</text:p>
              </table:table-cell>
              <table:table-cell office:value-type="float" office:value="-0.0716">
                <text:p>-0.0716</text:p>
              </table:table-cell>
              <table:table-cell office:value-type="float" office:value="0.423473309674064">
                <text:p>0.4234733096740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0.0184795869565217">
                <text:p>0.0184795869565217</text:p>
              </table:table-cell>
              <table:table-cell office:value-type="float" office:value="-0.07182">
                <text:p>-0.07182</text:p>
              </table:table-cell>
              <table:table-cell office:value-type="float" office:value="1.13638903561039">
                <text:p>1.13638903561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0.0180751304347826">
                <text:p>0.0180751304347826</text:p>
              </table:table-cell>
              <table:table-cell office:value-type="float" office:value="-0.07205">
                <text:p>-0.07205</text:p>
              </table:table-cell>
              <table:table-cell office:value-type="float" office:value="1.88103760150868">
                <text:p>1.881037601508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0.0176780217391304">
                <text:p>0.0176780217391304</text:p>
              </table:table-cell>
              <table:table-cell office:value-type="float" office:value="-0.07227">
                <text:p>-0.07227</text:p>
              </table:table-cell>
              <table:table-cell office:value-type="float" office:value="2.65866852601302">
                <text:p>2.658668526013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1722">
                <text:p>0.01722</text:p>
              </table:table-cell>
              <table:table-cell office:value-type="float" office:value="0.0172982608695652">
                <text:p>0.0172982608695652</text:p>
              </table:table-cell>
              <table:table-cell office:value-type="float" office:value="-0.0725">
                <text:p>-0.0725</text:p>
              </table:table-cell>
              <table:table-cell office:value-type="float" office:value="3.4685567787664">
                <text:p>3.46855677876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168">
                <text:p>0.0168</text:p>
              </table:table-cell>
              <table:table-cell office:value-type="float" office:value="0.016915847826087">
                <text:p>0.016915847826087</text:p>
              </table:table-cell>
              <table:table-cell office:value-type="float" office:value="-0.07272">
                <text:p>-0.07272</text:p>
              </table:table-cell>
              <table:table-cell office:value-type="float" office:value="4.31547982403946">
                <text:p>4.315479824039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1639">
                <text:p>0.01639</text:p>
              </table:table-cell>
              <table:table-cell office:value-type="float" office:value="0.0165507826086957">
                <text:p>0.0165507826086957</text:p>
              </table:table-cell>
              <table:table-cell office:value-type="float" office:value="-0.07295">
                <text:p>-0.07295</text:p>
              </table:table-cell>
              <table:table-cell office:value-type="float" office:value="5.19612891023149">
                <text:p>5.196128910231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1599">
                <text:p>0.01599</text:p>
              </table:table-cell>
              <table:table-cell office:value-type="float" office:value="0.0162030652173913">
                <text:p>0.0162030652173913</text:p>
              </table:table-cell>
              <table:table-cell office:value-type="float" office:value="-0.07317">
                <text:p>-0.07317</text:p>
              </table:table-cell>
              <table:table-cell office:value-type="float" office:value="6.10995504071291">
                <text:p>6.10995504071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1558">
                <text:p>0.01558</text:p>
              </table:table-cell>
              <table:table-cell office:value-type="float" office:value="0.0158526956521739">
                <text:p>0.0158526956521739</text:p>
              </table:table-cell>
              <table:table-cell office:value-type="float" office:value="-0.0734">
                <text:p>-0.0734</text:p>
              </table:table-cell>
              <table:table-cell office:value-type="float" office:value="7.06504448564501">
                <text:p>7.06504448564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1518">
                <text:p>0.01518</text:p>
              </table:table-cell>
              <table:table-cell office:value-type="float" office:value="0.0155196739130435">
                <text:p>0.0155196739130435</text:p>
              </table:table-cell>
              <table:table-cell office:value-type="float" office:value="-0.07362">
                <text:p>-0.07362</text:p>
              </table:table-cell>
              <table:table-cell office:value-type="float" office:value="8.05429293813603">
                <text:p>8.054292938136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1478">
                <text:p>0.01478</text:p>
              </table:table-cell>
              <table:table-cell office:value-type="float" office:value="0.015194">
                <text:p>0.015194</text:p>
              </table:table-cell>
              <table:table-cell office:value-type="float" office:value="-0.07385">
                <text:p>-0.07385</text:p>
              </table:table-cell>
              <table:table-cell office:value-type="float" office:value="9.08253257864947">
                <text:p>9.082532578649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1438">
                <text:p>0.01438</text:p>
              </table:table-cell>
              <table:table-cell office:value-type="float" office:value="0.0148756739130435">
                <text:p>0.0148756739130435</text:p>
              </table:table-cell>
              <table:table-cell office:value-type="float" office:value="-0.07407">
                <text:p>-0.07407</text:p>
              </table:table-cell>
              <table:table-cell office:value-type="float" office:value="10.1508006213822">
                <text:p>10.15080062138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1398">
                <text:p>0.01398</text:p>
              </table:table-cell>
              <table:table-cell office:value-type="float" office:value="0.0145646956521739">
                <text:p>0.0145646956521739</text:p>
              </table:table-cell>
              <table:table-cell office:value-type="float" office:value="-0.0743">
                <text:p>-0.0743</text:p>
              </table:table-cell>
              <table:table-cell office:value-type="float" office:value="11.2601048395763">
                <text:p>11.26010483957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1359">
                <text:p>0.01359</text:p>
              </table:table-cell>
              <table:table-cell office:value-type="float" office:value="0.0142710652173913">
                <text:p>0.0142710652173913</text:p>
              </table:table-cell>
              <table:table-cell office:value-type="float" office:value="-0.07452">
                <text:p>-0.07452</text:p>
              </table:table-cell>
              <table:table-cell office:value-type="float" office:value="12.4027181786193">
                <text:p>12.40271817861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1319">
                <text:p>0.01319</text:p>
              </table:table-cell>
              <table:table-cell office:value-type="float" office:value="0.0139747826086957">
                <text:p>0.0139747826086957</text:p>
              </table:table-cell>
              <table:table-cell office:value-type="float" office:value="-0.07475">
                <text:p>-0.07475</text:p>
              </table:table-cell>
              <table:table-cell office:value-type="float" office:value="13.5959181133719">
                <text:p>13.59591811337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128">
                <text:p>0.0128</text:p>
              </table:table-cell>
              <table:table-cell office:value-type="float" office:value="0.013695847826087">
                <text:p>0.013695847826087</text:p>
              </table:table-cell>
              <table:table-cell office:value-type="float" office:value="-0.07497">
                <text:p>-0.07497</text:p>
              </table:table-cell>
              <table:table-cell office:value-type="float" office:value="14.8220104792154">
                <text:p>14.8220104792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1242">
                <text:p>0.01242</text:p>
              </table:table-cell>
              <table:table-cell office:value-type="float" office:value="0.0134342608695652">
                <text:p>0.0134342608695652</text:p>
              </table:table-cell>
              <table:table-cell office:value-type="float" office:value="-0.0752">
                <text:p>-0.0752</text:p>
              </table:table-cell>
              <table:table-cell office:value-type="float" office:value="16.0782943026914">
                <text:p>16.07829430269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1204">
                <text:p>0.01204</text:p>
              </table:table-cell>
              <table:table-cell office:value-type="float" office:value="0.0131800217391304">
                <text:p>0.0131800217391304</text:p>
              </table:table-cell>
              <table:table-cell office:value-type="float" office:value="-0.07542">
                <text:p>-0.07542</text:p>
              </table:table-cell>
              <table:table-cell office:value-type="float" office:value="17.3747816606491">
                <text:p>17.37478166064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1168">
                <text:p>0.01168</text:p>
              </table:table-cell>
              <table:table-cell office:value-type="float" office:value="0.0129531304347826">
                <text:p>0.0129531304347826</text:p>
              </table:table-cell>
              <table:table-cell office:value-type="float" office:value="-0.07565">
                <text:p>-0.07565</text:p>
              </table:table-cell>
              <table:table-cell office:value-type="float" office:value="18.6827424627923">
                <text:p>18.68274246279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1132">
                <text:p>0.01132</text:p>
              </table:table-cell>
              <table:table-cell office:value-type="float" office:value="0.0127335869565217">
                <text:p>0.0127335869565217</text:p>
              </table:table-cell>
              <table:table-cell office:value-type="float" office:value="-0.07587">
                <text:p>-0.07587</text:p>
              </table:table-cell>
              <table:table-cell office:value-type="float" office:value="20.0257791359721">
                <text:p>20.02577913597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1097">
                <text:p>0.01097</text:p>
              </table:table-cell>
              <table:table-cell office:value-type="float" office:value="0.0125313913043478">
                <text:p>0.0125313913043478</text:p>
              </table:table-cell>
              <table:table-cell office:value-type="float" office:value="-0.0761">
                <text:p>-0.0761</text:p>
              </table:table-cell>
              <table:table-cell office:value-type="float" office:value="21.3862925106342">
                <text:p>21.3862925106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1062">
                <text:p>0.01062</text:p>
              </table:table-cell>
              <table:table-cell office:value-type="float" office:value="0.0123365434782609">
                <text:p>0.0123365434782609</text:p>
              </table:table-cell>
              <table:table-cell office:value-type="float" office:value="-0.07632">
                <text:p>-0.07632</text:p>
              </table:table-cell>
              <table:table-cell office:value-type="float" office:value="22.7778551176163">
                <text:p>22.77785511761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1029">
                <text:p>0.01029</text:p>
              </table:table-cell>
              <table:table-cell office:value-type="float" office:value="0.0121690434782609">
                <text:p>0.0121690434782609</text:p>
              </table:table-cell>
              <table:table-cell office:value-type="float" office:value="-0.07655">
                <text:p>-0.07655</text:p>
              </table:table-cell>
              <table:table-cell office:value-type="float" office:value="24.1596638655462">
                <text:p>24.15966386554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96">
                <text:p>0.00996</text:p>
              </table:table-cell>
              <table:table-cell office:value-type="float" office:value="0.0120088913043478">
                <text:p>0.0120088913043478</text:p>
              </table:table-cell>
              <table:table-cell office:value-type="float" office:value="-0.07677">
                <text:p>-0.07677</text:p>
              </table:table-cell>
              <table:table-cell office:value-type="float" office:value="25.5643916011506">
                <text:p>25.5643916011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64">
                <text:p>0.00964</text:p>
              </table:table-cell>
              <table:table-cell office:value-type="float" office:value="0.0118660869565217">
                <text:p>0.0118660869565217</text:p>
              </table:table-cell>
              <table:table-cell office:value-type="float" office:value="-0.077">
                <text:p>-0.077</text:p>
              </table:table-cell>
              <table:table-cell office:value-type="float" office:value="26.9676095559138">
                <text:p>26.9676095559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33">
                <text:p>0.00933</text:p>
              </table:table-cell>
              <table:table-cell office:value-type="float" office:value="0.0117406304347826">
                <text:p>0.0117406304347826</text:p>
              </table:table-cell>
              <table:table-cell office:value-type="float" office:value="-0.07722">
                <text:p>-0.07722</text:p>
              </table:table-cell>
              <table:table-cell office:value-type="float" office:value="28.363042500125">
                <text:p>28.363042500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0.0116225217391304">
                <text:p>0.0116225217391304</text:p>
              </table:table-cell>
              <table:table-cell office:value-type="float" office:value="-0.07745">
                <text:p>-0.07745</text:p>
              </table:table-cell>
              <table:table-cell office:value-type="float" office:value="29.7697872945331">
                <text:p>29.76978729453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873">
                <text:p>0.00873</text:p>
              </table:table-cell>
              <table:table-cell office:value-type="float" office:value="0.0115317608695652">
                <text:p>0.0115317608695652</text:p>
              </table:table-cell>
              <table:table-cell office:value-type="float" office:value="-0.07767">
                <text:p>-0.07767</text:p>
              </table:table-cell>
              <table:table-cell office:value-type="float" office:value="31.1314121113522">
                <text:p>31.1314121113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844">
                <text:p>0.00844</text:p>
              </table:table-cell>
              <table:table-cell office:value-type="float" office:value="0.011448347826087">
                <text:p>0.011448347826087</text:p>
              </table:table-cell>
              <table:table-cell office:value-type="float" office:value="-0.0779">
                <text:p>-0.0779</text:p>
              </table:table-cell>
              <table:table-cell office:value-type="float" office:value="32.4937716473233">
                <text:p>32.49377164732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816">
                <text:p>0.00816</text:p>
              </table:table-cell>
              <table:table-cell office:value-type="float" office:value="0.0114722894695652">
                <text:p>0.0114722894695652</text:p>
              </table:table-cell>
              <table:table-cell office:value-type="float" office:value="-0.07813">
                <text:p>-0.07813</text:p>
              </table:table-cell>
              <table:table-cell office:value-type="float" office:value="34.0245947450621">
                <text:p>34.02459474506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788">
                <text:p>0.00788</text:p>
              </table:table-cell>
              <table:table-cell office:value-type="float" office:value="0.0115060593065217">
                <text:p>0.0115060593065217</text:p>
              </table:table-cell>
              <table:table-cell office:value-type="float" office:value="-0.07835">
                <text:p>-0.07835</text:p>
              </table:table-cell>
              <table:table-cell office:value-type="float" office:value="35.4952107511309">
                <text:p>35.49521075113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762">
                <text:p>0.00762</text:p>
              </table:table-cell>
              <table:table-cell office:value-type="float" office:value="0.0115692062695652">
                <text:p>0.0115692062695652</text:p>
              </table:table-cell>
              <table:table-cell office:value-type="float" office:value="-0.07858">
                <text:p>-0.07858</text:p>
              </table:table-cell>
              <table:table-cell office:value-type="float" office:value="36.8409024844898">
                <text:p>36.8409024844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736">
                <text:p>0.00736</text:p>
              </table:table-cell>
              <table:table-cell office:value-type="float" office:value="0.011640933426087">
                <text:p>0.011640933426087</text:p>
              </table:table-cell>
              <table:table-cell office:value-type="float" office:value="-0.0788">
                <text:p>-0.0788</text:p>
              </table:table-cell>
              <table:table-cell office:value-type="float" office:value="38.1206543974857">
                <text:p>38.12065439748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71">
                <text:p>0.0071</text:p>
              </table:table-cell>
              <table:table-cell office:value-type="float" office:value="0.0117206230630435">
                <text:p>0.0117206230630435</text:p>
              </table:table-cell>
              <table:table-cell office:value-type="float" office:value="-0.07903">
                <text:p>-0.07903</text:p>
              </table:table-cell>
              <table:table-cell office:value-type="float" office:value="39.3349395778867">
                <text:p>39.33493957788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686">
                <text:p>0.00686</text:p>
              </table:table-cell>
              <table:table-cell office:value-type="float" office:value="0.0118278748173913">
                <text:p>0.0118278748173913</text:p>
              </table:table-cell>
              <table:table-cell office:value-type="float" office:value="-0.07925">
                <text:p>-0.07925</text:p>
              </table:table-cell>
              <table:table-cell office:value-type="float" office:value="40.4163898739532">
                <text:p>40.41638987395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662">
                <text:p>0.00662</text:p>
              </table:table-cell>
              <table:table-cell office:value-type="float" office:value="0.0119421118282609">
                <text:p>0.0119421118282609</text:p>
              </table:table-cell>
              <table:table-cell office:value-type="float" office:value="-0.07948">
                <text:p>-0.07948</text:p>
              </table:table-cell>
              <table:table-cell office:value-type="float" office:value="41.4323703475197">
                <text:p>41.43237034751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639">
                <text:p>0.00639</text:p>
              </table:table-cell>
              <table:table-cell office:value-type="float" office:value="0.0120727660521739">
                <text:p>0.0120727660521739</text:p>
              </table:table-cell>
              <table:table-cell office:value-type="float" office:value="-0.0797">
                <text:p>-0.0797</text:p>
              </table:table-cell>
              <table:table-cell office:value-type="float" office:value="42.3498639657591">
                <text:p>42.34986396575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617">
                <text:p>0.00617</text:p>
              </table:table-cell>
              <table:table-cell office:value-type="float" office:value="0.0122190489130435">
                <text:p>0.0122190489130435</text:p>
              </table:table-cell>
              <table:table-cell office:value-type="float" office:value="-0.07993">
                <text:p>-0.07993</text:p>
              </table:table-cell>
              <table:table-cell office:value-type="float" office:value="43.1702994033283">
                <text:p>43.17029940332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596">
                <text:p>0.00596</text:p>
              </table:table-cell>
              <table:table-cell office:value-type="float" office:value="0.0123808617586957">
                <text:p>0.0123808617586957</text:p>
              </table:table-cell>
              <table:table-cell office:value-type="float" office:value="-0.08015">
                <text:p>-0.08015</text:p>
              </table:table-cell>
              <table:table-cell office:value-type="float" office:value="43.8959751423035">
                <text:p>43.89597514230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575">
                <text:p>0.00575</text:p>
              </table:table-cell>
              <table:table-cell office:value-type="float" office:value="0.0125474407043478">
                <text:p>0.0125474407043478</text:p>
              </table:table-cell>
              <table:table-cell office:value-type="float" office:value="-0.08038">
                <text:p>-0.08038</text:p>
              </table:table-cell>
              <table:table-cell office:value-type="float" office:value="44.5652634011841">
                <text:p>44.56526340118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555">
                <text:p>0.00555</text:p>
              </table:table-cell>
              <table:table-cell office:value-type="float" office:value="0.012728252976087">
                <text:p>0.012728252976087</text:p>
              </table:table-cell>
              <table:table-cell office:value-type="float" office:value="-0.0806">
                <text:p>-0.0806</text:p>
              </table:table-cell>
              <table:table-cell office:value-type="float" office:value="45.146022873648">
                <text:p>45.1460228736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535">
                <text:p>0.00535</text:p>
              </table:table-cell>
              <table:table-cell office:value-type="float" office:value="0.0129130310630435">
                <text:p>0.0129130310630435</text:p>
              </table:table-cell>
              <table:table-cell office:value-type="float" office:value="-0.08083">
                <text:p>-0.08083</text:p>
              </table:table-cell>
              <table:table-cell office:value-type="float" office:value="45.6771146232326">
                <text:p>45.67711462323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516">
                <text:p>0.00516</text:p>
              </table:table-cell>
              <table:table-cell office:value-type="float" office:value="0.0131110163673913">
                <text:p>0.0131110163673913</text:p>
              </table:table-cell>
              <table:table-cell office:value-type="float" office:value="-0.08105">
                <text:p>-0.08105</text:p>
              </table:table-cell>
              <table:table-cell office:value-type="float" office:value="46.1268587463697">
                <text:p>46.12685874636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498">
                <text:p>0.00498</text:p>
              </table:table-cell>
              <table:table-cell office:value-type="float" office:value="0.0133219715565217">
                <text:p>0.0133219715565217</text:p>
              </table:table-cell>
              <table:table-cell office:value-type="float" office:value="-0.08128">
                <text:p>-0.08128</text:p>
              </table:table-cell>
              <table:table-cell office:value-type="float" office:value="46.4991234496928">
                <text:p>46.49912344969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481">
                <text:p>0.00481</text:p>
              </table:table-cell>
              <table:table-cell office:value-type="float" office:value="0.0135454176086957">
                <text:p>0.0135454176086957</text:p>
              </table:table-cell>
              <table:table-cell office:value-type="float" office:value="-0.0815">
                <text:p>-0.0815</text:p>
              </table:table-cell>
              <table:table-cell office:value-type="float" office:value="46.7981141897803">
                <text:p>46.79811418978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464">
                <text:p>0.00464</text:p>
              </table:table-cell>
              <table:table-cell office:value-type="float" office:value="0.0137708836543478">
                <text:p>0.0137708836543478</text:p>
              </table:table-cell>
              <table:table-cell office:value-type="float" office:value="-0.08173">
                <text:p>-0.08173</text:p>
              </table:table-cell>
              <table:table-cell office:value-type="float" office:value="47.0623393724905">
                <text:p>47.0623393724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448">
                <text:p>0.00448</text:p>
              </table:table-cell>
              <table:table-cell office:value-type="float" office:value="0.014007906976087">
                <text:p>0.014007906976087</text:p>
              </table:table-cell>
              <table:table-cell office:value-type="float" office:value="-0.08195">
                <text:p>-0.08195</text:p>
              </table:table-cell>
              <table:table-cell office:value-type="float" office:value="47.2611647928672">
                <text:p>47.26116479286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433">
                <text:p>0.00433</text:p>
              </table:table-cell>
              <table:table-cell office:value-type="float" office:value="0.0142560330086957">
                <text:p>0.0142560330086957</text:p>
              </table:table-cell>
              <table:table-cell office:value-type="float" office:value="-0.08218">
                <text:p>-0.08218</text:p>
              </table:table-cell>
              <table:table-cell office:value-type="float" office:value="47.3988801504483">
                <text:p>47.3988801504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418">
                <text:p>0.00418</text:p>
              </table:table-cell>
              <table:table-cell office:value-type="float" office:value="0.0145048153391304">
                <text:p>0.0145048153391304</text:p>
              </table:table-cell>
              <table:table-cell office:value-type="float" office:value="-0.0824">
                <text:p>-0.0824</text:p>
              </table:table-cell>
              <table:table-cell office:value-type="float" office:value="47.5124973249963">
                <text:p>47.5124973249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404">
                <text:p>0.00404</text:p>
              </table:table-cell>
              <table:table-cell office:value-type="float" office:value="0.0147641210782609">
                <text:p>0.0147641210782609</text:p>
              </table:table-cell>
              <table:table-cell office:value-type="float" office:value="-0.08263">
                <text:p>-0.08263</text:p>
              </table:table-cell>
              <table:table-cell office:value-type="float" office:value="47.572083449937">
                <text:p>47.5720834499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">
                <text:p>4.6</text:p>
              </table:table-cell>
              <table:table-cell office:value-type="float" office:value="0.71531">
                <text:p>0.71531</text:p>
              </table:table-cell>
              <table:table-cell office:value-type="float" office:value="0.00391">
                <text:p>0.00391</text:p>
              </table:table-cell>
              <table:table-cell office:value-type="float" office:value="0.0150332260021739">
                <text:p>0.0150332260021739</text:p>
              </table:table-cell>
              <table:table-cell office:value-type="float" office:value="-0.08285">
                <text:p>-0.08285</text:p>
              </table:table-cell>
              <table:table-cell office:value-type="float" office:value="47.5819361657013">
                <text:p>47.58193616570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378">
                <text:p>0.00378</text:p>
              </table:table-cell>
              <table:table-cell office:value-type="float" office:value="0.0153023408891304">
                <text:p>0.0153023408891304</text:p>
              </table:table-cell>
              <table:table-cell office:value-type="float" office:value="-0.08308">
                <text:p>-0.08308</text:p>
              </table:table-cell>
              <table:table-cell office:value-type="float" office:value="47.5763809782289">
                <text:p>47.57638097822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366">
                <text:p>0.00366</text:p>
              </table:table-cell>
              <table:table-cell office:value-type="float" office:value="0.0155804402173913">
                <text:p>0.0155804402173913</text:p>
              </table:table-cell>
              <table:table-cell office:value-type="float" office:value="-0.0833">
                <text:p>-0.0833</text:p>
              </table:table-cell>
              <table:table-cell office:value-type="float" office:value="47.5275402792172">
                <text:p>47.52754027921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355">
                <text:p>0.00355</text:p>
              </table:table-cell>
              <table:table-cell office:value-type="float" office:value="0.0158674446282609">
                <text:p>0.0158674446282609</text:p>
              </table:table-cell>
              <table:table-cell office:value-type="float" office:value="-0.08353">
                <text:p>-0.08353</text:p>
              </table:table-cell>
              <table:table-cell office:value-type="float" office:value="47.438640413425">
                <text:p>47.4386404134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.76472">
                <text:p>0.76472</text:p>
              </table:table-cell>
              <table:table-cell office:value-type="float" office:value="0.00344">
                <text:p>0.00344</text:p>
              </table:table-cell>
              <table:table-cell office:value-type="float" office:value="0.0161529712695652">
                <text:p>0.0161529712695652</text:p>
              </table:table-cell>
              <table:table-cell office:value-type="float" office:value="-0.08375">
                <text:p>-0.08375</text:p>
              </table:table-cell>
              <table:table-cell office:value-type="float" office:value="47.3423735632376">
                <text:p>47.34237356323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334">
                <text:p>0.00334</text:p>
              </table:table-cell>
              <table:table-cell office:value-type="float" office:value="0.0164466448021739">
                <text:p>0.0164466448021739</text:p>
              </table:table-cell>
              <table:table-cell office:value-type="float" office:value="-0.08398">
                <text:p>-0.08398</text:p>
              </table:table-cell>
              <table:table-cell office:value-type="float" office:value="47.211453116405">
                <text:p>47.2114531164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324">
                <text:p>0.00324</text:p>
              </table:table-cell>
              <table:table-cell office:value-type="float" office:value="0.0167384400021739">
                <text:p>0.0167384400021739</text:p>
              </table:table-cell>
              <table:table-cell office:value-type="float" office:value="-0.0842">
                <text:p>-0.0842</text:p>
              </table:table-cell>
              <table:table-cell office:value-type="float" office:value="47.0766690263644">
                <text:p>47.07666902636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315">
                <text:p>0.00315</text:p>
              </table:table-cell>
              <table:table-cell office:value-type="float" office:value="0.0170376637586957">
                <text:p>0.0170376637586957</text:p>
              </table:table-cell>
              <table:table-cell office:value-type="float" office:value="-0.08443">
                <text:p>-0.08443</text:p>
              </table:table-cell>
              <table:table-cell office:value-type="float" office:value="46.9119482177872">
                <text:p>46.91194821778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307">
                <text:p>0.00307</text:p>
              </table:table-cell>
              <table:table-cell office:value-type="float" office:value="0.0173443152695652">
                <text:p>0.0173443152695652</text:p>
              </table:table-cell>
              <table:table-cell office:value-type="float" office:value="-0.08465">
                <text:p>-0.08465</text:p>
              </table:table-cell>
              <table:table-cell office:value-type="float" office:value="46.719630461394">
                <text:p>46.7196304613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299">
                <text:p>0.00299</text:p>
              </table:table-cell>
              <table:table-cell office:value-type="float" office:value="0.0176480630347826">
                <text:p>0.0176480630347826</text:p>
              </table:table-cell>
              <table:table-cell office:value-type="float" office:value="-0.08488">
                <text:p>-0.08488</text:p>
              </table:table-cell>
              <table:table-cell office:value-type="float" office:value="46.5286189414449">
                <text:p>46.52861894144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292">
                <text:p>0.00292</text:p>
              </table:table-cell>
              <table:table-cell office:value-type="float" office:value="0.0179585824543478">
                <text:p>0.0179585824543478</text:p>
              </table:table-cell>
              <table:table-cell office:value-type="float" office:value="-0.0851">
                <text:p>-0.0851</text:p>
              </table:table-cell>
              <table:table-cell office:value-type="float" office:value="46.313789081868">
                <text:p>46.3137890818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286">
                <text:p>0.00286</text:p>
              </table:table-cell>
              <table:table-cell office:value-type="float" office:value="0.0182755558282609">
                <text:p>0.0182755558282609</text:p>
              </table:table-cell>
              <table:table-cell office:value-type="float" office:value="-0.08533">
                <text:p>-0.08533</text:p>
              </table:table-cell>
              <table:table-cell office:value-type="float" office:value="46.077394740455">
                <text:p>46.0773947404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28">
                <text:p>0.0028</text:p>
              </table:table-cell>
              <table:table-cell office:value-type="float" office:value="0.0185886723565217">
                <text:p>0.0185886723565217</text:p>
              </table:table-cell>
              <table:table-cell office:value-type="float" office:value="-0.08555">
                <text:p>-0.08555</text:p>
              </table:table-cell>
              <table:table-cell office:value-type="float" office:value="45.846200506138">
                <text:p>45.8462005061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274">
                <text:p>0.00274</text:p>
              </table:table-cell>
              <table:table-cell office:value-type="float" office:value="0.0188976281391304">
                <text:p>0.0188976281391304</text:p>
              </table:table-cell>
              <table:table-cell office:value-type="float" office:value="-0.08578">
                <text:p>-0.08578</text:p>
              </table:table-cell>
              <table:table-cell office:value-type="float" office:value="45.6205399774403">
                <text:p>45.62053997744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">
                <text:p>6</text:p>
              </table:table-cell>
              <table:table-cell office:value-type="float" office:value="0.8718">
                <text:p>0.8718</text:p>
              </table:table-cell>
              <table:table-cell office:value-type="float" office:value="0.0027">
                <text:p>0.0027</text:p>
              </table:table-cell>
              <table:table-cell office:value-type="float" office:value="0.0192225052173913">
                <text:p>0.0192225052173913</text:p>
              </table:table-cell>
              <table:table-cell office:value-type="float" office:value="-0.086">
                <text:p>-0.086</text:p>
              </table:table-cell>
              <table:table-cell office:value-type="float" office:value="45.353089524005">
                <text:p>45.3530895240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265">
                <text:p>0.00265</text:p>
              </table:table-cell>
              <table:table-cell office:value-type="float" office:value="0.0195330258173913">
                <text:p>0.0195330258173913</text:p>
              </table:table-cell>
              <table:table-cell office:value-type="float" office:value="-0.08623">
                <text:p>-0.08623</text:p>
              </table:table-cell>
              <table:table-cell office:value-type="float" office:value="45.116409932524">
                <text:p>45.1164099325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262">
                <text:p>0.00262</text:p>
              </table:table-cell>
              <table:table-cell office:value-type="float" office:value="0.0198585313065217">
                <text:p>0.0198585313065217</text:p>
              </table:table-cell>
              <table:table-cell office:value-type="float" office:value="-0.08645">
                <text:p>-0.08645</text:p>
              </table:table-cell>
              <table:table-cell office:value-type="float" office:value="44.8416847275888">
                <text:p>44.84168472758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259">
                <text:p>0.00259</text:p>
              </table:table-cell>
              <table:table-cell office:value-type="float" office:value="0.0201795269586957">
                <text:p>0.0201795269586957</text:p>
              </table:table-cell>
              <table:table-cell office:value-type="float" office:value="-0.08667">
                <text:p>-0.08667</text:p>
              </table:table-cell>
              <table:table-cell office:value-type="float" office:value="44.5753759164502">
                <text:p>44.57537591645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256">
                <text:p>0.00256</text:p>
              </table:table-cell>
              <table:table-cell office:value-type="float" office:value="0.0204949758695652">
                <text:p>0.0204949758695652</text:p>
              </table:table-cell>
              <table:table-cell office:value-type="float" office:value="-0.0869">
                <text:p>-0.0869</text:p>
              </table:table-cell>
              <table:table-cell office:value-type="float" office:value="44.3181785516915">
                <text:p>44.31817855169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254">
                <text:p>0.00254</text:p>
              </table:table-cell>
              <table:table-cell office:value-type="float" office:value="0.0208154116173913">
                <text:p>0.0208154116173913</text:p>
              </table:table-cell>
              <table:table-cell office:value-type="float" office:value="-0.08713">
                <text:p>-0.08713</text:p>
              </table:table-cell>
              <table:table-cell office:value-type="float" office:value="44.0481320693147">
                <text:p>44.04813206931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253">
                <text:p>0.00253</text:p>
              </table:table-cell>
              <table:table-cell office:value-type="float" office:value="0.0211405991847826">
                <text:p>0.0211405991847826</text:p>
              </table:table-cell>
              <table:table-cell office:value-type="float" office:value="-0.08735">
                <text:p>-0.08735</text:p>
              </table:table-cell>
              <table:table-cell office:value-type="float" office:value="43.7664983812763">
                <text:p>43.76649838127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252">
                <text:p>0.00252</text:p>
              </table:table-cell>
              <table:table-cell office:value-type="float" office:value="0.0214594976543478">
                <text:p>0.0214594976543478</text:p>
              </table:table-cell>
              <table:table-cell office:value-type="float" office:value="-0.08758">
                <text:p>-0.08758</text:p>
              </table:table-cell>
              <table:table-cell office:value-type="float" office:value="43.4954263624568">
                <text:p>43.49542636245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251">
                <text:p>0.00251</text:p>
              </table:table-cell>
              <table:table-cell office:value-type="float" office:value="0.0217730906282609">
                <text:p>0.0217730906282609</text:p>
              </table:table-cell>
              <table:table-cell office:value-type="float" office:value="-0.0878">
                <text:p>-0.0878</text:p>
              </table:table-cell>
              <table:table-cell office:value-type="float" office:value="43.2336417494253">
                <text:p>43.23364174942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251">
                <text:p>0.00251</text:p>
              </table:table-cell>
              <table:table-cell office:value-type="float" office:value="0.0220907583391304">
                <text:p>0.0220907583391304</text:p>
              </table:table-cell>
              <table:table-cell office:value-type="float" office:value="-0.08803">
                <text:p>-0.08803</text:p>
              </table:table-cell>
              <table:table-cell office:value-type="float" office:value="42.9618569643616">
                <text:p>42.96185696436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252">
                <text:p>0.00252</text:p>
              </table:table-cell>
              <table:table-cell office:value-type="float" office:value="0.02241187315">
                <text:p>0.02241187315</text:p>
              </table:table-cell>
              <table:table-cell office:value-type="float" office:value="-0.08825">
                <text:p>-0.08825</text:p>
              </table:table-cell>
              <table:table-cell office:value-type="float" office:value="42.6813945268113">
                <text:p>42.68139452681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253">
                <text:p>0.00253</text:p>
              </table:table-cell>
              <table:table-cell office:value-type="float" office:value="0.0227270577043478">
                <text:p>0.0227270577043478</text:p>
              </table:table-cell>
              <table:table-cell office:value-type="float" office:value="-0.08848">
                <text:p>-0.08848</text:p>
              </table:table-cell>
              <table:table-cell office:value-type="float" office:value="42.411121251987">
                <text:p>42.4111212519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255">
                <text:p>0.00255</text:p>
              </table:table-cell>
              <table:table-cell office:value-type="float" office:value="0.0230461213065217">
                <text:p>0.0230461213065217</text:p>
              </table:table-cell>
              <table:table-cell office:value-type="float" office:value="-0.0887">
                <text:p>-0.0887</text:p>
              </table:table-cell>
              <table:table-cell office:value-type="float" office:value="42.1324693680764">
                <text:p>42.13246936807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257">
                <text:p>0.00257</text:p>
              </table:table-cell>
              <table:table-cell office:value-type="float" office:value="0.0233580281391304">
                <text:p>0.0233580281391304</text:p>
              </table:table-cell>
              <table:table-cell office:value-type="float" office:value="-0.08892">
                <text:p>-0.08892</text:p>
              </table:table-cell>
              <table:table-cell office:value-type="float" office:value="41.8648352581531">
                <text:p>41.86483525815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259">
                <text:p>0.00259</text:p>
              </table:table-cell>
              <table:table-cell office:value-type="float" office:value="0.0236638647043478">
                <text:p>0.0236638647043478</text:p>
              </table:table-cell>
              <table:table-cell office:value-type="float" office:value="-0.08915">
                <text:p>-0.08915</text:p>
              </table:table-cell>
              <table:table-cell office:value-type="float" office:value="41.6068977870339">
                <text:p>41.60689778703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262">
                <text:p>0.00262</text:p>
              </table:table-cell>
              <table:table-cell office:value-type="float" office:value="0.0239730340521739">
                <text:p>0.0239730340521739</text:p>
              </table:table-cell>
              <table:table-cell office:value-type="float" office:value="-0.08938">
                <text:p>-0.08938</text:p>
              </table:table-cell>
              <table:table-cell office:value-type="float" office:value="41.3414504748567">
                <text:p>41.34145047485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266">
                <text:p>0.00266</text:p>
              </table:table-cell>
              <table:table-cell office:value-type="float" office:value="0.024284932976087">
                <text:p>0.024284932976087</text:p>
              </table:table-cell>
              <table:table-cell office:value-type="float" office:value="-0.0896">
                <text:p>-0.0896</text:p>
              </table:table-cell>
              <table:table-cell office:value-type="float" office:value="41.0694977409284">
                <text:p>41.06949774092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">
                <text:p>7.7</text:p>
              </table:table-cell>
              <table:table-cell office:value-type="float" office:value="1.00347">
                <text:p>1.00347</text:p>
              </table:table-cell>
              <table:table-cell office:value-type="float" office:value="0.0027">
                <text:p>0.0027</text:p>
              </table:table-cell>
              <table:table-cell office:value-type="float" office:value="0.0245902617586957">
                <text:p>0.0245902617586957</text:p>
              </table:table-cell>
              <table:table-cell office:value-type="float" office:value="-0.08983">
                <text:p>-0.08983</text:p>
              </table:table-cell>
              <table:table-cell office:value-type="float" office:value="40.8076176596677">
                <text:p>40.80761765966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275">
                <text:p>0.00275</text:p>
              </table:table-cell>
              <table:table-cell office:value-type="float" office:value="0.0248988692260869">
                <text:p>0.0248988692260869</text:p>
              </table:table-cell>
              <table:table-cell office:value-type="float" office:value="-0.09005">
                <text:p>-0.09005</text:p>
              </table:table-cell>
              <table:table-cell office:value-type="float" office:value="40.5391903879095">
                <text:p>40.53919038790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28">
                <text:p>0.0028</text:p>
              </table:table-cell>
              <table:table-cell office:value-type="float" office:value="0.0252001675673913">
                <text:p>0.0252001675673913</text:p>
              </table:table-cell>
              <table:table-cell office:value-type="float" office:value="-0.09027">
                <text:p>-0.09027</text:p>
              </table:table-cell>
              <table:table-cell office:value-type="float" office:value="40.2810813573126">
                <text:p>40.28108135731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285">
                <text:p>0.00285</text:p>
              </table:table-cell>
              <table:table-cell office:value-type="float" office:value="0.0254944515673913">
                <text:p>0.0254944515673913</text:p>
              </table:table-cell>
              <table:table-cell office:value-type="float" office:value="-0.0905">
                <text:p>-0.0905</text:p>
              </table:table-cell>
              <table:table-cell office:value-type="float" office:value="40.0326320926006">
                <text:p>40.03263209260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291">
                <text:p>0.00291</text:p>
              </table:table-cell>
              <table:table-cell office:value-type="float" office:value="0.025791584426087">
                <text:p>0.025791584426087</text:p>
              </table:table-cell>
              <table:table-cell office:value-type="float" office:value="-0.09073">
                <text:p>-0.09073</text:p>
              </table:table-cell>
              <table:table-cell office:value-type="float" office:value="39.7780912971873">
                <text:p>39.77809129718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298">
                <text:p>0.00298</text:p>
              </table:table-cell>
              <table:table-cell office:value-type="float" office:value="0.0260914340521739">
                <text:p>0.0260914340521739</text:p>
              </table:table-cell>
              <table:table-cell office:value-type="float" office:value="-0.09095">
                <text:p>-0.09095</text:p>
              </table:table-cell>
              <table:table-cell office:value-type="float" office:value="39.5179505249958">
                <text:p>39.51795052499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305">
                <text:p>0.00305</text:p>
              </table:table-cell>
              <table:table-cell office:value-type="float" office:value="0.0263838730630435">
                <text:p>0.0263838730630435</text:p>
              </table:table-cell>
              <table:table-cell office:value-type="float" office:value="-0.09117">
                <text:p>-0.09117</text:p>
              </table:table-cell>
              <table:table-cell office:value-type="float" office:value="39.2675479268884">
                <text:p>39.26754792688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312">
                <text:p>0.00312</text:p>
              </table:table-cell>
              <table:table-cell office:value-type="float" office:value="0.0266692313043478">
                <text:p>0.0266692313043478</text:p>
              </table:table-cell>
              <table:table-cell office:value-type="float" office:value="-0.0914">
                <text:p>-0.0914</text:p>
              </table:table-cell>
              <table:table-cell office:value-type="float" office:value="39.0262466931441">
                <text:p>39.02624669314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321">
                <text:p>0.00321</text:p>
              </table:table-cell>
              <table:table-cell office:value-type="float" office:value="0.0269673967847826">
                <text:p>0.0269673967847826</text:p>
              </table:table-cell>
              <table:table-cell office:value-type="float" office:value="-0.09162">
                <text:p>-0.09162</text:p>
              </table:table-cell>
              <table:table-cell office:value-type="float" office:value="38.7649578616317">
                <text:p>38.76495786163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329">
                <text:p>0.00329</text:p>
              </table:table-cell>
              <table:table-cell office:value-type="float" office:value="0.0272482617391304">
                <text:p>0.0272482617391304</text:p>
              </table:table-cell>
              <table:table-cell office:value-type="float" office:value="-0.09185">
                <text:p>-0.09185</text:p>
              </table:table-cell>
              <table:table-cell office:value-type="float" office:value="38.5272282705804">
                <text:p>38.5272282705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338">
                <text:p>0.00338</text:p>
              </table:table-cell>
              <table:table-cell office:value-type="float" office:value="0.0275317226282609">
                <text:p>0.0275317226282609</text:p>
              </table:table-cell>
              <table:table-cell office:value-type="float" office:value="-0.09208">
                <text:p>-0.09208</text:p>
              </table:table-cell>
              <table:table-cell office:value-type="float" office:value="38.2842008918852">
                <text:p>38.28420089188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348">
                <text:p>0.00348</text:p>
              </table:table-cell>
              <table:table-cell office:value-type="float" office:value="0.027818140176087">
                <text:p>0.027818140176087</text:p>
              </table:table-cell>
              <table:table-cell office:value-type="float" office:value="-0.0923">
                <text:p>-0.0923</text:p>
              </table:table-cell>
              <table:table-cell office:value-type="float" office:value="38.0359719701735">
                <text:p>38.03597197017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358">
                <text:p>0.00358</text:p>
              </table:table-cell>
              <table:table-cell office:value-type="float" office:value="0.0280969626282609">
                <text:p>0.0280969626282609</text:p>
              </table:table-cell>
              <table:table-cell office:value-type="float" office:value="-0.09252">
                <text:p>-0.09252</text:p>
              </table:table-cell>
              <table:table-cell office:value-type="float" office:value="37.7966121836897">
                <text:p>37.79661218368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369">
                <text:p>0.00369</text:p>
              </table:table-cell>
              <table:table-cell office:value-type="float" office:value="0.028378562226087">
                <text:p>0.028378562226087</text:p>
              </table:table-cell>
              <table:table-cell office:value-type="float" office:value="-0.09275">
                <text:p>-0.09275</text:p>
              </table:table-cell>
              <table:table-cell office:value-type="float" office:value="37.5522900529603">
                <text:p>37.55229005296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38">
                <text:p>0.0038</text:p>
              </table:table-cell>
              <table:table-cell office:value-type="float" office:value="0.0286528567043478">
                <text:p>0.0286528567043478</text:p>
              </table:table-cell>
              <table:table-cell office:value-type="float" office:value="-0.09297">
                <text:p>-0.09297</text:p>
              </table:table-cell>
              <table:table-cell office:value-type="float" office:value="37.3163489781371">
                <text:p>37.31634897813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392">
                <text:p>0.00392</text:p>
              </table:table-cell>
              <table:table-cell office:value-type="float" office:value="0.0289302339130435">
                <text:p>0.0289302339130435</text:p>
              </table:table-cell>
              <table:table-cell office:value-type="float" office:value="-0.0932">
                <text:p>-0.0932</text:p>
              </table:table-cell>
              <table:table-cell office:value-type="float" office:value="37.0754001928898">
                <text:p>37.07540019288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404">
                <text:p>0.00404</text:p>
              </table:table-cell>
              <table:table-cell office:value-type="float" office:value="0.0292001555673913">
                <text:p>0.0292001555673913</text:p>
              </table:table-cell>
              <table:table-cell office:value-type="float" office:value="-0.09342">
                <text:p>-0.09342</text:p>
              </table:table-cell>
              <table:table-cell office:value-type="float" office:value="36.8426119346223">
                <text:p>36.84261193462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417">
                <text:p>0.00417</text:p>
              </table:table-cell>
              <table:table-cell office:value-type="float" office:value="0.0294725504891304">
                <text:p>0.0294725504891304</text:p>
              </table:table-cell>
              <table:table-cell office:value-type="float" office:value="-0.09365">
                <text:p>-0.09365</text:p>
              </table:table-cell>
              <table:table-cell office:value-type="float" office:value="36.605247326589">
                <text:p>36.6052473265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43">
                <text:p>0.0043</text:p>
              </table:table-cell>
              <table:table-cell office:value-type="float" office:value="0.0297382919043478">
                <text:p>0.0297382919043478</text:p>
              </table:table-cell>
              <table:table-cell office:value-type="float" office:value="-0.09387">
                <text:p>-0.09387</text:p>
              </table:table-cell>
              <table:table-cell office:value-type="float" office:value="36.375323891479">
                <text:p>36.3753238914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444">
                <text:p>0.00444</text:p>
              </table:table-cell>
              <table:table-cell office:value-type="float" office:value="0.0300068517586957">
                <text:p>0.0300068517586957</text:p>
              </table:table-cell>
              <table:table-cell office:value-type="float" office:value="-0.0941">
                <text:p>-0.0941</text:p>
              </table:table-cell>
              <table:table-cell office:value-type="float" office:value="36.1407457443693">
                <text:p>36.14074574436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459">
                <text:p>0.00459</text:p>
              </table:table-cell>
              <table:table-cell office:value-type="float" office:value="0.0302786457065217">
                <text:p>0.0302786457065217</text:p>
              </table:table-cell>
              <table:table-cell office:value-type="float" office:value="-0.09433">
                <text:p>-0.09433</text:p>
              </table:table-cell>
              <table:table-cell office:value-type="float" office:value="35.9015396704437">
                <text:p>35.9015396704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474">
                <text:p>0.00474</text:p>
              </table:table-cell>
              <table:table-cell office:value-type="float" office:value="0.0305431495847826">
                <text:p>0.0305431495847826</text:p>
              </table:table-cell>
              <table:table-cell office:value-type="float" office:value="-0.09455">
                <text:p>-0.09455</text:p>
              </table:table-cell>
              <table:table-cell office:value-type="float" office:value="35.6698642677899">
                <text:p>35.66986426778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49">
                <text:p>0.0049</text:p>
              </table:table-cell>
              <table:table-cell office:value-type="float" office:value="0.0308112622282609">
                <text:p>0.0308112622282609</text:p>
              </table:table-cell>
              <table:table-cell office:value-type="float" office:value="-0.09477">
                <text:p>-0.09477</text:p>
              </table:table-cell>
              <table:table-cell office:value-type="float" office:value="35.4334720827704">
                <text:p>35.43347208277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.09387">
                <text:p>1.09387</text:p>
              </table:table-cell>
              <table:table-cell office:value-type="float" office:value="0.00506">
                <text:p>0.00506</text:p>
              </table:table-cell>
              <table:table-cell office:value-type="float" office:value="0.0310719908021739">
                <text:p>0.0310719908021739</text:p>
              </table:table-cell>
              <table:table-cell office:value-type="float" office:value="-0.095">
                <text:p>-0.095</text:p>
              </table:table-cell>
              <table:table-cell office:value-type="float" office:value="35.2043744787498">
                <text:p>35.20437447874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523">
                <text:p>0.00523</text:p>
              </table:table-cell>
              <table:table-cell office:value-type="float" office:value="0.031336720426087">
                <text:p>0.031336720426087</text:p>
              </table:table-cell>
              <table:table-cell office:value-type="float" office:value="-0.0953">
                <text:p>-0.0953</text:p>
              </table:table-cell>
              <table:table-cell office:value-type="float" office:value="34.9704750560855">
                <text:p>34.97047505608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54">
                <text:p>0.0054</text:p>
              </table:table-cell>
              <table:table-cell office:value-type="float" office:value="0.031594462826087">
                <text:p>0.031594462826087</text:p>
              </table:table-cell>
              <table:table-cell office:value-type="float" office:value="-0.0956">
                <text:p>-0.0956</text:p>
              </table:table-cell>
              <table:table-cell office:value-type="float" office:value="34.7434297599024">
                <text:p>34.74342975990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559">
                <text:p>0.00559</text:p>
              </table:table-cell>
              <table:table-cell office:value-type="float" office:value="0.03186566">
                <text:p>0.03186566</text:p>
              </table:table-cell>
              <table:table-cell office:value-type="float" office:value="-0.0959">
                <text:p>-0.0959</text:p>
              </table:table-cell>
              <table:table-cell office:value-type="float" office:value="34.501089887986">
                <text:p>34.5010898879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577">
                <text:p>0.00577</text:p>
              </table:table-cell>
              <table:table-cell office:value-type="float" office:value="0.0321212382695652">
                <text:p>0.0321212382695652</text:p>
              </table:table-cell>
              <table:table-cell office:value-type="float" office:value="-0.0962">
                <text:p>-0.0962</text:p>
              </table:table-cell>
              <table:table-cell office:value-type="float" office:value="34.2757645505583">
                <text:p>34.27576455055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597">
                <text:p>0.00597</text:p>
              </table:table-cell>
              <table:table-cell office:value-type="float" office:value="0.0323897349586957">
                <text:p>0.0323897349586957</text:p>
              </table:table-cell>
              <table:table-cell office:value-type="float" office:value="-0.0965">
                <text:p>-0.0965</text:p>
              </table:table-cell>
              <table:table-cell office:value-type="float" office:value="34.0357832938684">
                <text:p>34.03578329386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617">
                <text:p>0.00617</text:p>
              </table:table-cell>
              <table:table-cell office:value-type="float" office:value="0.0326525617043478">
                <text:p>0.0326525617043478</text:p>
              </table:table-cell>
              <table:table-cell office:value-type="float" office:value="-0.0968">
                <text:p>-0.0968</text:p>
              </table:table-cell>
              <table:table-cell office:value-type="float" office:value="33.8019420954968">
                <text:p>33.8019420954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637">
                <text:p>0.00637</text:p>
              </table:table-cell>
              <table:table-cell office:value-type="float" office:value="0.0329096980021739">
                <text:p>0.0329096980021739</text:p>
              </table:table-cell>
              <table:table-cell office:value-type="float" office:value="-0.0971">
                <text:p>-0.0971</text:p>
              </table:table-cell>
              <table:table-cell office:value-type="float" office:value="33.5739939007345">
                <text:p>33.57399390073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658">
                <text:p>0.00658</text:p>
              </table:table-cell>
              <table:table-cell office:value-type="float" office:value="0.0331706443673913">
                <text:p>0.0331706443673913</text:p>
              </table:table-cell>
              <table:table-cell office:value-type="float" office:value="-0.0974">
                <text:p>-0.0974</text:p>
              </table:table-cell>
              <table:table-cell office:value-type="float" office:value="33.3418304374947">
                <text:p>33.34183043749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68">
                <text:p>0.0068</text:p>
              </table:table-cell>
              <table:table-cell office:value-type="float" office:value="0.0334363453565217">
                <text:p>0.0334363453565217</text:p>
              </table:table-cell>
              <table:table-cell office:value-type="float" office:value="-0.0977">
                <text:p>-0.0977</text:p>
              </table:table-cell>
              <table:table-cell office:value-type="float" office:value="33.1052927046076">
                <text:p>33.10529270460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">
                <text:p>11</text:p>
              </table:table-cell>
              <table:table-cell office:value-type="float" office:value="1.10776">
                <text:p>1.10776</text:p>
              </table:table-cell>
              <table:table-cell office:value-type="float" office:value="0.00703">
                <text:p>0.00703</text:p>
              </table:table-cell>
              <table:table-cell office:value-type="float" office:value="0.0337067873391304">
                <text:p>0.0337067873391304</text:p>
              </table:table-cell>
              <table:table-cell office:value-type="float" office:value="-0.098">
                <text:p>-0.098</text:p>
              </table:table-cell>
              <table:table-cell office:value-type="float" office:value="32.864597532082">
                <text:p>32.8645975320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726">
                <text:p>0.00726</text:p>
              </table:table-cell>
              <table:table-cell office:value-type="float" office:value="0.0339714763130435">
                <text:p>0.0339714763130435</text:p>
              </table:table-cell>
              <table:table-cell office:value-type="float" office:value="-0.0983">
                <text:p>-0.0983</text:p>
              </table:table-cell>
              <table:table-cell office:value-type="float" office:value="32.6297270623589">
                <text:p>32.62972706235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749">
                <text:p>0.00749</text:p>
              </table:table-cell>
              <table:table-cell office:value-type="float" office:value="0.0342313654347826">
                <text:p>0.0342313654347826</text:p>
              </table:table-cell>
              <table:table-cell office:value-type="float" office:value="-0.0986">
                <text:p>-0.0986</text:p>
              </table:table-cell>
              <table:table-cell office:value-type="float" office:value="32.4001098382432">
                <text:p>32.40010983824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774">
                <text:p>0.00774</text:p>
              </table:table-cell>
              <table:table-cell office:value-type="float" office:value="0.0345064466173913">
                <text:p>0.0345064466173913</text:p>
              </table:table-cell>
              <table:table-cell office:value-type="float" office:value="-0.0989">
                <text:p>-0.0989</text:p>
              </table:table-cell>
              <table:table-cell office:value-type="float" office:value="32.1568897633392">
                <text:p>32.15688976333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799">
                <text:p>0.00799</text:p>
              </table:table-cell>
              <table:table-cell office:value-type="float" office:value="0.0347771957065217">
                <text:p>0.0347771957065217</text:p>
              </table:table-cell>
              <table:table-cell office:value-type="float" office:value="-0.0992">
                <text:p>-0.0992</text:p>
              </table:table-cell>
              <table:table-cell office:value-type="float" office:value="31.9189048296908">
                <text:p>31.91890482969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0825">
                <text:p>0.00825</text:p>
              </table:table-cell>
              <table:table-cell office:value-type="float" office:value="0.0350536076543478">
                <text:p>0.0350536076543478</text:p>
              </table:table-cell>
              <table:table-cell office:value-type="float" office:value="-0.0995">
                <text:p>-0.0995</text:p>
              </table:table-cell>
              <table:table-cell office:value-type="float" office:value="31.6769107176982">
                <text:p>31.67691071769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0851">
                <text:p>0.00851</text:p>
              </table:table-cell>
              <table:table-cell office:value-type="float" office:value="0.0353256784695652">
                <text:p>0.0353256784695652</text:p>
              </table:table-cell>
              <table:table-cell office:value-type="float" office:value="-0.0998">
                <text:p>-0.0998</text:p>
              </table:table-cell>
              <table:table-cell office:value-type="float" office:value="31.4400189357119">
                <text:p>31.44001893571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0878">
                <text:p>0.00878</text:p>
              </table:table-cell>
              <table:table-cell office:value-type="float" office:value="0.0356043711391304">
                <text:p>0.0356043711391304</text:p>
              </table:table-cell>
              <table:table-cell office:value-type="float" office:value="-0.1001">
                <text:p>-0.1001</text:p>
              </table:table-cell>
              <table:table-cell office:value-type="float" office:value="31.1989782282426">
                <text:p>31.19897822824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8">
                <text:p>11.8</text:p>
              </table:table-cell>
              <table:table-cell office:value-type="float" office:value="1.11093">
                <text:p>1.11093</text:p>
              </table:table-cell>
              <table:table-cell office:value-type="float" office:value="0.00906">
                <text:p>0.00906</text:p>
              </table:table-cell>
              <table:table-cell office:value-type="float" office:value="0.0358896840195652">
                <text:p>0.0358896840195652</text:p>
              </table:table-cell>
              <table:table-cell office:value-type="float" office:value="-0.1004">
                <text:p>-0.1004</text:p>
              </table:table-cell>
              <table:table-cell office:value-type="float" office:value="30.9540200853922">
                <text:p>30.95402008539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">
                <text:p>11.9</text:p>
              </table:table-cell>
              <table:table-cell office:value-type="float" office:value="1.11099">
                <text:p>1.11099</text:p>
              </table:table-cell>
              <table:table-cell office:value-type="float" office:value="0.00934">
                <text:p>0.00934</text:p>
              </table:table-cell>
              <table:table-cell office:value-type="float" office:value="0.036172582176087">
                <text:p>0.036172582176087</text:p>
              </table:table-cell>
              <table:table-cell office:value-type="float" office:value="-0.1007">
                <text:p>-0.1007</text:p>
              </table:table-cell>
              <table:table-cell office:value-type="float" office:value="30.7135939201613">
                <text:p>30.71359392016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1.111">
                <text:p>1.111</text:p>
              </table:table-cell>
              <table:table-cell office:value-type="float" office:value="0.00963">
                <text:p>0.00963</text:p>
              </table:table-cell>
              <table:table-cell office:value-type="float" office:value="0.0364630652173913">
                <text:p>0.0364630652173913</text:p>
              </table:table-cell>
              <table:table-cell office:value-type="float" office:value="-0.101">
                <text:p>-0.101</text:p>
              </table:table-cell>
              <table:table-cell office:value-type="float" office:value="30.4691882971512">
                <text:p>30.46918829715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1">
                <text:p>12.1</text:p>
              </table:table-cell>
              <table:table-cell office:value-type="float" office:value="0.99096">
                <text:p>0.99096</text:p>
              </table:table-cell>
              <table:table-cell office:value-type="float" office:value="0.01085">
                <text:p>0.01085</text:p>
              </table:table-cell>
              <table:table-cell office:value-type="float" office:value="0.0321978635130435">
                <text:p>0.0321978635130435</text:p>
              </table:table-cell>
              <table:table-cell office:value-type="float" office:value="-0.1013">
                <text:p>-0.1013</text:p>
              </table:table-cell>
              <table:table-cell office:value-type="float" office:value="30.7771973627554">
                <text:p>30.77719736275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">
                <text:p>12.2</text:p>
              </table:table-cell>
              <table:table-cell office:value-type="float" office:value="0.99084">
                <text:p>0.99084</text:p>
              </table:table-cell>
              <table:table-cell office:value-type="float" office:value="0.01209">
                <text:p>0.01209</text:p>
              </table:table-cell>
              <table:table-cell office:value-type="float" office:value="0.0334326936">
                <text:p>0.0334326936</text:p>
              </table:table-cell>
              <table:table-cell office:value-type="float" office:value="-0.1016">
                <text:p>-0.1016</text:p>
              </table:table-cell>
              <table:table-cell office:value-type="float" office:value="29.6368582159351">
                <text:p>29.63685821593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3">
                <text:p>12.3</text:p>
              </table:table-cell>
              <table:table-cell office:value-type="float" office:value="0.99065">
                <text:p>0.99065</text:p>
              </table:table-cell>
              <table:table-cell office:value-type="float" office:value="0.01335">
                <text:p>0.01335</text:p>
              </table:table-cell>
              <table:table-cell office:value-type="float" office:value="0.0346845091847826">
                <text:p>0.0346845091847826</text:p>
              </table:table-cell>
              <table:table-cell office:value-type="float" office:value="-0.1019">
                <text:p>-0.1019</text:p>
              </table:table-cell>
              <table:table-cell office:value-type="float" office:value="28.5617419212216">
                <text:p>28.56174192122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4">
                <text:p>12.4</text:p>
              </table:table-cell>
              <table:table-cell office:value-type="float" office:value="0.99037">
                <text:p>0.99037</text:p>
              </table:table-cell>
              <table:table-cell office:value-type="float" office:value="0.01462">
                <text:p>0.01462</text:p>
              </table:table-cell>
              <table:table-cell office:value-type="float" office:value="0.0359424508021739">
                <text:p>0.0359424508021739</text:p>
              </table:table-cell>
              <table:table-cell office:value-type="float" office:value="-0.1022">
                <text:p>-0.1022</text:p>
              </table:table-cell>
              <table:table-cell office:value-type="float" office:value="27.5543258152029">
                <text:p>27.55432581520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5">
                <text:p>12.5</text:p>
              </table:table-cell>
              <table:table-cell office:value-type="float" office:value="0.99002">
                <text:p>0.99002</text:p>
              </table:table-cell>
              <table:table-cell office:value-type="float" office:value="0.01591">
                <text:p>0.01591</text:p>
              </table:table-cell>
              <table:table-cell office:value-type="float" office:value="0.0372173826173913">
                <text:p>0.0372173826173913</text:p>
              </table:table-cell>
              <table:table-cell office:value-type="float" office:value="-0.1025">
                <text:p>-0.1025</text:p>
              </table:table-cell>
              <table:table-cell office:value-type="float" office:value="26.6010108818715">
                <text:p>26.60101088187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6">
                <text:p>12.6</text:p>
              </table:table-cell>
              <table:table-cell office:value-type="float" office:value="0.98959">
                <text:p>0.98959</text:p>
              </table:table-cell>
              <table:table-cell office:value-type="float" office:value="0.01722">
                <text:p>0.01722</text:p>
              </table:table-cell>
              <table:table-cell office:value-type="float" office:value="0.0385088775673913">
                <text:p>0.0385088775673913</text:p>
              </table:table-cell>
              <table:table-cell office:value-type="float" office:value="-0.1028">
                <text:p>-0.1028</text:p>
              </table:table-cell>
              <table:table-cell office:value-type="float" office:value="25.6977108270216">
                <text:p>25.69771082702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855">
                <text:p>0.01855</text:p>
              </table:table-cell>
              <table:table-cell office:value-type="float" office:value="0.039817370176087">
                <text:p>0.039817370176087</text:p>
              </table:table-cell>
              <table:table-cell office:value-type="float" office:value="-0.1031">
                <text:p>-0.1031</text:p>
              </table:table-cell>
              <table:table-cell office:value-type="float" office:value="24.840666162177">
                <text:p>24.8406661621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99">
                <text:p>0.0199</text:p>
              </table:table-cell>
              <table:table-cell office:value-type="float" office:value="0.0411420054347826">
                <text:p>0.0411420054347826</text:p>
              </table:table-cell>
              <table:table-cell office:value-type="float" office:value="-0.1034">
                <text:p>-0.1034</text:p>
              </table:table-cell>
              <table:table-cell office:value-type="float" office:value="24.0265390457679">
                <text:p>24.02653904576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2126">
                <text:p>0.02126</text:p>
              </table:table-cell>
              <table:table-cell office:value-type="float" office:value="0.0424736492521739">
                <text:p>0.0424736492521739</text:p>
              </table:table-cell>
              <table:table-cell office:value-type="float" office:value="-0.1037">
                <text:p>-0.1037</text:p>
              </table:table-cell>
              <table:table-cell office:value-type="float" office:value="23.2577143097597">
                <text:p>23.25771430975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0.98709">
                <text:p>0.98709</text:p>
              </table:table-cell>
              <table:table-cell office:value-type="float" office:value="0.02265">
                <text:p>0.02265</text:p>
              </table:table-cell>
              <table:table-cell office:value-type="float" office:value="0.0438314493065217">
                <text:p>0.0438314493065217</text:p>
              </table:table-cell>
              <table:table-cell office:value-type="float" office:value="-0.104">
                <text:p>-0.104</text:p>
              </table:table-cell>
              <table:table-cell office:value-type="float" office:value="22.5201314493867">
                <text:p>22.52013144938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2405">
                <text:p>0.02405</text:p>
              </table:table-cell>
              <table:table-cell office:value-type="float" office:value="0.0451962720195652">
                <text:p>0.0451962720195652</text:p>
              </table:table-cell>
              <table:table-cell office:value-type="float" office:value="-0.1043">
                <text:p>-0.1043</text:p>
              </table:table-cell>
              <table:table-cell office:value-type="float" office:value="21.8219325605671">
                <text:p>21.82193256056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2547">
                <text:p>0.02547</text:p>
              </table:table-cell>
              <table:table-cell office:value-type="float" office:value="0.0465776964543478">
                <text:p>0.0465776964543478</text:p>
              </table:table-cell>
              <table:table-cell office:value-type="float" office:value="-0.1046">
                <text:p>-0.1046</text:p>
              </table:table-cell>
              <table:table-cell office:value-type="float" office:value="21.1554043031259">
                <text:p>21.15540430312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269">
                <text:p>0.0269</text:p>
              </table:table-cell>
              <table:table-cell office:value-type="float" office:value="0.04796616">
                <text:p>0.04796616</text:p>
              </table:table-cell>
              <table:table-cell office:value-type="float" office:value="-0.1049">
                <text:p>-0.1049</text:p>
              </table:table-cell>
              <table:table-cell office:value-type="float" office:value="20.5228019086789">
                <text:p>20.52280190867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2836">
                <text:p>0.02836</text:p>
              </table:table-cell>
              <table:table-cell office:value-type="float" office:value="0.049380816426087">
                <text:p>0.049380816426087</text:p>
              </table:table-cell>
              <table:table-cell office:value-type="float" office:value="-0.1052">
                <text:p>-0.1052</text:p>
              </table:table-cell>
              <table:table-cell office:value-type="float" office:value="19.9134010161995">
                <text:p>19.91340101619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2983">
                <text:p>0.02983</text:p>
              </table:table-cell>
              <table:table-cell office:value-type="float" office:value="0.0508025322630435">
                <text:p>0.0508025322630435</text:p>
              </table:table-cell>
              <table:table-cell office:value-type="float" office:value="-0.1055">
                <text:p>-0.1055</text:p>
              </table:table-cell>
              <table:table-cell office:value-type="float" office:value="19.3338787703406">
                <text:p>19.33387877034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3132">
                <text:p>0.03132</text:p>
              </table:table-cell>
              <table:table-cell office:value-type="float" office:value="0.0522408913043478">
                <text:p>0.0522408913043478</text:p>
              </table:table-cell>
              <table:table-cell office:value-type="float" office:value="-0.1058">
                <text:p>-0.1058</text:p>
              </table:table-cell>
              <table:table-cell office:value-type="float" office:value="18.7783932376811">
                <text:p>18.77839323768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3283">
                <text:p>0.03283</text:p>
              </table:table-cell>
              <table:table-cell office:value-type="float" office:value="0.053695906176087">
                <text:p>0.053695906176087</text:p>
              </table:table-cell>
              <table:table-cell office:value-type="float" office:value="-0.1061">
                <text:p>-0.1061</text:p>
              </table:table-cell>
              <table:table-cell office:value-type="float" office:value="18.2455250273122">
                <text:p>18.24552502731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3436">
                <text:p>0.03436</text:p>
              </table:table-cell>
              <table:table-cell office:value-type="float" office:value="0.0551675903391304">
                <text:p>0.0551675903391304</text:p>
              </table:table-cell>
              <table:table-cell office:value-type="float" office:value="-0.1064">
                <text:p>-0.1064</text:p>
              </table:table-cell>
              <table:table-cell office:value-type="float" office:value="17.7339628935372">
                <text:p>17.7339628935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359">
                <text:p>0.0359</text:p>
              </table:table-cell>
              <table:table-cell office:value-type="float" office:value="0.056646382826087">
                <text:p>0.056646382826087</text:p>
              </table:table-cell>
              <table:table-cell office:value-type="float" office:value="-0.1067">
                <text:p>-0.1067</text:p>
              </table:table-cell>
              <table:table-cell office:value-type="float" office:value="17.245584823999">
                <text:p>17.2455848239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">
                <text:p>14</text:p>
              </table:table-cell>
              <table:table-cell office:value-type="float" office:value="0.97537">
                <text:p>0.97537</text:p>
              </table:table-cell>
              <table:table-cell office:value-type="float" office:value="0.03746">
                <text:p>0.03746</text:p>
              </table:table-cell>
              <table:table-cell office:value-type="float" office:value="0.0581414486282609">
                <text:p>0.0581414486282609</text:p>
              </table:table-cell>
              <table:table-cell office:value-type="float" office:value="-0.107">
                <text:p>-0.107</text:p>
              </table:table-cell>
              <table:table-cell office:value-type="float" office:value="16.7758118005663">
                <text:p>16.77581180056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0.0596536524543478">
                <text:p>0.0596536524543478</text:p>
              </table:table-cell>
              <table:table-cell office:value-type="float" office:value="-0.1073">
                <text:p>-0.1073</text:p>
              </table:table-cell>
              <table:table-cell office:value-type="float" office:value="16.3237280524476">
                <text:p>16.32372805244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0.0611825862630435">
                <text:p>0.0611825862630435</text:p>
              </table:table-cell>
              <table:table-cell office:value-type="float" office:value="-0.1076">
                <text:p>-0.1076</text:p>
              </table:table-cell>
              <table:table-cell office:value-type="float" office:value="15.8883443700904">
                <text:p>15.88834437009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0.0627186894695652">
                <text:p>0.0627186894695652</text:p>
              </table:table-cell>
              <table:table-cell office:value-type="float" office:value="-0.1079">
                <text:p>-0.1079</text:p>
              </table:table-cell>
              <table:table-cell office:value-type="float" office:value="15.4713054148057">
                <text:p>15.47130541480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0.0642711358695652">
                <text:p>0.0642711358695652</text:p>
              </table:table-cell>
              <table:table-cell office:value-type="float" office:value="-0.1082">
                <text:p>-0.1082</text:p>
              </table:table-cell>
              <table:table-cell office:value-type="float" office:value="15.0689728273282">
                <text:p>15.06897282732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0.0658407875673913">
                <text:p>0.0658407875673913</text:p>
              </table:table-cell>
              <table:table-cell office:value-type="float" office:value="-0.1085">
                <text:p>-0.1085</text:p>
              </table:table-cell>
              <table:table-cell office:value-type="float" office:value="14.6807174657601">
                <text:p>14.68071746576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0.0674268232195652">
                <text:p>0.0674268232195652</text:p>
              </table:table-cell>
              <table:table-cell office:value-type="float" office:value="-0.1088">
                <text:p>-0.1088</text:p>
              </table:table-cell>
              <table:table-cell office:value-type="float" office:value="14.3057310717273">
                <text:p>14.30573107172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0.0690201032695652">
                <text:p>0.0690201032695652</text:p>
              </table:table-cell>
              <table:table-cell office:value-type="float" office:value="-0.1091">
                <text:p>-0.1091</text:p>
              </table:table-cell>
              <table:table-cell office:value-type="float" office:value="13.9455021711686">
                <text:p>13.94550217116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0.0706302290630435">
                <text:p>0.0706302290630435</text:p>
              </table:table-cell>
              <table:table-cell office:value-type="float" office:value="-0.1094">
                <text:p>-0.1094</text:p>
              </table:table-cell>
              <table:table-cell office:value-type="float" office:value="13.5971525611617">
                <text:p>13.59715256116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0.0722576396195652">
                <text:p>0.0722576396195652</text:p>
              </table:table-cell>
              <table:table-cell office:value-type="float" office:value="-0.1097">
                <text:p>-0.1097</text:p>
              </table:table-cell>
              <table:table-cell office:value-type="float" office:value="13.2601895805708">
                <text:p>13.26018958057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0.0739015240347826">
                <text:p>0.0739015240347826</text:p>
              </table:table-cell>
              <table:table-cell office:value-type="float" office:value="-0.11">
                <text:p>-0.11</text:p>
              </table:table-cell>
              <table:table-cell office:value-type="float" office:value="12.9339687169391">
                <text:p>12.93396871693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0.0755427385130435">
                <text:p>0.0755427385130435</text:p>
              </table:table-cell>
              <table:table-cell office:value-type="float" office:value="-0.1103">
                <text:p>-0.1103</text:p>
              </table:table-cell>
              <table:table-cell office:value-type="float" office:value="12.6214646009341">
                <text:p>12.6214646009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0.0772008913043478">
                <text:p>0.0772008913043478</text:p>
              </table:table-cell>
              <table:table-cell office:value-type="float" office:value="-0.1106">
                <text:p>-0.1106</text:p>
              </table:table-cell>
              <table:table-cell office:value-type="float" office:value="12.3185106276932">
                <text:p>12.31851062769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0.0788660080782609">
                <text:p>0.0788660080782609</text:p>
              </table:table-cell>
              <table:table-cell office:value-type="float" office:value="-0.1109">
                <text:p>-0.1109</text:p>
              </table:table-cell>
              <table:table-cell office:value-type="float" office:value="12.0262204606428">
                <text:p>12.02622046064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0.0805381153391304">
                <text:p>0.0805381153391304</text:p>
              </table:table-cell>
              <table:table-cell office:value-type="float" office:value="-0.1112">
                <text:p>-0.1112</text:p>
              </table:table-cell>
              <table:table-cell office:value-type="float" office:value="11.744004637025">
                <text:p>11.7440046370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0.0822176504891304">
                <text:p>0.0822176504891304</text:p>
              </table:table-cell>
              <table:table-cell office:value-type="float" office:value="-0.1115">
                <text:p>-0.1115</text:p>
              </table:table-cell>
              <table:table-cell office:value-type="float" office:value="11.4713810768004">
                <text:p>11.4713810768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0.0839138203673913">
                <text:p>0.0839138203673913</text:p>
              </table:table-cell>
              <table:table-cell office:value-type="float" office:value="-0.1118">
                <text:p>-0.1118</text:p>
              </table:table-cell>
              <table:table-cell office:value-type="float" office:value="11.2063781136751">
                <text:p>11.20637811367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0.0856074728347826">
                <text:p>0.0856074728347826</text:p>
              </table:table-cell>
              <table:table-cell office:value-type="float" office:value="-0.1121">
                <text:p>-0.1121</text:p>
              </table:table-cell>
              <table:table-cell office:value-type="float" office:value="10.9513803988743">
                <text:p>10.95138039887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0.0873182275673913">
                <text:p>0.0873182275673913</text:p>
              </table:table-cell>
              <table:table-cell office:value-type="float" office:value="-0.1124">
                <text:p>-0.1124</text:p>
              </table:table-cell>
              <table:table-cell office:value-type="float" office:value="10.7032635228274">
                <text:p>10.70326352282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0.089036520176087">
                <text:p>0.089036520176087</text:p>
              </table:table-cell>
              <table:table-cell office:value-type="float" office:value="-0.1127">
                <text:p>-0.1127</text:p>
              </table:table-cell>
              <table:table-cell office:value-type="float" office:value="10.4630099891326">
                <text:p>10.46300998913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0.0907615706521739">
                <text:p>0.0907615706521739</text:p>
              </table:table-cell>
              <table:table-cell office:value-type="float" office:value="-0.113">
                <text:p>-0.113</text:p>
              </table:table-cell>
              <table:table-cell office:value-type="float" office:value="10.2301006177857">
                <text:p>10.23010061778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0.0924942199043478">
                <text:p>0.0924942199043478</text:p>
              </table:table-cell>
              <table:table-cell office:value-type="float" office:value="-0.1133">
                <text:p>-0.1133</text:p>
              </table:table-cell>
              <table:table-cell office:value-type="float" office:value="10.0043008196289">
                <text:p>10.00430081962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0.0942336949586957">
                <text:p>0.0942336949586957</text:p>
              </table:table-cell>
              <table:table-cell office:value-type="float" office:value="-0.1136">
                <text:p>-0.1136</text:p>
              </table:table-cell>
              <table:table-cell office:value-type="float" office:value="9.78514108360251">
                <text:p>9.785141083602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0.0959908328891304">
                <text:p>0.0959908328891304</text:p>
              </table:table-cell>
              <table:table-cell office:value-type="float" office:value="-0.1139">
                <text:p>-0.1139</text:p>
              </table:table-cell>
              <table:table-cell office:value-type="float" office:value="9.57143481670985">
                <text:p>9.571434816709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0.0977552660195652">
                <text:p>0.0977552660195652</text:p>
              </table:table-cell>
              <table:table-cell office:value-type="float" office:value="-0.1142">
                <text:p>-0.1142</text:p>
              </table:table-cell>
              <table:table-cell office:value-type="float" office:value="9.36389452223263">
                <text:p>9.363894522232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0.0995274263043478">
                <text:p>0.0995274263043478</text:p>
              </table:table-cell>
              <table:table-cell office:value-type="float" office:value="-0.1145">
                <text:p>-0.1145</text:p>
              </table:table-cell>
              <table:table-cell office:value-type="float" office:value="9.16229861316291">
                <text:p>9.162298613162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0.101306555556522">
                <text:p>0.101306555556522</text:p>
              </table:table-cell>
              <table:table-cell office:value-type="float" office:value="-0.1148">
                <text:p>-0.1148</text:p>
              </table:table-cell>
              <table:table-cell office:value-type="float" office:value="8.96625095000108">
                <text:p>8.966250950001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0.103093482263044">
                <text:p>0.103093482263044</text:p>
              </table:table-cell>
              <table:table-cell office:value-type="float" office:value="-0.1151">
                <text:p>-0.1151</text:p>
              </table:table-cell>
              <table:table-cell office:value-type="float" office:value="8.7756275192221">
                <text:p>8.77562751922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0.104887847826087">
                <text:p>0.104887847826087</text:p>
              </table:table-cell>
              <table:table-cell office:value-type="float" office:value="-0.1154">
                <text:p>-0.1154</text:p>
              </table:table-cell>
              <table:table-cell office:value-type="float" office:value="8.59012763322149">
                <text:p>8.590127633221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0.106699690958696">
                <text:p>0.106699690958696</text:p>
              </table:table-cell>
              <table:table-cell office:value-type="float" office:value="-0.1157">
                <text:p>-0.1157</text:p>
              </table:table-cell>
              <table:table-cell office:value-type="float" office:value="8.40874038095684">
                <text:p>8.408740380956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0.108519051208696">
                <text:p>0.108519051208696</text:p>
              </table:table-cell>
              <table:table-cell office:value-type="float" office:value="-0.116">
                <text:p>-0.116</text:p>
              </table:table-cell>
              <table:table-cell office:value-type="float" office:value="8.23210293538225">
                <text:p>8.232102935382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0.110346355652174">
                <text:p>0.110346355652174</text:p>
              </table:table-cell>
              <table:table-cell office:value-type="float" office:value="-0.1163">
                <text:p>-0.1163</text:p>
              </table:table-cell>
              <table:table-cell office:value-type="float" office:value="8.06007588328068">
                <text:p>8.060075883280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0.112180870367391">
                <text:p>0.112180870367391</text:p>
              </table:table-cell>
              <table:table-cell office:value-type="float" office:value="-0.1166">
                <text:p>-0.1166</text:p>
              </table:table-cell>
              <table:table-cell office:value-type="float" office:value="7.89234382921457">
                <text:p>7.892343829214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0.114023408976087">
                <text:p>0.114023408976087</text:p>
              </table:table-cell>
              <table:table-cell office:value-type="float" office:value="-0.1169">
                <text:p>-0.1169</text:p>
              </table:table-cell>
              <table:table-cell office:value-type="float" office:value="7.72885153946608">
                <text:p>7.728851539466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0.115883627567391">
                <text:p>0.115883627567391</text:p>
              </table:table-cell>
              <table:table-cell office:value-type="float" office:value="-0.1172">
                <text:p>-0.1172</text:p>
              </table:table-cell>
              <table:table-cell office:value-type="float" office:value="7.56871370366737">
                <text:p>7.568713703667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0.117741949252174">
                <text:p>0.117741949252174</text:p>
              </table:table-cell>
              <table:table-cell office:value-type="float" office:value="-0.1175">
                <text:p>-0.1175</text:p>
              </table:table-cell>
              <table:table-cell office:value-type="float" office:value="7.41316077696823">
                <text:p>7.413160776968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0.119617657608696">
                <text:p>0.119617657608696</text:p>
              </table:table-cell>
              <table:table-cell office:value-type="float" office:value="-0.1178">
                <text:p>-0.1178</text:p>
              </table:table-cell>
              <table:table-cell office:value-type="float" office:value="7.26063373386827">
                <text:p>7.260633733868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0.121501554958696">
                <text:p>0.121501554958696</text:p>
              </table:table-cell>
              <table:table-cell office:value-type="float" office:value="-0.1181">
                <text:p>-0.1181</text:p>
              </table:table-cell>
              <table:table-cell office:value-type="float" office:value="7.11176083543743">
                <text:p>7.111760835437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0.12339293408913">
                <text:p>0.12339293408913</text:p>
              </table:table-cell>
              <table:table-cell office:value-type="float" office:value="-0.1184">
                <text:p>-0.1184</text:p>
              </table:table-cell>
              <table:table-cell office:value-type="float" office:value="6.96628219715638">
                <text:p>6.966282197156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0.125292591313043">
                <text:p>0.125292591313043</text:p>
              </table:table-cell>
              <table:table-cell office:value-type="float" office:value="-0.1187">
                <text:p>-0.1187</text:p>
              </table:table-cell>
              <table:table-cell office:value-type="float" office:value="6.82418641868243">
                <text:p>6.824186418682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0.127210198628261">
                <text:p>0.127210198628261</text:p>
              </table:table-cell>
              <table:table-cell office:value-type="float" office:value="-0.119">
                <text:p>-0.119</text:p>
              </table:table-cell>
              <table:table-cell office:value-type="float" office:value="6.68476277192985">
                <text:p>6.684762771929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0.129126172228261">
                <text:p>0.129126172228261</text:p>
              </table:table-cell>
              <table:table-cell office:value-type="float" office:value="-0.1193">
                <text:p>-0.1193</text:p>
              </table:table-cell>
              <table:table-cell office:value-type="float" office:value="6.54902089488965">
                <text:p>6.549020894889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0.131059824034783">
                <text:p>0.131059824034783</text:p>
              </table:table-cell>
              <table:table-cell office:value-type="float" office:value="-0.1196">
                <text:p>-0.1196</text:p>
              </table:table-cell>
              <table:table-cell office:value-type="float" office:value="6.41569608529953">
                <text:p>6.415696085299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0.133001937426087">
                <text:p>0.133001937426087</text:p>
              </table:table-cell>
              <table:table-cell office:value-type="float" office:value="-0.1199">
                <text:p>-0.1199</text:p>
              </table:table-cell>
              <table:table-cell office:value-type="float" office:value="6.2853219748364">
                <text:p>6.28532197483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0.134952195652174">
                <text:p>0.134952195652174</text:p>
              </table:table-cell>
              <table:table-cell office:value-type="float" office:value="-0.1202">
                <text:p>-0.1202</text:p>
              </table:table-cell>
              <table:table-cell office:value-type="float" office:value="6.15773604856212">
                <text:p>6.157736048562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0.136920650469565">
                <text:p>0.136920650469565</text:p>
              </table:table-cell>
              <table:table-cell office:value-type="float" office:value="-0.1205">
                <text:p>-0.1205</text:p>
              </table:table-cell>
              <table:table-cell office:value-type="float" office:value="6.03239903672233">
                <text:p>6.032399036722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0.138887354469565">
                <text:p>0.138887354469565</text:p>
              </table:table-cell>
              <table:table-cell office:value-type="float" office:value="-0.1208">
                <text:p>-0.1208</text:p>
              </table:table-cell>
              <table:table-cell office:value-type="float" office:value="5.91011329386271">
                <text:p>5.910113293862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0.140872715706522">
                <text:p>0.140872715706522</text:p>
              </table:table-cell>
              <table:table-cell office:value-type="float" office:value="-0.1211">
                <text:p>-0.1211</text:p>
              </table:table-cell>
              <table:table-cell office:value-type="float" office:value="5.78997853423393">
                <text:p>5.789978534233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0.14285607688913">
                <text:p>0.14285607688913</text:p>
              </table:table-cell>
              <table:table-cell office:value-type="float" office:value="-0.1214">
                <text:p>-0.1214</text:p>
              </table:table-cell>
              <table:table-cell office:value-type="float" office:value="5.67263232791226">
                <text:p>5.672632327912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0.144858200008696">
                <text:p>0.144858200008696</text:p>
              </table:table-cell>
              <table:table-cell office:value-type="float" office:value="-0.1217">
                <text:p>-0.1217</text:p>
              </table:table-cell>
              <table:table-cell office:value-type="float" office:value="5.55729672156409">
                <text:p>5.557296721564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0.146868786263043">
                <text:p>0.146868786263043</text:p>
              </table:table-cell>
              <table:table-cell office:value-type="float" office:value="-0.122">
                <text:p>-0.122</text:p>
              </table:table-cell>
              <table:table-cell office:value-type="float" office:value="5.44424734720641">
                <text:p>5.444247347206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0.148898237567391">
                <text:p>0.148898237567391</text:p>
              </table:table-cell>
              <table:table-cell office:value-type="float" office:value="-0.1223">
                <text:p>-0.1223</text:p>
              </table:table-cell>
              <table:table-cell office:value-type="float" office:value="5.33310543478122">
                <text:p>5.333105434781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0.150925918478261">
                <text:p>0.150925918478261</text:p>
              </table:table-cell>
              <table:table-cell office:value-type="float" office:value="-0.1226">
                <text:p>-0.1226</text:p>
              </table:table-cell>
              <table:table-cell office:value-type="float" office:value="5.22441743572079">
                <text:p>5.224417435720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0.15297257533913">
                <text:p>0.15297257533913</text:p>
              </table:table-cell>
              <table:table-cell office:value-type="float" office:value="-0.1229">
                <text:p>-0.1229</text:p>
              </table:table-cell>
              <table:table-cell office:value-type="float" office:value="5.11751860269394">
                <text:p>5.117518602693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0.15501758408913">
                <text:p>0.15501758408913</text:p>
              </table:table-cell>
              <table:table-cell office:value-type="float" office:value="-0.1232">
                <text:p>-0.1232</text:p>
              </table:table-cell>
              <table:table-cell office:value-type="float" office:value="5.01291517711434">
                <text:p>5.012915177114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0.15708168288913">
                <text:p>0.15708168288913</text:p>
              </table:table-cell>
              <table:table-cell office:value-type="float" office:value="-0.1235">
                <text:p>-0.1235</text:p>
              </table:table-cell>
              <table:table-cell office:value-type="float" office:value="4.90999323291162">
                <text:p>4.909993232911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0.159154592106522">
                <text:p>0.159154592106522</text:p>
              </table:table-cell>
              <table:table-cell office:value-type="float" office:value="-0.1238">
                <text:p>-0.1238</text:p>
              </table:table-cell>
              <table:table-cell office:value-type="float" office:value="4.80897214381185">
                <text:p>4.808972143811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0.161236703478261">
                <text:p>0.161236703478261</text:p>
              </table:table-cell>
              <table:table-cell office:value-type="float" office:value="-0.1241">
                <text:p>-0.1241</text:p>
              </table:table-cell>
              <table:table-cell office:value-type="float" office:value="4.70984573374379">
                <text:p>4.709845733743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0.163337416426087">
                <text:p>0.163337416426087</text:p>
              </table:table-cell>
              <table:table-cell office:value-type="float" office:value="-0.1244">
                <text:p>-0.1244</text:p>
              </table:table-cell>
              <table:table-cell office:value-type="float" office:value="4.61217041681873">
                <text:p>4.612170416818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0.165437451828261">
                <text:p>0.165437451828261</text:p>
              </table:table-cell>
              <table:table-cell office:value-type="float" office:value="-0.1247">
                <text:p>-0.1247</text:p>
              </table:table-cell>
              <table:table-cell office:value-type="float" office:value="4.51657101667446">
                <text:p>4.516571016674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0.167556543478261">
                <text:p>0.167556543478261</text:p>
              </table:table-cell>
              <table:table-cell office:value-type="float" office:value="-0.125">
                <text:p>-0.125</text:p>
              </table:table-cell>
              <table:table-cell office:value-type="float" office:value="4.42238771830561">
                <text:p>4.42238771830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605cm" svg:height="20.027cm" xlink:href=".." xlink:type="simple" chart:class="chart:scatter" chart:style-name="ch1">
        <chart:plot-area chart:style-name="ch2" table:cell-range-address="B21_ASG29.G386:B21_ASG29.H583" svg:x="0.712cm" svg:y="0.4cm" svg:width="34.181cm" svg:height="19.227cm">
          <chartooo:coordinate-region svg:x="1.333cm" svg:y="0.599cm" svg:width="33.28cm" svg:height="18.381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B21_ASG29.H386:B21_ASG29.H583" chart:class="chart:scatter">
            <chart:domain table:cell-range-address="B21_ASG29.G386:B21_ASG29.G583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.968471847596">
                <text:p>280.968471847596</text:p>
                <draw:g>
                  <svg:desc>B21_ASG29.G386:B21_ASG29.G583</svg:desc>
                </draw:g>
              </table:table-cell>
              <table:table-cell office:value-type="float" office:value="6.10995504071291">
                <text:p>6.10995504071291</text:p>
                <draw:g>
                  <svg:desc>B21_ASG29.H386:B21_ASG29.H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159464404568">
                <text:p>264.159464404568</text:p>
              </table:table-cell>
              <table:table-cell office:value-type="float" office:value="7.06504448564501">
                <text:p>7.0650444856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.046154700526">
                <text:p>250.046154700526</text:p>
              </table:table-cell>
              <table:table-cell office:value-type="float" office:value="8.05429293813603">
                <text:p>8.05429293813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977360618898">
                <text:p>237.977360618898</text:p>
              </table:table-cell>
              <table:table-cell office:value-type="float" office:value="9.08253257864947">
                <text:p>9.0825325786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02782678054">
                <text:p>227.502782678054</text:p>
              </table:table-cell>
              <table:table-cell office:value-type="float" office:value="10.1508006213822">
                <text:p>10.1508006213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299762229418">
                <text:p>218.299762229418</text:p>
              </table:table-cell>
              <table:table-cell office:value-type="float" office:value="11.2601048395763">
                <text:p>11.2601048395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.13023853615">
                <text:p>210.13023853615</text:p>
              </table:table-cell>
              <table:table-cell office:value-type="float" office:value="12.4027181786193">
                <text:p>12.4027181786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.814212819009">
                <text:p>202.814212819009</text:p>
              </table:table-cell>
              <table:table-cell office:value-type="float" office:value="13.5959181133719">
                <text:p>13.5959181133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.212724301101">
                <text:p>196.212724301101</text:p>
              </table:table-cell>
              <table:table-cell office:value-type="float" office:value="14.8220104792154">
                <text:p>14.8220104792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.216554648479">
                <text:p>190.216554648479</text:p>
              </table:table-cell>
              <table:table-cell office:value-type="float" office:value="16.0782943026914">
                <text:p>16.0782943026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.738513834374">
                <text:p>184.738513834374</text:p>
              </table:table-cell>
              <table:table-cell office:value-type="float" office:value="17.3747816606491">
                <text:p>17.3747816606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708038413746">
                <text:p>179.708038413746</text:p>
              </table:table-cell>
              <table:table-cell office:value-type="float" office:value="18.6827424627923">
                <text:p>18.6827424627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.067325257467">
                <text:p>175.067325257467</text:p>
              </table:table-cell>
              <table:table-cell office:value-type="float" office:value="20.0257791359721">
                <text:p>20.0257791359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768510229677">
                <text:p>170.768510229677</text:p>
              </table:table-cell>
              <table:table-cell office:value-type="float" office:value="21.3862925106342">
                <text:p>21.3862925106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.771573645006">
                <text:p>166.771573645006</text:p>
              </table:table-cell>
              <table:table-cell office:value-type="float" office:value="22.7778551176163">
                <text:p>22.7778551176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042761127267">
                <text:p>163.042761127267</text:p>
              </table:table-cell>
              <table:table-cell office:value-type="float" office:value="24.1596638655462">
                <text:p>24.1596638655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553376394166">
                <text:p>159.553376394166</text:p>
              </table:table-cell>
              <table:table-cell office:value-type="float" office:value="25.5643916011506">
                <text:p>25.5643916011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.278846687829">
                <text:p>156.278846687829</text:p>
              </table:table-cell>
              <table:table-cell office:value-type="float" office:value="26.9676095559138">
                <text:p>26.9676095559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.197990945131">
                <text:p>153.197990945131</text:p>
              </table:table-cell>
              <table:table-cell office:value-type="float" office:value="28.363042500125">
                <text:p>28.363042500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.292440699463">
                <text:p>150.292440699463</text:p>
              </table:table-cell>
              <table:table-cell office:value-type="float" office:value="29.7697872945331">
                <text:p>29.7697872945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546177418912">
                <text:p>147.546177418912</text:p>
              </table:table-cell>
              <table:table-cell office:value-type="float" office:value="31.1314121113522">
                <text:p>31.1314121113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.945159587373">
                <text:p>144.945159587373</text:p>
              </table:table-cell>
              <table:table-cell office:value-type="float" office:value="32.4937716473233">
                <text:p>32.4937716473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.499093566741">
                <text:p>141.499093566741</text:p>
              </table:table-cell>
              <table:table-cell office:value-type="float" office:value="34.0245947450621">
                <text:p>34.0245947450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.333384629898">
                <text:p>138.333384629898</text:p>
              </table:table-cell>
              <table:table-cell office:value-type="float" office:value="35.4952107511309">
                <text:p>35.4952107511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.412349767941">
                <text:p>135.412349767941</text:p>
              </table:table-cell>
              <table:table-cell office:value-type="float" office:value="36.8409024844898">
                <text:p>36.8409024844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.709224173357">
                <text:p>132.709224173357</text:p>
              </table:table-cell>
              <table:table-cell office:value-type="float" office:value="38.1206543974857">
                <text:p>38.1206543974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.199882833134">
                <text:p>130.199882833134</text:p>
              </table:table-cell>
              <table:table-cell office:value-type="float" office:value="39.3349395778867">
                <text:p>39.3349395778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.862463558308">
                <text:p>127.862463558308</text:p>
              </table:table-cell>
              <table:table-cell office:value-type="float" office:value="40.4163898739532">
                <text:p>40.4163898739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.679582650605">
                <text:p>125.679582650605</text:p>
              </table:table-cell>
              <table:table-cell office:value-type="float" office:value="41.4323703475197">
                <text:p>41.4323703475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636238723247">
                <text:p>123.636238723247</text:p>
              </table:table-cell>
              <table:table-cell office:value-type="float" office:value="42.3498639657591">
                <text:p>42.3498639657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.720563634488">
                <text:p>121.720563634488</text:p>
              </table:table-cell>
              <table:table-cell office:value-type="float" office:value="43.1702994033283">
                <text:p>43.1702994033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.918834486197">
                <text:p>119.918834486197</text:p>
              </table:table-cell>
              <table:table-cell office:value-type="float" office:value="43.8959751423035">
                <text:p>43.8959751423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.222291176504">
                <text:p>118.222291176504</text:p>
              </table:table-cell>
              <table:table-cell office:value-type="float" office:value="44.5652634011841">
                <text:p>44.5652634011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622148716915">
                <text:p>116.622148716915</text:p>
              </table:table-cell>
              <table:table-cell office:value-type="float" office:value="45.146022873648">
                <text:p>45.146022873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109656449517">
                <text:p>115.109656449517</text:p>
              </table:table-cell>
              <table:table-cell office:value-type="float" office:value="45.6771146232326">
                <text:p>45.67711462323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678953495894">
                <text:p>113.678953495894</text:p>
              </table:table-cell>
              <table:table-cell office:value-type="float" office:value="46.1268587463697">
                <text:p>46.1268587463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322963333378">
                <text:p>112.322963333378</text:p>
              </table:table-cell>
              <table:table-cell office:value-type="float" office:value="46.4991234496928">
                <text:p>46.49912344969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.036256335296">
                <text:p>111.036256335296</text:p>
              </table:table-cell>
              <table:table-cell office:value-type="float" office:value="46.7981141897803">
                <text:p>46.79811418978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.813953326414">
                <text:p>109.813953326414</text:p>
              </table:table-cell>
              <table:table-cell office:value-type="float" office:value="47.0623393724905">
                <text:p>47.0623393724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651656437041">
                <text:p>108.651656437041</text:p>
              </table:table-cell>
              <table:table-cell office:value-type="float" office:value="47.2611647928672">
                <text:p>47.26116479286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.545390294407">
                <text:p>107.545390294407</text:p>
              </table:table-cell>
              <table:table-cell office:value-type="float" office:value="47.3988801504483">
                <text:p>47.3988801504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.491551774657">
                <text:p>106.491551774657</text:p>
              </table:table-cell>
              <table:table-cell office:value-type="float" office:value="47.5124973249963">
                <text:p>47.5124973249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486115933532">
                <text:p>105.486115933532</text:p>
              </table:table-cell>
              <table:table-cell office:value-type="float" office:value="47.572083449937">
                <text:p>47.572083449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.526892280294">
                <text:p>104.526892280294</text:p>
              </table:table-cell>
              <table:table-cell office:value-type="float" office:value="47.5819361657013">
                <text:p>47.5819361657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609731644487">
                <text:p>103.609731644487</text:p>
              </table:table-cell>
              <table:table-cell office:value-type="float" office:value="47.5763809782289">
                <text:p>47.576380978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.733635082505">
                <text:p>102.733635082505</text:p>
              </table:table-cell>
              <table:table-cell office:value-type="float" office:value="47.5275402792172">
                <text:p>47.5275402792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.895633593515">
                <text:p>101.895633593515</text:p>
              </table:table-cell>
              <table:table-cell office:value-type="float" office:value="47.438640413425">
                <text:p>47.438640413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.093669859227">
                <text:p>101.093669859227</text:p>
              </table:table-cell>
              <table:table-cell office:value-type="float" office:value="47.3423735632376">
                <text:p>47.3423735632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325849621056">
                <text:p>100.325849621056</text:p>
              </table:table-cell>
              <table:table-cell office:value-type="float" office:value="47.211453116405">
                <text:p>47.211453116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5897939107573">
                <text:p>99.5897939107573</text:p>
              </table:table-cell>
              <table:table-cell office:value-type="float" office:value="47.0766690263644">
                <text:p>47.0766690263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45474991596">
                <text:p>98.8845474991596</text:p>
              </table:table-cell>
              <table:table-cell office:value-type="float" office:value="46.9119482177872">
                <text:p>46.9119482177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2080092461807">
                <text:p>98.2080092461807</text:p>
              </table:table-cell>
              <table:table-cell office:value-type="float" office:value="46.719630461394">
                <text:p>46.719630461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5588298328283">
                <text:p>97.5588298328283</text:p>
              </table:table-cell>
              <table:table-cell office:value-type="float" office:value="46.5286189414449">
                <text:p>46.52861894144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9357563889892">
                <text:p>96.9357563889892</text:p>
              </table:table-cell>
              <table:table-cell office:value-type="float" office:value="46.313789081868">
                <text:p>46.313789081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3376241527044">
                <text:p>96.3376241527044</text:p>
              </table:table-cell>
              <table:table-cell office:value-type="float" office:value="46.077394740455">
                <text:p>46.077394740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.7633490056214">
                <text:p>95.7633490056214</text:p>
              </table:table-cell>
              <table:table-cell office:value-type="float" office:value="45.846200506138">
                <text:p>45.846200506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2119207785018">
                <text:p>95.2119207785018</text:p>
              </table:table-cell>
              <table:table-cell office:value-type="float" office:value="45.6205399774403">
                <text:p>45.6205399774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681854205487">
                <text:p>94.681854205487</text:p>
              </table:table-cell>
              <table:table-cell office:value-type="float" office:value="45.353089524005">
                <text:p>45.353089524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1722957008203">
                <text:p>94.1722957008203</text:p>
              </table:table-cell>
              <table:table-cell office:value-type="float" office:value="45.116409932524">
                <text:p>45.1164099325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6829727455072">
                <text:p>93.6829727455072</text:p>
              </table:table-cell>
              <table:table-cell office:value-type="float" office:value="44.8416847275888">
                <text:p>44.84168472758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2120777574241">
                <text:p>93.2120777574241</text:p>
              </table:table-cell>
              <table:table-cell office:value-type="float" office:value="44.5753759164502">
                <text:p>44.5753759164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7599550702331">
                <text:p>92.7599550702331</text:p>
              </table:table-cell>
              <table:table-cell office:value-type="float" office:value="44.3181785516915">
                <text:p>44.31817855169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249193488574">
                <text:p>92.3249193488574</text:p>
              </table:table-cell>
              <table:table-cell office:value-type="float" office:value="44.0481320693147">
                <text:p>44.0481320693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9063756256496">
                <text:p>91.9063756256496</text:p>
              </table:table-cell>
              <table:table-cell office:value-type="float" office:value="43.7664983812763">
                <text:p>43.7664983812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5047449493265">
                <text:p>91.5047449493265</text:p>
              </table:table-cell>
              <table:table-cell office:value-type="float" office:value="43.4954263624568">
                <text:p>43.4954263624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1180122120463">
                <text:p>91.1180122120463</text:p>
              </table:table-cell>
              <table:table-cell office:value-type="float" office:value="43.2336417494253">
                <text:p>43.23364174942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7461799229925">
                <text:p>90.7461799229925</text:p>
              </table:table-cell>
              <table:table-cell office:value-type="float" office:value="42.9618569643616">
                <text:p>42.9618569643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3892553361924">
                <text:p>90.3892553361924</text:p>
              </table:table-cell>
              <table:table-cell office:value-type="float" office:value="42.6813945268113">
                <text:p>42.6813945268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0458500411017">
                <text:p>90.0458500411017</text:p>
              </table:table-cell>
              <table:table-cell office:value-type="float" office:value="42.411121251987">
                <text:p>42.411121251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7155673883745">
                <text:p>89.7155673883745</text:p>
              </table:table-cell>
              <table:table-cell office:value-type="float" office:value="42.1324693680764">
                <text:p>42.1324693680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989472797179">
                <text:p>89.3989472797179</text:p>
              </table:table-cell>
              <table:table-cell office:value-type="float" office:value="41.8648352581531">
                <text:p>41.8648352581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094251154858">
                <text:p>89.094251154858</text:p>
              </table:table-cell>
              <table:table-cell office:value-type="float" office:value="41.6068977870339">
                <text:p>41.606897787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016081356846">
                <text:p>88.8016081356846</text:p>
              </table:table-cell>
              <table:table-cell office:value-type="float" office:value="41.3414504748567">
                <text:p>41.3414504748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5211477457691">
                <text:p>88.5211477457691</text:p>
              </table:table-cell>
              <table:table-cell office:value-type="float" office:value="41.0694977409284">
                <text:p>41.0694977409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.2516817301296">
                <text:p>88.2516817301296</text:p>
              </table:table-cell>
              <table:table-cell office:value-type="float" office:value="40.8076176596677">
                <text:p>40.80761765966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9929421390104">
                <text:p>87.9929421390104</text:p>
              </table:table-cell>
              <table:table-cell office:value-type="float" office:value="40.5391903879095">
                <text:p>40.5391903879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7451078265746">
                <text:p>87.7451078265746</text:p>
              </table:table-cell>
              <table:table-cell office:value-type="float" office:value="40.2810813573126">
                <text:p>40.2810813573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5075000813484">
                <text:p>87.5075000813484</text:p>
              </table:table-cell>
              <table:table-cell office:value-type="float" office:value="40.0326320926006">
                <text:p>40.0326320926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.2798930389889">
                <text:p>87.2798930389889</text:p>
              </table:table-cell>
              <table:table-cell office:value-type="float" office:value="39.7780912971873">
                <text:p>39.77809129718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.0620733032063">
                <text:p>87.0620733032063</text:p>
              </table:table-cell>
              <table:table-cell office:value-type="float" office:value="39.5179505249958">
                <text:p>39.5179505249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.8538393432929">
                <text:p>86.8538393432929</text:p>
              </table:table-cell>
              <table:table-cell office:value-type="float" office:value="39.2675479268884">
                <text:p>39.26754792688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6545846440884">
                <text:p>86.6545846440884</text:p>
              </table:table-cell>
              <table:table-cell office:value-type="float" office:value="39.0262466931441">
                <text:p>39.02624669314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4641379689437">
                <text:p>86.4641379689437</text:p>
              </table:table-cell>
              <table:table-cell office:value-type="float" office:value="38.7649578616317">
                <text:p>38.76495786163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2823375592339">
                <text:p>86.2823375592339</text:p>
              </table:table-cell>
              <table:table-cell office:value-type="float" office:value="38.5272282705804">
                <text:p>38.5272282705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1090307272103">
                <text:p>86.1090307272103</text:p>
              </table:table-cell>
              <table:table-cell office:value-type="float" office:value="38.2842008918852">
                <text:p>38.2842008918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9436673483636">
                <text:p>85.9436673483636</text:p>
              </table:table-cell>
              <table:table-cell office:value-type="float" office:value="38.0359719701735">
                <text:p>38.0359719701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7865223397487">
                <text:p>85.7865223397487</text:p>
              </table:table-cell>
              <table:table-cell office:value-type="float" office:value="37.7966121836897">
                <text:p>37.7966121836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370658981837">
                <text:p>85.6370658981837</text:p>
              </table:table-cell>
              <table:table-cell office:value-type="float" office:value="37.5522900529603">
                <text:p>37.55229005296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4951837069761">
                <text:p>85.4951837069761</text:p>
              </table:table-cell>
              <table:table-cell office:value-type="float" office:value="37.3163489781371">
                <text:p>37.3163489781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3603702931351">
                <text:p>85.3603702931351</text:p>
              </table:table-cell>
              <table:table-cell office:value-type="float" office:value="37.0754001928898">
                <text:p>37.0754001928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2329260932335">
                <text:p>85.2329260932335</text:p>
              </table:table-cell>
              <table:table-cell office:value-type="float" office:value="36.8426119346223">
                <text:p>36.8426119346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1127560591086">
                <text:p>85.1127560591086</text:p>
              </table:table-cell>
              <table:table-cell office:value-type="float" office:value="36.605247326589">
                <text:p>36.605247326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9989854795572">
                <text:p>84.9989854795572</text:p>
              </table:table-cell>
              <table:table-cell office:value-type="float" office:value="36.375323891479">
                <text:p>36.375323891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8919315956364">
                <text:p>84.8919315956364</text:p>
              </table:table-cell>
              <table:table-cell office:value-type="float" office:value="36.1407457443693">
                <text:p>36.1407457443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7911306692952">
                <text:p>84.7911306692952</text:p>
              </table:table-cell>
              <table:table-cell office:value-type="float" office:value="35.9015396704437">
                <text:p>35.90153967044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6969065921128">
                <text:p>84.6969065921128</text:p>
              </table:table-cell>
              <table:table-cell office:value-type="float" office:value="35.6698642677899">
                <text:p>35.6698642677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.6084202746623">
                <text:p>84.6084202746623</text:p>
              </table:table-cell>
              <table:table-cell office:value-type="float" office:value="35.4334720827704">
                <text:p>35.4334720827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5263918602843">
                <text:p>84.5263918602843</text:p>
              </table:table-cell>
              <table:table-cell office:value-type="float" office:value="35.2043744787498">
                <text:p>35.20437447874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4496101763592">
                <text:p>84.4496101763592</text:p>
              </table:table-cell>
              <table:table-cell office:value-type="float" office:value="34.9704750560855">
                <text:p>34.9704750560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3788019165226">
                <text:p>84.3788019165226</text:p>
              </table:table-cell>
              <table:table-cell office:value-type="float" office:value="34.7434297599024">
                <text:p>34.7434297599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.3135392923868">
                <text:p>84.3135392923868</text:p>
              </table:table-cell>
              <table:table-cell office:value-type="float" office:value="34.501089887986">
                <text:p>34.5010898879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2530190194195">
                <text:p>84.2530190194195</text:p>
              </table:table-cell>
              <table:table-cell office:value-type="float" office:value="34.2757645505583">
                <text:p>34.27576455055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.1983565464972">
                <text:p>84.1983565464972</text:p>
              </table:table-cell>
              <table:table-cell office:value-type="float" office:value="34.0357832938684">
                <text:p>34.03578329386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.1483743974451">
                <text:p>84.1483743974451</text:p>
              </table:table-cell>
              <table:table-cell office:value-type="float" office:value="33.8019420954968">
                <text:p>33.8019420954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1030478359593">
                <text:p>84.1030478359593</text:p>
              </table:table-cell>
              <table:table-cell office:value-type="float" office:value="33.5739939007345">
                <text:p>33.5739939007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.0627345354732">
                <text:p>84.0627345354732</text:p>
              </table:table-cell>
              <table:table-cell office:value-type="float" office:value="33.3418304374947">
                <text:p>33.3418304374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0266539064366">
                <text:p>84.0266539064366</text:p>
              </table:table-cell>
              <table:table-cell office:value-type="float" office:value="33.1052927046076">
                <text:p>33.10529270460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.9947897053534">
                <text:p>83.9947897053534</text:p>
              </table:table-cell>
              <table:table-cell office:value-type="float" office:value="32.864597532082">
                <text:p>32.8645975320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9675063659222">
                <text:p>83.9675063659222</text:p>
              </table:table-cell>
              <table:table-cell office:value-type="float" office:value="32.6297270623589">
                <text:p>32.6297270623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9440336711699">
                <text:p>83.9440336711699</text:p>
              </table:table-cell>
              <table:table-cell office:value-type="float" office:value="32.4001098382432">
                <text:p>32.40010983824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9243620661494">
                <text:p>83.9243620661494</text:p>
              </table:table-cell>
              <table:table-cell office:value-type="float" office:value="32.1568897633392">
                <text:p>32.15688976333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.9081056042034">
                <text:p>83.9081056042034</text:p>
              </table:table-cell>
              <table:table-cell office:value-type="float" office:value="31.9189048296908">
                <text:p>31.91890482969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8952583432829">
                <text:p>83.8952583432829</text:p>
              </table:table-cell>
              <table:table-cell office:value-type="float" office:value="31.6769107176982">
                <text:p>31.67691071769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885815591808">
                <text:p>83.885815591808</text:p>
              </table:table-cell>
              <table:table-cell office:value-type="float" office:value="31.4400189357119">
                <text:p>31.4400189357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8790187846998">
                <text:p>83.8790187846998</text:p>
              </table:table-cell>
              <table:table-cell office:value-type="float" office:value="31.1989782282426">
                <text:p>31.19897822824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.8748659935809">
                <text:p>83.8748659935809</text:p>
              </table:table-cell>
              <table:table-cell office:value-type="float" office:value="30.9540200853922">
                <text:p>30.95402008539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726010947485">
                <text:p>83.8726010947485</text:p>
              </table:table-cell>
              <table:table-cell office:value-type="float" office:value="30.7135939201613">
                <text:p>30.71359392016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8722236294478">
                <text:p>83.8722236294478</text:p>
              </table:table-cell>
              <table:table-cell office:value-type="float" office:value="30.4691882971512">
                <text:p>30.46918829715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.806984674795">
                <text:p>88.806984674795</text:p>
              </table:table-cell>
              <table:table-cell office:value-type="float" office:value="30.7771973627554">
                <text:p>30.7771973627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8123621905997">
                <text:p>88.8123621905997</text:p>
              </table:table-cell>
              <table:table-cell office:value-type="float" office:value="29.6368582159351">
                <text:p>29.63685821593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.8208785888217">
                <text:p>88.8208785888217</text:p>
              </table:table-cell>
              <table:table-cell office:value-type="float" office:value="28.5617419212216">
                <text:p>28.56174192122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.8334335371926">
                <text:p>88.8334335371926</text:p>
              </table:table-cell>
              <table:table-cell office:value-type="float" office:value="27.5543258152029">
                <text:p>27.55432581520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.8491347120554">
                <text:p>88.8491347120554</text:p>
              </table:table-cell>
              <table:table-cell office:value-type="float" office:value="26.6010108818715">
                <text:p>26.60101088187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.8684361290928">
                <text:p>88.8684361290928</text:p>
              </table:table-cell>
              <table:table-cell office:value-type="float" office:value="25.6977108270216">
                <text:p>25.69771082702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8908954623894">
                <text:p>88.8908954623894</text:p>
              </table:table-cell>
              <table:table-cell office:value-type="float" office:value="24.840666162177">
                <text:p>24.8406661621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9174193900229">
                <text:p>88.9174193900229</text:p>
              </table:table-cell>
              <table:table-cell office:value-type="float" office:value="24.0265390457679">
                <text:p>24.0265390457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.9471183786079">
                <text:p>88.9471183786079</text:p>
              </table:table-cell>
              <table:table-cell office:value-type="float" office:value="23.2577143097597">
                <text:p>23.2577143097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.9809033788685">
                <text:p>88.9809033788685</text:p>
              </table:table-cell>
              <table:table-cell office:value-type="float" office:value="22.5201314493867">
                <text:p>22.5201314493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.0178857372258">
                <text:p>89.0178857372258</text:p>
              </table:table-cell>
              <table:table-cell office:value-type="float" office:value="21.8219325605671">
                <text:p>21.82193256056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0585292578087">
                <text:p>89.0585292578087</text:p>
              </table:table-cell>
              <table:table-cell office:value-type="float" office:value="21.1554043031259">
                <text:p>21.15540430312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1023963357678">
                <text:p>89.1023963357678</text:p>
              </table:table-cell>
              <table:table-cell office:value-type="float" office:value="20.5228019086789">
                <text:p>20.52280190867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.1504077564954">
                <text:p>89.1504077564954</text:p>
              </table:table-cell>
              <table:table-cell office:value-type="float" office:value="19.9134010161995">
                <text:p>19.9134010161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2016753076937">
                <text:p>89.2016753076937</text:p>
              </table:table-cell>
              <table:table-cell office:value-type="float" office:value="19.3338787703406">
                <text:p>19.3338787703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.2566706008758">
                <text:p>89.2566706008758</text:p>
              </table:table-cell>
              <table:table-cell office:value-type="float" office:value="18.7783932376811">
                <text:p>18.7783932376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.3154141208812">
                <text:p>89.3154141208812</text:p>
              </table:table-cell>
              <table:table-cell office:value-type="float" office:value="18.2455250273122">
                <text:p>18.24552502731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.3779278228869">
                <text:p>89.3779278228869</text:p>
              </table:table-cell>
              <table:table-cell office:value-type="float" office:value="17.7339628935372">
                <text:p>17.73396289353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4437773580791">
                <text:p>89.4437773580791</text:p>
              </table:table-cell>
              <table:table-cell office:value-type="float" office:value="17.245584823999">
                <text:p>17.245584823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.5139022106308">
                <text:p>89.5139022106308</text:p>
              </table:table-cell>
              <table:table-cell office:value-type="float" office:value="16.7758118005663">
                <text:p>16.7758118005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5874121050404">
                <text:p>89.5874121050404</text:p>
              </table:table-cell>
              <table:table-cell office:value-type="float" office:value="16.3237280524476">
                <text:p>16.3237280524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6647927388621">
                <text:p>89.6647927388621</text:p>
              </table:table-cell>
              <table:table-cell office:value-type="float" office:value="15.8883443700904">
                <text:p>15.8883443700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7456111648909">
                <text:p>89.7456111648909</text:p>
              </table:table-cell>
              <table:table-cell office:value-type="float" office:value="15.4713054148057">
                <text:p>15.4713054148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8308220929696">
                <text:p>89.8308220929696</text:p>
              </table:table-cell>
              <table:table-cell office:value-type="float" office:value="15.0689728273282">
                <text:p>15.06897282732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9195319875774">
                <text:p>89.9195319875774</text:p>
              </table:table-cell>
              <table:table-cell office:value-type="float" office:value="14.6807174657601">
                <text:p>14.68071746576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.0127041851038">
                <text:p>90.0127041851038</text:p>
              </table:table-cell>
              <table:table-cell office:value-type="float" office:value="14.3057310717273">
                <text:p>14.30573107172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1094430719267">
                <text:p>90.1094430719267</text:p>
              </table:table-cell>
              <table:table-cell office:value-type="float" office:value="13.9455021711686">
                <text:p>13.9455021711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.2102516113485">
                <text:p>90.2102516113485</text:p>
              </table:table-cell>
              <table:table-cell office:value-type="float" office:value="13.5971525611617">
                <text:p>13.59715256116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.3146981437303">
                <text:p>90.3146981437303</text:p>
              </table:table-cell>
              <table:table-cell office:value-type="float" office:value="13.2601895805708">
                <text:p>13.26018958057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.4237650672915">
                <text:p>90.4237650672915</text:p>
              </table:table-cell>
              <table:table-cell office:value-type="float" office:value="12.9339687169391">
                <text:p>12.93396871693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5365513555622">
                <text:p>90.5365513555622</text:p>
              </table:table-cell>
              <table:table-cell office:value-type="float" office:value="12.6214646009341">
                <text:p>12.62146460093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653573475483">
                <text:p>90.653573475483</text:p>
              </table:table-cell>
              <table:table-cell office:value-type="float" office:value="12.3185106276932">
                <text:p>12.3185106276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.7748786028056">
                <text:p>90.7748786028056</text:p>
              </table:table-cell>
              <table:table-cell office:value-type="float" office:value="12.0262204606428">
                <text:p>12.0262204606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9005159784694">
                <text:p>90.9005159784694</text:p>
              </table:table-cell>
              <table:table-cell office:value-type="float" office:value="11.744004637025">
                <text:p>11.7440046370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.0300543779231">
                <text:p>91.0300543779231</text:p>
              </table:table-cell>
              <table:table-cell office:value-type="float" office:value="11.4713810768004">
                <text:p>11.4713810768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1645103873883">
                <text:p>91.1645103873883</text:p>
              </table:table-cell>
              <table:table-cell office:value-type="float" office:value="11.2063781136751">
                <text:p>11.2063781136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.3029723380922">
                <text:p>91.3029723380922</text:p>
              </table:table-cell>
              <table:table-cell office:value-type="float" office:value="10.9513803988743">
                <text:p>10.95138039887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4459806977213">
                <text:p>91.4459806977213</text:p>
              </table:table-cell>
              <table:table-cell office:value-type="float" office:value="10.7032635228274">
                <text:p>10.70326352282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5931041288065">
                <text:p>91.5931041288065</text:p>
              </table:table-cell>
              <table:table-cell office:value-type="float" office:value="10.4630099891326">
                <text:p>10.46300998913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7453860951722">
                <text:p>91.7453860951722</text:p>
              </table:table-cell>
              <table:table-cell office:value-type="float" office:value="10.2301006177857">
                <text:p>10.23010061778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.901906038826">
                <text:p>91.901906038826</text:p>
              </table:table-cell>
              <table:table-cell office:value-type="float" office:value="10.0043008196289">
                <text:p>10.00430081962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.0637223877463">
                <text:p>92.0637223877463</text:p>
              </table:table-cell>
              <table:table-cell office:value-type="float" office:value="9.78514108360251">
                <text:p>9.785141083602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.2299097556752">
                <text:p>92.2299097556752</text:p>
              </table:table-cell>
              <table:table-cell office:value-type="float" office:value="9.57143481670985">
                <text:p>9.571434816709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.4010378487156">
                <text:p>92.4010378487156</text:p>
              </table:table-cell>
              <table:table-cell office:value-type="float" office:value="9.36389452223263">
                <text:p>9.36389452223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5766750677655">
                <text:p>92.5766750677655</text:p>
              </table:table-cell>
              <table:table-cell office:value-type="float" office:value="9.16229861316291">
                <text:p>9.162298613162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7579126417086">
                <text:p>92.7579126417086</text:p>
              </table:table-cell>
              <table:table-cell office:value-type="float" office:value="8.96625095000108">
                <text:p>8.96625095000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9438142837728">
                <text:p>92.9438142837728</text:p>
              </table:table-cell>
              <table:table-cell office:value-type="float" office:value="8.7756275192221">
                <text:p>8.77562751922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1349726170486">
                <text:p>93.1349726170486</text:p>
              </table:table-cell>
              <table:table-cell office:value-type="float" office:value="8.59012763322149">
                <text:p>8.590127633221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3314759801204">
                <text:p>93.3314759801204</text:p>
              </table:table-cell>
              <table:table-cell office:value-type="float" office:value="8.40874038095684">
                <text:p>8.408740380956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5334161597126">
                <text:p>93.5334161597126</text:p>
              </table:table-cell>
              <table:table-cell office:value-type="float" office:value="8.23210293538225">
                <text:p>8.23210293538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7403615317569">
                <text:p>93.7403615317569</text:p>
              </table:table-cell>
              <table:table-cell office:value-type="float" office:value="8.06007588328068">
                <text:p>8.060075883280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9534615622138">
                <text:p>93.9534615622138</text:p>
              </table:table-cell>
              <table:table-cell office:value-type="float" office:value="7.89234382921457">
                <text:p>7.892343829214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1717614005329">
                <text:p>94.1717614005329</text:p>
              </table:table-cell>
              <table:table-cell office:value-type="float" office:value="7.72885153946608">
                <text:p>7.72885153946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.3958946599091">
                <text:p>94.3958946599091</text:p>
              </table:table-cell>
              <table:table-cell office:value-type="float" office:value="7.56871370366737">
                <text:p>7.568713703667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.6254300741072">
                <text:p>94.6254300741072</text:p>
              </table:table-cell>
              <table:table-cell office:value-type="float" office:value="7.41316077696823">
                <text:p>7.413160776968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8615628300014">
                <text:p>94.8615628300014</text:p>
              </table:table-cell>
              <table:table-cell office:value-type="float" office:value="7.26063373386827">
                <text:p>7.260633733868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1033241550917">
                <text:p>95.1033241550917</text:p>
              </table:table-cell>
              <table:table-cell office:value-type="float" office:value="7.11176083543743">
                <text:p>7.111760835437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.3519347223967">
                <text:p>95.3519347223967</text:p>
              </table:table-cell>
              <table:table-cell office:value-type="float" office:value="6.96628219715638">
                <text:p>6.966282197156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6064186063681">
                <text:p>95.6064186063681</text:p>
              </table:table-cell>
              <table:table-cell office:value-type="float" office:value="6.82418641868243">
                <text:p>6.824186418682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.8674601250137">
                <text:p>95.8674601250137</text:p>
              </table:table-cell>
              <table:table-cell office:value-type="float" office:value="6.68476277192985">
                <text:p>6.684762771929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1346302117831">
                <text:p>96.1346302117831</text:p>
              </table:table-cell>
              <table:table-cell office:value-type="float" office:value="6.54902089488965">
                <text:p>6.549020894889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.4092057308402">
                <text:p>96.4092057308402</text:p>
              </table:table-cell>
              <table:table-cell office:value-type="float" office:value="6.41569608529953">
                <text:p>6.415696085299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6.6901954353499">
                <text:p>96.6901954353499</text:p>
              </table:table-cell>
              <table:table-cell office:value-type="float" office:value="6.2853219748364">
                <text:p>6.28532197483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9783241196468">
                <text:p>96.9783241196468</text:p>
              </table:table-cell>
              <table:table-cell office:value-type="float" office:value="6.15773604856212">
                <text:p>6.157736048562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2737545286195">
                <text:p>97.2737545286195</text:p>
              </table:table-cell>
              <table:table-cell office:value-type="float" office:value="6.03239903672233">
                <text:p>6.032399036722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5766560689149">
                <text:p>97.5766560689149</text:p>
              </table:table-cell>
              <table:table-cell office:value-type="float" office:value="5.91011329386271">
                <text:p>5.910113293862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.8866050683403">
                <text:p>97.8866050683403</text:p>
              </table:table-cell>
              <table:table-cell office:value-type="float" office:value="5.78997853423393">
                <text:p>5.789978534233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.2049794719986">
                <text:p>98.2049794719986</text:p>
              </table:table-cell>
              <table:table-cell office:value-type="float" office:value="5.67263232791226">
                <text:p>5.67263232791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.5307643027309">
                <text:p>98.5307643027309</text:p>
              </table:table-cell>
              <table:table-cell office:value-type="float" office:value="5.55729672156409">
                <text:p>5.557296721564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.8647584686806">
                <text:p>98.8647584686806</text:p>
              </table:table-cell>
              <table:table-cell office:value-type="float" office:value="5.44424734720641">
                <text:p>5.444247347206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2065445896679">
                <text:p>99.2065445896679</text:p>
              </table:table-cell>
              <table:table-cell office:value-type="float" office:value="5.33310543478122">
                <text:p>5.333105434781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5575814755042">
                <text:p>99.5575814755042</text:p>
              </table:table-cell>
              <table:table-cell office:value-type="float" office:value="5.22441743572079">
                <text:p>5.224417435720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9168381855274">
                <text:p>99.9168381855274</text:p>
              </table:table-cell>
              <table:table-cell office:value-type="float" office:value="5.11751860269394">
                <text:p>5.117518602693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.285819226466">
                <text:p>100.285819226466</text:p>
              </table:table-cell>
              <table:table-cell office:value-type="float" office:value="5.01291517711434">
                <text:p>5.012915177114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.663486270625">
                <text:p>100.663486270625</text:p>
              </table:table-cell>
              <table:table-cell office:value-type="float" office:value="4.90999323291162">
                <text:p>4.909993232911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.050733212388">
                <text:p>101.050733212388</text:p>
              </table:table-cell>
              <table:table-cell office:value-type="float" office:value="4.80897214381185">
                <text:p>4.808972143811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.447159247513">
                <text:p>101.447159247513</text:p>
              </table:table-cell>
              <table:table-cell office:value-type="float" office:value="4.70984573374379">
                <text:p>4.709845733743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.854371398484">
                <text:p>101.854371398484</text:p>
              </table:table-cell>
              <table:table-cell office:value-type="float" office:value="4.61217041681873">
                <text:p>4.612170416818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.271317082067">
                <text:p>102.271317082067</text:p>
              </table:table-cell>
              <table:table-cell office:value-type="float" office:value="4.51657101667446">
                <text:p>4.516571016674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.698968762948">
                <text:p>102.698968762948</text:p>
              </table:table-cell>
              <table:table-cell office:value-type="float" office:value="4.42238771830561">
                <text:p>4.422387718305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